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ncat_1000" table:style-name="ta1">
        <table:shapes>
          <draw:frame draw:z-index="0" draw:style-name="gr1" draw:text-style-name="P1" svg:width="595.87pt" svg:height="373.66pt" svg:x="394.89pt" svg:y="53.26pt">
            <loext:p draw:notify-on-update-of-ranges="concat_1000.A2:concat_1000.A1001 concat_1000.B2:concat_1000.B1001 concat_1000.C2:concat_1000.C1001 concat_1000.D2:concat_1000.D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ncatenations</text:p>
          </table:table-cell>
          <table:table-cell office:value-type="string" calcext:value-type="string">
            <text:p>+ concat</text:p>
          </table:table-cell>
          <table:table-cell office:value-type="string" calcext:value-type="string">
            <text:p>% concat</text:p>
          </table:table-cell>
          <table:table-cell office:value-type="string" calcext:value-type="string">
            <text:p>format conc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2" office:value-type="float" office:value="0.00000119209289550781" calcext:value-type="float">
            <text:p>1.19209289550781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3814697265625" calcext:value-type="float">
            <text:p>3.814697265625E-06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524520874023438" calcext:value-type="float">
            <text:p>5.24520874023438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3814697265625" calcext:value-type="float">
            <text:p>3.814697265625E-06</text:p>
          </table:table-cell>
          <table:table-cell table:number-columns-repeated="2" office:value-type="float" office:value="0.00000357627868652344" calcext:value-type="float">
            <text:p>3.57627868652344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357627868652344" calcext:value-type="float">
            <text:p>3.57627868652344E-06</text:p>
          </table:table-cell>
          <table:table-cell office:value-type="float" office:value="0.000003814697265625" calcext:value-type="float">
            <text:p>3.814697265625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452995300292969" calcext:value-type="float">
            <text:p>0.00000453</text:p>
          </table:table-cell>
          <table:table-cell office:value-type="float" office:value="0.00000405311584472656" calcext:value-type="float">
            <text:p>4.05311584472656E-06</text:p>
          </table:table-cell>
          <table:table-cell office:value-type="float" office:value="0.00000452995300292969" calcext:value-type="float">
            <text:p>0.000004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524520874023438" calcext:value-type="float">
            <text:p>5.24520874023438E-06</text:p>
          </table:table-cell>
          <table:table-cell office:value-type="float" office:value="0.00000429153442382813" calcext:value-type="float">
            <text:p>4.29153442382813E-06</text:p>
          </table:table-cell>
          <table:table-cell office:value-type="float" office:value="0.00000524520874023438" calcext:value-type="float">
            <text:p>5.24520874023438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57220458984375" calcext:value-type="float">
            <text:p>0.000005722</text:p>
          </table:table-cell>
          <table:table-cell office:value-type="float" office:value="0.00000476837158203125" calcext:value-type="float">
            <text:p>4.76837158203125E-06</text:p>
          </table:table-cell>
          <table:table-cell office:value-type="float" office:value="0.00000596046447753906" calcext:value-type="float">
            <text:p>5.96046447753906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548362731933594" calcext:value-type="float">
            <text:p>5.48362731933594E-06</text:p>
          </table:table-cell>
          <table:table-cell office:value-type="float" office:value="0.00000643730163574219" calcext:value-type="float">
            <text:p>6.43730163574219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739097595214844" calcext:value-type="float">
            <text:p>0.000007391</text:p>
          </table:table-cell>
          <table:table-cell office:value-type="float" office:value="0.00000619888305664063" calcext:value-type="float">
            <text:p>6.19888305664063E-06</text:p>
          </table:table-cell>
          <table:table-cell office:value-type="float" office:value="0.00000739097595214844" calcext:value-type="float">
            <text:p>0.0000073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810623168945313" calcext:value-type="float">
            <text:p>8.10623168945313E-06</text:p>
          </table:table-cell>
          <table:table-cell office:value-type="float" office:value="0.00000667572021484375" calcext:value-type="float">
            <text:p>6.67572021484375E-06</text:p>
          </table:table-cell>
          <table:table-cell office:value-type="float" office:value="0.00000810623168945313" calcext:value-type="float">
            <text:p>8.10623168945313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882148742675781" calcext:value-type="float">
            <text:p>8.82148742675781E-06</text:p>
          </table:table-cell>
          <table:table-cell office:value-type="float" office:value="0.00000715255737304688" calcext:value-type="float">
            <text:p>7.15255737304688E-06</text:p>
          </table:table-cell>
          <table:table-cell office:value-type="float" office:value="0.00000858306884765625" calcext:value-type="float">
            <text:p>8.58306884765625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0786781311035156" calcext:value-type="float">
            <text:p>7.86781311035156E-06</text:p>
          </table:table-cell>
          <table:table-cell office:value-type="float" office:value="0.0000095367431640625" calcext:value-type="float">
            <text:p>9.5367431640625E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104904174804688" calcext:value-type="float">
            <text:p>1.04904174804688E-05</text:p>
          </table:table-cell>
          <table:table-cell office:value-type="float" office:value="0.00000834465026855469" calcext:value-type="float">
            <text:p>8.34465026855469E-06</text:p>
          </table:table-cell>
          <table:table-cell office:value-type="float" office:value="0.0000102519989013672" calcext:value-type="float">
            <text:p>0.0000102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0905990600585938" calcext:value-type="float">
            <text:p>9.05990600585938E-06</text:p>
          </table:table-cell>
          <table:table-cell office:value-type="float" office:value="0.0000109672546386719" calcext:value-type="float">
            <text:p>1.09672546386719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00095367431640625" calcext:value-type="float">
            <text:p>9.5367431640625E-06</text:p>
          </table:table-cell>
          <table:table-cell office:value-type="float" office:value="0.0000119209289550781" calcext:value-type="float">
            <text:p>1.19209289550781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123977661132813" calcext:value-type="float">
            <text:p>1.23977661132813E-05</text:p>
          </table:table-cell>
          <table:table-cell office:value-type="float" office:value="0.0000100135803222656" calcext:value-type="float">
            <text:p>1.00135803222656E-05</text:p>
          </table:table-cell>
          <table:table-cell office:value-type="float" office:value="0.0000126361846923828" calcext:value-type="float">
            <text:p>1.26361846923828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133514404296875" calcext:value-type="float">
            <text:p>1.33514404296875E-05</text:p>
          </table:table-cell>
          <table:table-cell office:value-type="float" office:value="0.0000107288360595703" calcext:value-type="float">
            <text:p>1.07288360595703E-05</text:p>
          </table:table-cell>
          <table:table-cell office:value-type="float" office:value="0.0000133514404296875" calcext:value-type="float">
            <text:p>1.33514404296875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143051147460938" calcext:value-type="float">
            <text:p>1.43051147460938E-05</text:p>
          </table:table-cell>
          <table:table-cell office:value-type="float" office:value="0.0000112056732177734" calcext:value-type="float">
            <text:p>1.12056732177734E-05</text:p>
          </table:table-cell>
          <table:table-cell office:value-type="float" office:value="0.0000143051147460938" calcext:value-type="float">
            <text:p>1.43051147460938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157356262207031" calcext:value-type="float">
            <text:p>1.57356262207031E-05</text:p>
          </table:table-cell>
          <table:table-cell office:value-type="float" office:value="0.0000116825103759766" calcext:value-type="float">
            <text:p>1.16825103759766E-05</text:p>
          </table:table-cell>
          <table:table-cell office:value-type="float" office:value="0.0000150203704833984" calcext:value-type="float">
            <text:p>1.50203704833984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154972076416016" calcext:value-type="float">
            <text:p>1.54972076416016E-05</text:p>
          </table:table-cell>
          <table:table-cell office:value-type="float" office:value="0.0000126361846923828" calcext:value-type="float">
            <text:p>1.26361846923828E-05</text:p>
          </table:table-cell>
          <table:table-cell office:value-type="float" office:value="0.0000154972076416016" calcext:value-type="float">
            <text:p>1.54972076416016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164508819580078" calcext:value-type="float">
            <text:p>1.64508819580078E-05</text:p>
          </table:table-cell>
          <table:table-cell office:value-type="float" office:value="0.0000131130218505859" calcext:value-type="float">
            <text:p>0.000013113</text:p>
          </table:table-cell>
          <table:table-cell office:value-type="float" office:value="0.0000159740447998047" calcext:value-type="float">
            <text:p>0.0000159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174045562744141" calcext:value-type="float">
            <text:p>1.74045562744141E-05</text:p>
          </table:table-cell>
          <table:table-cell office:value-type="float" office:value="0.0000138282775878906" calcext:value-type="float">
            <text:p>1.38282775878906E-05</text:p>
          </table:table-cell>
          <table:table-cell office:value-type="float" office:value="0.0000178813934326172" calcext:value-type="float">
            <text:p>1.78813934326172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0.0000143051147460938" calcext:value-type="float">
            <text:p>1.43051147460938E-05</text:p>
          </table:table-cell>
          <table:table-cell office:value-type="float" office:value="0.0000181198120117187" calcext:value-type="float">
            <text:p>1.81198120117187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0.0000147819519042969" calcext:value-type="float">
            <text:p>0.000014782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0.0000152587890625" calcext:value-type="float">
            <text:p>1.52587890625E-05</text:p>
          </table:table-cell>
          <table:table-cell office:value-type="float" office:value="0.0000195503234863281" calcext:value-type="float">
            <text:p>1.95503234863281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200271606445312" calcext:value-type="float">
            <text:p>2.00271606445312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.0000164508819580078" calcext:value-type="float">
            <text:p>1.64508819580078E-05</text:p>
          </table:table-cell>
          <table:table-cell office:value-type="float" office:value="0.0000219345092773437" calcext:value-type="float">
            <text:p>2.19345092773437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219345092773437" calcext:value-type="float">
            <text:p>2.19345092773437E-05</text:p>
          </table:table-cell>
          <table:table-cell office:value-type="float" office:value="0.0000174045562744141" calcext:value-type="float">
            <text:p>1.74045562744141E-05</text:p>
          </table:table-cell>
          <table:table-cell office:value-type="float" office:value="0.0000221729278564453" calcext:value-type="float">
            <text:p>2.21729278564453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224113464355469" calcext:value-type="float">
            <text:p>2.24113464355469E-05</text:p>
          </table:table-cell>
          <table:table-cell office:value-type="float" office:value="0.0000174045562744141" calcext:value-type="float">
            <text:p>1.74045562744141E-05</text:p>
          </table:table-cell>
          <table:table-cell office:value-type="float" office:value="0.0000224113464355469" calcext:value-type="float">
            <text:p>2.24113464355469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236034393310547" calcext:value-type="float">
            <text:p>2.36034393310547E-05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.0000236034393310547" calcext:value-type="float">
            <text:p>2.36034393310547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.0000240802764892578" calcext:value-type="float">
            <text:p>2.40802764892578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47955322265625" calcext:value-type="float">
            <text:p>2.47955322265625E-05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0.0000243186950683594" calcext:value-type="float">
            <text:p>2.43186950683594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259876251220703" calcext:value-type="float">
            <text:p>2.59876251220703E-05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0.0000252723693847656" calcext:value-type="float">
            <text:p>2.52723693847656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26702880859375" calcext:value-type="float">
            <text:p>2.6702880859375E-05</text:p>
          </table:table-cell>
          <table:table-cell office:value-type="float" office:value="0.0000205039978027344" calcext:value-type="float">
            <text:p>0.000020504</text:p>
          </table:table-cell>
          <table:table-cell office:value-type="float" office:value="0.000026702880859375" calcext:value-type="float">
            <text:p>2.6702880859375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271797180175781" calcext:value-type="float">
            <text:p>2.71797180175781E-05</text:p>
          </table:table-cell>
          <table:table-cell office:value-type="float" office:value="0.0000205039978027344" calcext:value-type="float">
            <text:p>0.000020504</text:p>
          </table:table-cell>
          <table:table-cell office:value-type="float" office:value="0.000026702880859375" calcext:value-type="float">
            <text:p>2.6702880859375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278949737548828" calcext:value-type="float">
            <text:p>0.000027895</text:p>
          </table:table-cell>
          <table:table-cell office:value-type="float" office:value="0.0000207424163818359" calcext:value-type="float">
            <text:p>2.07424163818359E-05</text:p>
          </table:table-cell>
          <table:table-cell office:value-type="float" office:value="0.0000269412994384766" calcext:value-type="float">
            <text:p>2.69412994384766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288486480712891" calcext:value-type="float">
            <text:p>2.88486480712891E-05</text:p>
          </table:table-cell>
          <table:table-cell office:value-type="float" office:value="0.0000216960906982422" calcext:value-type="float">
            <text:p>2.16960906982422E-05</text:p>
          </table:table-cell>
          <table:table-cell office:value-type="float" office:value="0.0000281333923339844" calcext:value-type="float">
            <text:p>2.81333923339844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360012054443359" calcext:value-type="float">
            <text:p>3.60012054443359E-05</text:p>
          </table:table-cell>
          <table:table-cell office:value-type="float" office:value="0.0000221729278564453" calcext:value-type="float">
            <text:p>2.21729278564453E-05</text:p>
          </table:table-cell>
          <table:table-cell office:value-type="float" office:value="0.0000295639038085937" calcext:value-type="float">
            <text:p>2.95639038085937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302791595458984" calcext:value-type="float">
            <text:p>3.02791595458984E-05</text:p>
          </table:table-cell>
          <table:table-cell office:value-type="float" office:value="0.00002288818359375" calcext:value-type="float">
            <text:p>2.288818359375E-05</text:p>
          </table:table-cell>
          <table:table-cell office:value-type="float" office:value="0.0000293254852294922" calcext:value-type="float">
            <text:p>2.93254852294922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312328338623047" calcext:value-type="float">
            <text:p>3.12328338623047E-05</text:p>
          </table:table-cell>
          <table:table-cell office:value-type="float" office:value="0.0000236034393310547" calcext:value-type="float">
            <text:p>2.36034393310547E-05</text:p>
          </table:table-cell>
          <table:table-cell office:value-type="float" office:value="0.0000298023223876953" calcext:value-type="float">
            <text:p>2.98023223876953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0402927398681641" calcext:value-type="float">
            <text:p>4.02927398681641E-05</text:p>
          </table:table-cell>
          <table:table-cell office:value-type="float" office:value="0.0000119209289550781" calcext:value-type="float">
            <text:p>1.19209289550781E-05</text:p>
          </table:table-cell>
          <table:table-cell office:value-type="float" office:value="0.0000154972076416016" calcext:value-type="float">
            <text:p>1.54972076416016E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0166893005371094" calcext:value-type="float">
            <text:p>1.66893005371094E-05</text:p>
          </table:table-cell>
          <table:table-cell office:value-type="float" office:value="0.0000123977661132813" calcext:value-type="float">
            <text:p>1.23977661132813E-05</text:p>
          </table:table-cell>
          <table:table-cell office:value-type="float" office:value="0.0000159740447998047" calcext:value-type="float">
            <text:p>0.0000159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216960906982422" calcext:value-type="float">
            <text:p>2.16960906982422E-05</text:p>
          </table:table-cell>
          <table:table-cell office:value-type="float" office:value="0.0000214576721191406" calcext:value-type="float">
            <text:p>2.14576721191406E-05</text:p>
          </table:table-cell>
          <table:table-cell office:value-type="float" office:value="0.0000212192535400391" calcext:value-type="float">
            <text:p>2.12192535400391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0169277191162109" calcext:value-type="float">
            <text:p>1.69277191162109E-05</text:p>
          </table:table-cell>
          <table:table-cell office:value-type="float" office:value="0.0000138282775878906" calcext:value-type="float">
            <text:p>1.38282775878906E-05</text:p>
          </table:table-cell>
          <table:table-cell office:value-type="float" office:value="0.0000164508819580078" calcext:value-type="float">
            <text:p>1.64508819580078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0.0000133514404296875" calcext:value-type="float">
            <text:p>1.33514404296875E-05</text:p>
          </table:table-cell>
          <table:table-cell office:value-type="float" office:value="0.0000166893005371094" calcext:value-type="float">
            <text:p>1.66893005371094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0.0000133514404296875" calcext:value-type="float">
            <text:p>1.33514404296875E-05</text:p>
          </table:table-cell>
          <table:table-cell office:value-type="float" office:value="0.0000255107879638672" calcext:value-type="float">
            <text:p>2.55107879638672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.0000135898590087891" calcext:value-type="float">
            <text:p>1.35898590087891E-05</text:p>
          </table:table-cell>
          <table:table-cell office:value-type="float" office:value="0.0000262260437011719" calcext:value-type="float">
            <text:p>0.0000262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0140666961669922" calcext:value-type="float">
            <text:p>1.40666961669922E-05</text:p>
          </table:table-cell>
          <table:table-cell office:value-type="float" office:value="0.0000178813934326172" calcext:value-type="float">
            <text:p>1.78813934326172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188350677490234" calcext:value-type="float">
            <text:p>1.88350677490234E-05</text:p>
          </table:table-cell>
          <table:table-cell office:value-type="float" office:value="0.0000140666961669922" calcext:value-type="float">
            <text:p>1.40666961669922E-05</text:p>
          </table:table-cell>
          <table:table-cell office:value-type="float" office:value="0.0000181198120117187" calcext:value-type="float">
            <text:p>1.81198120117187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195503234863281" calcext:value-type="float">
            <text:p>1.95503234863281E-05</text:p>
          </table:table-cell>
          <table:table-cell office:value-type="float" office:value="0.0000143051147460938" calcext:value-type="float">
            <text:p>1.43051147460938E-05</text:p>
          </table:table-cell>
          <table:table-cell office:value-type="float" office:value="0.0000185966491699219" calcext:value-type="float">
            <text:p>1.85966491699219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0.0000145435333251953" calcext:value-type="float">
            <text:p>1.45435333251953E-05</text:p>
          </table:table-cell>
          <table:table-cell office:value-type="float" office:value="0.0000188350677490234" calcext:value-type="float">
            <text:p>1.88350677490234E-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0.0000150203704833984" calcext:value-type="float">
            <text:p>1.50203704833984E-05</text:p>
          </table:table-cell>
          <table:table-cell office:value-type="float" office:value="0.0000193119049072266" calcext:value-type="float">
            <text:p>1.93119049072266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0.0000147819519042969" calcext:value-type="float">
            <text:p>0.000014782</text:p>
          </table:table-cell>
          <table:table-cell office:value-type="float" office:value="0.0000195503234863281" calcext:value-type="float">
            <text:p>1.95503234863281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0.0000152587890625" calcext:value-type="float">
            <text:p>1.52587890625E-05</text:p>
          </table:table-cell>
          <table:table-cell office:value-type="float" office:value="0.0000197887420654297" calcext:value-type="float">
            <text:p>1.97887420654297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209808349609375" calcext:value-type="float">
            <text:p>2.09808349609375E-05</text:p>
          </table:table-cell>
          <table:table-cell office:value-type="float" office:value="0.0000157356262207031" calcext:value-type="float">
            <text:p>1.57356262207031E-05</text:p>
          </table:table-cell>
          <table:table-cell office:value-type="float" office:value="0.0000202655792236328" calcext:value-type="float">
            <text:p>2.02655792236328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.0000157356262207031" calcext:value-type="float">
            <text:p>1.57356262207031E-05</text:p>
          </table:table-cell>
          <table:table-cell office:value-type="float" office:value="0.0000207424163818359" calcext:value-type="float">
            <text:p>2.07424163818359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216960906982422" calcext:value-type="float">
            <text:p>2.16960906982422E-05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207424163818359" calcext:value-type="float">
            <text:p>2.07424163818359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221729278564453" calcext:value-type="float">
            <text:p>2.21729278564453E-05</text:p>
          </table:table-cell>
          <table:table-cell office:value-type="float" office:value="0.0000162124633789062" calcext:value-type="float">
            <text:p>1.62124633789062E-05</text:p>
          </table:table-cell>
          <table:table-cell office:value-type="float" office:value="0.0000212192535400391" calcext:value-type="float">
            <text:p>2.12192535400391E-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226497650146484" calcext:value-type="float">
            <text:p>2.26497650146484E-05</text:p>
          </table:table-cell>
          <table:table-cell office:value-type="float" office:value="0.0000169277191162109" calcext:value-type="float">
            <text:p>1.69277191162109E-05</text:p>
          </table:table-cell>
          <table:table-cell office:value-type="float" office:value="0.0000216960906982422" calcext:value-type="float">
            <text:p>2.16960906982422E-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231266021728516" calcext:value-type="float">
            <text:p>2.31266021728516E-05</text:p>
          </table:table-cell>
          <table:table-cell office:value-type="float" office:value="0.0000166893005371094" calcext:value-type="float">
            <text:p>1.66893005371094E-05</text:p>
          </table:table-cell>
          <table:table-cell office:value-type="float" office:value="0.0000219345092773437" calcext:value-type="float">
            <text:p>2.19345092773437E-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233650207519531" calcext:value-type="float">
            <text:p>0.000023365</text:p>
          </table:table-cell>
          <table:table-cell office:value-type="float" office:value="0.0000171661376953125" calcext:value-type="float">
            <text:p>1.71661376953125E-05</text:p>
          </table:table-cell>
          <table:table-cell office:value-type="float" office:value="0.0000221729278564453" calcext:value-type="float">
            <text:p>2.21729278564453E-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236034393310547" calcext:value-type="float">
            <text:p>2.36034393310547E-05</text:p>
          </table:table-cell>
          <table:table-cell office:value-type="float" office:value="0.0000171661376953125" calcext:value-type="float">
            <text:p>1.71661376953125E-05</text:p>
          </table:table-cell>
          <table:table-cell office:value-type="float" office:value="0.0000224113464355469" calcext:value-type="float">
            <text:p>2.24113464355469E-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240802764892578" calcext:value-type="float">
            <text:p>2.40802764892578E-05</text:p>
          </table:table-cell>
          <table:table-cell office:value-type="float" office:value="0.0000176429748535156" calcext:value-type="float">
            <text:p>0.000017643</text:p>
          </table:table-cell>
          <table:table-cell office:value-type="float" office:value="0.00002288818359375" calcext:value-type="float">
            <text:p>2.288818359375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243186950683594" calcext:value-type="float">
            <text:p>2.43186950683594E-05</text:p>
          </table:table-cell>
          <table:table-cell office:value-type="float" office:value="0.0000176429748535156" calcext:value-type="float">
            <text:p>0.000017643</text:p>
          </table:table-cell>
          <table:table-cell office:value-type="float" office:value="0.0000231266021728516" calcext:value-type="float">
            <text:p>2.31266021728516E-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.0000233650207519531" calcext:value-type="float">
            <text:p>0.0000233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252723693847656" calcext:value-type="float">
            <text:p>2.52723693847656E-05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.0000240802764892578" calcext:value-type="float">
            <text:p>2.40802764892578E-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259876251220703" calcext:value-type="float">
            <text:p>2.59876251220703E-05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0245571136474609" calcext:value-type="float">
            <text:p>2.45571136474609E-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259876251220703" calcext:value-type="float">
            <text:p>2.59876251220703E-05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0.0000245571136474609" calcext:value-type="float">
            <text:p>2.45571136474609E-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262260437011719" calcext:value-type="float">
            <text:p>0.000026226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0.0000252723693847656" calcext:value-type="float">
            <text:p>2.52723693847656E-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26702880859375" calcext:value-type="float">
            <text:p>2.6702880859375E-05</text:p>
          </table:table-cell>
          <table:table-cell office:value-type="float" office:value="0.0000195503234863281" calcext:value-type="float">
            <text:p>1.95503234863281E-05</text:p>
          </table:table-cell>
          <table:table-cell office:value-type="float" office:value="0.0000259876251220703" calcext:value-type="float">
            <text:p>2.59876251220703E-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269412994384766" calcext:value-type="float">
            <text:p>2.69412994384766E-05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0.0000262260437011719" calcext:value-type="float">
            <text:p>0.0000262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274181365966797" calcext:value-type="float">
            <text:p>2.74181365966797E-05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0.0000264644622802734" calcext:value-type="float">
            <text:p>2.64644622802734E-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276565551757812" calcext:value-type="float">
            <text:p>2.76565551757812E-05</text:p>
          </table:table-cell>
          <table:table-cell office:value-type="float" office:value="0.0000205039978027344" calcext:value-type="float">
            <text:p>0.000020504</text:p>
          </table:table-cell>
          <table:table-cell office:value-type="float" office:value="0.000026702880859375" calcext:value-type="float">
            <text:p>2.6702880859375E-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290870666503906" calcext:value-type="float">
            <text:p>2.90870666503906E-05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.0000278949737548828" calcext:value-type="float">
            <text:p>0.0000278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288486480712891" calcext:value-type="float">
            <text:p>2.88486480712891E-05</text:p>
          </table:table-cell>
          <table:table-cell office:value-type="float" office:value="0.0000216960906982422" calcext:value-type="float">
            <text:p>2.16960906982422E-05</text:p>
          </table:table-cell>
          <table:table-cell office:value-type="float" office:value="0.0000276565551757812" calcext:value-type="float">
            <text:p>2.76565551757812E-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288486480712891" calcext:value-type="float">
            <text:p>2.88486480712891E-05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.0000283718109130859" calcext:value-type="float">
            <text:p>2.83718109130859E-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290870666503906" calcext:value-type="float">
            <text:p>2.90870666503906E-05</text:p>
          </table:table-cell>
          <table:table-cell office:value-type="float" office:value="0.0000216960906982422" calcext:value-type="float">
            <text:p>2.16960906982422E-05</text:p>
          </table:table-cell>
          <table:table-cell office:value-type="float" office:value="0.0000460147857666016" calcext:value-type="float">
            <text:p>4.60147857666016E-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309944152832031" calcext:value-type="float">
            <text:p>3.09944152832031E-05</text:p>
          </table:table-cell>
          <table:table-cell office:value-type="float" office:value="0.0000233650207519531" calcext:value-type="float">
            <text:p>0.000023365</text:p>
          </table:table-cell>
          <table:table-cell office:value-type="float" office:value="0.0000298023223876953" calcext:value-type="float">
            <text:p>2.98023223876953E-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309944152832031" calcext:value-type="float">
            <text:p>3.09944152832031E-05</text:p>
          </table:table-cell>
          <table:table-cell office:value-type="float" office:value="0.00002288818359375" calcext:value-type="float">
            <text:p>2.288818359375E-05</text:p>
          </table:table-cell>
          <table:table-cell office:value-type="float" office:value="0.0000307559967041016" calcext:value-type="float">
            <text:p>0.0000307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779628753662109" calcext:value-type="float">
            <text:p>7.79628753662109E-05</text:p>
          </table:table-cell>
          <table:table-cell office:value-type="float" office:value="0.0000174045562744141" calcext:value-type="float">
            <text:p>1.74045562744141E-05</text:p>
          </table:table-cell>
          <table:table-cell office:value-type="float" office:value="0.0000212192535400391" calcext:value-type="float">
            <text:p>2.12192535400391E-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2288818359375" calcext:value-type="float">
            <text:p>2.288818359375E-05</text:p>
          </table:table-cell>
          <table:table-cell office:value-type="float" office:value="0.0000183582305908203" calcext:value-type="float">
            <text:p>1.83582305908203E-05</text:p>
          </table:table-cell>
          <table:table-cell office:value-type="float" office:value="0.0000219345092773437" calcext:value-type="float">
            <text:p>2.19345092773437E-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226497650146484" calcext:value-type="float">
            <text:p>2.26497650146484E-05</text:p>
          </table:table-cell>
          <table:table-cell office:value-type="float" office:value="0.0000166893005371094" calcext:value-type="float">
            <text:p>1.66893005371094E-05</text:p>
          </table:table-cell>
          <table:table-cell office:value-type="float" office:value="0.0000226497650146484" calcext:value-type="float">
            <text:p>2.26497650146484E-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226497650146484" calcext:value-type="float">
            <text:p>2.26497650146484E-05</text:p>
          </table:table-cell>
          <table:table-cell office:value-type="float" office:value="0.0000166893005371094" calcext:value-type="float">
            <text:p>1.66893005371094E-05</text:p>
          </table:table-cell>
          <table:table-cell office:value-type="float" office:value="0.0000214576721191406" calcext:value-type="float">
            <text:p>2.14576721191406E-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2288818359375" calcext:value-type="float">
            <text:p>2.288818359375E-05</text:p>
          </table:table-cell>
          <table:table-cell office:value-type="float" office:value="0.0000176429748535156" calcext:value-type="float">
            <text:p>0.000017643</text:p>
          </table:table-cell>
          <table:table-cell office:value-type="float" office:value="0.0000224113464355469" calcext:value-type="float">
            <text:p>2.24113464355469E-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431537628173828" calcext:value-type="float">
            <text:p>4.31537628173828E-05</text:p>
          </table:table-cell>
          <table:table-cell office:value-type="float" office:value="0.0000169277191162109" calcext:value-type="float">
            <text:p>1.69277191162109E-05</text:p>
          </table:table-cell>
          <table:table-cell office:value-type="float" office:value="0.0000221729278564453" calcext:value-type="float">
            <text:p>2.21729278564453E-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233650207519531" calcext:value-type="float">
            <text:p>0.000023365</text:p>
          </table:table-cell>
          <table:table-cell office:value-type="float" office:value="0.0000169277191162109" calcext:value-type="float">
            <text:p>1.69277191162109E-05</text:p>
          </table:table-cell>
          <table:table-cell office:value-type="float" office:value="0.0000221729278564453" calcext:value-type="float">
            <text:p>2.21729278564453E-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233650207519531" calcext:value-type="float">
            <text:p>0.000023365</text:p>
          </table:table-cell>
          <table:table-cell office:value-type="float" office:value="0.0000174045562744141" calcext:value-type="float">
            <text:p>1.74045562744141E-05</text:p>
          </table:table-cell>
          <table:table-cell office:value-type="float" office:value="0.0000224113464355469" calcext:value-type="float">
            <text:p>2.24113464355469E-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236034393310547" calcext:value-type="float">
            <text:p>2.36034393310547E-05</text:p>
          </table:table-cell>
          <table:table-cell office:value-type="float" office:value="0.0000171661376953125" calcext:value-type="float">
            <text:p>1.71661376953125E-05</text:p>
          </table:table-cell>
          <table:table-cell office:value-type="float" office:value="0.00002288818359375" calcext:value-type="float">
            <text:p>2.288818359375E-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240802764892578" calcext:value-type="float">
            <text:p>2.40802764892578E-05</text:p>
          </table:table-cell>
          <table:table-cell office:value-type="float" office:value="0.0000176429748535156" calcext:value-type="float">
            <text:p>0.000017643</text:p>
          </table:table-cell>
          <table:table-cell office:value-type="float" office:value="0.00002288818359375" calcext:value-type="float">
            <text:p>2.288818359375E-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00178813934326172" calcext:value-type="float">
            <text:p>1.78813934326172E-05</text:p>
          </table:table-cell>
          <table:table-cell office:value-type="float" office:value="0.0000233650207519531" calcext:value-type="float">
            <text:p>0.0000233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247955322265625" calcext:value-type="float">
            <text:p>2.47955322265625E-05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0.0000233650207519531" calcext:value-type="float">
            <text:p>0.00002336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250339508056641" calcext:value-type="float">
            <text:p>0.000025034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0.0000238418579101562" calcext:value-type="float">
            <text:p>2.38418579101562E-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250339508056641" calcext:value-type="float">
            <text:p>0.000025034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0.0000238418579101562" calcext:value-type="float">
            <text:p>2.38418579101562E-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255107879638672" calcext:value-type="float">
            <text:p>2.55107879638672E-05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0243186950683594" calcext:value-type="float">
            <text:p>2.43186950683594E-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257492065429687" calcext:value-type="float">
            <text:p>2.57492065429687E-05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0243186950683594" calcext:value-type="float">
            <text:p>2.43186950683594E-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259876251220703" calcext:value-type="float">
            <text:p>2.59876251220703E-05</text:p>
          </table:table-cell>
          <table:table-cell office:value-type="float" office:value="0.000019073486328125" calcext:value-type="float">
            <text:p>1.9073486328125E-05</text:p>
          </table:table-cell>
          <table:table-cell office:value-type="float" office:value="0.0000243186950683594" calcext:value-type="float">
            <text:p>2.43186950683594E-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259876251220703" calcext:value-type="float">
            <text:p>2.59876251220703E-05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0.0000250339508056641" calcext:value-type="float">
            <text:p>0.00002503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26702880859375" calcext:value-type="float">
            <text:p>2.6702880859375E-05</text:p>
          </table:table-cell>
          <table:table-cell office:value-type="float" office:value="0.0000195503234863281" calcext:value-type="float">
            <text:p>1.95503234863281E-05</text:p>
          </table:table-cell>
          <table:table-cell office:value-type="float" office:value="0.0000252723693847656" calcext:value-type="float">
            <text:p>2.52723693847656E-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26702880859375" calcext:value-type="float">
            <text:p>2.6702880859375E-05</text:p>
          </table:table-cell>
          <table:table-cell office:value-type="float" office:value="0.0000193119049072266" calcext:value-type="float">
            <text:p>1.93119049072266E-05</text:p>
          </table:table-cell>
          <table:table-cell office:value-type="float" office:value="0.0000252723693847656" calcext:value-type="float">
            <text:p>2.52723693847656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271797180175781" calcext:value-type="float">
            <text:p>2.71797180175781E-05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0.0000255107879638672" calcext:value-type="float">
            <text:p>2.55107879638672E-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274181365966797" calcext:value-type="float">
            <text:p>2.74181365966797E-05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0.0000257492065429687" calcext:value-type="float">
            <text:p>2.57492065429687E-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276565551757812" calcext:value-type="float">
            <text:p>2.76565551757812E-05</text:p>
          </table:table-cell>
          <table:table-cell office:value-type="float" office:value="0.0000200271606445312" calcext:value-type="float">
            <text:p>2.00271606445312E-05</text:p>
          </table:table-cell>
          <table:table-cell office:value-type="float" office:value="0.0000262260437011719" calcext:value-type="float">
            <text:p>0.0000262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278949737548828" calcext:value-type="float">
            <text:p>0.000027895</text:p>
          </table:table-cell>
          <table:table-cell office:value-type="float" office:value="0.0000202655792236328" calcext:value-type="float">
            <text:p>2.02655792236328E-05</text:p>
          </table:table-cell>
          <table:table-cell office:value-type="float" office:value="0.0000264644622802734" calcext:value-type="float">
            <text:p>2.64644622802734E-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281333923339844" calcext:value-type="float">
            <text:p>2.81333923339844E-05</text:p>
          </table:table-cell>
          <table:table-cell office:value-type="float" office:value="0.0000205039978027344" calcext:value-type="float">
            <text:p>0.000020504</text:p>
          </table:table-cell>
          <table:table-cell office:value-type="float" office:value="0.000026702880859375" calcext:value-type="float">
            <text:p>2.6702880859375E-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283718109130859" calcext:value-type="float">
            <text:p>2.83718109130859E-05</text:p>
          </table:table-cell>
          <table:table-cell office:value-type="float" office:value="0.0000207424163818359" calcext:value-type="float">
            <text:p>2.07424163818359E-05</text:p>
          </table:table-cell>
          <table:table-cell office:value-type="float" office:value="0.0000271797180175781" calcext:value-type="float">
            <text:p>2.71797180175781E-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288486480712891" calcext:value-type="float">
            <text:p>2.88486480712891E-05</text:p>
          </table:table-cell>
          <table:table-cell office:value-type="float" office:value="0.0000207424163818359" calcext:value-type="float">
            <text:p>2.07424163818359E-05</text:p>
          </table:table-cell>
          <table:table-cell office:value-type="float" office:value="0.0000271797180175781" calcext:value-type="float">
            <text:p>2.71797180175781E-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290870666503906" calcext:value-type="float">
            <text:p>2.90870666503906E-05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.0000274181365966797" calcext:value-type="float">
            <text:p>2.74181365966797E-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231266021728516" calcext:value-type="float">
            <text:p>2.31266021728516E-05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.0000276565551757812" calcext:value-type="float">
            <text:p>2.76565551757812E-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233650207519531" calcext:value-type="float">
            <text:p>0.000023365</text:p>
          </table:table-cell>
          <table:table-cell office:value-type="float" office:value="0.0000212192535400391" calcext:value-type="float">
            <text:p>2.12192535400391E-05</text:p>
          </table:table-cell>
          <table:table-cell office:value-type="float" office:value="0.0000278949737548828" calcext:value-type="float">
            <text:p>0.0000278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236034393310547" calcext:value-type="float">
            <text:p>2.36034393310547E-05</text:p>
          </table:table-cell>
          <table:table-cell office:value-type="float" office:value="0.0000216960906982422" calcext:value-type="float">
            <text:p>2.16960906982422E-05</text:p>
          </table:table-cell>
          <table:table-cell office:value-type="float" office:value="0.0000283718109130859" calcext:value-type="float">
            <text:p>2.83718109130859E-0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238418579101562" calcext:value-type="float">
            <text:p>2.38418579101562E-05</text:p>
          </table:table-cell>
          <table:table-cell office:value-type="float" office:value="0.0000216960906982422" calcext:value-type="float">
            <text:p>2.16960906982422E-05</text:p>
          </table:table-cell>
          <table:table-cell office:value-type="float" office:value="0.0000283718109130859" calcext:value-type="float">
            <text:p>2.83718109130859E-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240802764892578" calcext:value-type="float">
            <text:p>2.40802764892578E-05</text:p>
          </table:table-cell>
          <table:table-cell office:value-type="float" office:value="0.0000219345092773437" calcext:value-type="float">
            <text:p>2.19345092773437E-05</text:p>
          </table:table-cell>
          <table:table-cell office:value-type="float" office:value="0.0000286102294921875" calcext:value-type="float">
            <text:p>2.86102294921875E-0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243186950683594" calcext:value-type="float">
            <text:p>2.43186950683594E-05</text:p>
          </table:table-cell>
          <table:table-cell office:value-type="float" office:value="0.0000221729278564453" calcext:value-type="float">
            <text:p>2.21729278564453E-05</text:p>
          </table:table-cell>
          <table:table-cell office:value-type="float" office:value="0.0000288486480712891" calcext:value-type="float">
            <text:p>2.88486480712891E-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00224113464355469" calcext:value-type="float">
            <text:p>2.24113464355469E-05</text:p>
          </table:table-cell>
          <table:table-cell office:value-type="float" office:value="0.0000290870666503906" calcext:value-type="float">
            <text:p>2.90870666503906E-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00224113464355469" calcext:value-type="float">
            <text:p>2.24113464355469E-05</text:p>
          </table:table-cell>
          <table:table-cell office:value-type="float" office:value="0.0000293254852294922" calcext:value-type="float">
            <text:p>2.93254852294922E-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0257492065429687" calcext:value-type="float">
            <text:p>2.57492065429687E-05</text:p>
          </table:table-cell>
          <table:table-cell office:value-type="float" office:value="0.0000233650207519531" calcext:value-type="float">
            <text:p>0.000023365</text:p>
          </table:table-cell>
          <table:table-cell office:value-type="float" office:value="0.0000300407409667969" calcext:value-type="float">
            <text:p>3.00407409667969E-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0252723693847656" calcext:value-type="float">
            <text:p>2.52723693847656E-05</text:p>
          </table:table-cell>
          <table:table-cell office:value-type="float" office:value="0.00002288818359375" calcext:value-type="float">
            <text:p>2.288818359375E-05</text:p>
          </table:table-cell>
          <table:table-cell office:value-type="float" office:value="0.0000300407409667969" calcext:value-type="float">
            <text:p>3.00407409667969E-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252723693847656" calcext:value-type="float">
            <text:p>2.52723693847656E-05</text:p>
          </table:table-cell>
          <table:table-cell office:value-type="float" office:value="0.0000233650207519531" calcext:value-type="float">
            <text:p>0.000023365</text:p>
          </table:table-cell>
          <table:table-cell office:value-type="float" office:value="0.0000300407409667969" calcext:value-type="float">
            <text:p>3.00407409667969E-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257492065429687" calcext:value-type="float">
            <text:p>2.57492065429687E-05</text:p>
          </table:table-cell>
          <table:table-cell office:value-type="float" office:value="0.00002288818359375" calcext:value-type="float">
            <text:p>2.288818359375E-05</text:p>
          </table:table-cell>
          <table:table-cell office:value-type="float" office:value="0.0000302791595458984" calcext:value-type="float">
            <text:p>3.02791595458984E-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257492065429687" calcext:value-type="float">
            <text:p>2.57492065429687E-05</text:p>
          </table:table-cell>
          <table:table-cell office:value-type="float" office:value="0.0000236034393310547" calcext:value-type="float">
            <text:p>2.36034393310547E-05</text:p>
          </table:table-cell>
          <table:table-cell office:value-type="float" office:value="0.0000307559967041016" calcext:value-type="float">
            <text:p>0.00003075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259876251220703" calcext:value-type="float">
            <text:p>2.59876251220703E-05</text:p>
          </table:table-cell>
          <table:table-cell office:value-type="float" office:value="0.0000236034393310547" calcext:value-type="float">
            <text:p>2.36034393310547E-05</text:p>
          </table:table-cell>
          <table:table-cell office:value-type="float" office:value="0.0000309944152832031" calcext:value-type="float">
            <text:p>3.09944152832031E-0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262260437011719" calcext:value-type="float">
            <text:p>0.000026226</text:p>
          </table:table-cell>
          <table:table-cell office:value-type="float" office:value="0.0000238418579101562" calcext:value-type="float">
            <text:p>2.38418579101562E-05</text:p>
          </table:table-cell>
          <table:table-cell office:value-type="float" office:value="0.0000309944152832031" calcext:value-type="float">
            <text:p>3.09944152832031E-0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264644622802734" calcext:value-type="float">
            <text:p>2.64644622802734E-05</text:p>
          </table:table-cell>
          <table:table-cell office:value-type="float" office:value="0.0000238418579101562" calcext:value-type="float">
            <text:p>2.38418579101562E-05</text:p>
          </table:table-cell>
          <table:table-cell office:value-type="float" office:value="0.0000312328338623047" calcext:value-type="float">
            <text:p>3.12328338623047E-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26702880859375" calcext:value-type="float">
            <text:p>2.6702880859375E-05</text:p>
          </table:table-cell>
          <table:table-cell office:value-type="float" office:value="0.0000243186950683594" calcext:value-type="float">
            <text:p>2.43186950683594E-05</text:p>
          </table:table-cell>
          <table:table-cell office:value-type="float" office:value="0.0000317096710205078" calcext:value-type="float">
            <text:p>3.17096710205078E-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269412994384766" calcext:value-type="float">
            <text:p>2.69412994384766E-05</text:p>
          </table:table-cell>
          <table:table-cell office:value-type="float" office:value="0.0000243186950683594" calcext:value-type="float">
            <text:p>2.43186950683594E-05</text:p>
          </table:table-cell>
          <table:table-cell office:value-type="float" office:value="0.0000319480895996094" calcext:value-type="float">
            <text:p>3.19480895996094E-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271797180175781" calcext:value-type="float">
            <text:p>2.71797180175781E-05</text:p>
          </table:table-cell>
          <table:table-cell office:value-type="float" office:value="0.0000245571136474609" calcext:value-type="float">
            <text:p>2.45571136474609E-05</text:p>
          </table:table-cell>
          <table:table-cell office:value-type="float" office:value="0.0000369548797607422" calcext:value-type="float">
            <text:p>3.69548797607422E-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276565551757812" calcext:value-type="float">
            <text:p>2.76565551757812E-05</text:p>
          </table:table-cell>
          <table:table-cell office:value-type="float" office:value="0.0000247955322265625" calcext:value-type="float">
            <text:p>2.47955322265625E-05</text:p>
          </table:table-cell>
          <table:table-cell office:value-type="float" office:value="0.0000324249267578125" calcext:value-type="float">
            <text:p>3.24249267578125E-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276565551757812" calcext:value-type="float">
            <text:p>2.76565551757812E-05</text:p>
          </table:table-cell>
          <table:table-cell office:value-type="float" office:value="0.0000250339508056641" calcext:value-type="float">
            <text:p>0.000025034</text:p>
          </table:table-cell>
          <table:table-cell office:value-type="float" office:value="0.0000326633453369141" calcext:value-type="float">
            <text:p>3.26633453369141E-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281333923339844" calcext:value-type="float">
            <text:p>2.81333923339844E-05</text:p>
          </table:table-cell>
          <table:table-cell office:value-type="float" office:value="0.0000255107879638672" calcext:value-type="float">
            <text:p>2.55107879638672E-05</text:p>
          </table:table-cell>
          <table:table-cell office:value-type="float" office:value="0.0000329017639160156" calcext:value-type="float">
            <text:p>3.29017639160156E-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278949737548828" calcext:value-type="float">
            <text:p>0.000027895</text:p>
          </table:table-cell>
          <table:table-cell office:value-type="float" office:value="0.0000255107879638672" calcext:value-type="float">
            <text:p>2.55107879638672E-05</text:p>
          </table:table-cell>
          <table:table-cell office:value-type="float" office:value="0.0000336170196533203" calcext:value-type="float">
            <text:p>0.00003361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283718109130859" calcext:value-type="float">
            <text:p>2.83718109130859E-05</text:p>
          </table:table-cell>
          <table:table-cell office:value-type="float" office:value="0.0000259876251220703" calcext:value-type="float">
            <text:p>2.59876251220703E-05</text:p>
          </table:table-cell>
          <table:table-cell office:value-type="float" office:value="0.0000336170196533203" calcext:value-type="float">
            <text:p>0.00003361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283718109130859" calcext:value-type="float">
            <text:p>2.83718109130859E-05</text:p>
          </table:table-cell>
          <table:table-cell office:value-type="float" office:value="0.0000259876251220703" calcext:value-type="float">
            <text:p>2.59876251220703E-05</text:p>
          </table:table-cell>
          <table:table-cell office:value-type="float" office:value="0.0000338554382324219" calcext:value-type="float">
            <text:p>3.38554382324219E-0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288486480712891" calcext:value-type="float">
            <text:p>2.88486480712891E-05</text:p>
          </table:table-cell>
          <table:table-cell office:value-type="float" office:value="0.0000269412994384766" calcext:value-type="float">
            <text:p>2.69412994384766E-05</text:p>
          </table:table-cell>
          <table:table-cell office:value-type="float" office:value="0.000034332275390625" calcext:value-type="float">
            <text:p>3.4332275390625E-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290870666503906" calcext:value-type="float">
            <text:p>2.90870666503906E-05</text:p>
          </table:table-cell>
          <table:table-cell office:value-type="float" office:value="0.0000259876251220703" calcext:value-type="float">
            <text:p>2.59876251220703E-05</text:p>
          </table:table-cell>
          <table:table-cell office:value-type="float" office:value="0.000034332275390625" calcext:value-type="float">
            <text:p>3.4332275390625E-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293254852294922" calcext:value-type="float">
            <text:p>2.93254852294922E-05</text:p>
          </table:table-cell>
          <table:table-cell office:value-type="float" office:value="0.0000264644622802734" calcext:value-type="float">
            <text:p>2.64644622802734E-05</text:p>
          </table:table-cell>
          <table:table-cell office:value-type="float" office:value="0.0000345706939697266" calcext:value-type="float">
            <text:p>3.45706939697266E-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293254852294922" calcext:value-type="float">
            <text:p>2.93254852294922E-05</text:p>
          </table:table-cell>
          <table:table-cell office:value-type="float" office:value="0.000026702880859375" calcext:value-type="float">
            <text:p>2.6702880859375E-05</text:p>
          </table:table-cell>
          <table:table-cell office:value-type="float" office:value="0.0000348091125488281" calcext:value-type="float">
            <text:p>3.48091125488281E-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295639038085937" calcext:value-type="float">
            <text:p>2.95639038085937E-05</text:p>
          </table:table-cell>
          <table:table-cell office:value-type="float" office:value="0.0000269412994384766" calcext:value-type="float">
            <text:p>2.69412994384766E-05</text:p>
          </table:table-cell>
          <table:table-cell office:value-type="float" office:value="0.0000348091125488281" calcext:value-type="float">
            <text:p>3.48091125488281E-0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298023223876953" calcext:value-type="float">
            <text:p>2.98023223876953E-05</text:p>
          </table:table-cell>
          <table:table-cell office:value-type="float" office:value="0.0000271797180175781" calcext:value-type="float">
            <text:p>2.71797180175781E-05</text:p>
          </table:table-cell>
          <table:table-cell office:value-type="float" office:value="0.0000355243682861328" calcext:value-type="float">
            <text:p>3.55243682861328E-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300407409667969" calcext:value-type="float">
            <text:p>3.00407409667969E-05</text:p>
          </table:table-cell>
          <table:table-cell office:value-type="float" office:value="0.0000274181365966797" calcext:value-type="float">
            <text:p>2.74181365966797E-05</text:p>
          </table:table-cell>
          <table:table-cell office:value-type="float" office:value="0.0000355243682861328" calcext:value-type="float">
            <text:p>3.55243682861328E-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302791595458984" calcext:value-type="float">
            <text:p>3.02791595458984E-05</text:p>
          </table:table-cell>
          <table:table-cell office:value-type="float" office:value="0.0000274181365966797" calcext:value-type="float">
            <text:p>2.74181365966797E-05</text:p>
          </table:table-cell>
          <table:table-cell office:value-type="float" office:value="0.0000357627868652344" calcext:value-type="float">
            <text:p>3.57627868652344E-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30517578125" calcext:value-type="float">
            <text:p>3.0517578125E-05</text:p>
          </table:table-cell>
          <table:table-cell office:value-type="float" office:value="0.0000276565551757812" calcext:value-type="float">
            <text:p>2.76565551757812E-05</text:p>
          </table:table-cell>
          <table:table-cell office:value-type="float" office:value="0.0000360012054443359" calcext:value-type="float">
            <text:p>3.60012054443359E-0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307559967041016" calcext:value-type="float">
            <text:p>0.000030756</text:p>
          </table:table-cell>
          <table:table-cell office:value-type="float" office:value="0.0000281333923339844" calcext:value-type="float">
            <text:p>2.81333923339844E-05</text:p>
          </table:table-cell>
          <table:table-cell office:value-type="float" office:value="0.0000367164611816406" calcext:value-type="float">
            <text:p>3.67164611816406E-0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307559967041016" calcext:value-type="float">
            <text:p>0.000030756</text:p>
          </table:table-cell>
          <table:table-cell office:value-type="float" office:value="0.0000281333923339844" calcext:value-type="float">
            <text:p>2.81333923339844E-05</text:p>
          </table:table-cell>
          <table:table-cell office:value-type="float" office:value="0.0000364780426025391" calcext:value-type="float">
            <text:p>0.00003647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307559967041016" calcext:value-type="float">
            <text:p>0.000030756</text:p>
          </table:table-cell>
          <table:table-cell office:value-type="float" office:value="0.0000283718109130859" calcext:value-type="float">
            <text:p>2.83718109130859E-05</text:p>
          </table:table-cell>
          <table:table-cell office:value-type="float" office:value="0.0000369548797607422" calcext:value-type="float">
            <text:p>3.69548797607422E-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312328338623047" calcext:value-type="float">
            <text:p>3.12328338623047E-05</text:p>
          </table:table-cell>
          <table:table-cell office:value-type="float" office:value="0.0000286102294921875" calcext:value-type="float">
            <text:p>2.86102294921875E-05</text:p>
          </table:table-cell>
          <table:table-cell office:value-type="float" office:value="0.0000371932983398437" calcext:value-type="float">
            <text:p>3.71932983398437E-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314712524414062" calcext:value-type="float">
            <text:p>3.14712524414062E-05</text:p>
          </table:table-cell>
          <table:table-cell office:value-type="float" office:value="0.0000288486480712891" calcext:value-type="float">
            <text:p>2.88486480712891E-05</text:p>
          </table:table-cell>
          <table:table-cell office:value-type="float" office:value="0.0000376701354980469" calcext:value-type="float">
            <text:p>3.76701354980469E-0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317096710205078" calcext:value-type="float">
            <text:p>3.17096710205078E-05</text:p>
          </table:table-cell>
          <table:table-cell office:value-type="float" office:value="0.0000288486480712891" calcext:value-type="float">
            <text:p>2.88486480712891E-05</text:p>
          </table:table-cell>
          <table:table-cell office:value-type="float" office:value="0.0000379085540771484" calcext:value-type="float">
            <text:p>3.79085540771484E-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319480895996094" calcext:value-type="float">
            <text:p>3.19480895996094E-05</text:p>
          </table:table-cell>
          <table:table-cell office:value-type="float" office:value="0.0000295639038085937" calcext:value-type="float">
            <text:p>2.95639038085937E-05</text:p>
          </table:table-cell>
          <table:table-cell office:value-type="float" office:value="0.00003814697265625" calcext:value-type="float">
            <text:p>0.0000381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321865081787109" calcext:value-type="float">
            <text:p>3.21865081787109E-05</text:p>
          </table:table-cell>
          <table:table-cell office:value-type="float" office:value="0.0000290870666503906" calcext:value-type="float">
            <text:p>2.90870666503906E-05</text:p>
          </table:table-cell>
          <table:table-cell office:value-type="float" office:value="0.0000383853912353516" calcext:value-type="float">
            <text:p>3.83853912353516E-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324249267578125" calcext:value-type="float">
            <text:p>3.24249267578125E-05</text:p>
          </table:table-cell>
          <table:table-cell office:value-type="float" office:value="0.0000298023223876953" calcext:value-type="float">
            <text:p>2.98023223876953E-05</text:p>
          </table:table-cell>
          <table:table-cell office:value-type="float" office:value="0.0000386238098144531" calcext:value-type="float">
            <text:p>3.86238098144531E-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326633453369141" calcext:value-type="float">
            <text:p>3.26633453369141E-05</text:p>
          </table:table-cell>
          <table:table-cell office:value-type="float" office:value="0.0000300407409667969" calcext:value-type="float">
            <text:p>3.00407409667969E-05</text:p>
          </table:table-cell>
          <table:table-cell office:value-type="float" office:value="0.0000391006469726562" calcext:value-type="float">
            <text:p>3.91006469726562E-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329017639160156" calcext:value-type="float">
            <text:p>3.29017639160156E-05</text:p>
          </table:table-cell>
          <table:table-cell office:value-type="float" office:value="0.0000300407409667969" calcext:value-type="float">
            <text:p>3.00407409667969E-05</text:p>
          </table:table-cell>
          <table:table-cell office:value-type="float" office:value="0.0000393390655517578" calcext:value-type="float">
            <text:p>3.93390655517578E-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331401824951172" calcext:value-type="float">
            <text:p>3.31401824951172E-05</text:p>
          </table:table-cell>
          <table:table-cell office:value-type="float" office:value="0.0000300407409667969" calcext:value-type="float">
            <text:p>3.00407409667969E-05</text:p>
          </table:table-cell>
          <table:table-cell office:value-type="float" office:value="0.0000393390655517578" calcext:value-type="float">
            <text:p>3.93390655517578E-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331401824951172" calcext:value-type="float">
            <text:p>3.31401824951172E-05</text:p>
          </table:table-cell>
          <table:table-cell office:value-type="float" office:value="0.0000307559967041016" calcext:value-type="float">
            <text:p>0.000030756</text:p>
          </table:table-cell>
          <table:table-cell office:value-type="float" office:value="0.0000398159027099609" calcext:value-type="float">
            <text:p>3.98159027099609E-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333786010742187" calcext:value-type="float">
            <text:p>3.33786010742187E-05</text:p>
          </table:table-cell>
          <table:table-cell office:value-type="float" office:value="0.000030517578125" calcext:value-type="float">
            <text:p>3.0517578125E-05</text:p>
          </table:table-cell>
          <table:table-cell office:value-type="float" office:value="0.0000398159027099609" calcext:value-type="float">
            <text:p>3.98159027099609E-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338554382324219" calcext:value-type="float">
            <text:p>3.38554382324219E-05</text:p>
          </table:table-cell>
          <table:table-cell office:value-type="float" office:value="0.0000307559967041016" calcext:value-type="float">
            <text:p>0.000030756</text:p>
          </table:table-cell>
          <table:table-cell office:value-type="float" office:value="0.0000402927398681641" calcext:value-type="float">
            <text:p>4.02927398681641E-0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340938568115234" calcext:value-type="float">
            <text:p>3.40938568115234E-05</text:p>
          </table:table-cell>
          <table:table-cell office:value-type="float" office:value="0.0000309944152832031" calcext:value-type="float">
            <text:p>3.09944152832031E-05</text:p>
          </table:table-cell>
          <table:table-cell office:value-type="float" office:value="0.0000405311584472656" calcext:value-type="float">
            <text:p>4.05311584472656E-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34332275390625" calcext:value-type="float">
            <text:p>3.4332275390625E-05</text:p>
          </table:table-cell>
          <table:table-cell office:value-type="float" office:value="0.0000312328338623047" calcext:value-type="float">
            <text:p>3.12328338623047E-05</text:p>
          </table:table-cell>
          <table:table-cell office:value-type="float" office:value="0.0000407695770263672" calcext:value-type="float">
            <text:p>4.07695770263672E-0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34332275390625" calcext:value-type="float">
            <text:p>3.4332275390625E-05</text:p>
          </table:table-cell>
          <table:table-cell office:value-type="float" office:value="0.0000317096710205078" calcext:value-type="float">
            <text:p>3.17096710205078E-05</text:p>
          </table:table-cell>
          <table:table-cell office:value-type="float" office:value="0.0000412464141845703" calcext:value-type="float">
            <text:p>4.12464141845703E-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345706939697266" calcext:value-type="float">
            <text:p>3.45706939697266E-05</text:p>
          </table:table-cell>
          <table:table-cell office:value-type="float" office:value="0.0000314712524414062" calcext:value-type="float">
            <text:p>3.14712524414062E-05</text:p>
          </table:table-cell>
          <table:table-cell office:value-type="float" office:value="0.0000414848327636719" calcext:value-type="float">
            <text:p>4.14848327636719E-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350475311279297" calcext:value-type="float">
            <text:p>3.50475311279297E-05</text:p>
          </table:table-cell>
          <table:table-cell office:value-type="float" office:value="0.0000319480895996094" calcext:value-type="float">
            <text:p>3.19480895996094E-05</text:p>
          </table:table-cell>
          <table:table-cell office:value-type="float" office:value="0.0000414848327636719" calcext:value-type="float">
            <text:p>4.14848327636719E-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352859497070312" calcext:value-type="float">
            <text:p>3.52859497070312E-05</text:p>
          </table:table-cell>
          <table:table-cell office:value-type="float" office:value="0.0000319480895996094" calcext:value-type="float">
            <text:p>3.19480895996094E-05</text:p>
          </table:table-cell>
          <table:table-cell office:value-type="float" office:value="0.000041961669921875" calcext:value-type="float">
            <text:p>4.1961669921875E-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355243682861328" calcext:value-type="float">
            <text:p>3.55243682861328E-05</text:p>
          </table:table-cell>
          <table:table-cell office:value-type="float" office:value="0.0000331401824951172" calcext:value-type="float">
            <text:p>3.31401824951172E-05</text:p>
          </table:table-cell>
          <table:table-cell office:value-type="float" office:value="0.0000429153442382813" calcext:value-type="float">
            <text:p>4.29153442382813E-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600814819335938" calcext:value-type="float">
            <text:p>6.00814819335938E-05</text:p>
          </table:table-cell>
          <table:table-cell office:value-type="float" office:value="0.0000283718109130859" calcext:value-type="float">
            <text:p>2.83718109130859E-05</text:p>
          </table:table-cell>
          <table:table-cell office:value-type="float" office:value="0.0000360012054443359" calcext:value-type="float">
            <text:p>3.60012054443359E-0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300407409667969" calcext:value-type="float">
            <text:p>3.00407409667969E-05</text:p>
          </table:table-cell>
          <table:table-cell office:value-type="float" office:value="0.0000276565551757812" calcext:value-type="float">
            <text:p>2.76565551757812E-05</text:p>
          </table:table-cell>
          <table:table-cell office:value-type="float" office:value="0.0000360012054443359" calcext:value-type="float">
            <text:p>3.60012054443359E-0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302791595458984" calcext:value-type="float">
            <text:p>3.02791595458984E-05</text:p>
          </table:table-cell>
          <table:table-cell office:value-type="float" office:value="0.0000278949737548828" calcext:value-type="float">
            <text:p>0.000027895</text:p>
          </table:table-cell>
          <table:table-cell office:value-type="float" office:value="0.0000364780426025391" calcext:value-type="float">
            <text:p>0.00003647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302791595458984" calcext:value-type="float">
            <text:p>3.02791595458984E-05</text:p>
          </table:table-cell>
          <table:table-cell office:value-type="float" office:value="0.0000281333923339844" calcext:value-type="float">
            <text:p>2.81333923339844E-05</text:p>
          </table:table-cell>
          <table:table-cell office:value-type="float" office:value="0.0000369548797607422" calcext:value-type="float">
            <text:p>3.69548797607422E-0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307559967041016" calcext:value-type="float">
            <text:p>0.000030756</text:p>
          </table:table-cell>
          <table:table-cell office:value-type="float" office:value="0.0000283718109130859" calcext:value-type="float">
            <text:p>2.83718109130859E-05</text:p>
          </table:table-cell>
          <table:table-cell office:value-type="float" office:value="0.0000369548797607422" calcext:value-type="float">
            <text:p>3.69548797607422E-0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307559967041016" calcext:value-type="float">
            <text:p>0.000030756</text:p>
          </table:table-cell>
          <table:table-cell office:value-type="float" office:value="0.0000290870666503906" calcext:value-type="float">
            <text:p>2.90870666503906E-05</text:p>
          </table:table-cell>
          <table:table-cell office:value-type="float" office:value="0.0000374317169189453" calcext:value-type="float">
            <text:p>3.74317169189453E-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309944152832031" calcext:value-type="float">
            <text:p>3.09944152832031E-05</text:p>
          </table:table-cell>
          <table:table-cell office:value-type="float" office:value="0.0000290870666503906" calcext:value-type="float">
            <text:p>2.90870666503906E-05</text:p>
          </table:table-cell>
          <table:table-cell office:value-type="float" office:value="0.0000379085540771484" calcext:value-type="float">
            <text:p>3.79085540771484E-0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312328338623047" calcext:value-type="float">
            <text:p>3.12328338623047E-05</text:p>
          </table:table-cell>
          <table:table-cell office:value-type="float" office:value="0.0000293254852294922" calcext:value-type="float">
            <text:p>2.93254852294922E-05</text:p>
          </table:table-cell>
          <table:table-cell office:value-type="float" office:value="0.0000383853912353516" calcext:value-type="float">
            <text:p>3.83853912353516E-0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314712524414062" calcext:value-type="float">
            <text:p>3.14712524414062E-05</text:p>
          </table:table-cell>
          <table:table-cell office:value-type="float" office:value="0.0000295639038085937" calcext:value-type="float">
            <text:p>2.95639038085937E-05</text:p>
          </table:table-cell>
          <table:table-cell office:value-type="float" office:value="0.0000383853912353516" calcext:value-type="float">
            <text:p>3.83853912353516E-0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314712524414062" calcext:value-type="float">
            <text:p>3.14712524414062E-05</text:p>
          </table:table-cell>
          <table:table-cell office:value-type="float" office:value="0.0000298023223876953" calcext:value-type="float">
            <text:p>2.98023223876953E-05</text:p>
          </table:table-cell>
          <table:table-cell office:value-type="float" office:value="0.0000386238098144531" calcext:value-type="float">
            <text:p>3.86238098144531E-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319480895996094" calcext:value-type="float">
            <text:p>3.19480895996094E-05</text:p>
          </table:table-cell>
          <table:table-cell office:value-type="float" office:value="0.0000300407409667969" calcext:value-type="float">
            <text:p>3.00407409667969E-05</text:p>
          </table:table-cell>
          <table:table-cell office:value-type="float" office:value="0.0000388622283935547" calcext:value-type="float">
            <text:p>3.88622283935547E-0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321865081787109" calcext:value-type="float">
            <text:p>3.21865081787109E-05</text:p>
          </table:table-cell>
          <table:table-cell office:value-type="float" office:value="0.0000348091125488281" calcext:value-type="float">
            <text:p>3.48091125488281E-05</text:p>
          </table:table-cell>
          <table:table-cell office:value-type="float" office:value="0.0000402927398681641" calcext:value-type="float">
            <text:p>4.02927398681641E-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0.0000319480895996094" calcext:value-type="float">
            <text:p>3.19480895996094E-05</text:p>
          </table:table-cell>
          <table:table-cell office:value-type="float" office:value="0.0000414848327636719" calcext:value-type="float">
            <text:p>4.14848327636719E-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324249267578125" calcext:value-type="float">
            <text:p>3.24249267578125E-05</text:p>
          </table:table-cell>
          <table:table-cell office:value-type="float" office:value="0.0000345706939697266" calcext:value-type="float">
            <text:p>3.45706939697266E-05</text:p>
          </table:table-cell>
          <table:table-cell office:value-type="float" office:value="0.0000407695770263672" calcext:value-type="float">
            <text:p>4.07695770263672E-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324249267578125" calcext:value-type="float">
            <text:p>3.24249267578125E-05</text:p>
          </table:table-cell>
          <table:table-cell office:value-type="float" office:value="0.0000309944152832031" calcext:value-type="float">
            <text:p>3.09944152832031E-05</text:p>
          </table:table-cell>
          <table:table-cell office:value-type="float" office:value="0.0000405311584472656" calcext:value-type="float">
            <text:p>4.05311584472656E-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326633453369141" calcext:value-type="float">
            <text:p>3.26633453369141E-05</text:p>
          </table:table-cell>
          <table:table-cell office:value-type="float" office:value="0.0000312328338623047" calcext:value-type="float">
            <text:p>3.12328338623047E-05</text:p>
          </table:table-cell>
          <table:table-cell office:value-type="float" office:value="0.0000410079956054688" calcext:value-type="float">
            <text:p>0.0000410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329017639160156" calcext:value-type="float">
            <text:p>3.29017639160156E-05</text:p>
          </table:table-cell>
          <table:table-cell office:value-type="float" office:value="0.0000317096710205078" calcext:value-type="float">
            <text:p>3.17096710205078E-05</text:p>
          </table:table-cell>
          <table:table-cell office:value-type="float" office:value="0.0000412464141845703" calcext:value-type="float">
            <text:p>4.12464141845703E-0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329017639160156" calcext:value-type="float">
            <text:p>3.29017639160156E-05</text:p>
          </table:table-cell>
          <table:table-cell office:value-type="float" office:value="0.0000321865081787109" calcext:value-type="float">
            <text:p>3.21865081787109E-05</text:p>
          </table:table-cell>
          <table:table-cell office:value-type="float" office:value="0.0000417232513427734" calcext:value-type="float">
            <text:p>4.17232513427734E-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333786010742187" calcext:value-type="float">
            <text:p>3.33786010742187E-05</text:p>
          </table:table-cell>
          <table:table-cell office:value-type="float" office:value="0.0000317096710205078" calcext:value-type="float">
            <text:p>3.17096710205078E-05</text:p>
          </table:table-cell>
          <table:table-cell office:value-type="float" office:value="0.0000445842742919922" calcext:value-type="float">
            <text:p>4.45842742919922E-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338554382324219" calcext:value-type="float">
            <text:p>3.38554382324219E-05</text:p>
          </table:table-cell>
          <table:table-cell office:value-type="float" office:value="0.0000329017639160156" calcext:value-type="float">
            <text:p>3.29017639160156E-05</text:p>
          </table:table-cell>
          <table:table-cell office:value-type="float" office:value="0.0000424385070800781" calcext:value-type="float">
            <text:p>4.24385070800781E-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336170196533203" calcext:value-type="float">
            <text:p>0.000033617</text:p>
          </table:table-cell>
          <table:table-cell office:value-type="float" office:value="0.0000326633453369141" calcext:value-type="float">
            <text:p>3.26633453369141E-05</text:p>
          </table:table-cell>
          <table:table-cell office:value-type="float" office:value="0.0000426769256591797" calcext:value-type="float">
            <text:p>4.26769256591797E-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0338554382324219" calcext:value-type="float">
            <text:p>3.38554382324219E-05</text:p>
          </table:table-cell>
          <table:table-cell office:value-type="float" office:value="0.0000326633453369141" calcext:value-type="float">
            <text:p>3.26633453369141E-05</text:p>
          </table:table-cell>
          <table:table-cell office:value-type="float" office:value="0.0000429153442382813" calcext:value-type="float">
            <text:p>4.29153442382813E-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00340938568115234" calcext:value-type="float">
            <text:p>3.40938568115234E-05</text:p>
          </table:table-cell>
          <table:table-cell office:value-type="float" office:value="0.0000333786010742187" calcext:value-type="float">
            <text:p>3.33786010742187E-05</text:p>
          </table:table-cell>
          <table:table-cell office:value-type="float" office:value="0.0000429153442382813" calcext:value-type="float">
            <text:p>4.29153442382813E-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0034332275390625" calcext:value-type="float">
            <text:p>3.4332275390625E-05</text:p>
          </table:table-cell>
          <table:table-cell office:value-type="float" office:value="0.0000360012054443359" calcext:value-type="float">
            <text:p>3.60012054443359E-05</text:p>
          </table:table-cell>
          <table:table-cell office:value-type="float" office:value="0.0000441074371337891" calcext:value-type="float">
            <text:p>4.41074371337891E-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00345706939697266" calcext:value-type="float">
            <text:p>3.45706939697266E-05</text:p>
          </table:table-cell>
          <table:table-cell office:value-type="float" office:value="0.0000336170196533203" calcext:value-type="float">
            <text:p>0.000033617</text:p>
          </table:table-cell>
          <table:table-cell office:value-type="float" office:value="0.0000441074371337891" calcext:value-type="float">
            <text:p>4.41074371337891E-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00348091125488281" calcext:value-type="float">
            <text:p>3.48091125488281E-05</text:p>
          </table:table-cell>
          <table:table-cell office:value-type="float" office:value="0.0000338554382324219" calcext:value-type="float">
            <text:p>3.38554382324219E-05</text:p>
          </table:table-cell>
          <table:table-cell office:value-type="float" office:value="0.0000445842742919922" calcext:value-type="float">
            <text:p>4.45842742919922E-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0348091125488281" calcext:value-type="float">
            <text:p>3.48091125488281E-05</text:p>
          </table:table-cell>
          <table:table-cell office:value-type="float" office:value="0.000034332275390625" calcext:value-type="float">
            <text:p>3.4332275390625E-05</text:p>
          </table:table-cell>
          <table:table-cell office:value-type="float" office:value="0.0000441074371337891" calcext:value-type="float">
            <text:p>4.41074371337891E-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350475311279297" calcext:value-type="float">
            <text:p>3.50475311279297E-05</text:p>
          </table:table-cell>
          <table:table-cell office:value-type="float" office:value="0.0000398159027099609" calcext:value-type="float">
            <text:p>3.98159027099609E-05</text:p>
          </table:table-cell>
          <table:table-cell office:value-type="float" office:value="0.0000646114349365234" calcext:value-type="float">
            <text:p>6.46114349365234E-0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0562667846679688" calcext:value-type="float">
            <text:p>5.62667846679688E-05</text:p>
          </table:table-cell>
          <table:table-cell office:value-type="float" office:value="0.0000348091125488281" calcext:value-type="float">
            <text:p>3.48091125488281E-05</text:p>
          </table:table-cell>
          <table:table-cell office:value-type="float" office:value="0.0000455379486083984" calcext:value-type="float">
            <text:p>4.55379486083984E-0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00352859497070312" calcext:value-type="float">
            <text:p>3.52859497070312E-05</text:p>
          </table:table-cell>
          <table:table-cell office:value-type="float" office:value="0.0000348091125488281" calcext:value-type="float">
            <text:p>3.48091125488281E-05</text:p>
          </table:table-cell>
          <table:table-cell office:value-type="float" office:value="0.0000460147857666016" calcext:value-type="float">
            <text:p>4.60147857666016E-0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00360012054443359" calcext:value-type="float">
            <text:p>3.60012054443359E-05</text:p>
          </table:table-cell>
          <table:table-cell office:value-type="float" office:value="0.000034332275390625" calcext:value-type="float">
            <text:p>3.4332275390625E-05</text:p>
          </table:table-cell>
          <table:table-cell office:value-type="float" office:value="0.0000491142272949219" calcext:value-type="float">
            <text:p>4.91142272949219E-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0362396240234375" calcext:value-type="float">
            <text:p>3.62396240234375E-05</text:p>
          </table:table-cell>
          <table:table-cell office:value-type="float" office:value="0.0000357627868652344" calcext:value-type="float">
            <text:p>3.57627868652344E-05</text:p>
          </table:table-cell>
          <table:table-cell office:value-type="float" office:value="0.0000462532043457031" calcext:value-type="float">
            <text:p>4.62532043457031E-0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00364780426025391" calcext:value-type="float">
            <text:p>0.000036478</text:p>
          </table:table-cell>
          <table:table-cell office:value-type="float" office:value="0.0000360012054443359" calcext:value-type="float">
            <text:p>3.60012054443359E-05</text:p>
          </table:table-cell>
          <table:table-cell office:value-type="float" office:value="0.0000467300415039063" calcext:value-type="float">
            <text:p>0.0000467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00367164611816406" calcext:value-type="float">
            <text:p>3.67164611816406E-05</text:p>
          </table:table-cell>
          <table:table-cell office:value-type="float" office:value="0.0000357627868652344" calcext:value-type="float">
            <text:p>3.57627868652344E-05</text:p>
          </table:table-cell>
          <table:table-cell office:value-type="float" office:value="0.0000493526458740234" calcext:value-type="float">
            <text:p>4.93526458740234E-0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00367164611816406" calcext:value-type="float">
            <text:p>3.67164611816406E-05</text:p>
          </table:table-cell>
          <table:table-cell office:value-type="float" office:value="0.0000391006469726562" calcext:value-type="float">
            <text:p>3.91006469726562E-05</text:p>
          </table:table-cell>
          <table:table-cell office:value-type="float" office:value="0.0000479221343994141" calcext:value-type="float">
            <text:p>4.79221343994141E-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00369548797607422" calcext:value-type="float">
            <text:p>3.69548797607422E-05</text:p>
          </table:table-cell>
          <table:table-cell office:value-type="float" office:value="0.0000364780426025391" calcext:value-type="float">
            <text:p>0.000036478</text:p>
          </table:table-cell>
          <table:table-cell office:value-type="float" office:value="0.0000476837158203125" calcext:value-type="float">
            <text:p>4.76837158203125E-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369548797607422" calcext:value-type="float">
            <text:p>3.69548797607422E-05</text:p>
          </table:table-cell>
          <table:table-cell office:value-type="float" office:value="0.0000364780426025391" calcext:value-type="float">
            <text:p>0.000036478</text:p>
          </table:table-cell>
          <table:table-cell office:value-type="float" office:value="0.0000481605529785156" calcext:value-type="float">
            <text:p>4.81605529785156E-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00374317169189453" calcext:value-type="float">
            <text:p>3.74317169189453E-05</text:p>
          </table:table-cell>
          <table:table-cell office:value-type="float" office:value="0.0000398159027099609" calcext:value-type="float">
            <text:p>3.98159027099609E-05</text:p>
          </table:table-cell>
          <table:table-cell office:value-type="float" office:value="0.0000483989715576172" calcext:value-type="float">
            <text:p>0.00004839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00376701354980469" calcext:value-type="float">
            <text:p>3.76701354980469E-05</text:p>
          </table:table-cell>
          <table:table-cell office:value-type="float" office:value="0.0000727176666259766" calcext:value-type="float">
            <text:p>7.27176666259766E-05</text:p>
          </table:table-cell>
          <table:table-cell office:value-type="float" office:value="0.0000679492950439453" calcext:value-type="float">
            <text:p>6.79492950439453E-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00376701354980469" calcext:value-type="float">
            <text:p>3.76701354980469E-05</text:p>
          </table:table-cell>
          <table:table-cell office:value-type="float" office:value="0.0000369548797607422" calcext:value-type="float">
            <text:p>3.69548797607422E-05</text:p>
          </table:table-cell>
          <table:table-cell office:value-type="float" office:value="0.0000481605529785156" calcext:value-type="float">
            <text:p>4.81605529785156E-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00379085540771484" calcext:value-type="float">
            <text:p>3.79085540771484E-05</text:p>
          </table:table-cell>
          <table:table-cell office:value-type="float" office:value="0.0000407695770263672" calcext:value-type="float">
            <text:p>4.07695770263672E-05</text:p>
          </table:table-cell>
          <table:table-cell office:value-type="float" office:value="0.0000498294830322266" calcext:value-type="float">
            <text:p>4.98294830322266E-0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003814697265625" calcext:value-type="float">
            <text:p>0.000038147</text:p>
          </table:table-cell>
          <table:table-cell office:value-type="float" office:value="0.0000379085540771484" calcext:value-type="float">
            <text:p>3.79085540771484E-05</text:p>
          </table:table-cell>
          <table:table-cell office:value-type="float" office:value="0.0000498294830322266" calcext:value-type="float">
            <text:p>4.98294830322266E-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00383853912353516" calcext:value-type="float">
            <text:p>3.83853912353516E-05</text:p>
          </table:table-cell>
          <table:table-cell office:value-type="float" office:value="0.00003814697265625" calcext:value-type="float">
            <text:p>0.000038147</text:p>
          </table:table-cell>
          <table:table-cell office:value-type="float" office:value="0.00005340576171875" calcext:value-type="float">
            <text:p>5.340576171875E-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00386238098144531" calcext:value-type="float">
            <text:p>3.86238098144531E-05</text:p>
          </table:table-cell>
          <table:table-cell office:value-type="float" office:value="0.0000388622283935547" calcext:value-type="float">
            <text:p>3.88622283935547E-05</text:p>
          </table:table-cell>
          <table:table-cell office:value-type="float" office:value="0.0000503063201904297" calcext:value-type="float">
            <text:p>5.03063201904297E-0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00388622283935547" calcext:value-type="float">
            <text:p>3.88622283935547E-05</text:p>
          </table:table-cell>
          <table:table-cell office:value-type="float" office:value="0.0000581741333007813" calcext:value-type="float">
            <text:p>5.81741333007813E-05</text:p>
          </table:table-cell>
          <table:table-cell office:value-type="float" office:value="0.0000693798065185547" calcext:value-type="float">
            <text:p>6.93798065185547E-0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00391006469726562" calcext:value-type="float">
            <text:p>3.91006469726562E-05</text:p>
          </table:table-cell>
          <table:table-cell office:value-type="float" office:value="0.00003814697265625" calcext:value-type="float">
            <text:p>0.000038147</text:p>
          </table:table-cell>
          <table:table-cell office:value-type="float" office:value="0.0000543594360351563" calcext:value-type="float">
            <text:p>5.43594360351563E-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0395774841308594" calcext:value-type="float">
            <text:p>3.95774841308594E-05</text:p>
          </table:table-cell>
          <table:table-cell office:value-type="float" office:value="0.0000393390655517578" calcext:value-type="float">
            <text:p>3.93390655517578E-05</text:p>
          </table:table-cell>
          <table:table-cell office:value-type="float" office:value="0.0000512599945068359" calcext:value-type="float">
            <text:p>0.0000512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00393390655517578" calcext:value-type="float">
            <text:p>3.93390655517578E-05</text:p>
          </table:table-cell>
          <table:table-cell office:value-type="float" office:value="0.0000388622283935547" calcext:value-type="float">
            <text:p>3.88622283935547E-05</text:p>
          </table:table-cell>
          <table:table-cell office:value-type="float" office:value="0.0000514984130859375" calcext:value-type="float">
            <text:p>5.14984130859375E-0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00395774841308594" calcext:value-type="float">
            <text:p>3.95774841308594E-05</text:p>
          </table:table-cell>
          <table:table-cell office:value-type="float" office:value="0.0000424385070800781" calcext:value-type="float">
            <text:p>4.24385070800781E-05</text:p>
          </table:table-cell>
          <table:table-cell office:value-type="float" office:value="0.0000526905059814453" calcext:value-type="float">
            <text:p>5.26905059814453E-0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00398159027099609" calcext:value-type="float">
            <text:p>3.98159027099609E-05</text:p>
          </table:table-cell>
          <table:table-cell office:value-type="float" office:value="0.0000395774841308594" calcext:value-type="float">
            <text:p>3.95774841308594E-05</text:p>
          </table:table-cell>
          <table:table-cell office:value-type="float" office:value="0.0000522136688232422" calcext:value-type="float">
            <text:p>5.22136688232422E-0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00400543212890625" calcext:value-type="float">
            <text:p>4.00543212890625E-05</text:p>
          </table:table-cell>
          <table:table-cell office:value-type="float" office:value="0.0000393390655517578" calcext:value-type="float">
            <text:p>3.93390655517578E-05</text:p>
          </table:table-cell>
          <table:table-cell office:value-type="float" office:value="0.0000555515289306641" calcext:value-type="float">
            <text:p>5.55515289306641E-0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405311584472656" calcext:value-type="float">
            <text:p>4.05311584472656E-05</text:p>
          </table:table-cell>
          <table:table-cell office:value-type="float" office:value="0.0000410079956054688" calcext:value-type="float">
            <text:p>0.000041008</text:p>
          </table:table-cell>
          <table:table-cell office:value-type="float" office:value="0.0000526905059814453" calcext:value-type="float">
            <text:p>5.26905059814453E-0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0.0000405311584472656" calcext:value-type="float">
            <text:p>4.05311584472656E-05</text:p>
          </table:table-cell>
          <table:table-cell office:value-type="float" office:value="0.0000529289245605469" calcext:value-type="float">
            <text:p>5.29289245605469E-0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00407695770263672" calcext:value-type="float">
            <text:p>4.07695770263672E-05</text:p>
          </table:table-cell>
          <table:table-cell office:value-type="float" office:value="0.0000443458557128906" calcext:value-type="float">
            <text:p>4.43458557128906E-05</text:p>
          </table:table-cell>
          <table:table-cell office:value-type="float" office:value="0.0000545978546142578" calcext:value-type="float">
            <text:p>5.45978546142578E-0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00407695770263672" calcext:value-type="float">
            <text:p>4.07695770263672E-05</text:p>
          </table:table-cell>
          <table:table-cell office:value-type="float" office:value="0.0000412464141845703" calcext:value-type="float">
            <text:p>4.12464141845703E-05</text:p>
          </table:table-cell>
          <table:table-cell office:value-type="float" office:value="0.0000538825988769531" calcext:value-type="float">
            <text:p>5.38825988769531E-0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00412464141845703" calcext:value-type="float">
            <text:p>4.12464141845703E-05</text:p>
          </table:table-cell>
          <table:table-cell office:value-type="float" office:value="0.0000407695770263672" calcext:value-type="float">
            <text:p>4.07695770263672E-05</text:p>
          </table:table-cell>
          <table:table-cell office:value-type="float" office:value="0.0000574588775634766" calcext:value-type="float">
            <text:p>5.74588775634766E-0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0414848327636719" calcext:value-type="float">
            <text:p>4.14848327636719E-05</text:p>
          </table:table-cell>
          <table:table-cell office:value-type="float" office:value="0.0000422000885009766" calcext:value-type="float">
            <text:p>4.22000885009766E-05</text:p>
          </table:table-cell>
          <table:table-cell office:value-type="float" office:value="0.0000545978546142578" calcext:value-type="float">
            <text:p>5.45978546142578E-0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00414848327636719" calcext:value-type="float">
            <text:p>4.14848327636719E-05</text:p>
          </table:table-cell>
          <table:table-cell office:value-type="float" office:value="0.000041961669921875" calcext:value-type="float">
            <text:p>4.1961669921875E-05</text:p>
          </table:table-cell>
          <table:table-cell office:value-type="float" office:value="0.0000541210174560547" calcext:value-type="float">
            <text:p>0.0000541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00417232513427734" calcext:value-type="float">
            <text:p>4.17232513427734E-05</text:p>
          </table:table-cell>
          <table:table-cell office:value-type="float" office:value="0.0000462532043457031" calcext:value-type="float">
            <text:p>4.62532043457031E-05</text:p>
          </table:table-cell>
          <table:table-cell office:value-type="float" office:value="0.0000562667846679688" calcext:value-type="float">
            <text:p>5.62667846679688E-0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0041961669921875" calcext:value-type="float">
            <text:p>4.1961669921875E-05</text:p>
          </table:table-cell>
          <table:table-cell office:value-type="float" office:value="0.0000422000885009766" calcext:value-type="float">
            <text:p>4.22000885009766E-05</text:p>
          </table:table-cell>
          <table:table-cell office:value-type="float" office:value="0.0000562667846679688" calcext:value-type="float">
            <text:p>5.62667846679688E-0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00422000885009766" calcext:value-type="float">
            <text:p>4.22000885009766E-05</text:p>
          </table:table-cell>
          <table:table-cell office:value-type="float" office:value="0.0000417232513427734" calcext:value-type="float">
            <text:p>4.17232513427734E-05</text:p>
          </table:table-cell>
          <table:table-cell office:value-type="float" office:value="0.0000596046447753906" calcext:value-type="float">
            <text:p>5.96046447753906E-0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0426769256591797" calcext:value-type="float">
            <text:p>4.26769256591797E-05</text:p>
          </table:table-cell>
          <table:table-cell office:value-type="float" office:value="0.0000660419464111328" calcext:value-type="float">
            <text:p>6.60419464111328E-05</text:p>
          </table:table-cell>
          <table:table-cell office:value-type="float" office:value="0.0000562667846679688" calcext:value-type="float">
            <text:p>5.62667846679688E-0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0424385070800781" calcext:value-type="float">
            <text:p>4.24385070800781E-05</text:p>
          </table:table-cell>
          <table:table-cell office:value-type="float" office:value="0.0000433921813964844" calcext:value-type="float">
            <text:p>4.33921813964844E-05</text:p>
          </table:table-cell>
          <table:table-cell office:value-type="float" office:value="0.0000643730163574219" calcext:value-type="float">
            <text:p>0.00006437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00438690185546875" calcext:value-type="float">
            <text:p>0.000043869</text:p>
          </table:table-cell>
          <table:table-cell office:value-type="float" office:value="0.0000488758087158203" calcext:value-type="float">
            <text:p>4.88758087158203E-05</text:p>
          </table:table-cell>
          <table:table-cell office:value-type="float" office:value="0.0000600814819335938" calcext:value-type="float">
            <text:p>6.00814819335938E-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00441074371337891" calcext:value-type="float">
            <text:p>4.41074371337891E-05</text:p>
          </table:table-cell>
          <table:table-cell office:value-type="float" office:value="0.0000448226928710938" calcext:value-type="float">
            <text:p>4.48226928710938E-05</text:p>
          </table:table-cell>
          <table:table-cell office:value-type="float" office:value="0.0000593662261962891" calcext:value-type="float">
            <text:p>5.93662261962891E-0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00445842742919922" calcext:value-type="float">
            <text:p>4.45842742919922E-05</text:p>
          </table:table-cell>
          <table:table-cell office:value-type="float" office:value="0.0000441074371337891" calcext:value-type="float">
            <text:p>4.41074371337891E-05</text:p>
          </table:table-cell>
          <table:table-cell office:value-type="float" office:value="0.0000629425048828125" calcext:value-type="float">
            <text:p>6.29425048828125E-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0445842742919922" calcext:value-type="float">
            <text:p>4.45842742919922E-05</text:p>
          </table:table-cell>
          <table:table-cell office:value-type="float" office:value="0.0000452995300292969" calcext:value-type="float">
            <text:p>4.52995300292969E-05</text:p>
          </table:table-cell>
          <table:table-cell office:value-type="float" office:value="0.0000600814819335938" calcext:value-type="float">
            <text:p>6.00814819335938E-0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00452995300292969" calcext:value-type="float">
            <text:p>4.52995300292969E-05</text:p>
          </table:table-cell>
          <table:table-cell office:value-type="float" office:value="0.0000469684600830078" calcext:value-type="float">
            <text:p>4.69684600830078E-05</text:p>
          </table:table-cell>
          <table:table-cell office:value-type="float" office:value="0.0000612735748291016" calcext:value-type="float">
            <text:p>6.12735748291016E-0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00452995300292969" calcext:value-type="float">
            <text:p>4.52995300292969E-05</text:p>
          </table:table-cell>
          <table:table-cell office:value-type="float" office:value="0.0000460147857666016" calcext:value-type="float">
            <text:p>4.60147857666016E-05</text:p>
          </table:table-cell>
          <table:table-cell office:value-type="float" office:value="0.00006866455078125" calcext:value-type="float">
            <text:p>6.866455078125E-0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0438690185546875" calcext:value-type="float">
            <text:p>0.000043869</text:p>
          </table:table-cell>
          <table:table-cell office:value-type="float" office:value="0.0000450611114501953" calcext:value-type="float">
            <text:p>4.50611114501953E-05</text:p>
          </table:table-cell>
          <table:table-cell office:value-type="float" office:value="0.0000598430633544922" calcext:value-type="float">
            <text:p>5.98430633544922E-0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00441074371337891" calcext:value-type="float">
            <text:p>4.41074371337891E-05</text:p>
          </table:table-cell>
          <table:table-cell office:value-type="float" office:value="0.0000452995300292969" calcext:value-type="float">
            <text:p>4.52995300292969E-05</text:p>
          </table:table-cell>
          <table:table-cell office:value-type="float" office:value="0.0000598430633544922" calcext:value-type="float">
            <text:p>5.98430633544922E-0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00443458557128906" calcext:value-type="float">
            <text:p>4.43458557128906E-05</text:p>
          </table:table-cell>
          <table:table-cell office:value-type="float" office:value="0.0000452995300292969" calcext:value-type="float">
            <text:p>4.52995300292969E-05</text:p>
          </table:table-cell>
          <table:table-cell office:value-type="float" office:value="0.0000600814819335938" calcext:value-type="float">
            <text:p>6.00814819335938E-0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441074371337891" calcext:value-type="float">
            <text:p>4.41074371337891E-05</text:p>
          </table:table-cell>
          <table:table-cell office:value-type="float" office:value="0.0000455379486083984" calcext:value-type="float">
            <text:p>4.55379486083984E-05</text:p>
          </table:table-cell>
          <table:table-cell office:value-type="float" office:value="0.0000603199005126953" calcext:value-type="float">
            <text:p>6.03199005126953E-0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445842742919922" calcext:value-type="float">
            <text:p>4.45842742919922E-05</text:p>
          </table:table-cell>
          <table:table-cell office:value-type="float" office:value="0.0000457763671875" calcext:value-type="float">
            <text:p>4.57763671875E-05</text:p>
          </table:table-cell>
          <table:table-cell office:value-type="float" office:value="0.0000605583190917969" calcext:value-type="float">
            <text:p>6.05583190917969E-0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00448226928710938" calcext:value-type="float">
            <text:p>4.48226928710938E-05</text:p>
          </table:table-cell>
          <table:table-cell office:value-type="float" office:value="0.0000457763671875" calcext:value-type="float">
            <text:p>4.57763671875E-05</text:p>
          </table:table-cell>
          <table:table-cell office:value-type="float" office:value="0.00006103515625" calcext:value-type="float">
            <text:p>6.103515625E-0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00450611114501953" calcext:value-type="float">
            <text:p>4.50611114501953E-05</text:p>
          </table:table-cell>
          <table:table-cell office:value-type="float" office:value="0.0000462532043457031" calcext:value-type="float">
            <text:p>4.62532043457031E-05</text:p>
          </table:table-cell>
          <table:table-cell office:value-type="float" office:value="0.0000612735748291016" calcext:value-type="float">
            <text:p>6.12735748291016E-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0452995300292969" calcext:value-type="float">
            <text:p>4.52995300292969E-05</text:p>
          </table:table-cell>
          <table:table-cell office:value-type="float" office:value="0.0000464916229248047" calcext:value-type="float">
            <text:p>4.64916229248047E-05</text:p>
          </table:table-cell>
          <table:table-cell office:value-type="float" office:value="0.0000617504119873047" calcext:value-type="float">
            <text:p>6.17504119873047E-0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00455379486083984" calcext:value-type="float">
            <text:p>4.55379486083984E-05</text:p>
          </table:table-cell>
          <table:table-cell office:value-type="float" office:value="0.0000464916229248047" calcext:value-type="float">
            <text:p>4.64916229248047E-05</text:p>
          </table:table-cell>
          <table:table-cell office:value-type="float" office:value="0.0000624656677246094" calcext:value-type="float">
            <text:p>6.24656677246094E-0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00457763671875" calcext:value-type="float">
            <text:p>4.57763671875E-05</text:p>
          </table:table-cell>
          <table:table-cell office:value-type="float" office:value="0.0000469684600830078" calcext:value-type="float">
            <text:p>4.69684600830078E-05</text:p>
          </table:table-cell>
          <table:table-cell office:value-type="float" office:value="0.0000627040863037109" calcext:value-type="float">
            <text:p>6.27040863037109E-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00457763671875" calcext:value-type="float">
            <text:p>4.57763671875E-05</text:p>
          </table:table-cell>
          <table:table-cell office:value-type="float" office:value="0.0000469684600830078" calcext:value-type="float">
            <text:p>4.69684600830078E-05</text:p>
          </table:table-cell>
          <table:table-cell office:value-type="float" office:value="0.0000627040863037109" calcext:value-type="float">
            <text:p>6.27040863037109E-0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00460147857666016" calcext:value-type="float">
            <text:p>4.60147857666016E-05</text:p>
          </table:table-cell>
          <table:table-cell office:value-type="float" office:value="0.0000472068786621094" calcext:value-type="float">
            <text:p>4.72068786621094E-05</text:p>
          </table:table-cell>
          <table:table-cell office:value-type="float" office:value="0.0000634193420410156" calcext:value-type="float">
            <text:p>6.34193420410156E-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00462532043457031" calcext:value-type="float">
            <text:p>4.62532043457031E-05</text:p>
          </table:table-cell>
          <table:table-cell office:value-type="float" office:value="0.0000476837158203125" calcext:value-type="float">
            <text:p>4.76837158203125E-05</text:p>
          </table:table-cell>
          <table:table-cell office:value-type="float" office:value="0.0000634193420410156" calcext:value-type="float">
            <text:p>6.34193420410156E-0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00462532043457031" calcext:value-type="float">
            <text:p>4.62532043457031E-05</text:p>
          </table:table-cell>
          <table:table-cell office:value-type="float" office:value="0.0000479221343994141" calcext:value-type="float">
            <text:p>4.79221343994141E-05</text:p>
          </table:table-cell>
          <table:table-cell office:value-type="float" office:value="0.0000638961791992187" calcext:value-type="float">
            <text:p>6.38961791992187E-0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00462532043457031" calcext:value-type="float">
            <text:p>4.62532043457031E-05</text:p>
          </table:table-cell>
          <table:table-cell office:value-type="float" office:value="0.0000479221343994141" calcext:value-type="float">
            <text:p>4.79221343994141E-05</text:p>
          </table:table-cell>
          <table:table-cell office:value-type="float" office:value="0.0000643730163574219" calcext:value-type="float">
            <text:p>0.00006437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00464916229248047" calcext:value-type="float">
            <text:p>4.64916229248047E-05</text:p>
          </table:table-cell>
          <table:table-cell office:value-type="float" office:value="0.0000481605529785156" calcext:value-type="float">
            <text:p>4.81605529785156E-05</text:p>
          </table:table-cell>
          <table:table-cell office:value-type="float" office:value="0.0000643730163574219" calcext:value-type="float">
            <text:p>0.00006437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00469684600830078" calcext:value-type="float">
            <text:p>4.69684600830078E-05</text:p>
          </table:table-cell>
          <table:table-cell office:value-type="float" office:value="0.0000486373901367188" calcext:value-type="float">
            <text:p>4.86373901367188E-05</text:p>
          </table:table-cell>
          <table:table-cell office:value-type="float" office:value="0.0000681877136230469" calcext:value-type="float">
            <text:p>6.81877136230469E-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0469684600830078" calcext:value-type="float">
            <text:p>4.69684600830078E-05</text:p>
          </table:table-cell>
          <table:table-cell office:value-type="float" office:value="0.0000488758087158203" calcext:value-type="float">
            <text:p>4.88758087158203E-05</text:p>
          </table:table-cell>
          <table:table-cell office:value-type="float" office:value="0.0000655651092529297" calcext:value-type="float">
            <text:p>6.55651092529297E-0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00474452972412109" calcext:value-type="float">
            <text:p>4.74452972412109E-05</text:p>
          </table:table-cell>
          <table:table-cell office:value-type="float" office:value="0.0000491142272949219" calcext:value-type="float">
            <text:p>4.91142272949219E-05</text:p>
          </table:table-cell>
          <table:table-cell office:value-type="float" office:value="0.0000655651092529297" calcext:value-type="float">
            <text:p>6.55651092529297E-0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00474452972412109" calcext:value-type="float">
            <text:p>4.74452972412109E-05</text:p>
          </table:table-cell>
          <table:table-cell office:value-type="float" office:value="0.0000493526458740234" calcext:value-type="float">
            <text:p>4.93526458740234E-05</text:p>
          </table:table-cell>
          <table:table-cell office:value-type="float" office:value="0.0000660419464111328" calcext:value-type="float">
            <text:p>6.60419464111328E-0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00474452972412109" calcext:value-type="float">
            <text:p>4.74452972412109E-05</text:p>
          </table:table-cell>
          <table:table-cell office:value-type="float" office:value="0.000049591064453125" calcext:value-type="float">
            <text:p>4.9591064453125E-05</text:p>
          </table:table-cell>
          <table:table-cell office:value-type="float" office:value="0.0000665187835693359" calcext:value-type="float">
            <text:p>6.65187835693359E-0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00476837158203125" calcext:value-type="float">
            <text:p>4.76837158203125E-05</text:p>
          </table:table-cell>
          <table:table-cell office:value-type="float" office:value="0.0000498294830322266" calcext:value-type="float">
            <text:p>4.98294830322266E-05</text:p>
          </table:table-cell>
          <table:table-cell office:value-type="float" office:value="0.0000662803649902344" calcext:value-type="float">
            <text:p>6.62803649902344E-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0481605529785156" calcext:value-type="float">
            <text:p>4.81605529785156E-05</text:p>
          </table:table-cell>
          <table:table-cell office:value-type="float" office:value="0.0000503063201904297" calcext:value-type="float">
            <text:p>5.03063201904297E-05</text:p>
          </table:table-cell>
          <table:table-cell office:value-type="float" office:value="0.0000669956207275391" calcext:value-type="float">
            <text:p>6.69956207275391E-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481605529785156" calcext:value-type="float">
            <text:p>4.81605529785156E-05</text:p>
          </table:table-cell>
          <table:table-cell office:value-type="float" office:value="0.0000503063201904297" calcext:value-type="float">
            <text:p>5.03063201904297E-05</text:p>
          </table:table-cell>
          <table:table-cell office:value-type="float" office:value="0.0000677108764648437" calcext:value-type="float">
            <text:p>6.77108764648437E-0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00483989715576172" calcext:value-type="float">
            <text:p>0.000048399</text:p>
          </table:table-cell>
          <table:table-cell office:value-type="float" office:value="0.0000507831573486328" calcext:value-type="float">
            <text:p>5.07831573486328E-05</text:p>
          </table:table-cell>
          <table:table-cell office:value-type="float" office:value="0.0000674724578857422" calcext:value-type="float">
            <text:p>6.74724578857422E-0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00493526458740234" calcext:value-type="float">
            <text:p>4.93526458740234E-05</text:p>
          </table:table-cell>
          <table:table-cell office:value-type="float" office:value="0.0000510215759277344" calcext:value-type="float">
            <text:p>5.10215759277344E-05</text:p>
          </table:table-cell>
          <table:table-cell office:value-type="float" office:value="0.0000679492950439453" calcext:value-type="float">
            <text:p>6.79492950439453E-0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00491142272949219" calcext:value-type="float">
            <text:p>4.91142272949219E-05</text:p>
          </table:table-cell>
          <table:table-cell office:value-type="float" office:value="0.0000507831573486328" calcext:value-type="float">
            <text:p>5.07831573486328E-05</text:p>
          </table:table-cell>
          <table:table-cell office:value-type="float" office:value="0.0000684261322021484" calcext:value-type="float">
            <text:p>6.84261322021484E-0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0491142272949219" calcext:value-type="float">
            <text:p>4.91142272949219E-05</text:p>
          </table:table-cell>
          <table:table-cell office:value-type="float" office:value="0.0000514984130859375" calcext:value-type="float">
            <text:p>5.14984130859375E-05</text:p>
          </table:table-cell>
          <table:table-cell office:value-type="float" office:value="0.00006866455078125" calcext:value-type="float">
            <text:p>6.866455078125E-0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00491142272949219" calcext:value-type="float">
            <text:p>4.91142272949219E-05</text:p>
          </table:table-cell>
          <table:table-cell office:value-type="float" office:value="0.0000517368316650391" calcext:value-type="float">
            <text:p>5.17368316650391E-05</text:p>
          </table:table-cell>
          <table:table-cell office:value-type="float" office:value="0.0000691413879394531" calcext:value-type="float">
            <text:p>6.91413879394531E-0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0049591064453125" calcext:value-type="float">
            <text:p>4.9591064453125E-05</text:p>
          </table:table-cell>
          <table:table-cell office:value-type="float" office:value="0.0000519752502441406" calcext:value-type="float">
            <text:p>5.19752502441406E-05</text:p>
          </table:table-cell>
          <table:table-cell office:value-type="float" office:value="0.0000698566436767578" calcext:value-type="float">
            <text:p>6.98566436767578E-0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0049591064453125" calcext:value-type="float">
            <text:p>4.9591064453125E-05</text:p>
          </table:table-cell>
          <table:table-cell office:value-type="float" office:value="0.0000522136688232422" calcext:value-type="float">
            <text:p>5.22136688232422E-05</text:p>
          </table:table-cell>
          <table:table-cell office:value-type="float" office:value="0.0000693798065185547" calcext:value-type="float">
            <text:p>6.93798065185547E-0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00498294830322266" calcext:value-type="float">
            <text:p>4.98294830322266E-05</text:p>
          </table:table-cell>
          <table:table-cell office:value-type="float" office:value="0.0000524520874023438" calcext:value-type="float">
            <text:p>5.24520874023438E-05</text:p>
          </table:table-cell>
          <table:table-cell office:value-type="float" office:value="0.0000700950622558594" calcext:value-type="float">
            <text:p>7.00950622558594E-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00500679016113281" calcext:value-type="float">
            <text:p>5.00679016113281E-05</text:p>
          </table:table-cell>
          <table:table-cell office:value-type="float" office:value="0.0000524520874023438" calcext:value-type="float">
            <text:p>5.24520874023438E-05</text:p>
          </table:table-cell>
          <table:table-cell office:value-type="float" office:value="0.0000708103179931641" calcext:value-type="float">
            <text:p>7.08103179931641E-0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00503063201904297" calcext:value-type="float">
            <text:p>5.03063201904297E-05</text:p>
          </table:table-cell>
          <table:table-cell office:value-type="float" office:value="0.0000529289245605469" calcext:value-type="float">
            <text:p>5.29289245605469E-05</text:p>
          </table:table-cell>
          <table:table-cell office:value-type="float" office:value="0.0000705718994140625" calcext:value-type="float">
            <text:p>7.05718994140625E-0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00505447387695313" calcext:value-type="float">
            <text:p>5.05447387695313E-05</text:p>
          </table:table-cell>
          <table:table-cell office:value-type="float" office:value="0.0000529289245605469" calcext:value-type="float">
            <text:p>5.29289245605469E-05</text:p>
          </table:table-cell>
          <table:table-cell office:value-type="float" office:value="0.0000710487365722656" calcext:value-type="float">
            <text:p>7.10487365722656E-0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00507831573486328" calcext:value-type="float">
            <text:p>5.07831573486328E-05</text:p>
          </table:table-cell>
          <table:table-cell office:value-type="float" office:value="0.00005340576171875" calcext:value-type="float">
            <text:p>5.340576171875E-05</text:p>
          </table:table-cell>
          <table:table-cell office:value-type="float" office:value="0.0000720024108886719" calcext:value-type="float">
            <text:p>7.20024108886719E-0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00510215759277344" calcext:value-type="float">
            <text:p>5.10215759277344E-05</text:p>
          </table:table-cell>
          <table:table-cell office:value-type="float" office:value="0.0000536441802978516" calcext:value-type="float">
            <text:p>5.36441802978516E-05</text:p>
          </table:table-cell>
          <table:table-cell office:value-type="float" office:value="0.0000717639923095703" calcext:value-type="float">
            <text:p>0.0000717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0512599945068359" calcext:value-type="float">
            <text:p>0.00005126</text:p>
          </table:table-cell>
          <table:table-cell office:value-type="float" office:value="0.0000541210174560547" calcext:value-type="float">
            <text:p>0.000054121</text:p>
          </table:table-cell>
          <table:table-cell office:value-type="float" office:value="0.0000720024108886719" calcext:value-type="float">
            <text:p>7.20024108886719E-0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00514984130859375" calcext:value-type="float">
            <text:p>5.14984130859375E-05</text:p>
          </table:table-cell>
          <table:table-cell office:value-type="float" office:value="0.0000538825988769531" calcext:value-type="float">
            <text:p>5.38825988769531E-05</text:p>
          </table:table-cell>
          <table:table-cell office:value-type="float" office:value="0.0000755786895751953" calcext:value-type="float">
            <text:p>7.55786895751953E-0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00517368316650391" calcext:value-type="float">
            <text:p>5.17368316650391E-05</text:p>
          </table:table-cell>
          <table:table-cell office:value-type="float" office:value="0.0000545978546142578" calcext:value-type="float">
            <text:p>5.45978546142578E-05</text:p>
          </table:table-cell>
          <table:table-cell office:value-type="float" office:value="0.0000727176666259766" calcext:value-type="float">
            <text:p>7.27176666259766E-0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517368316650391" calcext:value-type="float">
            <text:p>5.17368316650391E-05</text:p>
          </table:table-cell>
          <table:table-cell office:value-type="float" office:value="0.0000545978546142578" calcext:value-type="float">
            <text:p>5.45978546142578E-05</text:p>
          </table:table-cell>
          <table:table-cell office:value-type="float" office:value="0.0000734329223632812" calcext:value-type="float">
            <text:p>7.34329223632812E-0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00519752502441406" calcext:value-type="float">
            <text:p>5.19752502441406E-05</text:p>
          </table:table-cell>
          <table:table-cell office:value-type="float" office:value="0.0000548362731933594" calcext:value-type="float">
            <text:p>5.48362731933594E-05</text:p>
          </table:table-cell>
          <table:table-cell office:value-type="float" office:value="0.0000743865966796875" calcext:value-type="float">
            <text:p>7.43865966796875E-0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00522136688232422" calcext:value-type="float">
            <text:p>5.22136688232422E-05</text:p>
          </table:table-cell>
          <table:table-cell office:value-type="float" office:value="0.0000555515289306641" calcext:value-type="float">
            <text:p>5.55515289306641E-05</text:p>
          </table:table-cell>
          <table:table-cell office:value-type="float" office:value="0.0000739097595214844" calcext:value-type="float">
            <text:p>7.39097595214844E-0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522136688232422" calcext:value-type="float">
            <text:p>5.22136688232422E-05</text:p>
          </table:table-cell>
          <table:table-cell office:value-type="float" office:value="0.0000553131103515625" calcext:value-type="float">
            <text:p>5.53131103515625E-05</text:p>
          </table:table-cell>
          <table:table-cell office:value-type="float" office:value="0.0000746250152587891" calcext:value-type="float">
            <text:p>0.00007462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524520874023438" calcext:value-type="float">
            <text:p>5.24520874023438E-05</text:p>
          </table:table-cell>
          <table:table-cell office:value-type="float" office:value="0.0000560283660888672" calcext:value-type="float">
            <text:p>5.60283660888672E-05</text:p>
          </table:table-cell>
          <table:table-cell office:value-type="float" office:value="0.0000755786895751953" calcext:value-type="float">
            <text:p>7.55786895751953E-0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529289245605469" calcext:value-type="float">
            <text:p>5.29289245605469E-05</text:p>
          </table:table-cell>
          <table:table-cell office:value-type="float" office:value="0.0000565052032470703" calcext:value-type="float">
            <text:p>5.65052032470703E-05</text:p>
          </table:table-cell>
          <table:table-cell office:value-type="float" office:value="0.0000848770141601563" calcext:value-type="float">
            <text:p>0.00008487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00545978546142578" calcext:value-type="float">
            <text:p>5.45978546142578E-05</text:p>
          </table:table-cell>
          <table:table-cell office:value-type="float" office:value="0.0000579357147216797" calcext:value-type="float">
            <text:p>5.79357147216797E-05</text:p>
          </table:table-cell>
          <table:table-cell office:value-type="float" office:value="0.0000774860382080078" calcext:value-type="float">
            <text:p>0.00007748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0545978546142578" calcext:value-type="float">
            <text:p>5.45978546142578E-05</text:p>
          </table:table-cell>
          <table:table-cell office:value-type="float" office:value="0.0000581741333007813" calcext:value-type="float">
            <text:p>5.81741333007813E-05</text:p>
          </table:table-cell>
          <table:table-cell office:value-type="float" office:value="0.0000782012939453125" calcext:value-type="float">
            <text:p>7.82012939453125E-0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00550746917724609" calcext:value-type="float">
            <text:p>5.50746917724609E-05</text:p>
          </table:table-cell>
          <table:table-cell office:value-type="float" office:value="0.0000584125518798828" calcext:value-type="float">
            <text:p>5.84125518798828E-05</text:p>
          </table:table-cell>
          <table:table-cell office:value-type="float" office:value="0.0000777244567871094" calcext:value-type="float">
            <text:p>7.77244567871094E-0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00548362731933594" calcext:value-type="float">
            <text:p>5.48362731933594E-05</text:p>
          </table:table-cell>
          <table:table-cell office:value-type="float" office:value="0.0000586509704589844" calcext:value-type="float">
            <text:p>0.000058651</text:p>
          </table:table-cell>
          <table:table-cell office:value-type="float" office:value="0.0000786781311035156" calcext:value-type="float">
            <text:p>7.86781311035156E-0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00550746917724609" calcext:value-type="float">
            <text:p>5.50746917724609E-05</text:p>
          </table:table-cell>
          <table:table-cell office:value-type="float" office:value="0.0000662803649902344" calcext:value-type="float">
            <text:p>6.62803649902344E-05</text:p>
          </table:table-cell>
          <table:table-cell office:value-type="float" office:value="0.0000772476196289062" calcext:value-type="float">
            <text:p>7.72476196289062E-0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538825988769531" calcext:value-type="float">
            <text:p>5.38825988769531E-05</text:p>
          </table:table-cell>
          <table:table-cell office:value-type="float" office:value="0.0000576972961425781" calcext:value-type="float">
            <text:p>5.76972961425781E-05</text:p>
          </table:table-cell>
          <table:table-cell office:value-type="float" office:value="0.0000765323638916016" calcext:value-type="float">
            <text:p>7.65323638916016E-0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0541210174560547" calcext:value-type="float">
            <text:p>0.000054121</text:p>
          </table:table-cell>
          <table:table-cell office:value-type="float" office:value="0.0000579357147216797" calcext:value-type="float">
            <text:p>5.79357147216797E-05</text:p>
          </table:table-cell>
          <table:table-cell office:value-type="float" office:value="0.0000777244567871094" calcext:value-type="float">
            <text:p>7.77244567871094E-0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00541210174560547" calcext:value-type="float">
            <text:p>0.000054121</text:p>
          </table:table-cell>
          <table:table-cell office:value-type="float" office:value="0.0000581741333007813" calcext:value-type="float">
            <text:p>5.81741333007813E-05</text:p>
          </table:table-cell>
          <table:table-cell office:value-type="float" office:value="0.0000786781311035156" calcext:value-type="float">
            <text:p>7.86781311035156E-0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543594360351563" calcext:value-type="float">
            <text:p>5.43594360351563E-05</text:p>
          </table:table-cell>
          <table:table-cell office:value-type="float" office:value="0.0000586509704589844" calcext:value-type="float">
            <text:p>0.000058651</text:p>
          </table:table-cell>
          <table:table-cell office:value-type="float" office:value="0.0000779628753662109" calcext:value-type="float">
            <text:p>7.79628753662109E-0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00548362731933594" calcext:value-type="float">
            <text:p>5.48362731933594E-05</text:p>
          </table:table-cell>
          <table:table-cell office:value-type="float" office:value="0.0000588893890380859" calcext:value-type="float">
            <text:p>5.88893890380859E-05</text:p>
          </table:table-cell>
          <table:table-cell office:value-type="float" office:value="0.0000789165496826172" calcext:value-type="float">
            <text:p>7.89165496826172E-0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00550746917724609" calcext:value-type="float">
            <text:p>5.50746917724609E-05</text:p>
          </table:table-cell>
          <table:table-cell office:value-type="float" office:value="0.0000588893890380859" calcext:value-type="float">
            <text:p>5.88893890380859E-05</text:p>
          </table:table-cell>
          <table:table-cell office:value-type="float" office:value="0.0000796318054199219" calcext:value-type="float">
            <text:p>7.96318054199219E-0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0548362731933594" calcext:value-type="float">
            <text:p>5.48362731933594E-05</text:p>
          </table:table-cell>
          <table:table-cell office:value-type="float" office:value="0.0000591278076171875" calcext:value-type="float">
            <text:p>5.91278076171875E-05</text:p>
          </table:table-cell>
          <table:table-cell office:value-type="float" office:value="0.0000789165496826172" calcext:value-type="float">
            <text:p>7.89165496826172E-0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00550746917724609" calcext:value-type="float">
            <text:p>5.50746917724609E-05</text:p>
          </table:table-cell>
          <table:table-cell office:value-type="float" office:value="0.0000593662261962891" calcext:value-type="float">
            <text:p>5.93662261962891E-05</text:p>
          </table:table-cell>
          <table:table-cell office:value-type="float" office:value="0.0000796318054199219" calcext:value-type="float">
            <text:p>7.96318054199219E-0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00579357147216797" calcext:value-type="float">
            <text:p>5.79357147216797E-05</text:p>
          </table:table-cell>
          <table:table-cell office:value-type="float" office:value="0.0000598430633544922" calcext:value-type="float">
            <text:p>5.98430633544922E-05</text:p>
          </table:table-cell>
          <table:table-cell office:value-type="float" office:value="0.0000805854797363281" calcext:value-type="float">
            <text:p>8.05854797363281E-0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00555515289306641" calcext:value-type="float">
            <text:p>5.55515289306641E-05</text:p>
          </table:table-cell>
          <table:table-cell office:value-type="float" office:value="0.0000598430633544922" calcext:value-type="float">
            <text:p>5.98430633544922E-05</text:p>
          </table:table-cell>
          <table:table-cell office:value-type="float" office:value="0.0000798702239990234" calcext:value-type="float">
            <text:p>7.98702239990234E-0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00557899475097656" calcext:value-type="float">
            <text:p>5.57899475097656E-05</text:p>
          </table:table-cell>
          <table:table-cell office:value-type="float" office:value="0.0000600814819335938" calcext:value-type="float">
            <text:p>6.00814819335938E-05</text:p>
          </table:table-cell>
          <table:table-cell office:value-type="float" office:value="0.0000803470611572266" calcext:value-type="float">
            <text:p>8.03470611572266E-0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00560283660888672" calcext:value-type="float">
            <text:p>5.60283660888672E-05</text:p>
          </table:table-cell>
          <table:table-cell office:value-type="float" office:value="0.0000603199005126953" calcext:value-type="float">
            <text:p>6.03199005126953E-05</text:p>
          </table:table-cell>
          <table:table-cell office:value-type="float" office:value="0.0000820159912109375" calcext:value-type="float">
            <text:p>0.00008201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00560283660888672" calcext:value-type="float">
            <text:p>5.60283660888672E-05</text:p>
          </table:table-cell>
          <table:table-cell office:value-type="float" office:value="0.0000605583190917969" calcext:value-type="float">
            <text:p>6.05583190917969E-05</text:p>
          </table:table-cell>
          <table:table-cell office:value-type="float" office:value="0.0000810623168945313" calcext:value-type="float">
            <text:p>8.10623168945313E-0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00565052032470703" calcext:value-type="float">
            <text:p>5.65052032470703E-05</text:p>
          </table:table-cell>
          <table:table-cell office:value-type="float" office:value="0.00006103515625" calcext:value-type="float">
            <text:p>6.103515625E-05</text:p>
          </table:table-cell>
          <table:table-cell office:value-type="float" office:value="0.0000815391540527344" calcext:value-type="float">
            <text:p>8.15391540527344E-0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00565052032470703" calcext:value-type="float">
            <text:p>5.65052032470703E-05</text:p>
          </table:table-cell>
          <table:table-cell office:value-type="float" office:value="0.0000681877136230469" calcext:value-type="float">
            <text:p>6.81877136230469E-05</text:p>
          </table:table-cell>
          <table:table-cell office:value-type="float" office:value="0.0000832080841064453" calcext:value-type="float">
            <text:p>8.32080841064453E-0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00567436218261719" calcext:value-type="float">
            <text:p>5.67436218261719E-05</text:p>
          </table:table-cell>
          <table:table-cell office:value-type="float" office:value="0.0000615119934082031" calcext:value-type="float">
            <text:p>0.000061512</text:p>
          </table:table-cell>
          <table:table-cell office:value-type="float" office:value="0.0000920295715332031" calcext:value-type="float">
            <text:p>9.20295715332031E-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760555267333984" calcext:value-type="float">
            <text:p>7.60555267333984E-05</text:p>
          </table:table-cell>
          <table:table-cell office:value-type="float" office:value="0.0000615119934082031" calcext:value-type="float">
            <text:p>0.000061512</text:p>
          </table:table-cell>
          <table:table-cell office:value-type="float" office:value="0.0000829696655273438" calcext:value-type="float">
            <text:p>8.29696655273438E-0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00569820404052734" calcext:value-type="float">
            <text:p>0.000056982</text:p>
          </table:table-cell>
          <table:table-cell office:value-type="float" office:value="0.0000617504119873047" calcext:value-type="float">
            <text:p>6.17504119873047E-05</text:p>
          </table:table-cell>
          <table:table-cell office:value-type="float" office:value="0.0000836849212646484" calcext:value-type="float">
            <text:p>8.36849212646484E-0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00574588775634766" calcext:value-type="float">
            <text:p>5.74588775634766E-05</text:p>
          </table:table-cell>
          <table:table-cell office:value-type="float" office:value="0.0000619888305664062" calcext:value-type="float">
            <text:p>6.19888305664062E-05</text:p>
          </table:table-cell>
          <table:table-cell office:value-type="float" office:value="0.0000834465026855469" calcext:value-type="float">
            <text:p>8.34465026855469E-0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00576972961425781" calcext:value-type="float">
            <text:p>5.76972961425781E-05</text:p>
          </table:table-cell>
          <table:table-cell office:value-type="float" office:value="0.0000624656677246094" calcext:value-type="float">
            <text:p>6.24656677246094E-05</text:p>
          </table:table-cell>
          <table:table-cell office:value-type="float" office:value="0.00008392333984375" calcext:value-type="float">
            <text:p>8.392333984375E-0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00581741333007813" calcext:value-type="float">
            <text:p>5.81741333007813E-05</text:p>
          </table:table-cell>
          <table:table-cell office:value-type="float" office:value="0.0000634193420410156" calcext:value-type="float">
            <text:p>6.34193420410156E-05</text:p>
          </table:table-cell>
          <table:table-cell office:value-type="float" office:value="0.0000841617584228516" calcext:value-type="float">
            <text:p>8.41617584228516E-0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00581741333007813" calcext:value-type="float">
            <text:p>5.81741333007813E-05</text:p>
          </table:table-cell>
          <table:table-cell office:value-type="float" office:value="0.0000631809234619141" calcext:value-type="float">
            <text:p>6.31809234619141E-05</text:p>
          </table:table-cell>
          <table:table-cell office:value-type="float" office:value="0.0000858306884765625" calcext:value-type="float">
            <text:p>8.58306884765625E-0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00586509704589844" calcext:value-type="float">
            <text:p>0.000058651</text:p>
          </table:table-cell>
          <table:table-cell office:value-type="float" office:value="0.0000634193420410156" calcext:value-type="float">
            <text:p>6.34193420410156E-05</text:p>
          </table:table-cell>
          <table:table-cell office:value-type="float" office:value="0.0000851154327392578" calcext:value-type="float">
            <text:p>8.51154327392578E-0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00586509704589844" calcext:value-type="float">
            <text:p>0.000058651</text:p>
          </table:table-cell>
          <table:table-cell office:value-type="float" office:value="0.0000634193420410156" calcext:value-type="float">
            <text:p>6.34193420410156E-05</text:p>
          </table:table-cell>
          <table:table-cell office:value-type="float" office:value="0.0000851154327392578" calcext:value-type="float">
            <text:p>8.51154327392578E-0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00586509704589844" calcext:value-type="float">
            <text:p>0.000058651</text:p>
          </table:table-cell>
          <table:table-cell office:value-type="float" office:value="0.0000636577606201172" calcext:value-type="float">
            <text:p>6.36577606201172E-05</text:p>
          </table:table-cell>
          <table:table-cell office:value-type="float" office:value="0.0000867843627929688" calcext:value-type="float">
            <text:p>8.67843627929688E-0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00591278076171875" calcext:value-type="float">
            <text:p>5.91278076171875E-05</text:p>
          </table:table-cell>
          <table:table-cell office:value-type="float" office:value="0.0000636577606201172" calcext:value-type="float">
            <text:p>6.36577606201172E-05</text:p>
          </table:table-cell>
          <table:table-cell office:value-type="float" office:value="0.0000863075256347656" calcext:value-type="float">
            <text:p>8.63075256347656E-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0591278076171875" calcext:value-type="float">
            <text:p>5.91278076171875E-05</text:p>
          </table:table-cell>
          <table:table-cell office:value-type="float" office:value="0.0000643730163574219" calcext:value-type="float">
            <text:p>0.000064373</text:p>
          </table:table-cell>
          <table:table-cell office:value-type="float" office:value="0.0000891685485839844" calcext:value-type="float">
            <text:p>8.91685485839844E-0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00596046447753906" calcext:value-type="float">
            <text:p>5.96046447753906E-05</text:p>
          </table:table-cell>
          <table:table-cell office:value-type="float" office:value="0.0000646114349365234" calcext:value-type="float">
            <text:p>6.46114349365234E-05</text:p>
          </table:table-cell>
          <table:table-cell office:value-type="float" office:value="0.0000879764556884766" calcext:value-type="float">
            <text:p>8.79764556884766E-0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00596046447753906" calcext:value-type="float">
            <text:p>5.96046447753906E-05</text:p>
          </table:table-cell>
          <table:table-cell office:value-type="float" office:value="0.000064849853515625" calcext:value-type="float">
            <text:p>6.4849853515625E-05</text:p>
          </table:table-cell>
          <table:table-cell office:value-type="float" office:value="0.0000872611999511719" calcext:value-type="float">
            <text:p>8.72611999511719E-0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00598430633544922" calcext:value-type="float">
            <text:p>5.98430633544922E-05</text:p>
          </table:table-cell>
          <table:table-cell office:value-type="float" office:value="0.0000653266906738281" calcext:value-type="float">
            <text:p>6.53266906738281E-05</text:p>
          </table:table-cell>
          <table:table-cell office:value-type="float" office:value="0.0000872611999511719" calcext:value-type="float">
            <text:p>8.72611999511719E-0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00598430633544922" calcext:value-type="float">
            <text:p>5.98430633544922E-05</text:p>
          </table:table-cell>
          <table:table-cell office:value-type="float" office:value="0.0000650882720947266" calcext:value-type="float">
            <text:p>6.50882720947266E-05</text:p>
          </table:table-cell>
          <table:table-cell office:value-type="float" office:value="0.0000889301300048828" calcext:value-type="float">
            <text:p>8.89301300048828E-0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0600814819335938" calcext:value-type="float">
            <text:p>6.00814819335938E-05</text:p>
          </table:table-cell>
          <table:table-cell office:value-type="float" office:value="0.0000655651092529297" calcext:value-type="float">
            <text:p>6.55651092529297E-05</text:p>
          </table:table-cell>
          <table:table-cell office:value-type="float" office:value="0.0000882148742675781" calcext:value-type="float">
            <text:p>8.82148742675781E-0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00607967376708984" calcext:value-type="float">
            <text:p>6.07967376708984E-05</text:p>
          </table:table-cell>
          <table:table-cell office:value-type="float" office:value="0.0000658035278320312" calcext:value-type="float">
            <text:p>6.58035278320312E-05</text:p>
          </table:table-cell>
          <table:table-cell office:value-type="float" office:value="0.0000886917114257813" calcext:value-type="float">
            <text:p>8.86917114257813E-0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00607967376708984" calcext:value-type="float">
            <text:p>6.07967376708984E-05</text:p>
          </table:table-cell>
          <table:table-cell office:value-type="float" office:value="0.0000662803649902344" calcext:value-type="float">
            <text:p>6.62803649902344E-05</text:p>
          </table:table-cell>
          <table:table-cell office:value-type="float" office:value="0.0000898838043212891" calcext:value-type="float">
            <text:p>8.98838043212891E-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006103515625" calcext:value-type="float">
            <text:p>6.103515625E-05</text:p>
          </table:table-cell>
          <table:table-cell office:value-type="float" office:value="0.0000662803649902344" calcext:value-type="float">
            <text:p>6.62803649902344E-05</text:p>
          </table:table-cell>
          <table:table-cell office:value-type="float" office:value="0.0000889301300048828" calcext:value-type="float">
            <text:p>8.89301300048828E-0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00607967376708984" calcext:value-type="float">
            <text:p>6.07967376708984E-05</text:p>
          </table:table-cell>
          <table:table-cell office:value-type="float" office:value="0.0000667572021484375" calcext:value-type="float">
            <text:p>6.67572021484375E-05</text:p>
          </table:table-cell>
          <table:table-cell office:value-type="float" office:value="0.0000896453857421875" calcext:value-type="float">
            <text:p>8.96453857421875E-0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6103515625" calcext:value-type="float">
            <text:p>6.103515625E-05</text:p>
          </table:table-cell>
          <table:table-cell office:value-type="float" office:value="0.0000674724578857422" calcext:value-type="float">
            <text:p>6.74724578857422E-05</text:p>
          </table:table-cell>
          <table:table-cell office:value-type="float" office:value="0.0000901222229003906" calcext:value-type="float">
            <text:p>9.01222229003906E-0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00615119934082031" calcext:value-type="float">
            <text:p>0.000061512</text:p>
          </table:table-cell>
          <table:table-cell office:value-type="float" office:value="0.0000667572021484375" calcext:value-type="float">
            <text:p>6.67572021484375E-05</text:p>
          </table:table-cell>
          <table:table-cell office:value-type="float" office:value="0.0000905990600585938" calcext:value-type="float">
            <text:p>9.05990600585938E-0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00617504119873047" calcext:value-type="float">
            <text:p>6.17504119873047E-05</text:p>
          </table:table-cell>
          <table:table-cell office:value-type="float" office:value="0.0000672340393066406" calcext:value-type="float">
            <text:p>0.000067234</text:p>
          </table:table-cell>
          <table:table-cell office:value-type="float" office:value="0.000091552734375" calcext:value-type="float">
            <text:p>9.1552734375E-0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00617504119873047" calcext:value-type="float">
            <text:p>6.17504119873047E-05</text:p>
          </table:table-cell>
          <table:table-cell office:value-type="float" office:value="0.0000679492950439453" calcext:value-type="float">
            <text:p>6.79492950439453E-05</text:p>
          </table:table-cell>
          <table:table-cell office:value-type="float" office:value="0.0000910758972167969" calcext:value-type="float">
            <text:p>9.10758972167969E-0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00617504119873047" calcext:value-type="float">
            <text:p>6.17504119873047E-05</text:p>
          </table:table-cell>
          <table:table-cell office:value-type="float" office:value="0.0000679492950439453" calcext:value-type="float">
            <text:p>6.79492950439453E-05</text:p>
          </table:table-cell>
          <table:table-cell office:value-type="float" office:value="0.0000913143157958984" calcext:value-type="float">
            <text:p>9.13143157958984E-0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00619888305664062" calcext:value-type="float">
            <text:p>6.19888305664062E-05</text:p>
          </table:table-cell>
          <table:table-cell office:value-type="float" office:value="0.0000681877136230469" calcext:value-type="float">
            <text:p>6.81877136230469E-05</text:p>
          </table:table-cell>
          <table:table-cell office:value-type="float" office:value="0.0000927448272705078" calcext:value-type="float">
            <text:p>9.27448272705078E-0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00624656677246094" calcext:value-type="float">
            <text:p>6.24656677246094E-05</text:p>
          </table:table-cell>
          <table:table-cell office:value-type="float" office:value="0.00006866455078125" calcext:value-type="float">
            <text:p>6.866455078125E-05</text:p>
          </table:table-cell>
          <table:table-cell office:value-type="float" office:value="0.0000917911529541016" calcext:value-type="float">
            <text:p>9.17911529541016E-0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00624656677246094" calcext:value-type="float">
            <text:p>6.24656677246094E-05</text:p>
          </table:table-cell>
          <table:table-cell office:value-type="float" office:value="0.00006866455078125" calcext:value-type="float">
            <text:p>6.866455078125E-05</text:p>
          </table:table-cell>
          <table:table-cell office:value-type="float" office:value="0.0000925064086914063" calcext:value-type="float">
            <text:p>9.25064086914063E-0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00627040863037109" calcext:value-type="float">
            <text:p>6.27040863037109E-05</text:p>
          </table:table-cell>
          <table:table-cell office:value-type="float" office:value="0.0000712871551513672" calcext:value-type="float">
            <text:p>7.12871551513672E-05</text:p>
          </table:table-cell>
          <table:table-cell office:value-type="float" office:value="0.0000936985015869141" calcext:value-type="float">
            <text:p>9.36985015869141E-0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00631809234619141" calcext:value-type="float">
            <text:p>6.31809234619141E-05</text:p>
          </table:table-cell>
          <table:table-cell office:value-type="float" office:value="0.0000691413879394531" calcext:value-type="float">
            <text:p>6.91413879394531E-05</text:p>
          </table:table-cell>
          <table:table-cell office:value-type="float" office:value="0.0000925064086914063" calcext:value-type="float">
            <text:p>9.25064086914063E-0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0629425048828125" calcext:value-type="float">
            <text:p>6.29425048828125E-05</text:p>
          </table:table-cell>
          <table:table-cell office:value-type="float" office:value="0.0000693798065185547" calcext:value-type="float">
            <text:p>6.93798065185547E-05</text:p>
          </table:table-cell>
          <table:table-cell office:value-type="float" office:value="0.0000939369201660156" calcext:value-type="float">
            <text:p>9.39369201660156E-0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00634193420410156" calcext:value-type="float">
            <text:p>6.34193420410156E-05</text:p>
          </table:table-cell>
          <table:table-cell office:value-type="float" office:value="0.0000693798065185547" calcext:value-type="float">
            <text:p>6.93798065185547E-05</text:p>
          </table:table-cell>
          <table:table-cell office:value-type="float" office:value="0.0000944137573242188" calcext:value-type="float">
            <text:p>9.44137573242188E-0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00634193420410156" calcext:value-type="float">
            <text:p>6.34193420410156E-05</text:p>
          </table:table-cell>
          <table:table-cell office:value-type="float" office:value="0.0000700950622558594" calcext:value-type="float">
            <text:p>7.00950622558594E-05</text:p>
          </table:table-cell>
          <table:table-cell office:value-type="float" office:value="0.0000939369201660156" calcext:value-type="float">
            <text:p>9.39369201660156E-0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00636577606201172" calcext:value-type="float">
            <text:p>6.36577606201172E-05</text:p>
          </table:table-cell>
          <table:table-cell office:value-type="float" office:value="0.0000700950622558594" calcext:value-type="float">
            <text:p>7.00950622558594E-05</text:p>
          </table:table-cell>
          <table:table-cell office:value-type="float" office:value="0.0000944137573242188" calcext:value-type="float">
            <text:p>9.44137573242188E-0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00641345977783203" calcext:value-type="float">
            <text:p>6.41345977783203E-05</text:p>
          </table:table-cell>
          <table:table-cell office:value-type="float" office:value="0.0000705718994140625" calcext:value-type="float">
            <text:p>7.05718994140625E-05</text:p>
          </table:table-cell>
          <table:table-cell office:value-type="float" office:value="0.0000956058502197266" calcext:value-type="float">
            <text:p>9.56058502197266E-0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00643730163574219" calcext:value-type="float">
            <text:p>0.000064373</text:p>
          </table:table-cell>
          <table:table-cell office:value-type="float" office:value="0.0000705718994140625" calcext:value-type="float">
            <text:p>7.05718994140625E-05</text:p>
          </table:table-cell>
          <table:table-cell office:value-type="float" office:value="0.0000948905944824219" calcext:value-type="float">
            <text:p>9.48905944824219E-0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00641345977783203" calcext:value-type="float">
            <text:p>6.41345977783203E-05</text:p>
          </table:table-cell>
          <table:table-cell office:value-type="float" office:value="0.0000708103179931641" calcext:value-type="float">
            <text:p>7.08103179931641E-05</text:p>
          </table:table-cell>
          <table:table-cell office:value-type="float" office:value="0.0000956058502197266" calcext:value-type="float">
            <text:p>9.56058502197266E-0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00646114349365234" calcext:value-type="float">
            <text:p>6.46114349365234E-05</text:p>
          </table:table-cell>
          <table:table-cell office:value-type="float" office:value="0.0000710487365722656" calcext:value-type="float">
            <text:p>7.10487365722656E-05</text:p>
          </table:table-cell>
          <table:table-cell office:value-type="float" office:value="0.0000972747802734375" calcext:value-type="float">
            <text:p>9.72747802734375E-0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0064849853515625" calcext:value-type="float">
            <text:p>6.4849853515625E-05</text:p>
          </table:table-cell>
          <table:table-cell office:value-type="float" office:value="0.0000755786895751953" calcext:value-type="float">
            <text:p>7.55786895751953E-05</text:p>
          </table:table-cell>
          <table:table-cell office:value-type="float" office:value="0.0000977516174316406" calcext:value-type="float">
            <text:p>9.77516174316406E-0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00653266906738281" calcext:value-type="float">
            <text:p>6.53266906738281E-05</text:p>
          </table:table-cell>
          <table:table-cell office:value-type="float" office:value="0.0000753402709960937" calcext:value-type="float">
            <text:p>7.53402709960937E-05</text:p>
          </table:table-cell>
          <table:table-cell office:value-type="float" office:value="0.0000989437103271484" calcext:value-type="float">
            <text:p>9.89437103271484E-0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0653266906738281" calcext:value-type="float">
            <text:p>6.53266906738281E-05</text:p>
          </table:table-cell>
          <table:table-cell office:value-type="float" office:value="0.0000751018524169922" calcext:value-type="float">
            <text:p>7.51018524169922E-05</text:p>
          </table:table-cell>
          <table:table-cell office:value-type="float" office:value="0.00009918212890625" calcext:value-type="float">
            <text:p>9.918212890625E-0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00658035278320312" calcext:value-type="float">
            <text:p>6.58035278320312E-05</text:p>
          </table:table-cell>
          <table:table-cell office:value-type="float" office:value="0.0000753402709960937" calcext:value-type="float">
            <text:p>7.53402709960937E-05</text:p>
          </table:table-cell>
          <table:table-cell office:value-type="float" office:value="0.0000984668731689453" calcext:value-type="float">
            <text:p>9.84668731689453E-0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00658035278320312" calcext:value-type="float">
            <text:p>6.58035278320312E-05</text:p>
          </table:table-cell>
          <table:table-cell office:value-type="float" office:value="0.0000751018524169922" calcext:value-type="float">
            <text:p>7.51018524169922E-05</text:p>
          </table:table-cell>
          <table:table-cell office:value-type="float" office:value="0.0000994205474853516" calcext:value-type="float">
            <text:p>9.94205474853516E-0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00660419464111328" calcext:value-type="float">
            <text:p>6.60419464111328E-05</text:p>
          </table:table-cell>
          <table:table-cell office:value-type="float" office:value="0.0000755786895751953" calcext:value-type="float">
            <text:p>7.55786895751953E-05</text:p>
          </table:table-cell>
          <table:table-cell office:value-type="float" office:value="0.000100135803222656" calcext:value-type="float">
            <text:p>0.000100135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00660419464111328" calcext:value-type="float">
            <text:p>6.60419464111328E-05</text:p>
          </table:table-cell>
          <table:table-cell office:value-type="float" office:value="0.0000755786895751953" calcext:value-type="float">
            <text:p>7.55786895751953E-05</text:p>
          </table:table-cell>
          <table:table-cell office:value-type="float" office:value="0.000101566314697266" calcext:value-type="float">
            <text:p>0.000101566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0662803649902344" calcext:value-type="float">
            <text:p>6.62803649902344E-05</text:p>
          </table:table-cell>
          <table:table-cell office:value-type="float" office:value="0.0000760555267333984" calcext:value-type="float">
            <text:p>7.60555267333984E-05</text:p>
          </table:table-cell>
          <table:table-cell office:value-type="float" office:value="0.0000989437103271484" calcext:value-type="float">
            <text:p>9.89437103271484E-0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00662803649902344" calcext:value-type="float">
            <text:p>6.62803649902344E-05</text:p>
          </table:table-cell>
          <table:table-cell office:value-type="float" office:value="0.0000758171081542969" calcext:value-type="float">
            <text:p>7.58171081542969E-05</text:p>
          </table:table-cell>
          <table:table-cell office:value-type="float" office:value="0.000100612640380859" calcext:value-type="float">
            <text:p>0.000100612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00667572021484375" calcext:value-type="float">
            <text:p>6.67572021484375E-05</text:p>
          </table:table-cell>
          <table:table-cell office:value-type="float" office:value="0.0000758171081542969" calcext:value-type="float">
            <text:p>7.58171081542969E-05</text:p>
          </table:table-cell>
          <table:table-cell office:value-type="float" office:value="0.000100851058959961" calcext:value-type="float">
            <text:p>0.00010085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00672340393066406" calcext:value-type="float">
            <text:p>0.000067234</text:p>
          </table:table-cell>
          <table:table-cell office:value-type="float" office:value="0.0000755786895751953" calcext:value-type="float">
            <text:p>7.55786895751953E-05</text:p>
          </table:table-cell>
          <table:table-cell office:value-type="float" office:value="0.000100374221801758" calcext:value-type="float">
            <text:p>0.000100374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00669956207275391" calcext:value-type="float">
            <text:p>6.69956207275391E-05</text:p>
          </table:table-cell>
          <table:table-cell office:value-type="float" office:value="0.0000751018524169922" calcext:value-type="float">
            <text:p>7.51018524169922E-05</text:p>
          </table:table-cell>
          <table:table-cell office:value-type="float" office:value="0.000101566314697266" calcext:value-type="float">
            <text:p>0.000101566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0669956207275391" calcext:value-type="float">
            <text:p>6.69956207275391E-05</text:p>
          </table:table-cell>
          <table:table-cell office:value-type="float" office:value="0.0000746250152587891" calcext:value-type="float">
            <text:p>0.000074625</text:p>
          </table:table-cell>
          <table:table-cell office:value-type="float" office:value="0.000100374221801758" calcext:value-type="float">
            <text:p>0.000100374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00672340393066406" calcext:value-type="float">
            <text:p>0.000067234</text:p>
          </table:table-cell>
          <table:table-cell office:value-type="float" office:value="0.0000746250152587891" calcext:value-type="float">
            <text:p>0.000074625</text:p>
          </table:table-cell>
          <table:table-cell office:value-type="float" office:value="0.000101089477539063" calcext:value-type="float">
            <text:p>0.000101089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00674724578857422" calcext:value-type="float">
            <text:p>6.74724578857422E-05</text:p>
          </table:table-cell>
          <table:table-cell office:value-type="float" office:value="0.0000748634338378906" calcext:value-type="float">
            <text:p>7.48634338378906E-05</text:p>
          </table:table-cell>
          <table:table-cell office:value-type="float" office:value="0.00010228157043457" calcext:value-type="float">
            <text:p>0.000102281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00677108764648437" calcext:value-type="float">
            <text:p>6.77108764648437E-05</text:p>
          </table:table-cell>
          <table:table-cell office:value-type="float" office:value="0.0000751018524169922" calcext:value-type="float">
            <text:p>7.51018524169922E-05</text:p>
          </table:table-cell>
          <table:table-cell office:value-type="float" office:value="0.000101089477539063" calcext:value-type="float">
            <text:p>0.000101089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00674724578857422" calcext:value-type="float">
            <text:p>6.74724578857422E-05</text:p>
          </table:table-cell>
          <table:table-cell office:value-type="float" office:value="0.0000753402709960937" calcext:value-type="float">
            <text:p>7.53402709960937E-05</text:p>
          </table:table-cell>
          <table:table-cell office:value-type="float" office:value="0.000101804733276367" calcext:value-type="float">
            <text:p>0.000101804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00679492950439453" calcext:value-type="float">
            <text:p>6.79492950439453E-05</text:p>
          </table:table-cell>
          <table:table-cell office:value-type="float" office:value="0.0000758171081542969" calcext:value-type="float">
            <text:p>7.58171081542969E-05</text:p>
          </table:table-cell>
          <table:table-cell office:value-type="float" office:value="0.00010371208190918" calcext:value-type="float">
            <text:p>0.000103712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00681877136230469" calcext:value-type="float">
            <text:p>6.81877136230469E-05</text:p>
          </table:table-cell>
          <table:table-cell office:value-type="float" office:value="0.0000760555267333984" calcext:value-type="float">
            <text:p>7.60555267333984E-05</text:p>
          </table:table-cell>
          <table:table-cell office:value-type="float" office:value="0.00010228157043457" calcext:value-type="float">
            <text:p>0.000102281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00684261322021484" calcext:value-type="float">
            <text:p>6.84261322021484E-05</text:p>
          </table:table-cell>
          <table:table-cell office:value-type="float" office:value="0.0000760555267333984" calcext:value-type="float">
            <text:p>7.60555267333984E-05</text:p>
          </table:table-cell>
          <table:table-cell office:value-type="float" office:value="0.000102519989013672" calcext:value-type="float">
            <text:p>0.0001025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006866455078125" calcext:value-type="float">
            <text:p>6.866455078125E-05</text:p>
          </table:table-cell>
          <table:table-cell office:value-type="float" office:value="0.0000762939453125" calcext:value-type="float">
            <text:p>7.62939453125E-05</text:p>
          </table:table-cell>
          <table:table-cell office:value-type="float" office:value="0.000105142593383789" calcext:value-type="float">
            <text:p>0.000105142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00689029693603516" calcext:value-type="float">
            <text:p>0.000068903</text:p>
          </table:table-cell>
          <table:table-cell office:value-type="float" office:value="0.0000772476196289062" calcext:value-type="float">
            <text:p>7.72476196289062E-05</text:p>
          </table:table-cell>
          <table:table-cell office:value-type="float" office:value="0.00010371208190918" calcext:value-type="float">
            <text:p>0.000103712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0691413879394531" calcext:value-type="float">
            <text:p>6.91413879394531E-05</text:p>
          </table:table-cell>
          <table:table-cell office:value-type="float" office:value="0.0000805854797363281" calcext:value-type="float">
            <text:p>8.05854797363281E-05</text:p>
          </table:table-cell>
          <table:table-cell office:value-type="float" office:value="0.00010371208190918" calcext:value-type="float">
            <text:p>0.000103712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00691413879394531" calcext:value-type="float">
            <text:p>6.91413879394531E-05</text:p>
          </table:table-cell>
          <table:table-cell office:value-type="float" office:value="0.0000774860382080078" calcext:value-type="float">
            <text:p>0.000077486</text:p>
          </table:table-cell>
          <table:table-cell office:value-type="float" office:value="0.000105857849121094" calcext:value-type="float">
            <text:p>0.000105857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00693798065185547" calcext:value-type="float">
            <text:p>6.93798065185547E-05</text:p>
          </table:table-cell>
          <table:table-cell office:value-type="float" office:value="0.0000777244567871094" calcext:value-type="float">
            <text:p>7.77244567871094E-05</text:p>
          </table:table-cell>
          <table:table-cell office:value-type="float" office:value="0.000104427337646484" calcext:value-type="float">
            <text:p>0.000104427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00696182250976562" calcext:value-type="float">
            <text:p>6.96182250976562E-05</text:p>
          </table:table-cell>
          <table:table-cell office:value-type="float" office:value="0.0000777244567871094" calcext:value-type="float">
            <text:p>7.77244567871094E-05</text:p>
          </table:table-cell>
          <table:table-cell office:value-type="float" office:value="0.000103950500488281" calcext:value-type="float">
            <text:p>0.000103950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00698566436767578" calcext:value-type="float">
            <text:p>6.98566436767578E-05</text:p>
          </table:table-cell>
          <table:table-cell office:value-type="float" office:value="0.0000777244567871094" calcext:value-type="float">
            <text:p>7.77244567871094E-05</text:p>
          </table:table-cell>
          <table:table-cell office:value-type="float" office:value="0.0001068115234375" calcext:value-type="float">
            <text:p>0.00010681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00698566436767578" calcext:value-type="float">
            <text:p>6.98566436767578E-05</text:p>
          </table:table-cell>
          <table:table-cell office:value-type="float" office:value="0.0000782012939453125" calcext:value-type="float">
            <text:p>7.82012939453125E-05</text:p>
          </table:table-cell>
          <table:table-cell office:value-type="float" office:value="0.000105142593383789" calcext:value-type="float">
            <text:p>0.000105142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00700950622558594" calcext:value-type="float">
            <text:p>7.00950622558594E-05</text:p>
          </table:table-cell>
          <table:table-cell office:value-type="float" office:value="0.0000784397125244141" calcext:value-type="float">
            <text:p>7.84397125244141E-05</text:p>
          </table:table-cell>
          <table:table-cell office:value-type="float" office:value="0.000105619430541992" calcext:value-type="float">
            <text:p>0.000105619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00896453857421875" calcext:value-type="float">
            <text:p>8.96453857421875E-05</text:p>
          </table:table-cell>
          <table:table-cell office:value-type="float" office:value="0.0000977516174316406" calcext:value-type="float">
            <text:p>9.77516174316406E-05</text:p>
          </table:table-cell>
          <table:table-cell office:value-type="float" office:value="0.000107765197753906" calcext:value-type="float">
            <text:p>0.000107765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00705718994140625" calcext:value-type="float">
            <text:p>7.05718994140625E-05</text:p>
          </table:table-cell>
          <table:table-cell office:value-type="float" office:value="0.0000789165496826172" calcext:value-type="float">
            <text:p>7.89165496826172E-05</text:p>
          </table:table-cell>
          <table:table-cell office:value-type="float" office:value="0.000106096267700195" calcext:value-type="float">
            <text:p>0.000106096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00708103179931641" calcext:value-type="float">
            <text:p>7.08103179931641E-05</text:p>
          </table:table-cell>
          <table:table-cell office:value-type="float" office:value="0.0000791549682617187" calcext:value-type="float">
            <text:p>0.000079155</text:p>
          </table:table-cell>
          <table:table-cell office:value-type="float" office:value="0.000106334686279297" calcext:value-type="float">
            <text:p>0.000106334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0710487365722656" calcext:value-type="float">
            <text:p>7.10487365722656E-05</text:p>
          </table:table-cell>
          <table:table-cell office:value-type="float" office:value="0.0000796318054199219" calcext:value-type="float">
            <text:p>7.96318054199219E-05</text:p>
          </table:table-cell>
          <table:table-cell office:value-type="float" office:value="0.000131130218505859" calcext:value-type="float">
            <text:p>0.000131130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00715255737304687" calcext:value-type="float">
            <text:p>7.15255737304687E-05</text:p>
          </table:table-cell>
          <table:table-cell office:value-type="float" office:value="0.000080108642578125" calcext:value-type="float">
            <text:p>8.0108642578125E-05</text:p>
          </table:table-cell>
          <table:table-cell office:value-type="float" office:value="0.000107526779174805" calcext:value-type="float">
            <text:p>0.000107526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00712871551513672" calcext:value-type="float">
            <text:p>7.12871551513672E-05</text:p>
          </table:table-cell>
          <table:table-cell office:value-type="float" office:value="0.000080108642578125" calcext:value-type="float">
            <text:p>8.0108642578125E-05</text:p>
          </table:table-cell>
          <table:table-cell office:value-type="float" office:value="0.000107288360595703" calcext:value-type="float">
            <text:p>0.000107288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00712871551513672" calcext:value-type="float">
            <text:p>7.12871551513672E-05</text:p>
          </table:table-cell>
          <table:table-cell office:value-type="float" office:value="0.0000803470611572266" calcext:value-type="float">
            <text:p>8.03470611572266E-05</text:p>
          </table:table-cell>
          <table:table-cell office:value-type="float" office:value="0.000110387802124023" calcext:value-type="float">
            <text:p>0.000110387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00717639923095703" calcext:value-type="float">
            <text:p>0.000071764</text:p>
          </table:table-cell>
          <table:table-cell office:value-type="float" office:value="0.0000808238983154297" calcext:value-type="float">
            <text:p>8.08238983154297E-05</text:p>
          </table:table-cell>
          <table:table-cell office:value-type="float" office:value="0.000108242034912109" calcext:value-type="float">
            <text:p>0.00010824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00743865966796875" calcext:value-type="float">
            <text:p>7.43865966796875E-05</text:p>
          </table:table-cell>
          <table:table-cell office:value-type="float" office:value="0.0000813007354736328" calcext:value-type="float">
            <text:p>8.13007354736328E-05</text:p>
          </table:table-cell>
          <table:table-cell office:value-type="float" office:value="0.000108242034912109" calcext:value-type="float">
            <text:p>0.00010824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00720024108886719" calcext:value-type="float">
            <text:p>7.20024108886719E-05</text:p>
          </table:table-cell>
          <table:table-cell office:value-type="float" office:value="0.0000810623168945313" calcext:value-type="float">
            <text:p>8.10623168945313E-05</text:p>
          </table:table-cell>
          <table:table-cell office:value-type="float" office:value="0.00011134147644043" calcext:value-type="float">
            <text:p>0.000111341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0072479248046875" calcext:value-type="float">
            <text:p>7.2479248046875E-05</text:p>
          </table:table-cell>
          <table:table-cell office:value-type="float" office:value="0.0000817775726318359" calcext:value-type="float">
            <text:p>8.17775726318359E-05</text:p>
          </table:table-cell>
          <table:table-cell office:value-type="float" office:value="0.000109195709228516" calcext:value-type="float">
            <text:p>0.000109195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0072479248046875" calcext:value-type="float">
            <text:p>7.2479248046875E-05</text:p>
          </table:table-cell>
          <table:table-cell office:value-type="float" office:value="0.0000815391540527344" calcext:value-type="float">
            <text:p>8.15391540527344E-05</text:p>
          </table:table-cell>
          <table:table-cell office:value-type="float" office:value="0.00010991096496582" calcext:value-type="float">
            <text:p>0.00010991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00727176666259766" calcext:value-type="float">
            <text:p>7.27176666259766E-05</text:p>
          </table:table-cell>
          <table:table-cell office:value-type="float" office:value="0.0000820159912109375" calcext:value-type="float">
            <text:p>0.000082016</text:p>
          </table:table-cell>
          <table:table-cell office:value-type="float" office:value="0.000113010406494141" calcext:value-type="float">
            <text:p>0.000113010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0727176666259766" calcext:value-type="float">
            <text:p>7.27176666259766E-05</text:p>
          </table:table-cell>
          <table:table-cell office:value-type="float" office:value="0.0000817775726318359" calcext:value-type="float">
            <text:p>8.17775726318359E-05</text:p>
          </table:table-cell>
          <table:table-cell office:value-type="float" office:value="0.000110626220703125" calcext:value-type="float">
            <text:p>0.000110626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00731945037841797" calcext:value-type="float">
            <text:p>7.31945037841797E-05</text:p>
          </table:table-cell>
          <table:table-cell office:value-type="float" office:value="0.0000822544097900391" calcext:value-type="float">
            <text:p>8.22544097900391E-05</text:p>
          </table:table-cell>
          <table:table-cell office:value-type="float" office:value="0.000111103057861328" calcext:value-type="float">
            <text:p>0.000111103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00731945037841797" calcext:value-type="float">
            <text:p>7.31945037841797E-05</text:p>
          </table:table-cell>
          <table:table-cell office:value-type="float" office:value="0.0000824928283691406" calcext:value-type="float">
            <text:p>8.24928283691406E-05</text:p>
          </table:table-cell>
          <table:table-cell office:value-type="float" office:value="0.000113725662231445" calcext:value-type="float">
            <text:p>0.000113725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00736713409423828" calcext:value-type="float">
            <text:p>7.36713409423828E-05</text:p>
          </table:table-cell>
          <table:table-cell office:value-type="float" office:value="0.0000829696655273438" calcext:value-type="float">
            <text:p>8.29696655273438E-05</text:p>
          </table:table-cell>
          <table:table-cell office:value-type="float" office:value="0.000111579895019531" calcext:value-type="float">
            <text:p>0.000111579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00736713409423828" calcext:value-type="float">
            <text:p>7.36713409423828E-05</text:p>
          </table:table-cell>
          <table:table-cell office:value-type="float" office:value="0.0000829696655273438" calcext:value-type="float">
            <text:p>8.29696655273438E-05</text:p>
          </table:table-cell>
          <table:table-cell office:value-type="float" office:value="0.000111818313598633" calcext:value-type="float">
            <text:p>0.000111818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00741481781005859" calcext:value-type="float">
            <text:p>7.41481781005859E-05</text:p>
          </table:table-cell>
          <table:table-cell office:value-type="float" office:value="0.000102758407592773" calcext:value-type="float">
            <text:p>0.0001027584</text:p>
          </table:table-cell>
          <table:table-cell office:value-type="float" office:value="0.000114679336547852" calcext:value-type="float">
            <text:p>0.000114679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00741481781005859" calcext:value-type="float">
            <text:p>7.41481781005859E-05</text:p>
          </table:table-cell>
          <table:table-cell office:value-type="float" office:value="0.00008392333984375" calcext:value-type="float">
            <text:p>8.392333984375E-05</text:p>
          </table:table-cell>
          <table:table-cell office:value-type="float" office:value="0.000112771987915039" calcext:value-type="float">
            <text:p>0.00011277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00741481781005859" calcext:value-type="float">
            <text:p>7.41481781005859E-05</text:p>
          </table:table-cell>
          <table:table-cell office:value-type="float" office:value="0.00008392333984375" calcext:value-type="float">
            <text:p>8.392333984375E-05</text:p>
          </table:table-cell>
          <table:table-cell office:value-type="float" office:value="0.000113487243652344" calcext:value-type="float">
            <text:p>0.000113487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00743865966796875" calcext:value-type="float">
            <text:p>7.43865966796875E-05</text:p>
          </table:table-cell>
          <table:table-cell office:value-type="float" office:value="0.00008392333984375" calcext:value-type="float">
            <text:p>8.392333984375E-05</text:p>
          </table:table-cell>
          <table:table-cell office:value-type="float" office:value="0.000116109848022461" calcext:value-type="float">
            <text:p>0.000116109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00748634338378906" calcext:value-type="float">
            <text:p>7.48634338378906E-05</text:p>
          </table:table-cell>
          <table:table-cell office:value-type="float" office:value="0.0000867843627929688" calcext:value-type="float">
            <text:p>8.67843627929688E-05</text:p>
          </table:table-cell>
          <table:table-cell office:value-type="float" office:value="0.000113964080810547" calcext:value-type="float">
            <text:p>0.000113964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0751018524169922" calcext:value-type="float">
            <text:p>7.51018524169922E-05</text:p>
          </table:table-cell>
          <table:table-cell office:value-type="float" office:value="0.0000848770141601563" calcext:value-type="float">
            <text:p>0.000084877</text:p>
          </table:table-cell>
          <table:table-cell office:value-type="float" office:value="0.00011444091796875" calcext:value-type="float">
            <text:p>0.000114440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00753402709960937" calcext:value-type="float">
            <text:p>7.53402709960937E-05</text:p>
          </table:table-cell>
          <table:table-cell office:value-type="float" office:value="0.0000848770141601563" calcext:value-type="float">
            <text:p>0.000084877</text:p>
          </table:table-cell>
          <table:table-cell office:value-type="float" office:value="0.000136375427246094" calcext:value-type="float">
            <text:p>0.000136375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00844001770019531" calcext:value-type="float">
            <text:p>8.44001770019531E-05</text:p>
          </table:table-cell>
          <table:table-cell office:value-type="float" office:value="0.0000853538513183594" calcext:value-type="float">
            <text:p>8.53538513183594E-05</text:p>
          </table:table-cell>
          <table:table-cell office:value-type="float" office:value="0.000115156173706055" calcext:value-type="float">
            <text:p>0.000115156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00755786895751953" calcext:value-type="float">
            <text:p>7.55786895751953E-05</text:p>
          </table:table-cell>
          <table:table-cell office:value-type="float" office:value="0.0000855922698974609" calcext:value-type="float">
            <text:p>8.55922698974609E-05</text:p>
          </table:table-cell>
          <table:table-cell office:value-type="float" office:value="0.000114917755126953" calcext:value-type="float">
            <text:p>0.000114917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00755786895751953" calcext:value-type="float">
            <text:p>7.55786895751953E-05</text:p>
          </table:table-cell>
          <table:table-cell office:value-type="float" office:value="0.0000855922698974609" calcext:value-type="float">
            <text:p>8.55922698974609E-05</text:p>
          </table:table-cell>
          <table:table-cell office:value-type="float" office:value="0.000118255615234375" calcext:value-type="float">
            <text:p>0.000118255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00760555267333984" calcext:value-type="float">
            <text:p>7.60555267333984E-05</text:p>
          </table:table-cell>
          <table:table-cell office:value-type="float" office:value="0.0000860691070556641" calcext:value-type="float">
            <text:p>8.60691070556641E-05</text:p>
          </table:table-cell>
          <table:table-cell office:value-type="float" office:value="0.000115871429443359" calcext:value-type="float">
            <text:p>0.000115871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00760555267333984" calcext:value-type="float">
            <text:p>7.60555267333984E-05</text:p>
          </table:table-cell>
          <table:table-cell office:value-type="float" office:value="0.0000860691070556641" calcext:value-type="float">
            <text:p>8.60691070556641E-05</text:p>
          </table:table-cell>
          <table:table-cell office:value-type="float" office:value="0.000116109848022461" calcext:value-type="float">
            <text:p>0.000116109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00765323638916016" calcext:value-type="float">
            <text:p>7.65323638916016E-05</text:p>
          </table:table-cell>
          <table:table-cell office:value-type="float" office:value="0.0000865459442138672" calcext:value-type="float">
            <text:p>8.65459442138672E-05</text:p>
          </table:table-cell>
          <table:table-cell office:value-type="float" office:value="0.000119209289550781" calcext:value-type="float">
            <text:p>0.000119209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00765323638916016" calcext:value-type="float">
            <text:p>7.65323638916016E-05</text:p>
          </table:table-cell>
          <table:table-cell office:value-type="float" office:value="0.0000870227813720703" calcext:value-type="float">
            <text:p>8.70227813720703E-05</text:p>
          </table:table-cell>
          <table:table-cell office:value-type="float" office:value="0.000117301940917969" calcext:value-type="float">
            <text:p>0.000117301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00765323638916016" calcext:value-type="float">
            <text:p>7.65323638916016E-05</text:p>
          </table:table-cell>
          <table:table-cell office:value-type="float" office:value="0.0000870227813720703" calcext:value-type="float">
            <text:p>8.70227813720703E-05</text:p>
          </table:table-cell>
          <table:table-cell office:value-type="float" office:value="0.000117301940917969" calcext:value-type="float">
            <text:p>0.000117301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767707824707031" calcext:value-type="float">
            <text:p>7.67707824707031E-05</text:p>
          </table:table-cell>
          <table:table-cell office:value-type="float" office:value="0.0000870227813720703" calcext:value-type="float">
            <text:p>8.70227813720703E-05</text:p>
          </table:table-cell>
          <table:table-cell office:value-type="float" office:value="0.000120639801025391" calcext:value-type="float">
            <text:p>0.000120639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00770092010498047" calcext:value-type="float">
            <text:p>7.70092010498047E-05</text:p>
          </table:table-cell>
          <table:table-cell office:value-type="float" office:value="0.0000879764556884766" calcext:value-type="float">
            <text:p>8.79764556884766E-05</text:p>
          </table:table-cell>
          <table:table-cell office:value-type="float" office:value="0.000118017196655273" calcext:value-type="float">
            <text:p>0.000118017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00772476196289062" calcext:value-type="float">
            <text:p>7.72476196289062E-05</text:p>
          </table:table-cell>
          <table:table-cell office:value-type="float" office:value="0.0000879764556884766" calcext:value-type="float">
            <text:p>8.79764556884766E-05</text:p>
          </table:table-cell>
          <table:table-cell office:value-type="float" office:value="0.000118732452392578" calcext:value-type="float">
            <text:p>0.000118732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0080108642578125" calcext:value-type="float">
            <text:p>8.0108642578125E-05</text:p>
          </table:table-cell>
          <table:table-cell office:value-type="float" office:value="0.0000884532928466797" calcext:value-type="float">
            <text:p>8.84532928466797E-05</text:p>
          </table:table-cell>
          <table:table-cell office:value-type="float" office:value="0.000121355056762695" calcext:value-type="float">
            <text:p>0.000121355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00777244567871094" calcext:value-type="float">
            <text:p>7.77244567871094E-05</text:p>
          </table:table-cell>
          <table:table-cell office:value-type="float" office:value="0.0000884532928466797" calcext:value-type="float">
            <text:p>8.84532928466797E-05</text:p>
          </table:table-cell>
          <table:table-cell office:value-type="float" office:value="0.000118732452392578" calcext:value-type="float">
            <text:p>0.000118732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00777244567871094" calcext:value-type="float">
            <text:p>7.77244567871094E-05</text:p>
          </table:table-cell>
          <table:table-cell office:value-type="float" office:value="0.0000886917114257813" calcext:value-type="float">
            <text:p>8.86917114257813E-05</text:p>
          </table:table-cell>
          <table:table-cell office:value-type="float" office:value="0.000119686126708984" calcext:value-type="float">
            <text:p>0.000119686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00777244567871094" calcext:value-type="float">
            <text:p>7.77244567871094E-05</text:p>
          </table:table-cell>
          <table:table-cell office:value-type="float" office:value="0.0000884532928466797" calcext:value-type="float">
            <text:p>8.84532928466797E-05</text:p>
          </table:table-cell>
          <table:table-cell office:value-type="float" office:value="0.000122785568237305" calcext:value-type="float">
            <text:p>0.000122785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00782012939453125" calcext:value-type="float">
            <text:p>7.82012939453125E-05</text:p>
          </table:table-cell>
          <table:table-cell office:value-type="float" office:value="0.0000894069671630859" calcext:value-type="float">
            <text:p>0.000089407</text:p>
          </table:table-cell>
          <table:table-cell office:value-type="float" office:value="0.000120162963867188" calcext:value-type="float">
            <text:p>0.00012016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00784397125244141" calcext:value-type="float">
            <text:p>7.84397125244141E-05</text:p>
          </table:table-cell>
          <table:table-cell office:value-type="float" office:value="0.0000894069671630859" calcext:value-type="float">
            <text:p>0.000089407</text:p>
          </table:table-cell>
          <table:table-cell office:value-type="float" office:value="0.000120401382446289" calcext:value-type="float">
            <text:p>0.000120401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00786781311035156" calcext:value-type="float">
            <text:p>7.86781311035156E-05</text:p>
          </table:table-cell>
          <table:table-cell office:value-type="float" office:value="0.0000896453857421875" calcext:value-type="float">
            <text:p>8.96453857421875E-05</text:p>
          </table:table-cell>
          <table:table-cell office:value-type="float" office:value="0.000123739242553711" calcext:value-type="float">
            <text:p>0.000123739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0786781311035156" calcext:value-type="float">
            <text:p>7.86781311035156E-05</text:p>
          </table:table-cell>
          <table:table-cell office:value-type="float" office:value="0.0000901222229003906" calcext:value-type="float">
            <text:p>9.01222229003906E-05</text:p>
          </table:table-cell>
          <table:table-cell office:value-type="float" office:value="0.000121355056762695" calcext:value-type="float">
            <text:p>0.000121355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00791549682617187" calcext:value-type="float">
            <text:p>0.000079155</text:p>
          </table:table-cell>
          <table:table-cell office:value-type="float" office:value="0.0000901222229003906" calcext:value-type="float">
            <text:p>9.01222229003906E-05</text:p>
          </table:table-cell>
          <table:table-cell office:value-type="float" office:value="0.000121593475341797" calcext:value-type="float">
            <text:p>0.000121593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00791549682617187" calcext:value-type="float">
            <text:p>0.000079155</text:p>
          </table:table-cell>
          <table:table-cell office:value-type="float" office:value="0.0000901222229003906" calcext:value-type="float">
            <text:p>9.01222229003906E-05</text:p>
          </table:table-cell>
          <table:table-cell office:value-type="float" office:value="0.000125408172607422" calcext:value-type="float">
            <text:p>0.000125408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00793933868408203" calcext:value-type="float">
            <text:p>7.93933868408203E-05</text:p>
          </table:table-cell>
          <table:table-cell office:value-type="float" office:value="0.0000905990600585938" calcext:value-type="float">
            <text:p>9.05990600585938E-05</text:p>
          </table:table-cell>
          <table:table-cell office:value-type="float" office:value="0.000121831893920898" calcext:value-type="float">
            <text:p>0.000121831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00793933868408203" calcext:value-type="float">
            <text:p>7.93933868408203E-05</text:p>
          </table:table-cell>
          <table:table-cell office:value-type="float" office:value="0.0000908374786376953" calcext:value-type="float">
            <text:p>9.08374786376953E-05</text:p>
          </table:table-cell>
          <table:table-cell office:value-type="float" office:value="0.000122785568237305" calcext:value-type="float">
            <text:p>0.000122785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00796318054199219" calcext:value-type="float">
            <text:p>7.96318054199219E-05</text:p>
          </table:table-cell>
          <table:table-cell office:value-type="float" office:value="0.0000908374786376953" calcext:value-type="float">
            <text:p>9.08374786376953E-05</text:p>
          </table:table-cell>
          <table:table-cell office:value-type="float" office:value="0.000126361846923828" calcext:value-type="float">
            <text:p>0.000126361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0080108642578125" calcext:value-type="float">
            <text:p>8.0108642578125E-05</text:p>
          </table:table-cell>
          <table:table-cell office:value-type="float" office:value="0.0000936985015869141" calcext:value-type="float">
            <text:p>9.36985015869141E-05</text:p>
          </table:table-cell>
          <table:table-cell office:value-type="float" office:value="0.000123739242553711" calcext:value-type="float">
            <text:p>0.000123739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0080108642578125" calcext:value-type="float">
            <text:p>8.0108642578125E-05</text:p>
          </table:table-cell>
          <table:table-cell office:value-type="float" office:value="0.0000913143157958984" calcext:value-type="float">
            <text:p>9.13143157958984E-05</text:p>
          </table:table-cell>
          <table:table-cell office:value-type="float" office:value="0.000123500823974609" calcext:value-type="float">
            <text:p>0.000123500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0080108642578125" calcext:value-type="float">
            <text:p>8.0108642578125E-05</text:p>
          </table:table-cell>
          <table:table-cell office:value-type="float" office:value="0.0000917911529541016" calcext:value-type="float">
            <text:p>9.17911529541016E-05</text:p>
          </table:table-cell>
          <table:table-cell office:value-type="float" office:value="0.000126838684082031" calcext:value-type="float">
            <text:p>0.000126838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00805854797363281" calcext:value-type="float">
            <text:p>8.05854797363281E-05</text:p>
          </table:table-cell>
          <table:table-cell office:value-type="float" office:value="0.0000925064086914063" calcext:value-type="float">
            <text:p>9.25064086914063E-05</text:p>
          </table:table-cell>
          <table:table-cell office:value-type="float" office:value="0.000124454498291016" calcext:value-type="float">
            <text:p>0.000124454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0808238983154297" calcext:value-type="float">
            <text:p>8.08238983154297E-05</text:p>
          </table:table-cell>
          <table:table-cell office:value-type="float" office:value="0.0000925064086914063" calcext:value-type="float">
            <text:p>9.25064086914063E-05</text:p>
          </table:table-cell>
          <table:table-cell office:value-type="float" office:value="0.000124692916870117" calcext:value-type="float">
            <text:p>0.000124692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00815391540527344" calcext:value-type="float">
            <text:p>8.15391540527344E-05</text:p>
          </table:table-cell>
          <table:table-cell office:value-type="float" office:value="0.0000956058502197266" calcext:value-type="float">
            <text:p>9.56058502197266E-05</text:p>
          </table:table-cell>
          <table:table-cell office:value-type="float" office:value="0.000127553939819336" calcext:value-type="float">
            <text:p>0.000127553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00820159912109375" calcext:value-type="float">
            <text:p>0.000082016</text:p>
          </table:table-cell>
          <table:table-cell office:value-type="float" office:value="0.0000956058502197266" calcext:value-type="float">
            <text:p>9.56058502197266E-05</text:p>
          </table:table-cell>
          <table:table-cell office:value-type="float" office:value="0.000154972076416016" calcext:value-type="float">
            <text:p>0.000154972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00817775726318359" calcext:value-type="float">
            <text:p>8.17775726318359E-05</text:p>
          </table:table-cell>
          <table:table-cell office:value-type="float" office:value="0.000095367431640625" calcext:value-type="float">
            <text:p>9.5367431640625E-05</text:p>
          </table:table-cell>
          <table:table-cell office:value-type="float" office:value="0.000128269195556641" calcext:value-type="float">
            <text:p>0.000128269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00820159912109375" calcext:value-type="float">
            <text:p>0.000082016</text:p>
          </table:table-cell>
          <table:table-cell office:value-type="float" office:value="0.000095367431640625" calcext:value-type="float">
            <text:p>9.5367431640625E-05</text:p>
          </table:table-cell>
          <table:table-cell office:value-type="float" office:value="0.000126361846923828" calcext:value-type="float">
            <text:p>0.00012636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822544097900391" calcext:value-type="float">
            <text:p>8.22544097900391E-05</text:p>
          </table:table-cell>
          <table:table-cell office:value-type="float" office:value="0.0000965595245361328" calcext:value-type="float">
            <text:p>9.65595245361328E-05</text:p>
          </table:table-cell>
          <table:table-cell office:value-type="float" office:value="0.000126838684082031" calcext:value-type="float">
            <text:p>0.000126838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00824928283691406" calcext:value-type="float">
            <text:p>8.24928283691406E-05</text:p>
          </table:table-cell>
          <table:table-cell office:value-type="float" office:value="0.0000963211059570313" calcext:value-type="float">
            <text:p>9.63211059570313E-05</text:p>
          </table:table-cell>
          <table:table-cell office:value-type="float" office:value="0.000129938125610352" calcext:value-type="float">
            <text:p>0.000129938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00824928283691406" calcext:value-type="float">
            <text:p>8.24928283691406E-05</text:p>
          </table:table-cell>
          <table:table-cell office:value-type="float" office:value="0.0000960826873779297" calcext:value-type="float">
            <text:p>9.60826873779297E-05</text:p>
          </table:table-cell>
          <table:table-cell office:value-type="float" office:value="0.000127077102661133" calcext:value-type="float">
            <text:p>0.000127077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00832080841064453" calcext:value-type="float">
            <text:p>8.32080841064453E-05</text:p>
          </table:table-cell>
          <table:table-cell office:value-type="float" office:value="0.0000965595245361328" calcext:value-type="float">
            <text:p>9.65595245361328E-05</text:p>
          </table:table-cell>
          <table:table-cell office:value-type="float" office:value="0.000130176544189453" calcext:value-type="float">
            <text:p>0.000130176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00853538513183594" calcext:value-type="float">
            <text:p>8.53538513183594E-05</text:p>
          </table:table-cell>
          <table:table-cell office:value-type="float" office:value="0.0000970363616943359" calcext:value-type="float">
            <text:p>9.70363616943359E-05</text:p>
          </table:table-cell>
          <table:table-cell office:value-type="float" office:value="0.000128507614135742" calcext:value-type="float">
            <text:p>0.000128507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832080841064453" calcext:value-type="float">
            <text:p>8.32080841064453E-05</text:p>
          </table:table-cell>
          <table:table-cell office:value-type="float" office:value="0.0000975131988525391" calcext:value-type="float">
            <text:p>9.75131988525391E-05</text:p>
          </table:table-cell>
          <table:table-cell office:value-type="float" office:value="0.000131130218505859" calcext:value-type="float">
            <text:p>0.000131130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00836849212646484" calcext:value-type="float">
            <text:p>8.36849212646484E-05</text:p>
          </table:table-cell>
          <table:table-cell office:value-type="float" office:value="0.0000972747802734375" calcext:value-type="float">
            <text:p>9.72747802734375E-05</text:p>
          </table:table-cell>
          <table:table-cell office:value-type="float" office:value="0.000128984451293945" calcext:value-type="float">
            <text:p>0.000128984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00841617584228516" calcext:value-type="float">
            <text:p>8.41617584228516E-05</text:p>
          </table:table-cell>
          <table:table-cell office:value-type="float" office:value="0.0000972747802734375" calcext:value-type="float">
            <text:p>9.72747802734375E-05</text:p>
          </table:table-cell>
          <table:table-cell office:value-type="float" office:value="0.000131607055664063" calcext:value-type="float">
            <text:p>0.000131607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00836849212646484" calcext:value-type="float">
            <text:p>8.36849212646484E-05</text:p>
          </table:table-cell>
          <table:table-cell office:value-type="float" office:value="0.0000975131988525391" calcext:value-type="float">
            <text:p>9.75131988525391E-05</text:p>
          </table:table-cell>
          <table:table-cell office:value-type="float" office:value="0.000129222869873047" calcext:value-type="float">
            <text:p>0.000129222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00844001770019531" calcext:value-type="float">
            <text:p>8.44001770019531E-05</text:p>
          </table:table-cell>
          <table:table-cell office:value-type="float" office:value="0.0000977516174316406" calcext:value-type="float">
            <text:p>9.77516174316406E-05</text:p>
          </table:table-cell>
          <table:table-cell office:value-type="float" office:value="0.000132560729980469" calcext:value-type="float">
            <text:p>0.000132560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00841617584228516" calcext:value-type="float">
            <text:p>8.41617584228516E-05</text:p>
          </table:table-cell>
          <table:table-cell office:value-type="float" office:value="0.000117778778076172" calcext:value-type="float">
            <text:p>0.0001177788</text:p>
          </table:table-cell>
          <table:table-cell office:value-type="float" office:value="0.000130176544189453" calcext:value-type="float">
            <text:p>0.000130176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00846385955810547" calcext:value-type="float">
            <text:p>8.46385955810547E-05</text:p>
          </table:table-cell>
          <table:table-cell office:value-type="float" office:value="0.0000987052917480469" calcext:value-type="float">
            <text:p>9.87052917480469E-05</text:p>
          </table:table-cell>
          <table:table-cell office:value-type="float" office:value="0.00013279914855957" calcext:value-type="float">
            <text:p>0.000132799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00851154327392578" calcext:value-type="float">
            <text:p>8.51154327392578E-05</text:p>
          </table:table-cell>
          <table:table-cell office:value-type="float" office:value="0.0000970363616943359" calcext:value-type="float">
            <text:p>9.70363616943359E-05</text:p>
          </table:table-cell>
          <table:table-cell office:value-type="float" office:value="0.000130891799926758" calcext:value-type="float">
            <text:p>0.000130891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00851154327392578" calcext:value-type="float">
            <text:p>8.51154327392578E-05</text:p>
          </table:table-cell>
          <table:table-cell office:value-type="float" office:value="0.0000967979431152344" calcext:value-type="float">
            <text:p>9.67979431152344E-05</text:p>
          </table:table-cell>
          <table:table-cell office:value-type="float" office:value="0.000135183334350586" calcext:value-type="float">
            <text:p>0.000135183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00851154327392578" calcext:value-type="float">
            <text:p>8.51154327392578E-05</text:p>
          </table:table-cell>
          <table:table-cell office:value-type="float" office:value="0.0000970363616943359" calcext:value-type="float">
            <text:p>9.70363616943359E-05</text:p>
          </table:table-cell>
          <table:table-cell office:value-type="float" office:value="0.000131130218505859" calcext:value-type="float">
            <text:p>0.000131130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853538513183594" calcext:value-type="float">
            <text:p>8.53538513183594E-05</text:p>
          </table:table-cell>
          <table:table-cell office:value-type="float" office:value="0.0000970363616943359" calcext:value-type="float">
            <text:p>9.70363616943359E-05</text:p>
          </table:table-cell>
          <table:table-cell office:value-type="float" office:value="0.000131845474243164" calcext:value-type="float">
            <text:p>0.000131845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00855922698974609" calcext:value-type="float">
            <text:p>8.55922698974609E-05</text:p>
          </table:table-cell>
          <table:table-cell office:value-type="float" office:value="0.0000998973846435547" calcext:value-type="float">
            <text:p>9.98973846435547E-05</text:p>
          </table:table-cell>
          <table:table-cell office:value-type="float" office:value="0.000207185745239258" calcext:value-type="float">
            <text:p>0.000207185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0105142593383789" calcext:value-type="float">
            <text:p>0.0001051426</text:p>
          </table:table-cell>
          <table:table-cell office:value-type="float" office:value="0.000154495239257813" calcext:value-type="float">
            <text:p>0.0001544952</text:p>
          </table:table-cell>
          <table:table-cell office:value-type="float" office:value="0.000193119049072266" calcext:value-type="float">
            <text:p>0.00019311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0124454498291016" calcext:value-type="float">
            <text:p>0.0001244545</text:p>
          </table:table-cell>
          <table:table-cell office:value-type="float" office:value="0.000151872634887695" calcext:value-type="float">
            <text:p>0.0001518726</text:p>
          </table:table-cell>
          <table:table-cell office:value-type="float" office:value="0.00016331672668457" calcext:value-type="float">
            <text:p>0.000163316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0126361846923828" calcext:value-type="float">
            <text:p>0.0001263618</text:p>
          </table:table-cell>
          <table:table-cell office:value-type="float" office:value="0.000122308731079102" calcext:value-type="float">
            <text:p>0.0001223087</text:p>
          </table:table-cell>
          <table:table-cell office:value-type="float" office:value="0.000149011611938477" calcext:value-type="float">
            <text:p>0.000149011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00944137573242188" calcext:value-type="float">
            <text:p>9.44137573242188E-05</text:p>
          </table:table-cell>
          <table:table-cell office:value-type="float" office:value="0.000107049942016602" calcext:value-type="float">
            <text:p>0.0001070499</text:p>
          </table:table-cell>
          <table:table-cell office:value-type="float" office:value="0.000146150588989258" calcext:value-type="float">
            <text:p>0.000146150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00941753387451172" calcext:value-type="float">
            <text:p>9.41753387451172E-05</text:p>
          </table:table-cell>
          <table:table-cell office:value-type="float" office:value="0.000107765197753906" calcext:value-type="float">
            <text:p>0.0001077652</text:p>
          </table:table-cell>
          <table:table-cell office:value-type="float" office:value="0.000150918960571289" calcext:value-type="float">
            <text:p>0.00015091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011444091796875" calcext:value-type="float">
            <text:p>0.0001144409</text:p>
          </table:table-cell>
          <table:table-cell office:value-type="float" office:value="0.000119924545288086" calcext:value-type="float">
            <text:p>0.0001199245</text:p>
          </table:table-cell>
          <table:table-cell office:value-type="float" office:value="0.000143527984619141" calcext:value-type="float">
            <text:p>0.00014352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0137567520141602" calcext:value-type="float">
            <text:p>0.0001375675</text:p>
          </table:table-cell>
          <table:table-cell office:value-type="float" office:value="0.000109434127807617" calcext:value-type="float">
            <text:p>0.0001094341</text:p>
          </table:table-cell>
          <table:table-cell office:value-type="float" office:value="0.000134468078613281" calcext:value-type="float">
            <text:p>0.000134468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00870227813720703" calcext:value-type="float">
            <text:p>8.70227813720703E-05</text:p>
          </table:table-cell>
          <table:table-cell office:value-type="float" office:value="0.00009918212890625" calcext:value-type="float">
            <text:p>9.918212890625E-05</text:p>
          </table:table-cell>
          <table:table-cell office:value-type="float" office:value="0.000135421752929688" calcext:value-type="float">
            <text:p>0.00013542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872611999511719" calcext:value-type="float">
            <text:p>8.72611999511719E-05</text:p>
          </table:table-cell>
          <table:table-cell office:value-type="float" office:value="0.00009918212890625" calcext:value-type="float">
            <text:p>9.918212890625E-05</text:p>
          </table:table-cell>
          <table:table-cell office:value-type="float" office:value="0.000139474868774414" calcext:value-type="float">
            <text:p>0.000139474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0087738037109375" calcext:value-type="float">
            <text:p>0.000087738</text:p>
          </table:table-cell>
          <table:table-cell office:value-type="float" office:value="0.0000998973846435547" calcext:value-type="float">
            <text:p>9.98973846435547E-05</text:p>
          </table:table-cell>
          <table:table-cell office:value-type="float" office:value="0.000139474868774414" calcext:value-type="float">
            <text:p>0.000139474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00874996185302734" calcext:value-type="float">
            <text:p>8.74996185302734E-05</text:p>
          </table:table-cell>
          <table:table-cell office:value-type="float" office:value="0.0000996589660644531" calcext:value-type="float">
            <text:p>0.000099659</text:p>
          </table:table-cell>
          <table:table-cell office:value-type="float" office:value="0.000136613845825195" calcext:value-type="float">
            <text:p>0.000136613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0087738037109375" calcext:value-type="float">
            <text:p>0.000087738</text:p>
          </table:table-cell>
          <table:table-cell office:value-type="float" office:value="0.000100135803222656" calcext:value-type="float">
            <text:p>0.0001001358</text:p>
          </table:table-cell>
          <table:table-cell office:value-type="float" office:value="0.000139951705932617" calcext:value-type="float">
            <text:p>0.000139951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00882148742675781" calcext:value-type="float">
            <text:p>8.82148742675781E-05</text:p>
          </table:table-cell>
          <table:table-cell office:value-type="float" office:value="0.000100612640380859" calcext:value-type="float">
            <text:p>0.0001006126</text:p>
          </table:table-cell>
          <table:table-cell office:value-type="float" office:value="0.000136375427246094" calcext:value-type="float">
            <text:p>0.000136375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0087738037109375" calcext:value-type="float">
            <text:p>0.000087738</text:p>
          </table:table-cell>
          <table:table-cell office:value-type="float" office:value="0.000102758407592773" calcext:value-type="float">
            <text:p>0.0001027584</text:p>
          </table:table-cell>
          <table:table-cell office:value-type="float" office:value="0.0001373291015625" calcext:value-type="float">
            <text:p>0.000137329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0087738037109375" calcext:value-type="float">
            <text:p>0.000087738</text:p>
          </table:table-cell>
          <table:table-cell office:value-type="float" office:value="0.000102519989013672" calcext:value-type="float">
            <text:p>0.00010252</text:p>
          </table:table-cell>
          <table:table-cell office:value-type="float" office:value="0.0001373291015625" calcext:value-type="float">
            <text:p>0.000137329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00882148742675781" calcext:value-type="float">
            <text:p>8.82148742675781E-05</text:p>
          </table:table-cell>
          <table:table-cell office:value-type="float" office:value="0.000102043151855469" calcext:value-type="float">
            <text:p>0.0001020432</text:p>
          </table:table-cell>
          <table:table-cell office:value-type="float" office:value="0.000140666961669922" calcext:value-type="float">
            <text:p>0.00014066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00886917114257813" calcext:value-type="float">
            <text:p>8.86917114257813E-05</text:p>
          </table:table-cell>
          <table:table-cell office:value-type="float" office:value="0.000102519989013672" calcext:value-type="float">
            <text:p>0.00010252</text:p>
          </table:table-cell>
          <table:table-cell office:value-type="float" office:value="0.000138521194458008" calcext:value-type="float">
            <text:p>0.000138521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000984668731689453" calcext:value-type="float">
            <text:p>9.84668731689453E-05</text:p>
          </table:table-cell>
          <table:table-cell office:value-type="float" office:value="0.000111818313598633" calcext:value-type="float">
            <text:p>0.0001118183</text:p>
          </table:table-cell>
          <table:table-cell office:value-type="float" office:value="0.000138044357299805" calcext:value-type="float">
            <text:p>0.000138044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886917114257813" calcext:value-type="float">
            <text:p>8.86917114257813E-05</text:p>
          </table:table-cell>
          <table:table-cell office:value-type="float" office:value="0.000102996826171875" calcext:value-type="float">
            <text:p>0.0001029968</text:p>
          </table:table-cell>
          <table:table-cell office:value-type="float" office:value="0.000142097473144531" calcext:value-type="float">
            <text:p>0.000142097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00886917114257813" calcext:value-type="float">
            <text:p>8.86917114257813E-05</text:p>
          </table:table-cell>
          <table:table-cell office:value-type="float" office:value="0.000103235244750977" calcext:value-type="float">
            <text:p>0.0001032352</text:p>
          </table:table-cell>
          <table:table-cell office:value-type="float" office:value="0.000139474868774414" calcext:value-type="float">
            <text:p>0.000139474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00889301300048828" calcext:value-type="float">
            <text:p>8.89301300048828E-05</text:p>
          </table:table-cell>
          <table:table-cell office:value-type="float" office:value="0.000103473663330078" calcext:value-type="float">
            <text:p>0.0001034737</text:p>
          </table:table-cell>
          <table:table-cell office:value-type="float" office:value="0.000139236450195313" calcext:value-type="float">
            <text:p>0.000139236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00898838043212891" calcext:value-type="float">
            <text:p>8.98838043212891E-05</text:p>
          </table:table-cell>
          <table:table-cell office:value-type="float" office:value="0.000107049942016602" calcext:value-type="float">
            <text:p>0.0001070499</text:p>
          </table:table-cell>
          <table:table-cell office:value-type="float" office:value="0.000143289566040039" calcext:value-type="float">
            <text:p>0.000143289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00896453857421875" calcext:value-type="float">
            <text:p>8.96453857421875E-05</text:p>
          </table:table-cell>
          <table:table-cell office:value-type="float" office:value="0.000103950500488281" calcext:value-type="float">
            <text:p>0.0001039505</text:p>
          </table:table-cell>
          <table:table-cell office:value-type="float" office:value="0.00014042854309082" calcext:value-type="float">
            <text:p>0.000140428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00896453857421875" calcext:value-type="float">
            <text:p>8.96453857421875E-05</text:p>
          </table:table-cell>
          <table:table-cell office:value-type="float" office:value="0.000103950500488281" calcext:value-type="float">
            <text:p>0.0001039505</text:p>
          </table:table-cell>
          <table:table-cell office:value-type="float" office:value="0.000140666961669922" calcext:value-type="float">
            <text:p>0.0001406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00898838043212891" calcext:value-type="float">
            <text:p>8.98838043212891E-05</text:p>
          </table:table-cell>
          <table:table-cell office:value-type="float" office:value="0.000104188919067383" calcext:value-type="float">
            <text:p>0.0001041889</text:p>
          </table:table-cell>
          <table:table-cell office:value-type="float" office:value="0.000144004821777344" calcext:value-type="float">
            <text:p>0.000144004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00901222229003906" calcext:value-type="float">
            <text:p>9.01222229003906E-05</text:p>
          </table:table-cell>
          <table:table-cell office:value-type="float" office:value="0.000104427337646484" calcext:value-type="float">
            <text:p>0.0001044273</text:p>
          </table:table-cell>
          <table:table-cell office:value-type="float" office:value="0.000141382217407227" calcext:value-type="float">
            <text:p>0.000141382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00901222229003906" calcext:value-type="float">
            <text:p>9.01222229003906E-05</text:p>
          </table:table-cell>
          <table:table-cell office:value-type="float" office:value="0.000104665756225586" calcext:value-type="float">
            <text:p>0.0001046658</text:p>
          </table:table-cell>
          <table:table-cell office:value-type="float" office:value="0.000141620635986328" calcext:value-type="float">
            <text:p>0.000141620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00905990600585938" calcext:value-type="float">
            <text:p>9.05990600585938E-05</text:p>
          </table:table-cell>
          <table:table-cell office:value-type="float" office:value="0.000123977661132813" calcext:value-type="float">
            <text:p>0.0001239777</text:p>
          </table:table-cell>
          <table:table-cell office:value-type="float" office:value="0.000164270401000977" calcext:value-type="float">
            <text:p>0.000164270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0908374786376953" calcext:value-type="float">
            <text:p>9.08374786376953E-05</text:p>
          </table:table-cell>
          <table:table-cell office:value-type="float" office:value="0.000105381011962891" calcext:value-type="float">
            <text:p>0.000105381</text:p>
          </table:table-cell>
          <table:table-cell office:value-type="float" office:value="0.000142812728881836" calcext:value-type="float">
            <text:p>0.000142812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000905990600585938" calcext:value-type="float">
            <text:p>9.05990600585938E-05</text:p>
          </table:table-cell>
          <table:table-cell office:value-type="float" office:value="0.000105619430541992" calcext:value-type="float">
            <text:p>0.0001056194</text:p>
          </table:table-cell>
          <table:table-cell office:value-type="float" office:value="0.000142812728881836" calcext:value-type="float">
            <text:p>0.000142812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00910758972167969" calcext:value-type="float">
            <text:p>9.10758972167969E-05</text:p>
          </table:table-cell>
          <table:table-cell office:value-type="float" office:value="0.000105619430541992" calcext:value-type="float">
            <text:p>0.0001056194</text:p>
          </table:table-cell>
          <table:table-cell office:value-type="float" office:value="0.000170707702636719" calcext:value-type="float">
            <text:p>0.000170707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0119686126708984" calcext:value-type="float">
            <text:p>0.0001196861</text:p>
          </table:table-cell>
          <table:table-cell office:value-type="float" office:value="0.000106334686279297" calcext:value-type="float">
            <text:p>0.0001063347</text:p>
          </table:table-cell>
          <table:table-cell office:value-type="float" office:value="0.000143527984619141" calcext:value-type="float">
            <text:p>0.00014352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00091552734375" calcext:value-type="float">
            <text:p>9.1552734375E-05</text:p>
          </table:table-cell>
          <table:table-cell office:value-type="float" office:value="0.0001068115234375" calcext:value-type="float">
            <text:p>0.0001068115</text:p>
          </table:table-cell>
          <table:table-cell office:value-type="float" office:value="0.000146627426147461" calcext:value-type="float">
            <text:p>0.000146627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91552734375" calcext:value-type="float">
            <text:p>9.1552734375E-05</text:p>
          </table:table-cell>
          <table:table-cell office:value-type="float" office:value="0.0001068115234375" calcext:value-type="float">
            <text:p>0.0001068115</text:p>
          </table:table-cell>
          <table:table-cell office:value-type="float" office:value="0.000148296356201172" calcext:value-type="float">
            <text:p>0.000148296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00920295715332031" calcext:value-type="float">
            <text:p>9.20295715332031E-05</text:p>
          </table:table-cell>
          <table:table-cell office:value-type="float" office:value="0.000107049942016602" calcext:value-type="float">
            <text:p>0.0001070499</text:p>
          </table:table-cell>
          <table:table-cell office:value-type="float" office:value="0.000145196914672852" calcext:value-type="float">
            <text:p>0.000145196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00920295715332031" calcext:value-type="float">
            <text:p>9.20295715332031E-05</text:p>
          </table:table-cell>
          <table:table-cell office:value-type="float" office:value="0.000107288360595703" calcext:value-type="float">
            <text:p>0.0001072884</text:p>
          </table:table-cell>
          <table:table-cell office:value-type="float" office:value="0.00014495849609375" calcext:value-type="float">
            <text:p>0.000144958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011134147644043" calcext:value-type="float">
            <text:p>0.0001113415</text:p>
          </table:table-cell>
          <table:table-cell office:value-type="float" office:value="0.000107765197753906" calcext:value-type="float">
            <text:p>0.0001077652</text:p>
          </table:table-cell>
          <table:table-cell office:value-type="float" office:value="0.000149011611938477" calcext:value-type="float">
            <text:p>0.000149011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00925064086914063" calcext:value-type="float">
            <text:p>9.25064086914063E-05</text:p>
          </table:table-cell>
          <table:table-cell office:value-type="float" office:value="0.000108003616333008" calcext:value-type="float">
            <text:p>0.0001080036</text:p>
          </table:table-cell>
          <table:table-cell office:value-type="float" office:value="0.000145673751831055" calcext:value-type="float">
            <text:p>0.000145673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927448272705078" calcext:value-type="float">
            <text:p>9.27448272705078E-05</text:p>
          </table:table-cell>
          <table:table-cell office:value-type="float" office:value="0.000108003616333008" calcext:value-type="float">
            <text:p>0.0001080036</text:p>
          </table:table-cell>
          <table:table-cell office:value-type="float" office:value="0.000145912170410156" calcext:value-type="float">
            <text:p>0.000145912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00925064086914063" calcext:value-type="float">
            <text:p>9.25064086914063E-05</text:p>
          </table:table-cell>
          <table:table-cell office:value-type="float" office:value="0.000108242034912109" calcext:value-type="float">
            <text:p>0.000108242</text:p>
          </table:table-cell>
          <table:table-cell office:value-type="float" office:value="0.000150442123413086" calcext:value-type="float">
            <text:p>0.000150442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00927448272705078" calcext:value-type="float">
            <text:p>9.27448272705078E-05</text:p>
          </table:table-cell>
          <table:table-cell office:value-type="float" office:value="0.000108480453491211" calcext:value-type="float">
            <text:p>0.0001084805</text:p>
          </table:table-cell>
          <table:table-cell office:value-type="float" office:value="0.000146865844726563" calcext:value-type="float">
            <text:p>0.000146865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00932216644287109" calcext:value-type="float">
            <text:p>9.32216644287109E-05</text:p>
          </table:table-cell>
          <table:table-cell office:value-type="float" office:value="0.000108957290649414" calcext:value-type="float">
            <text:p>0.0001089573</text:p>
          </table:table-cell>
          <table:table-cell office:value-type="float" office:value="0.000147104263305664" calcext:value-type="float">
            <text:p>0.000147104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00932216644287109" calcext:value-type="float">
            <text:p>9.32216644287109E-05</text:p>
          </table:table-cell>
          <table:table-cell office:value-type="float" office:value="0.000109195709228516" calcext:value-type="float">
            <text:p>0.0001091957</text:p>
          </table:table-cell>
          <table:table-cell office:value-type="float" office:value="0.000151395797729492" calcext:value-type="float">
            <text:p>0.000151395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00936985015869141" calcext:value-type="float">
            <text:p>9.36985015869141E-05</text:p>
          </table:table-cell>
          <table:table-cell office:value-type="float" office:value="0.000109434127807617" calcext:value-type="float">
            <text:p>0.0001094341</text:p>
          </table:table-cell>
          <table:table-cell office:value-type="float" office:value="0.000150442123413086" calcext:value-type="float">
            <text:p>0.000150442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000939369201660156" calcext:value-type="float">
            <text:p>9.39369201660156E-05</text:p>
          </table:table-cell>
          <table:table-cell office:value-type="float" office:value="0.000109434127807617" calcext:value-type="float">
            <text:p>0.0001094341</text:p>
          </table:table-cell>
          <table:table-cell office:value-type="float" office:value="0.000148296356201172" calcext:value-type="float">
            <text:p>0.000148296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00939369201660156" calcext:value-type="float">
            <text:p>9.39369201660156E-05</text:p>
          </table:table-cell>
          <table:table-cell office:value-type="float" office:value="0.00010991096496582" calcext:value-type="float">
            <text:p>0.000109911</text:p>
          </table:table-cell>
          <table:table-cell office:value-type="float" office:value="0.000152349472045898" calcext:value-type="float">
            <text:p>0.000152349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000944137573242188" calcext:value-type="float">
            <text:p>9.44137573242188E-05</text:p>
          </table:table-cell>
          <table:table-cell office:value-type="float" office:value="0.000110149383544922" calcext:value-type="float">
            <text:p>0.0001101494</text:p>
          </table:table-cell>
          <table:table-cell office:value-type="float" office:value="0.000149011611938477" calcext:value-type="float">
            <text:p>0.000149011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00944137573242188" calcext:value-type="float">
            <text:p>9.44137573242188E-05</text:p>
          </table:table-cell>
          <table:table-cell office:value-type="float" office:value="0.000110626220703125" calcext:value-type="float">
            <text:p>0.0001106262</text:p>
          </table:table-cell>
          <table:table-cell office:value-type="float" office:value="0.000149011611938477" calcext:value-type="float">
            <text:p>0.000149011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944137573242188" calcext:value-type="float">
            <text:p>9.44137573242188E-05</text:p>
          </table:table-cell>
          <table:table-cell office:value-type="float" office:value="0.000110626220703125" calcext:value-type="float">
            <text:p>0.0001106262</text:p>
          </table:table-cell>
          <table:table-cell office:value-type="float" office:value="0.000154256820678711" calcext:value-type="float">
            <text:p>0.000154256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00948905944824219" calcext:value-type="float">
            <text:p>9.48905944824219E-05</text:p>
          </table:table-cell>
          <table:table-cell office:value-type="float" office:value="0.000110626220703125" calcext:value-type="float">
            <text:p>0.0001106262</text:p>
          </table:table-cell>
          <table:table-cell office:value-type="float" office:value="0.000150203704833984" calcext:value-type="float">
            <text:p>0.000150203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00946521759033203" calcext:value-type="float">
            <text:p>9.46521759033203E-05</text:p>
          </table:table-cell>
          <table:table-cell office:value-type="float" office:value="0.000110864639282227" calcext:value-type="float">
            <text:p>0.0001108646</text:p>
          </table:table-cell>
          <table:table-cell office:value-type="float" office:value="0.000150442123413086" calcext:value-type="float">
            <text:p>0.000150442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0095367431640625" calcext:value-type="float">
            <text:p>9.5367431640625E-05</text:p>
          </table:table-cell>
          <table:table-cell office:value-type="float" office:value="0.000110864639282227" calcext:value-type="float">
            <text:p>0.0001108646</text:p>
          </table:table-cell>
          <table:table-cell office:value-type="float" office:value="0.000156164169311523" calcext:value-type="float">
            <text:p>0.000156164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00956058502197266" calcext:value-type="float">
            <text:p>9.56058502197266E-05</text:p>
          </table:table-cell>
          <table:table-cell office:value-type="float" office:value="0.000111579895019531" calcext:value-type="float">
            <text:p>0.0001115799</text:p>
          </table:table-cell>
          <table:table-cell office:value-type="float" office:value="0.000151634216308594" calcext:value-type="float">
            <text:p>0.000151634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00956058502197266" calcext:value-type="float">
            <text:p>9.56058502197266E-05</text:p>
          </table:table-cell>
          <table:table-cell office:value-type="float" office:value="0.000112056732177734" calcext:value-type="float">
            <text:p>0.0001120567</text:p>
          </table:table-cell>
          <table:table-cell office:value-type="float" office:value="0.000151157379150391" calcext:value-type="float">
            <text:p>0.000151157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00958442687988281" calcext:value-type="float">
            <text:p>9.58442687988281E-05</text:p>
          </table:table-cell>
          <table:table-cell office:value-type="float" office:value="0.000112056732177734" calcext:value-type="float">
            <text:p>0.0001120567</text:p>
          </table:table-cell>
          <table:table-cell office:value-type="float" office:value="0.000159502029418945" calcext:value-type="float">
            <text:p>0.00015950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00960826873779297" calcext:value-type="float">
            <text:p>9.60826873779297E-05</text:p>
          </table:table-cell>
          <table:table-cell office:value-type="float" office:value="0.000113010406494141" calcext:value-type="float">
            <text:p>0.0001130104</text:p>
          </table:table-cell>
          <table:table-cell office:value-type="float" office:value="0.000152349472045898" calcext:value-type="float">
            <text:p>0.000152349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00963211059570313" calcext:value-type="float">
            <text:p>9.63211059570313E-05</text:p>
          </table:table-cell>
          <table:table-cell office:value-type="float" office:value="0.000112533569335938" calcext:value-type="float">
            <text:p>0.0001125336</text:p>
          </table:table-cell>
          <table:table-cell office:value-type="float" office:value="0.000152349472045898" calcext:value-type="float">
            <text:p>0.000152349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00963211059570313" calcext:value-type="float">
            <text:p>9.63211059570313E-05</text:p>
          </table:table-cell>
          <table:table-cell office:value-type="float" office:value="0.000113010406494141" calcext:value-type="float">
            <text:p>0.0001130104</text:p>
          </table:table-cell>
          <table:table-cell office:value-type="float" office:value="0.000158071517944336" calcext:value-type="float">
            <text:p>0.00015807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965595245361328" calcext:value-type="float">
            <text:p>9.65595245361328E-05</text:p>
          </table:table-cell>
          <table:table-cell office:value-type="float" office:value="0.000113248825073242" calcext:value-type="float">
            <text:p>0.0001132488</text:p>
          </table:table-cell>
          <table:table-cell office:value-type="float" office:value="0.000153541564941406" calcext:value-type="float">
            <text:p>0.000153541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00965595245361328" calcext:value-type="float">
            <text:p>9.65595245361328E-05</text:p>
          </table:table-cell>
          <table:table-cell office:value-type="float" office:value="0.000113248825073242" calcext:value-type="float">
            <text:p>0.0001132488</text:p>
          </table:table-cell>
          <table:table-cell office:value-type="float" office:value="0.000153541564941406" calcext:value-type="float">
            <text:p>0.000153541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00967979431152344" calcext:value-type="float">
            <text:p>9.67979431152344E-05</text:p>
          </table:table-cell>
          <table:table-cell office:value-type="float" office:value="0.000113487243652344" calcext:value-type="float">
            <text:p>0.0001134872</text:p>
          </table:table-cell>
          <table:table-cell office:value-type="float" office:value="0.000159263610839844" calcext:value-type="float">
            <text:p>0.000159263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00970363616943359" calcext:value-type="float">
            <text:p>9.70363616943359E-05</text:p>
          </table:table-cell>
          <table:table-cell office:value-type="float" office:value="0.000114202499389648" calcext:value-type="float">
            <text:p>0.0001142025</text:p>
          </table:table-cell>
          <table:table-cell office:value-type="float" office:value="0.000154733657836914" calcext:value-type="float">
            <text:p>0.000154733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00972747802734375" calcext:value-type="float">
            <text:p>9.72747802734375E-05</text:p>
          </table:table-cell>
          <table:table-cell office:value-type="float" office:value="0.000114202499389648" calcext:value-type="float">
            <text:p>0.0001142025</text:p>
          </table:table-cell>
          <table:table-cell office:value-type="float" office:value="0.000154733657836914" calcext:value-type="float">
            <text:p>0.000154733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00975131988525391" calcext:value-type="float">
            <text:p>9.75131988525391E-05</text:p>
          </table:table-cell>
          <table:table-cell office:value-type="float" office:value="0.000114202499389648" calcext:value-type="float">
            <text:p>0.0001142025</text:p>
          </table:table-cell>
          <table:table-cell office:value-type="float" office:value="0.000159740447998047" calcext:value-type="float">
            <text:p>0.000159740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00979900360107422" calcext:value-type="float">
            <text:p>0.00009799</text:p>
          </table:table-cell>
          <table:table-cell office:value-type="float" office:value="0.000114917755126953" calcext:value-type="float">
            <text:p>0.0001149178</text:p>
          </table:table-cell>
          <table:table-cell office:value-type="float" office:value="0.00015568733215332" calcext:value-type="float">
            <text:p>0.000155687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00979900360107422" calcext:value-type="float">
            <text:p>0.00009799</text:p>
          </table:table-cell>
          <table:table-cell office:value-type="float" office:value="0.00011754035949707" calcext:value-type="float">
            <text:p>0.0001175404</text:p>
          </table:table-cell>
          <table:table-cell office:value-type="float" office:value="0.000155925750732422" calcext:value-type="float">
            <text:p>0.000155925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0116825103759766" calcext:value-type="float">
            <text:p>0.0001168251</text:p>
          </table:table-cell>
          <table:table-cell office:value-type="float" office:value="0.00012516975402832" calcext:value-type="float">
            <text:p>0.0001251698</text:p>
          </table:table-cell>
          <table:table-cell office:value-type="float" office:value="0.000166177749633789" calcext:value-type="float">
            <text:p>0.000166177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0101089477539063" calcext:value-type="float">
            <text:p>0.0001010895</text:p>
          </table:table-cell>
          <table:table-cell office:value-type="float" office:value="0.000118732452392578" calcext:value-type="float">
            <text:p>0.0001187325</text:p>
          </table:table-cell>
          <table:table-cell office:value-type="float" office:value="0.000160694122314453" calcext:value-type="float">
            <text:p>0.000160694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0146865844726563" calcext:value-type="float">
            <text:p>0.0001468658</text:p>
          </table:table-cell>
          <table:table-cell office:value-type="float" office:value="0.000138521194458008" calcext:value-type="float">
            <text:p>0.0001385212</text:p>
          </table:table-cell>
          <table:table-cell office:value-type="float" office:value="0.000165462493896484" calcext:value-type="float">
            <text:p>0.000165462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00118017196655273" calcext:value-type="float">
            <text:p>0.0001180172</text:p>
          </table:table-cell>
          <table:table-cell office:value-type="float" office:value="0.000116348266601563" calcext:value-type="float">
            <text:p>0.0001163483</text:p>
          </table:table-cell>
          <table:table-cell office:value-type="float" office:value="0.00016331672668457" calcext:value-type="float">
            <text:p>0.00016331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989437103271484" calcext:value-type="float">
            <text:p>9.89437103271484E-05</text:p>
          </table:table-cell>
          <table:table-cell office:value-type="float" office:value="0.000116348266601563" calcext:value-type="float">
            <text:p>0.0001163483</text:p>
          </table:table-cell>
          <table:table-cell office:value-type="float" office:value="0.000177860260009766" calcext:value-type="float">
            <text:p>0.000177860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000989437103271484" calcext:value-type="float">
            <text:p>9.89437103271484E-05</text:p>
          </table:table-cell>
          <table:table-cell office:value-type="float" office:value="0.000116825103759766" calcext:value-type="float">
            <text:p>0.0001168251</text:p>
          </table:table-cell>
          <table:table-cell office:value-type="float" office:value="0.000178098678588867" calcext:value-type="float">
            <text:p>0.000178098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0009918212890625" calcext:value-type="float">
            <text:p>9.918212890625E-05</text:p>
          </table:table-cell>
          <table:table-cell office:value-type="float" office:value="0.000117063522338867" calcext:value-type="float">
            <text:p>0.0001170635</text:p>
          </table:table-cell>
          <table:table-cell office:value-type="float" office:value="0.00016331672668457" calcext:value-type="float">
            <text:p>0.000163316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00110626220703125" calcext:value-type="float">
            <text:p>0.0001106262</text:p>
          </table:table-cell>
          <table:table-cell office:value-type="float" office:value="0.00014805793762207" calcext:value-type="float">
            <text:p>0.0001480579</text:p>
          </table:table-cell>
          <table:table-cell office:value-type="float" office:value="0.000182151794433594" calcext:value-type="float">
            <text:p>0.000182151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000996589660644531" calcext:value-type="float">
            <text:p>0.000099659</text:p>
          </table:table-cell>
          <table:table-cell office:value-type="float" office:value="0.000116825103759766" calcext:value-type="float">
            <text:p>0.0001168251</text:p>
          </table:table-cell>
          <table:table-cell office:value-type="float" office:value="0.000158548355102539" calcext:value-type="float">
            <text:p>0.000158548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00110387802124023" calcext:value-type="float">
            <text:p>0.0001103878</text:p>
          </table:table-cell>
          <table:table-cell office:value-type="float" office:value="0.000118017196655273" calcext:value-type="float">
            <text:p>0.0001180172</text:p>
          </table:table-cell>
          <table:table-cell office:value-type="float" office:value="0.000164985656738281" calcext:value-type="float">
            <text:p>0.000164985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00123500823974609" calcext:value-type="float">
            <text:p>0.0001235008</text:p>
          </table:table-cell>
          <table:table-cell office:value-type="float" office:value="0.000118017196655273" calcext:value-type="float">
            <text:p>0.0001180172</text:p>
          </table:table-cell>
          <table:table-cell office:value-type="float" office:value="0.00016021728515625" calcext:value-type="float">
            <text:p>0.000160217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00119447708129883" calcext:value-type="float">
            <text:p>0.0001194477</text:p>
          </table:table-cell>
          <table:table-cell office:value-type="float" office:value="0.000118017196655273" calcext:value-type="float">
            <text:p>0.0001180172</text:p>
          </table:table-cell>
          <table:table-cell office:value-type="float" office:value="0.000159978866577148" calcext:value-type="float">
            <text:p>0.000159978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0100135803222656" calcext:value-type="float">
            <text:p>0.0001001358</text:p>
          </table:table-cell>
          <table:table-cell office:value-type="float" office:value="0.000118494033813477" calcext:value-type="float">
            <text:p>0.000118494</text:p>
          </table:table-cell>
          <table:table-cell office:value-type="float" office:value="0.000166177749633789" calcext:value-type="float">
            <text:p>0.000166177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00100612640380859" calcext:value-type="float">
            <text:p>0.0001006126</text:p>
          </table:table-cell>
          <table:table-cell office:value-type="float" office:value="0.000118494033813477" calcext:value-type="float">
            <text:p>0.000118494</text:p>
          </table:table-cell>
          <table:table-cell office:value-type="float" office:value="0.000160694122314453" calcext:value-type="float">
            <text:p>0.000160694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00100851058959961" calcext:value-type="float">
            <text:p>0.0001008511</text:p>
          </table:table-cell>
          <table:table-cell office:value-type="float" office:value="0.00011897087097168" calcext:value-type="float">
            <text:p>0.0001189709</text:p>
          </table:table-cell>
          <table:table-cell office:value-type="float" office:value="0.000180482864379883" calcext:value-type="float">
            <text:p>0.000180482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00101089477539063" calcext:value-type="float">
            <text:p>0.0001010895</text:p>
          </table:table-cell>
          <table:table-cell office:value-type="float" office:value="0.00011897087097168" calcext:value-type="float">
            <text:p>0.0001189709</text:p>
          </table:table-cell>
          <table:table-cell office:value-type="float" office:value="0.000166893005371094" calcext:value-type="float">
            <text:p>0.00016689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0101327896118164" calcext:value-type="float">
            <text:p>0.0001013279</text:p>
          </table:table-cell>
          <table:table-cell office:value-type="float" office:value="0.000119447708129883" calcext:value-type="float">
            <text:p>0.0001194477</text:p>
          </table:table-cell>
          <table:table-cell office:value-type="float" office:value="0.000162124633789063" calcext:value-type="float">
            <text:p>0.000162124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101327896118164" calcext:value-type="float">
            <text:p>0.0001013279</text:p>
          </table:table-cell>
          <table:table-cell office:value-type="float" office:value="0.000119447708129883" calcext:value-type="float">
            <text:p>0.0001194477</text:p>
          </table:table-cell>
          <table:table-cell office:value-type="float" office:value="0.000161647796630859" calcext:value-type="float">
            <text:p>0.000161647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00101804733276367" calcext:value-type="float">
            <text:p>0.0001018047</text:p>
          </table:table-cell>
          <table:table-cell office:value-type="float" office:value="0.000119924545288086" calcext:value-type="float">
            <text:p>0.0001199245</text:p>
          </table:table-cell>
          <table:table-cell office:value-type="float" office:value="0.000167369842529297" calcext:value-type="float">
            <text:p>0.000167369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00103950500488281" calcext:value-type="float">
            <text:p>0.0001039505</text:p>
          </table:table-cell>
          <table:table-cell office:value-type="float" office:value="0.000120639801025391" calcext:value-type="float">
            <text:p>0.0001206398</text:p>
          </table:table-cell>
          <table:table-cell office:value-type="float" office:value="0.000165462493896484" calcext:value-type="float">
            <text:p>0.000165462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00120878219604492" calcext:value-type="float">
            <text:p>0.0001208782</text:p>
          </table:table-cell>
          <table:table-cell office:value-type="float" office:value="0.000120639801025391" calcext:value-type="float">
            <text:p>0.0001206398</text:p>
          </table:table-cell>
          <table:table-cell office:value-type="float" office:value="0.00016331672668457" calcext:value-type="float">
            <text:p>0.000163316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00102043151855469" calcext:value-type="float">
            <text:p>0.0001020432</text:p>
          </table:table-cell>
          <table:table-cell office:value-type="float" office:value="0.000120639801025391" calcext:value-type="float">
            <text:p>0.0001206398</text:p>
          </table:table-cell>
          <table:table-cell office:value-type="float" office:value="0.000167131423950195" calcext:value-type="float">
            <text:p>0.000167131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0102519989013672" calcext:value-type="float">
            <text:p>0.00010252</text:p>
          </table:table-cell>
          <table:table-cell office:value-type="float" office:value="0.000120878219604492" calcext:value-type="float">
            <text:p>0.0001208782</text:p>
          </table:table-cell>
          <table:table-cell office:value-type="float" office:value="0.000164031982421875" calcext:value-type="float">
            <text:p>0.00016403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00102519989013672" calcext:value-type="float">
            <text:p>0.00010252</text:p>
          </table:table-cell>
          <table:table-cell office:value-type="float" office:value="0.000121355056762695" calcext:value-type="float">
            <text:p>0.0001213551</text:p>
          </table:table-cell>
          <table:table-cell office:value-type="float" office:value="0.000164270401000977" calcext:value-type="float">
            <text:p>0.000164270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00102758407592773" calcext:value-type="float">
            <text:p>0.0001027584</text:p>
          </table:table-cell>
          <table:table-cell office:value-type="float" office:value="0.000121355056762695" calcext:value-type="float">
            <text:p>0.0001213551</text:p>
          </table:table-cell>
          <table:table-cell office:value-type="float" office:value="0.000168085098266602" calcext:value-type="float">
            <text:p>0.000168085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00103235244750977" calcext:value-type="float">
            <text:p>0.0001032352</text:p>
          </table:table-cell>
          <table:table-cell office:value-type="float" office:value="0.000121593475341797" calcext:value-type="float">
            <text:p>0.0001215935</text:p>
          </table:table-cell>
          <table:table-cell office:value-type="float" office:value="0.000165224075317383" calcext:value-type="float">
            <text:p>0.000165224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00103235244750977" calcext:value-type="float">
            <text:p>0.0001032352</text:p>
          </table:table-cell>
          <table:table-cell office:value-type="float" office:value="0.0001220703125" calcext:value-type="float">
            <text:p>0.0001220703</text:p>
          </table:table-cell>
          <table:table-cell office:value-type="float" office:value="0.000165462493896484" calcext:value-type="float">
            <text:p>0.000165462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00103235244750977" calcext:value-type="float">
            <text:p>0.0001032352</text:p>
          </table:table-cell>
          <table:table-cell office:value-type="float" office:value="0.000122308731079102" calcext:value-type="float">
            <text:p>0.0001223087</text:p>
          </table:table-cell>
          <table:table-cell office:value-type="float" office:value="0.000169038772583008" calcext:value-type="float">
            <text:p>0.000169038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0104904174804688" calcext:value-type="float">
            <text:p>0.0001049042</text:p>
          </table:table-cell>
          <table:table-cell office:value-type="float" office:value="0.000123739242553711" calcext:value-type="float">
            <text:p>0.0001237392</text:p>
          </table:table-cell>
          <table:table-cell office:value-type="float" office:value="0.000169515609741211" calcext:value-type="float">
            <text:p>0.000169515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0107765197753906" calcext:value-type="float">
            <text:p>0.0001077652</text:p>
          </table:table-cell>
          <table:table-cell office:value-type="float" office:value="0.000123500823974609" calcext:value-type="float">
            <text:p>0.0001235008</text:p>
          </table:table-cell>
          <table:table-cell office:value-type="float" office:value="0.000166654586791992" calcext:value-type="float">
            <text:p>0.000166654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00104904174804688" calcext:value-type="float">
            <text:p>0.0001049042</text:p>
          </table:table-cell>
          <table:table-cell office:value-type="float" office:value="0.000123262405395508" calcext:value-type="float">
            <text:p>0.0001232624</text:p>
          </table:table-cell>
          <table:table-cell office:value-type="float" office:value="0.000167369842529297" calcext:value-type="float">
            <text:p>0.000167369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00105142593383789" calcext:value-type="float">
            <text:p>0.0001051426</text:p>
          </table:table-cell>
          <table:table-cell office:value-type="float" office:value="0.000123500823974609" calcext:value-type="float">
            <text:p>0.0001235008</text:p>
          </table:table-cell>
          <table:table-cell office:value-type="float" office:value="0.000170707702636719" calcext:value-type="float">
            <text:p>0.000170707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0105619430541992" calcext:value-type="float">
            <text:p>0.0001056194</text:p>
          </table:table-cell>
          <table:table-cell office:value-type="float" office:value="0.000123739242553711" calcext:value-type="float">
            <text:p>0.0001237392</text:p>
          </table:table-cell>
          <table:table-cell office:value-type="float" office:value="0.000167608261108398" calcext:value-type="float">
            <text:p>0.000167608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00105619430541992" calcext:value-type="float">
            <text:p>0.0001056194</text:p>
          </table:table-cell>
          <table:table-cell office:value-type="float" office:value="0.000123739242553711" calcext:value-type="float">
            <text:p>0.0001237392</text:p>
          </table:table-cell>
          <table:table-cell office:value-type="float" office:value="0.000168085098266602" calcext:value-type="float">
            <text:p>0.000168085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0105619430541992" calcext:value-type="float">
            <text:p>0.0001056194</text:p>
          </table:table-cell>
          <table:table-cell office:value-type="float" office:value="0.000124454498291016" calcext:value-type="float">
            <text:p>0.0001244545</text:p>
          </table:table-cell>
          <table:table-cell office:value-type="float" office:value="0.000171661376953125" calcext:value-type="float">
            <text:p>0.000171661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00106096267700195" calcext:value-type="float">
            <text:p>0.0001060963</text:p>
          </table:table-cell>
          <table:table-cell office:value-type="float" office:value="0.000125408172607422" calcext:value-type="float">
            <text:p>0.0001254082</text:p>
          </table:table-cell>
          <table:table-cell office:value-type="float" office:value="0.000168561935424805" calcext:value-type="float">
            <text:p>0.000168561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0106096267700195" calcext:value-type="float">
            <text:p>0.0001060963</text:p>
          </table:table-cell>
          <table:table-cell office:value-type="float" office:value="0.000125408172607422" calcext:value-type="float">
            <text:p>0.0001254082</text:p>
          </table:table-cell>
          <table:table-cell office:value-type="float" office:value="0.000169277191162109" calcext:value-type="float">
            <text:p>0.000169277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0106334686279297" calcext:value-type="float">
            <text:p>0.0001063347</text:p>
          </table:table-cell>
          <table:table-cell office:value-type="float" office:value="0.000125646591186523" calcext:value-type="float">
            <text:p>0.0001256466</text:p>
          </table:table-cell>
          <table:table-cell office:value-type="float" office:value="0.000173330307006836" calcext:value-type="float">
            <text:p>0.000173330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00106096267700195" calcext:value-type="float">
            <text:p>0.0001060963</text:p>
          </table:table-cell>
          <table:table-cell office:value-type="float" office:value="0.000126123428344727" calcext:value-type="float">
            <text:p>0.0001261234</text:p>
          </table:table-cell>
          <table:table-cell office:value-type="float" office:value="0.000172138214111328" calcext:value-type="float">
            <text:p>0.000172138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00106573104858398" calcext:value-type="float">
            <text:p>0.0001065731</text:p>
          </table:table-cell>
          <table:table-cell office:value-type="float" office:value="0.000125408172607422" calcext:value-type="float">
            <text:p>0.0001254082</text:p>
          </table:table-cell>
          <table:table-cell office:value-type="float" office:value="0.000170469284057617" calcext:value-type="float">
            <text:p>0.000170469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001068115234375" calcext:value-type="float">
            <text:p>0.0001068115</text:p>
          </table:table-cell>
          <table:table-cell office:value-type="float" office:value="0.000125408172607422" calcext:value-type="float">
            <text:p>0.0001254082</text:p>
          </table:table-cell>
          <table:table-cell office:value-type="float" office:value="0.000174045562744141" calcext:value-type="float">
            <text:p>0.000174045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00107288360595703" calcext:value-type="float">
            <text:p>0.0001072884</text:p>
          </table:table-cell>
          <table:table-cell office:value-type="float" office:value="0.000125885009765625" calcext:value-type="float">
            <text:p>0.000125885</text:p>
          </table:table-cell>
          <table:table-cell office:value-type="float" office:value="0.000170230865478516" calcext:value-type="float">
            <text:p>0.000170230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107288360595703" calcext:value-type="float">
            <text:p>0.0001072884</text:p>
          </table:table-cell>
          <table:table-cell office:value-type="float" office:value="0.000125408172607422" calcext:value-type="float">
            <text:p>0.0001254082</text:p>
          </table:table-cell>
          <table:table-cell office:value-type="float" office:value="0.000173091888427734" calcext:value-type="float">
            <text:p>0.000173091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00107526779174805" calcext:value-type="float">
            <text:p>0.0001075268</text:p>
          </table:table-cell>
          <table:table-cell office:value-type="float" office:value="0.000126123428344727" calcext:value-type="float">
            <text:p>0.0001261234</text:p>
          </table:table-cell>
          <table:table-cell office:value-type="float" office:value="0.000175237655639648" calcext:value-type="float">
            <text:p>0.000175237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0106573104858398" calcext:value-type="float">
            <text:p>0.0001065731</text:p>
          </table:table-cell>
          <table:table-cell office:value-type="float" office:value="0.000127553939819336" calcext:value-type="float">
            <text:p>0.0001275539</text:p>
          </table:table-cell>
          <table:table-cell office:value-type="float" office:value="0.000172853469848633" calcext:value-type="float">
            <text:p>0.000172853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00107049942016602" calcext:value-type="float">
            <text:p>0.0001070499</text:p>
          </table:table-cell>
          <table:table-cell office:value-type="float" office:value="0.000128030776977539" calcext:value-type="float">
            <text:p>0.0001280308</text:p>
          </table:table-cell>
          <table:table-cell office:value-type="float" office:value="0.000175714492797852" calcext:value-type="float">
            <text:p>0.000175714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00107526779174805" calcext:value-type="float">
            <text:p>0.0001075268</text:p>
          </table:table-cell>
          <table:table-cell office:value-type="float" office:value="0.000127553939819336" calcext:value-type="float">
            <text:p>0.0001275539</text:p>
          </table:table-cell>
          <table:table-cell office:value-type="float" office:value="0.000172853469848633" calcext:value-type="float">
            <text:p>0.000172853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00107288360595703" calcext:value-type="float">
            <text:p>0.0001072884</text:p>
          </table:table-cell>
          <table:table-cell office:value-type="float" office:value="0.000171422958374023" calcext:value-type="float">
            <text:p>0.000171423</text:p>
          </table:table-cell>
          <table:table-cell office:value-type="float" office:value="0.000173091888427734" calcext:value-type="float">
            <text:p>0.000173091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00107526779174805" calcext:value-type="float">
            <text:p>0.0001075268</text:p>
          </table:table-cell>
          <table:table-cell office:value-type="float" office:value="0.000130176544189453" calcext:value-type="float">
            <text:p>0.0001301765</text:p>
          </table:table-cell>
          <table:table-cell office:value-type="float" office:value="0.000176191329956055" calcext:value-type="float">
            <text:p>0.000176191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00107765197753906" calcext:value-type="float">
            <text:p>0.0001077652</text:p>
          </table:table-cell>
          <table:table-cell office:value-type="float" office:value="0.000128746032714844" calcext:value-type="float">
            <text:p>0.000128746</text:p>
          </table:table-cell>
          <table:table-cell office:value-type="float" office:value="0.000174283981323242" calcext:value-type="float">
            <text:p>0.00017428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0108003616333008" calcext:value-type="float">
            <text:p>0.0001080036</text:p>
          </table:table-cell>
          <table:table-cell office:value-type="float" office:value="0.000128984451293945" calcext:value-type="float">
            <text:p>0.0001289845</text:p>
          </table:table-cell>
          <table:table-cell office:value-type="float" office:value="0.000174760818481445" calcext:value-type="float">
            <text:p>0.000174760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00108242034912109" calcext:value-type="float">
            <text:p>0.000108242</text:p>
          </table:table-cell>
          <table:table-cell office:value-type="float" office:value="0.000129222869873047" calcext:value-type="float">
            <text:p>0.0001292229</text:p>
          </table:table-cell>
          <table:table-cell office:value-type="float" office:value="0.000177383422851563" calcext:value-type="float">
            <text:p>0.000177383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0108480453491211" calcext:value-type="float">
            <text:p>0.0001084805</text:p>
          </table:table-cell>
          <table:table-cell office:value-type="float" office:value="0.000128984451293945" calcext:value-type="float">
            <text:p>0.0001289845</text:p>
          </table:table-cell>
          <table:table-cell office:value-type="float" office:value="0.000174760818481445" calcext:value-type="float">
            <text:p>0.000174760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00108718872070313" calcext:value-type="float">
            <text:p>0.0001087189</text:p>
          </table:table-cell>
          <table:table-cell office:value-type="float" office:value="0.00012969970703125" calcext:value-type="float">
            <text:p>0.0001296997</text:p>
          </table:table-cell>
          <table:table-cell office:value-type="float" office:value="0.000175237655639648" calcext:value-type="float">
            <text:p>0.000175237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00108718872070313" calcext:value-type="float">
            <text:p>0.0001087189</text:p>
          </table:table-cell>
          <table:table-cell office:value-type="float" office:value="0.00012969970703125" calcext:value-type="float">
            <text:p>0.0001296997</text:p>
          </table:table-cell>
          <table:table-cell office:value-type="float" office:value="0.000178337097167969" calcext:value-type="float">
            <text:p>0.000178337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00108957290649414" calcext:value-type="float">
            <text:p>0.0001089573</text:p>
          </table:table-cell>
          <table:table-cell office:value-type="float" office:value="0.000130176544189453" calcext:value-type="float">
            <text:p>0.0001301765</text:p>
          </table:table-cell>
          <table:table-cell office:value-type="float" office:value="0.000175714492797852" calcext:value-type="float">
            <text:p>0.000175714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00109195709228516" calcext:value-type="float">
            <text:p>0.0001091957</text:p>
          </table:table-cell>
          <table:table-cell office:value-type="float" office:value="0.000130176544189453" calcext:value-type="float">
            <text:p>0.0001301765</text:p>
          </table:table-cell>
          <table:table-cell office:value-type="float" office:value="0.000176191329956055" calcext:value-type="float">
            <text:p>0.000176191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00109195709228516" calcext:value-type="float">
            <text:p>0.0001091957</text:p>
          </table:table-cell>
          <table:table-cell office:value-type="float" office:value="0.000130176544189453" calcext:value-type="float">
            <text:p>0.0001301765</text:p>
          </table:table-cell>
          <table:table-cell office:value-type="float" office:value="0.000181913375854492" calcext:value-type="float">
            <text:p>0.000181913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0010991096496582" calcext:value-type="float">
            <text:p>0.000109911</text:p>
          </table:table-cell>
          <table:table-cell office:value-type="float" office:value="0.000131130218505859" calcext:value-type="float">
            <text:p>0.0001311302</text:p>
          </table:table-cell>
          <table:table-cell office:value-type="float" office:value="0.000176906585693359" calcext:value-type="float">
            <text:p>0.000176906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0010991096496582" calcext:value-type="float">
            <text:p>0.000109911</text:p>
          </table:table-cell>
          <table:table-cell office:value-type="float" office:value="0.000130891799926758" calcext:value-type="float">
            <text:p>0.0001308918</text:p>
          </table:table-cell>
          <table:table-cell office:value-type="float" office:value="0.000177860260009766" calcext:value-type="float">
            <text:p>0.000177860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0010991096496582" calcext:value-type="float">
            <text:p>0.000109911</text:p>
          </table:table-cell>
          <table:table-cell office:value-type="float" office:value="0.000131368637084961" calcext:value-type="float">
            <text:p>0.0001313686</text:p>
          </table:table-cell>
          <table:table-cell office:value-type="float" office:value="0.00018000602722168" calcext:value-type="float">
            <text:p>0.00018000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00110149383544922" calcext:value-type="float">
            <text:p>0.0001101494</text:p>
          </table:table-cell>
          <table:table-cell office:value-type="float" office:value="0.000131845474243164" calcext:value-type="float">
            <text:p>0.0001318455</text:p>
          </table:table-cell>
          <table:table-cell office:value-type="float" office:value="0.000178098678588867" calcext:value-type="float">
            <text:p>0.000178098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011134147644043" calcext:value-type="float">
            <text:p>0.0001113415</text:p>
          </table:table-cell>
          <table:table-cell office:value-type="float" office:value="0.000139713287353516" calcext:value-type="float">
            <text:p>0.0001397133</text:p>
          </table:table-cell>
          <table:table-cell office:value-type="float" office:value="0.000181198120117188" calcext:value-type="float">
            <text:p>0.000181198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00111579895019531" calcext:value-type="float">
            <text:p>0.0001115799</text:p>
          </table:table-cell>
          <table:table-cell office:value-type="float" office:value="0.000138521194458008" calcext:value-type="float">
            <text:p>0.0001385212</text:p>
          </table:table-cell>
          <table:table-cell office:value-type="float" office:value="0.000179529190063477" calcext:value-type="float">
            <text:p>0.000179529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0011134147644043" calcext:value-type="float">
            <text:p>0.0001113415</text:p>
          </table:table-cell>
          <table:table-cell office:value-type="float" office:value="0.000138998031616211" calcext:value-type="float">
            <text:p>0.000138998</text:p>
          </table:table-cell>
          <table:table-cell office:value-type="float" office:value="0.000184535980224609" calcext:value-type="float">
            <text:p>0.00018453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00112295150756836" calcext:value-type="float">
            <text:p>0.0001122952</text:p>
          </table:table-cell>
          <table:table-cell office:value-type="float" office:value="0.000138521194458008" calcext:value-type="float">
            <text:p>0.0001385212</text:p>
          </table:table-cell>
          <table:table-cell office:value-type="float" office:value="0.000182390213012695" calcext:value-type="float">
            <text:p>0.000182390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00112295150756836" calcext:value-type="float">
            <text:p>0.0001122952</text:p>
          </table:table-cell>
          <table:table-cell office:value-type="float" office:value="0.000138998031616211" calcext:value-type="float">
            <text:p>0.000138998</text:p>
          </table:table-cell>
          <table:table-cell office:value-type="float" office:value="0.000183343887329102" calcext:value-type="float">
            <text:p>0.000183343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112056732177734" calcext:value-type="float">
            <text:p>0.0001120567</text:p>
          </table:table-cell>
          <table:table-cell office:value-type="float" office:value="0.000139474868774414" calcext:value-type="float">
            <text:p>0.0001394749</text:p>
          </table:table-cell>
          <table:table-cell office:value-type="float" office:value="0.000185728073120117" calcext:value-type="float">
            <text:p>0.000185728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00112295150756836" calcext:value-type="float">
            <text:p>0.0001122952</text:p>
          </table:table-cell>
          <table:table-cell office:value-type="float" office:value="0.000133991241455078" calcext:value-type="float">
            <text:p>0.0001339912</text:p>
          </table:table-cell>
          <table:table-cell office:value-type="float" office:value="0.000180959701538086" calcext:value-type="float">
            <text:p>0.000180959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00112056732177734" calcext:value-type="float">
            <text:p>0.0001120567</text:p>
          </table:table-cell>
          <table:table-cell office:value-type="float" office:value="0.000133752822875977" calcext:value-type="float">
            <text:p>0.0001337528</text:p>
          </table:table-cell>
          <table:table-cell office:value-type="float" office:value="0.000184297561645508" calcext:value-type="float">
            <text:p>0.000184297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00112295150756836" calcext:value-type="float">
            <text:p>0.0001122952</text:p>
          </table:table-cell>
          <table:table-cell office:value-type="float" office:value="0.000133752822875977" calcext:value-type="float">
            <text:p>0.0001337528</text:p>
          </table:table-cell>
          <table:table-cell office:value-type="float" office:value="0.000181436538696289" calcext:value-type="float">
            <text:p>0.000181436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00112056732177734" calcext:value-type="float">
            <text:p>0.0001120567</text:p>
          </table:table-cell>
          <table:table-cell office:value-type="float" office:value="0.000133514404296875" calcext:value-type="float">
            <text:p>0.0001335144</text:p>
          </table:table-cell>
          <table:table-cell office:value-type="float" office:value="0.000181436538696289" calcext:value-type="float">
            <text:p>0.000181436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0112533569335938" calcext:value-type="float">
            <text:p>0.0001125336</text:p>
          </table:table-cell>
          <table:table-cell office:value-type="float" office:value="0.000133991241455078" calcext:value-type="float">
            <text:p>0.0001339912</text:p>
          </table:table-cell>
          <table:table-cell office:value-type="float" office:value="0.000184535980224609" calcext:value-type="float">
            <text:p>0.00018453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00112295150756836" calcext:value-type="float">
            <text:p>0.0001122952</text:p>
          </table:table-cell>
          <table:table-cell office:value-type="float" office:value="0.00013422966003418" calcext:value-type="float">
            <text:p>0.0001342297</text:p>
          </table:table-cell>
          <table:table-cell office:value-type="float" office:value="0.000182151794433594" calcext:value-type="float">
            <text:p>0.000182151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00112771987915039" calcext:value-type="float">
            <text:p>0.000112772</text:p>
          </table:table-cell>
          <table:table-cell office:value-type="float" office:value="0.000134468078613281" calcext:value-type="float">
            <text:p>0.0001344681</text:p>
          </table:table-cell>
          <table:table-cell office:value-type="float" office:value="0.000182390213012695" calcext:value-type="float">
            <text:p>0.000182390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00112771987915039" calcext:value-type="float">
            <text:p>0.000112772</text:p>
          </table:table-cell>
          <table:table-cell office:value-type="float" office:value="0.000134944915771484" calcext:value-type="float">
            <text:p>0.0001349449</text:p>
          </table:table-cell>
          <table:table-cell office:value-type="float" office:value="0.000187873840332031" calcext:value-type="float">
            <text:p>0.000187873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00113248825073242" calcext:value-type="float">
            <text:p>0.0001132488</text:p>
          </table:table-cell>
          <table:table-cell office:value-type="float" office:value="0.000135660171508789" calcext:value-type="float">
            <text:p>0.0001356602</text:p>
          </table:table-cell>
          <table:table-cell office:value-type="float" office:value="0.00018310546875" calcext:value-type="float">
            <text:p>0.000183105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00113487243652344" calcext:value-type="float">
            <text:p>0.0001134872</text:p>
          </table:table-cell>
          <table:table-cell office:value-type="float" office:value="0.000134944915771484" calcext:value-type="float">
            <text:p>0.0001349449</text:p>
          </table:table-cell>
          <table:table-cell office:value-type="float" office:value="0.000183343887329102" calcext:value-type="float">
            <text:p>0.000183343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00113487243652344" calcext:value-type="float">
            <text:p>0.0001134872</text:p>
          </table:table-cell>
          <table:table-cell office:value-type="float" office:value="0.000135660171508789" calcext:value-type="float">
            <text:p>0.0001356602</text:p>
          </table:table-cell>
          <table:table-cell office:value-type="float" office:value="0.000186920166015625" calcext:value-type="float">
            <text:p>0.000186920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00113725662231445" calcext:value-type="float">
            <text:p>0.0001137257</text:p>
          </table:table-cell>
          <table:table-cell office:value-type="float" office:value="0.000135898590087891" calcext:value-type="float">
            <text:p>0.0001358986</text:p>
          </table:table-cell>
          <table:table-cell office:value-type="float" office:value="0.000184059143066406" calcext:value-type="float">
            <text:p>0.000184059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00113964080810547" calcext:value-type="float">
            <text:p>0.0001139641</text:p>
          </table:table-cell>
          <table:table-cell office:value-type="float" office:value="0.000135898590087891" calcext:value-type="float">
            <text:p>0.0001358986</text:p>
          </table:table-cell>
          <table:table-cell office:value-type="float" office:value="0.000184297561645508" calcext:value-type="float">
            <text:p>0.000184297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00113964080810547" calcext:value-type="float">
            <text:p>0.0001139641</text:p>
          </table:table-cell>
          <table:table-cell office:value-type="float" office:value="0.000136137008666992" calcext:value-type="float">
            <text:p>0.000136137</text:p>
          </table:table-cell>
          <table:table-cell office:value-type="float" office:value="0.00018763542175293" calcext:value-type="float">
            <text:p>0.000187635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011444091796875" calcext:value-type="float">
            <text:p>0.0001144409</text:p>
          </table:table-cell>
          <table:table-cell office:value-type="float" office:value="0.000136375427246094" calcext:value-type="float">
            <text:p>0.0001363754</text:p>
          </table:table-cell>
          <table:table-cell office:value-type="float" office:value="0.000185251235961914" calcext:value-type="float">
            <text:p>0.000185251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0011444091796875" calcext:value-type="float">
            <text:p>0.0001144409</text:p>
          </table:table-cell>
          <table:table-cell office:value-type="float" office:value="0.000137090682983398" calcext:value-type="float">
            <text:p>0.0001370907</text:p>
          </table:table-cell>
          <table:table-cell office:value-type="float" office:value="0.000185728073120117" calcext:value-type="float">
            <text:p>0.000185728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0011444091796875" calcext:value-type="float">
            <text:p>0.0001144409</text:p>
          </table:table-cell>
          <table:table-cell office:value-type="float" office:value="0.000174999237060547" calcext:value-type="float">
            <text:p>0.0001749992</text:p>
          </table:table-cell>
          <table:table-cell office:value-type="float" office:value="0.000192165374755859" calcext:value-type="float">
            <text:p>0.000192165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00115156173706055" calcext:value-type="float">
            <text:p>0.0001151562</text:p>
          </table:table-cell>
          <table:table-cell office:value-type="float" office:value="0.0001373291015625" calcext:value-type="float">
            <text:p>0.0001373291</text:p>
          </table:table-cell>
          <table:table-cell office:value-type="float" office:value="0.00018620491027832" calcext:value-type="float">
            <text:p>0.000186204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00115394592285156" calcext:value-type="float">
            <text:p>0.0001153946</text:p>
          </table:table-cell>
          <table:table-cell office:value-type="float" office:value="0.000137567520141602" calcext:value-type="float">
            <text:p>0.0001375675</text:p>
          </table:table-cell>
          <table:table-cell office:value-type="float" office:value="0.000186920166015625" calcext:value-type="float">
            <text:p>0.000186920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00115394592285156" calcext:value-type="float">
            <text:p>0.0001153946</text:p>
          </table:table-cell>
          <table:table-cell office:value-type="float" office:value="0.000137567520141602" calcext:value-type="float">
            <text:p>0.0001375675</text:p>
          </table:table-cell>
          <table:table-cell office:value-type="float" office:value="0.00019073486328125" calcext:value-type="float">
            <text:p>0.000190734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00115633010864258" calcext:value-type="float">
            <text:p>0.000115633</text:p>
          </table:table-cell>
          <table:table-cell office:value-type="float" office:value="0.000137805938720703" calcext:value-type="float">
            <text:p>0.0001378059</text:p>
          </table:table-cell>
          <table:table-cell office:value-type="float" office:value="0.000187158584594727" calcext:value-type="float">
            <text:p>0.000187158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00115633010864258" calcext:value-type="float">
            <text:p>0.000115633</text:p>
          </table:table-cell>
          <table:table-cell office:value-type="float" office:value="0.000137805938720703" calcext:value-type="float">
            <text:p>0.0001378059</text:p>
          </table:table-cell>
          <table:table-cell office:value-type="float" office:value="0.000187158584594727" calcext:value-type="float">
            <text:p>0.000187158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00115871429443359" calcext:value-type="float">
            <text:p>0.0001158714</text:p>
          </table:table-cell>
          <table:table-cell office:value-type="float" office:value="0.000138282775878906" calcext:value-type="float">
            <text:p>0.0001382828</text:p>
          </table:table-cell>
          <table:table-cell office:value-type="float" office:value="0.000191688537597656" calcext:value-type="float">
            <text:p>0.000191688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00116109848022461" calcext:value-type="float">
            <text:p>0.0001161098</text:p>
          </table:table-cell>
          <table:table-cell office:value-type="float" office:value="0.000138998031616211" calcext:value-type="float">
            <text:p>0.000138998</text:p>
          </table:table-cell>
          <table:table-cell office:value-type="float" office:value="0.000188350677490234" calcext:value-type="float">
            <text:p>0.000188350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116348266601563" calcext:value-type="float">
            <text:p>0.0001163483</text:p>
          </table:table-cell>
          <table:table-cell office:value-type="float" office:value="0.000138521194458008" calcext:value-type="float">
            <text:p>0.0001385212</text:p>
          </table:table-cell>
          <table:table-cell office:value-type="float" office:value="0.000188827514648438" calcext:value-type="float">
            <text:p>0.000188827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00116586685180664" calcext:value-type="float">
            <text:p>0.0001165867</text:p>
          </table:table-cell>
          <table:table-cell office:value-type="float" office:value="0.000138759613037109" calcext:value-type="float">
            <text:p>0.0001387596</text:p>
          </table:table-cell>
          <table:table-cell office:value-type="float" office:value="0.000194787979125977" calcext:value-type="float">
            <text:p>0.00019478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00117063522338867" calcext:value-type="float">
            <text:p>0.0001170635</text:p>
          </table:table-cell>
          <table:table-cell office:value-type="float" office:value="0.000140190124511719" calcext:value-type="float">
            <text:p>0.0001401901</text:p>
          </table:table-cell>
          <table:table-cell office:value-type="float" office:value="0.000189304351806641" calcext:value-type="float">
            <text:p>0.000189304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00117063522338867" calcext:value-type="float">
            <text:p>0.0001170635</text:p>
          </table:table-cell>
          <table:table-cell office:value-type="float" office:value="0.000162839889526367" calcext:value-type="float">
            <text:p>0.0001628399</text:p>
          </table:table-cell>
          <table:table-cell office:value-type="float" office:value="0.000189304351806641" calcext:value-type="float">
            <text:p>0.000189304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00117301940917969" calcext:value-type="float">
            <text:p>0.0001173019</text:p>
          </table:table-cell>
          <table:table-cell office:value-type="float" office:value="0.000140190124511719" calcext:value-type="float">
            <text:p>0.0001401901</text:p>
          </table:table-cell>
          <table:table-cell office:value-type="float" office:value="0.000194072723388672" calcext:value-type="float">
            <text:p>0.000194072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0011754035949707" calcext:value-type="float">
            <text:p>0.0001175404</text:p>
          </table:table-cell>
          <table:table-cell office:value-type="float" office:value="0.00014042854309082" calcext:value-type="float">
            <text:p>0.0001404285</text:p>
          </table:table-cell>
          <table:table-cell office:value-type="float" office:value="0.00019073486328125" calcext:value-type="float">
            <text:p>0.000190734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0011754035949707" calcext:value-type="float">
            <text:p>0.0001175404</text:p>
          </table:table-cell>
          <table:table-cell office:value-type="float" office:value="0.000140905380249023" calcext:value-type="float">
            <text:p>0.0001409054</text:p>
          </table:table-cell>
          <table:table-cell office:value-type="float" office:value="0.000190496444702148" calcext:value-type="float">
            <text:p>0.000190496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00117778778076172" calcext:value-type="float">
            <text:p>0.0001177788</text:p>
          </table:table-cell>
          <table:table-cell office:value-type="float" office:value="0.000140666961669922" calcext:value-type="float">
            <text:p>0.000140667</text:p>
          </table:table-cell>
          <table:table-cell office:value-type="float" office:value="0.000195026397705078" calcext:value-type="float">
            <text:p>0.000195026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00118017196655273" calcext:value-type="float">
            <text:p>0.0001180172</text:p>
          </table:table-cell>
          <table:table-cell office:value-type="float" office:value="0.000141382217407227" calcext:value-type="float">
            <text:p>0.0001413822</text:p>
          </table:table-cell>
          <table:table-cell office:value-type="float" office:value="0.000214338302612305" calcext:value-type="float">
            <text:p>0.000214338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0137567520141602" calcext:value-type="float">
            <text:p>0.0001375675</text:p>
          </table:table-cell>
          <table:table-cell office:value-type="float" office:value="0.000141382217407227" calcext:value-type="float">
            <text:p>0.0001413822</text:p>
          </table:table-cell>
          <table:table-cell office:value-type="float" office:value="0.000191450119018555" calcext:value-type="float">
            <text:p>0.000191450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0120162963867188" calcext:value-type="float">
            <text:p>0.000120163</text:p>
          </table:table-cell>
          <table:table-cell office:value-type="float" office:value="0.00014185905456543" calcext:value-type="float">
            <text:p>0.0001418591</text:p>
          </table:table-cell>
          <table:table-cell office:value-type="float" office:value="0.000196218490600586" calcext:value-type="float">
            <text:p>0.000196218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00118255615234375" calcext:value-type="float">
            <text:p>0.0001182556</text:p>
          </table:table-cell>
          <table:table-cell office:value-type="float" office:value="0.000141620635986328" calcext:value-type="float">
            <text:p>0.0001416206</text:p>
          </table:table-cell>
          <table:table-cell office:value-type="float" office:value="0.000192642211914063" calcext:value-type="float">
            <text:p>0.000192642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00118732452392578" calcext:value-type="float">
            <text:p>0.0001187325</text:p>
          </table:table-cell>
          <table:table-cell office:value-type="float" office:value="0.000142097473144531" calcext:value-type="float">
            <text:p>0.0001420975</text:p>
          </table:table-cell>
          <table:table-cell office:value-type="float" office:value="0.000193357467651367" calcext:value-type="float">
            <text:p>0.000193357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00118732452392578" calcext:value-type="float">
            <text:p>0.0001187325</text:p>
          </table:table-cell>
          <table:table-cell office:value-type="float" office:value="0.000142812728881836" calcext:value-type="float">
            <text:p>0.0001428127</text:p>
          </table:table-cell>
          <table:table-cell office:value-type="float" office:value="0.000197649002075195" calcext:value-type="float">
            <text:p>0.00019764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00119209289550781" calcext:value-type="float">
            <text:p>0.0001192093</text:p>
          </table:table-cell>
          <table:table-cell office:value-type="float" office:value="0.000142574310302734" calcext:value-type="float">
            <text:p>0.0001425743</text:p>
          </table:table-cell>
          <table:table-cell office:value-type="float" office:value="0.000193357467651367" calcext:value-type="float">
            <text:p>0.000193357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0011897087097168" calcext:value-type="float">
            <text:p>0.0001189709</text:p>
          </table:table-cell>
          <table:table-cell office:value-type="float" office:value="0.000143051147460938" calcext:value-type="float">
            <text:p>0.0001430511</text:p>
          </table:table-cell>
          <table:table-cell office:value-type="float" office:value="0.000194072723388672" calcext:value-type="float">
            <text:p>0.000194072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00119447708129883" calcext:value-type="float">
            <text:p>0.0001194477</text:p>
          </table:table-cell>
          <table:table-cell office:value-type="float" office:value="0.000143051147460938" calcext:value-type="float">
            <text:p>0.0001430511</text:p>
          </table:table-cell>
          <table:table-cell office:value-type="float" office:value="0.0001983642578125" calcext:value-type="float">
            <text:p>0.000198364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0119924545288086" calcext:value-type="float">
            <text:p>0.0001199245</text:p>
          </table:table-cell>
          <table:table-cell office:value-type="float" office:value="0.000143527984619141" calcext:value-type="float">
            <text:p>0.000143528</text:p>
          </table:table-cell>
          <table:table-cell office:value-type="float" office:value="0.000194787979125977" calcext:value-type="float">
            <text:p>0.00019478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00119686126708984" calcext:value-type="float">
            <text:p>0.0001196861</text:p>
          </table:table-cell>
          <table:table-cell office:value-type="float" office:value="0.000143527984619141" calcext:value-type="float">
            <text:p>0.000143528</text:p>
          </table:table-cell>
          <table:table-cell office:value-type="float" office:value="0.000197649002075195" calcext:value-type="float">
            <text:p>0.00019764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0120162963867188" calcext:value-type="float">
            <text:p>0.000120163</text:p>
          </table:table-cell>
          <table:table-cell office:value-type="float" office:value="0.000144004821777344" calcext:value-type="float">
            <text:p>0.0001440048</text:p>
          </table:table-cell>
          <table:table-cell office:value-type="float" office:value="0.000199794769287109" calcext:value-type="float">
            <text:p>0.000199794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0120162963867188" calcext:value-type="float">
            <text:p>0.000120163</text:p>
          </table:table-cell>
          <table:table-cell office:value-type="float" office:value="0.000144243240356445" calcext:value-type="float">
            <text:p>0.0001442432</text:p>
          </table:table-cell>
          <table:table-cell office:value-type="float" office:value="0.000195741653442383" calcext:value-type="float">
            <text:p>0.000195741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00120162963867188" calcext:value-type="float">
            <text:p>0.000120163</text:p>
          </table:table-cell>
          <table:table-cell office:value-type="float" office:value="0.000144243240356445" calcext:value-type="float">
            <text:p>0.0001442432</text:p>
          </table:table-cell>
          <table:table-cell office:value-type="float" office:value="0.000195741653442383" calcext:value-type="float">
            <text:p>0.000195741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00120639801025391" calcext:value-type="float">
            <text:p>0.0001206398</text:p>
          </table:table-cell>
          <table:table-cell office:value-type="float" office:value="0.000144720077514648" calcext:value-type="float">
            <text:p>0.0001447201</text:p>
          </table:table-cell>
          <table:table-cell office:value-type="float" office:value="0.000200986862182617" calcext:value-type="float">
            <text:p>0.000200986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00120639801025391" calcext:value-type="float">
            <text:p>0.0001206398</text:p>
          </table:table-cell>
          <table:table-cell office:value-type="float" office:value="0.000145435333251953" calcext:value-type="float">
            <text:p>0.0001454353</text:p>
          </table:table-cell>
          <table:table-cell office:value-type="float" office:value="0.000196933746337891" calcext:value-type="float">
            <text:p>0.000196933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00121116638183594" calcext:value-type="float">
            <text:p>0.0001211166</text:p>
          </table:table-cell>
          <table:table-cell office:value-type="float" office:value="0.00014495849609375" calcext:value-type="float">
            <text:p>0.0001449585</text:p>
          </table:table-cell>
          <table:table-cell office:value-type="float" office:value="0.000196695327758789" calcext:value-type="float">
            <text:p>0.000196695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129938125610352" calcext:value-type="float">
            <text:p>0.0001299381</text:p>
          </table:table-cell>
          <table:table-cell office:value-type="float" office:value="0.000145435333251953" calcext:value-type="float">
            <text:p>0.0001454353</text:p>
          </table:table-cell>
          <table:table-cell office:value-type="float" office:value="0.000202655792236328" calcext:value-type="float">
            <text:p>0.000202655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00121355056762695" calcext:value-type="float">
            <text:p>0.0001213551</text:p>
          </table:table-cell>
          <table:table-cell office:value-type="float" office:value="0.000145912170410156" calcext:value-type="float">
            <text:p>0.0001459122</text:p>
          </table:table-cell>
          <table:table-cell office:value-type="float" office:value="0.00021672248840332" calcext:value-type="float">
            <text:p>0.000216722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00132560729980469" calcext:value-type="float">
            <text:p>0.0001325607</text:p>
          </table:table-cell>
          <table:table-cell office:value-type="float" office:value="0.000146150588989258" calcext:value-type="float">
            <text:p>0.0001461506</text:p>
          </table:table-cell>
          <table:table-cell office:value-type="float" office:value="0.000197649002075195" calcext:value-type="float">
            <text:p>0.00019764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00121831893920898" calcext:value-type="float">
            <text:p>0.0001218319</text:p>
          </table:table-cell>
          <table:table-cell office:value-type="float" office:value="0.000145673751831055" calcext:value-type="float">
            <text:p>0.0001456738</text:p>
          </table:table-cell>
          <table:table-cell office:value-type="float" office:value="0.000203609466552734" calcext:value-type="float">
            <text:p>0.000203609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001220703125" calcext:value-type="float">
            <text:p>0.0001220703</text:p>
          </table:table-cell>
          <table:table-cell office:value-type="float" office:value="0.000146865844726563" calcext:value-type="float">
            <text:p>0.0001468658</text:p>
          </table:table-cell>
          <table:table-cell office:value-type="float" office:value="0.000198841094970703" calcext:value-type="float">
            <text:p>0.000198841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0122308731079102" calcext:value-type="float">
            <text:p>0.0001223087</text:p>
          </table:table-cell>
          <table:table-cell office:value-type="float" office:value="0.000146389007568359" calcext:value-type="float">
            <text:p>0.000146389</text:p>
          </table:table-cell>
          <table:table-cell office:value-type="float" office:value="0.000198841094970703" calcext:value-type="float">
            <text:p>0.000198841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00122547149658203" calcext:value-type="float">
            <text:p>0.0001225471</text:p>
          </table:table-cell>
          <table:table-cell office:value-type="float" office:value="0.000146865844726563" calcext:value-type="float">
            <text:p>0.0001468658</text:p>
          </table:table-cell>
          <table:table-cell office:value-type="float" office:value="0.000204086303710937" calcext:value-type="float">
            <text:p>0.000204086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00122547149658203" calcext:value-type="float">
            <text:p>0.0001225471</text:p>
          </table:table-cell>
          <table:table-cell office:value-type="float" office:value="0.000147342681884766" calcext:value-type="float">
            <text:p>0.0001473427</text:p>
          </table:table-cell>
          <table:table-cell office:value-type="float" office:value="0.000200033187866211" calcext:value-type="float">
            <text:p>0.000200033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00132560729980469" calcext:value-type="float">
            <text:p>0.0001325607</text:p>
          </table:table-cell>
          <table:table-cell office:value-type="float" office:value="0.000156641006469727" calcext:value-type="float">
            <text:p>0.000156641</text:p>
          </table:table-cell>
          <table:table-cell office:value-type="float" office:value="0.000200271606445312" calcext:value-type="float">
            <text:p>0.000200271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00122785568237305" calcext:value-type="float">
            <text:p>0.0001227856</text:p>
          </table:table-cell>
          <table:table-cell office:value-type="float" office:value="0.00014805793762207" calcext:value-type="float">
            <text:p>0.0001480579</text:p>
          </table:table-cell>
          <table:table-cell office:value-type="float" office:value="0.00020599365234375" calcext:value-type="float">
            <text:p>0.000205993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0123500823974609" calcext:value-type="float">
            <text:p>0.0001235008</text:p>
          </table:table-cell>
          <table:table-cell office:value-type="float" office:value="0.000150203704833984" calcext:value-type="float">
            <text:p>0.0001502037</text:p>
          </table:table-cell>
          <table:table-cell office:value-type="float" office:value="0.000200986862182617" calcext:value-type="float">
            <text:p>0.000200986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0123023986816406" calcext:value-type="float">
            <text:p>0.000123024</text:p>
          </table:table-cell>
          <table:table-cell office:value-type="float" office:value="0.000148773193359375" calcext:value-type="float">
            <text:p>0.0001487732</text:p>
          </table:table-cell>
          <table:table-cell office:value-type="float" office:value="0.000201225280761719" calcext:value-type="float">
            <text:p>0.000201225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00123500823974609" calcext:value-type="float">
            <text:p>0.0001235008</text:p>
          </table:table-cell>
          <table:table-cell office:value-type="float" office:value="0.000148773193359375" calcext:value-type="float">
            <text:p>0.0001487732</text:p>
          </table:table-cell>
          <table:table-cell office:value-type="float" office:value="0.000207424163818359" calcext:value-type="float">
            <text:p>0.000207424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00123739242553711" calcext:value-type="float">
            <text:p>0.0001237392</text:p>
          </table:table-cell>
          <table:table-cell office:value-type="float" office:value="0.000149011611938477" calcext:value-type="float">
            <text:p>0.0001490116</text:p>
          </table:table-cell>
          <table:table-cell office:value-type="float" office:value="0.000201940536499023" calcext:value-type="float">
            <text:p>0.000201940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00123739242553711" calcext:value-type="float">
            <text:p>0.0001237392</text:p>
          </table:table-cell>
          <table:table-cell office:value-type="float" office:value="0.000149250030517578" calcext:value-type="float">
            <text:p>0.00014925</text:p>
          </table:table-cell>
          <table:table-cell office:value-type="float" office:value="0.000201940536499023" calcext:value-type="float">
            <text:p>0.000201940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0123977661132813" calcext:value-type="float">
            <text:p>0.0001239777</text:p>
          </table:table-cell>
          <table:table-cell office:value-type="float" office:value="0.000149011611938477" calcext:value-type="float">
            <text:p>0.0001490116</text:p>
          </table:table-cell>
          <table:table-cell office:value-type="float" office:value="0.000208616256713867" calcext:value-type="float">
            <text:p>0.000208616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00124216079711914" calcext:value-type="float">
            <text:p>0.0001242161</text:p>
          </table:table-cell>
          <table:table-cell office:value-type="float" office:value="0.000149726867675781" calcext:value-type="float">
            <text:p>0.0001497269</text:p>
          </table:table-cell>
          <table:table-cell office:value-type="float" office:value="0.00020289421081543" calcext:value-type="float">
            <text:p>0.000202894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00124454498291016" calcext:value-type="float">
            <text:p>0.0001244545</text:p>
          </table:table-cell>
          <table:table-cell office:value-type="float" office:value="0.000149726867675781" calcext:value-type="float">
            <text:p>0.0001497269</text:p>
          </table:table-cell>
          <table:table-cell office:value-type="float" office:value="0.000203132629394531" calcext:value-type="float">
            <text:p>0.000203132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00124692916870117" calcext:value-type="float">
            <text:p>0.0001246929</text:p>
          </table:table-cell>
          <table:table-cell office:value-type="float" office:value="0.00014948844909668" calcext:value-type="float">
            <text:p>0.0001494884</text:p>
          </table:table-cell>
          <table:table-cell office:value-type="float" office:value="0.000211238861083984" calcext:value-type="float">
            <text:p>0.000211238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00124931335449219" calcext:value-type="float">
            <text:p>0.0001249313</text:p>
          </table:table-cell>
          <table:table-cell office:value-type="float" office:value="0.000151157379150391" calcext:value-type="float">
            <text:p>0.0001511574</text:p>
          </table:table-cell>
          <table:table-cell office:value-type="float" office:value="0.000204086303710937" calcext:value-type="float">
            <text:p>0.000204086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00124931335449219" calcext:value-type="float">
            <text:p>0.0001249313</text:p>
          </table:table-cell>
          <table:table-cell office:value-type="float" office:value="0.000206708908081055" calcext:value-type="float">
            <text:p>0.0002067089</text:p>
          </table:table-cell>
          <table:table-cell office:value-type="float" office:value="0.000204086303710937" calcext:value-type="float">
            <text:p>0.000204086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00124931335449219" calcext:value-type="float">
            <text:p>0.0001249313</text:p>
          </table:table-cell>
          <table:table-cell office:value-type="float" office:value="0.000151157379150391" calcext:value-type="float">
            <text:p>0.0001511574</text:p>
          </table:table-cell>
          <table:table-cell office:value-type="float" office:value="0.00021052360534668" calcext:value-type="float">
            <text:p>0.000210523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00125408172607422" calcext:value-type="float">
            <text:p>0.0001254082</text:p>
          </table:table-cell>
          <table:table-cell office:value-type="float" office:value="0.000151634216308594" calcext:value-type="float">
            <text:p>0.0001516342</text:p>
          </table:table-cell>
          <table:table-cell office:value-type="float" office:value="0.000205039978027344" calcext:value-type="float">
            <text:p>0.0002050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00125646591186523" calcext:value-type="float">
            <text:p>0.0001256466</text:p>
          </table:table-cell>
          <table:table-cell office:value-type="float" office:value="0.000151395797729492" calcext:value-type="float">
            <text:p>0.0001513958</text:p>
          </table:table-cell>
          <table:table-cell office:value-type="float" office:value="0.000204801559448242" calcext:value-type="float">
            <text:p>0.000204801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00127315521240234" calcext:value-type="float">
            <text:p>0.0001273155</text:p>
          </table:table-cell>
          <table:table-cell office:value-type="float" office:value="0.000157356262207031" calcext:value-type="float">
            <text:p>0.0001573563</text:p>
          </table:table-cell>
          <table:table-cell office:value-type="float" office:value="0.000211477279663086" calcext:value-type="float">
            <text:p>0.000211477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127553939819336" calcext:value-type="float">
            <text:p>0.0001275539</text:p>
          </table:table-cell>
          <table:table-cell office:value-type="float" office:value="0.000157594680786133" calcext:value-type="float">
            <text:p>0.0001575947</text:p>
          </table:table-cell>
          <table:table-cell office:value-type="float" office:value="0.000206232070922852" calcext:value-type="float">
            <text:p>0.000206232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00127315521240234" calcext:value-type="float">
            <text:p>0.0001273155</text:p>
          </table:table-cell>
          <table:table-cell office:value-type="float" office:value="0.000157833099365234" calcext:value-type="float">
            <text:p>0.0001578331</text:p>
          </table:table-cell>
          <table:table-cell office:value-type="float" office:value="0.000214099884033203" calcext:value-type="float">
            <text:p>0.000214099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00127792358398438" calcext:value-type="float">
            <text:p>0.0001277924</text:p>
          </table:table-cell>
          <table:table-cell office:value-type="float" office:value="0.000157356262207031" calcext:value-type="float">
            <text:p>0.0001573563</text:p>
          </table:table-cell>
          <table:table-cell office:value-type="float" office:value="0.000206470489501953" calcext:value-type="float">
            <text:p>0.00020647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00127553939819336" calcext:value-type="float">
            <text:p>0.0001275539</text:p>
          </table:table-cell>
          <table:table-cell office:value-type="float" office:value="0.000157833099365234" calcext:value-type="float">
            <text:p>0.0001578331</text:p>
          </table:table-cell>
          <table:table-cell office:value-type="float" office:value="0.000212192535400391" calcext:value-type="float">
            <text:p>0.000212192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0128030776977539" calcext:value-type="float">
            <text:p>0.0001280308</text:p>
          </table:table-cell>
          <table:table-cell office:value-type="float" office:value="0.000158309936523438" calcext:value-type="float">
            <text:p>0.0001583099</text:p>
          </table:table-cell>
          <table:table-cell office:value-type="float" office:value="0.000207662582397461" calcext:value-type="float">
            <text:p>0.000207662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00128030776977539" calcext:value-type="float">
            <text:p>0.0001280308</text:p>
          </table:table-cell>
          <table:table-cell office:value-type="float" office:value="0.000158309936523438" calcext:value-type="float">
            <text:p>0.0001583099</text:p>
          </table:table-cell>
          <table:table-cell office:value-type="float" office:value="0.000212430953979492" calcext:value-type="float">
            <text:p>0.00021243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00128507614135742" calcext:value-type="float">
            <text:p>0.0001285076</text:p>
          </table:table-cell>
          <table:table-cell office:value-type="float" office:value="0.000158548355102539" calcext:value-type="float">
            <text:p>0.0001585484</text:p>
          </table:table-cell>
          <table:table-cell office:value-type="float" office:value="0.000208377838134766" calcext:value-type="float">
            <text:p>0.000208377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00128746032714844" calcext:value-type="float">
            <text:p>0.000128746</text:p>
          </table:table-cell>
          <table:table-cell office:value-type="float" office:value="0.000158786773681641" calcext:value-type="float">
            <text:p>0.0001587868</text:p>
          </table:table-cell>
          <table:table-cell office:value-type="float" office:value="0.000213623046875" calcext:value-type="float">
            <text:p>0.00021362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00128984451293945" calcext:value-type="float">
            <text:p>0.0001289845</text:p>
          </table:table-cell>
          <table:table-cell office:value-type="float" office:value="0.000158548355102539" calcext:value-type="float">
            <text:p>0.0001585484</text:p>
          </table:table-cell>
          <table:table-cell office:value-type="float" office:value="0.000208854675292969" calcext:value-type="float">
            <text:p>0.000208854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00129222869873047" calcext:value-type="float">
            <text:p>0.0001292229</text:p>
          </table:table-cell>
          <table:table-cell office:value-type="float" office:value="0.000180959701538086" calcext:value-type="float">
            <text:p>0.0001809597</text:p>
          </table:table-cell>
          <table:table-cell office:value-type="float" office:value="0.000233650207519531" calcext:value-type="float">
            <text:p>0.000233650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0129222869873047" calcext:value-type="float">
            <text:p>0.0001292229</text:p>
          </table:table-cell>
          <table:table-cell office:value-type="float" office:value="0.000159263610839844" calcext:value-type="float">
            <text:p>0.0001592636</text:p>
          </table:table-cell>
          <table:table-cell office:value-type="float" office:value="0.000210285186767578" calcext:value-type="float">
            <text:p>0.000210285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00129222869873047" calcext:value-type="float">
            <text:p>0.0001292229</text:p>
          </table:table-cell>
          <table:table-cell office:value-type="float" office:value="0.000159740447998047" calcext:value-type="float">
            <text:p>0.0001597404</text:p>
          </table:table-cell>
          <table:table-cell office:value-type="float" office:value="0.000214576721191406" calcext:value-type="float">
            <text:p>0.000214576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0012969970703125" calcext:value-type="float">
            <text:p>0.0001296997</text:p>
          </table:table-cell>
          <table:table-cell office:value-type="float" office:value="0.000159740447998047" calcext:value-type="float">
            <text:p>0.0001597404</text:p>
          </table:table-cell>
          <table:table-cell office:value-type="float" office:value="0.000210762023925781" calcext:value-type="float">
            <text:p>0.00021076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0012969970703125" calcext:value-type="float">
            <text:p>0.0001296997</text:p>
          </table:table-cell>
          <table:table-cell office:value-type="float" office:value="0.00016021728515625" calcext:value-type="float">
            <text:p>0.0001602173</text:p>
          </table:table-cell>
          <table:table-cell office:value-type="float" office:value="0.000215768814086914" calcext:value-type="float">
            <text:p>0.000215768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00129938125610352" calcext:value-type="float">
            <text:p>0.0001299381</text:p>
          </table:table-cell>
          <table:table-cell office:value-type="float" office:value="0.000159740447998047" calcext:value-type="float">
            <text:p>0.0001597404</text:p>
          </table:table-cell>
          <table:table-cell office:value-type="float" office:value="0.000211238861083984" calcext:value-type="float">
            <text:p>0.000211238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0129938125610352" calcext:value-type="float">
            <text:p>0.0001299381</text:p>
          </table:table-cell>
          <table:table-cell office:value-type="float" office:value="0.000156164169311523" calcext:value-type="float">
            <text:p>0.0001561642</text:p>
          </table:table-cell>
          <table:table-cell office:value-type="float" office:value="0.000211954116821289" calcext:value-type="float">
            <text:p>0.000211954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00130414962768555" calcext:value-type="float">
            <text:p>0.000130415</text:p>
          </table:table-cell>
          <table:table-cell office:value-type="float" office:value="0.000156402587890625" calcext:value-type="float">
            <text:p>0.0001564026</text:p>
          </table:table-cell>
          <table:table-cell office:value-type="float" office:value="0.000211715698242187" calcext:value-type="float">
            <text:p>0.000211715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00133037567138672" calcext:value-type="float">
            <text:p>0.0001330376</text:p>
          </table:table-cell>
          <table:table-cell office:value-type="float" office:value="0.000156164169311523" calcext:value-type="float">
            <text:p>0.0001561642</text:p>
          </table:table-cell>
          <table:table-cell office:value-type="float" office:value="0.000218391418457031" calcext:value-type="float">
            <text:p>0.000218391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00131130218505859" calcext:value-type="float">
            <text:p>0.0001311302</text:p>
          </table:table-cell>
          <table:table-cell office:value-type="float" office:value="0.000156641006469727" calcext:value-type="float">
            <text:p>0.000156641</text:p>
          </table:table-cell>
          <table:table-cell office:value-type="float" office:value="0.000212907791137695" calcext:value-type="float">
            <text:p>0.000212907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00130891799926758" calcext:value-type="float">
            <text:p>0.0001308918</text:p>
          </table:table-cell>
          <table:table-cell office:value-type="float" office:value="0.000156402587890625" calcext:value-type="float">
            <text:p>0.0001564026</text:p>
          </table:table-cell>
          <table:table-cell office:value-type="float" office:value="0.000212907791137695" calcext:value-type="float">
            <text:p>0.000212907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0131130218505859" calcext:value-type="float">
            <text:p>0.0001311302</text:p>
          </table:table-cell>
          <table:table-cell office:value-type="float" office:value="0.000156879425048828" calcext:value-type="float">
            <text:p>0.0001568794</text:p>
          </table:table-cell>
          <table:table-cell office:value-type="float" office:value="0.000214576721191406" calcext:value-type="float">
            <text:p>0.000214576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00131130218505859" calcext:value-type="float">
            <text:p>0.0001311302</text:p>
          </table:table-cell>
          <table:table-cell office:value-type="float" office:value="0.000156879425048828" calcext:value-type="float">
            <text:p>0.0001568794</text:p>
          </table:table-cell>
          <table:table-cell office:value-type="float" office:value="0.000218868255615234" calcext:value-type="float">
            <text:p>0.000218868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00131845474243164" calcext:value-type="float">
            <text:p>0.0001318455</text:p>
          </table:table-cell>
          <table:table-cell office:value-type="float" office:value="0.000156641006469727" calcext:value-type="float">
            <text:p>0.000156641</text:p>
          </table:table-cell>
          <table:table-cell office:value-type="float" office:value="0.000213623046875" calcext:value-type="float">
            <text:p>0.00021362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00131368637084961" calcext:value-type="float">
            <text:p>0.0001313686</text:p>
          </table:table-cell>
          <table:table-cell office:value-type="float" office:value="0.00015711784362793" calcext:value-type="float">
            <text:p>0.0001571178</text:p>
          </table:table-cell>
          <table:table-cell office:value-type="float" office:value="0.000215530395507812" calcext:value-type="float">
            <text:p>0.000215530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00132083892822266" calcext:value-type="float">
            <text:p>0.0001320839</text:p>
          </table:table-cell>
          <table:table-cell office:value-type="float" office:value="0.000157594680786133" calcext:value-type="float">
            <text:p>0.0001575947</text:p>
          </table:table-cell>
          <table:table-cell office:value-type="float" office:value="0.000220060348510742" calcext:value-type="float">
            <text:p>0.000220060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172853469848633" calcext:value-type="float">
            <text:p>0.0001728535</text:p>
          </table:table-cell>
          <table:table-cell office:value-type="float" office:value="0.000158309936523438" calcext:value-type="float">
            <text:p>0.0001583099</text:p>
          </table:table-cell>
          <table:table-cell office:value-type="float" office:value="0.000216007232666016" calcext:value-type="float">
            <text:p>0.000216007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00132560729980469" calcext:value-type="float">
            <text:p>0.0001325607</text:p>
          </table:table-cell>
          <table:table-cell office:value-type="float" office:value="0.000158309936523438" calcext:value-type="float">
            <text:p>0.0001583099</text:p>
          </table:table-cell>
          <table:table-cell office:value-type="float" office:value="0.000221729278564453" calcext:value-type="float">
            <text:p>0.000221729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00132560729980469" calcext:value-type="float">
            <text:p>0.0001325607</text:p>
          </table:table-cell>
          <table:table-cell office:value-type="float" office:value="0.000158548355102539" calcext:value-type="float">
            <text:p>0.0001585484</text:p>
          </table:table-cell>
          <table:table-cell office:value-type="float" office:value="0.000215530395507812" calcext:value-type="float">
            <text:p>0.000215530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0013279914855957" calcext:value-type="float">
            <text:p>0.0001327991</text:p>
          </table:table-cell>
          <table:table-cell office:value-type="float" office:value="0.000159025192260742" calcext:value-type="float">
            <text:p>0.0001590252</text:p>
          </table:table-cell>
          <table:table-cell office:value-type="float" office:value="0.000216960906982422" calcext:value-type="float">
            <text:p>0.000216960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0013279914855957" calcext:value-type="float">
            <text:p>0.0001327991</text:p>
          </table:table-cell>
          <table:table-cell office:value-type="float" office:value="0.000159502029418945" calcext:value-type="float">
            <text:p>0.000159502</text:p>
          </table:table-cell>
          <table:table-cell office:value-type="float" office:value="0.000222444534301758" calcext:value-type="float">
            <text:p>0.000222444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013279914855957" calcext:value-type="float">
            <text:p>0.0001327991</text:p>
          </table:table-cell>
          <table:table-cell office:value-type="float" office:value="0.000159740447998047" calcext:value-type="float">
            <text:p>0.0001597404</text:p>
          </table:table-cell>
          <table:table-cell office:value-type="float" office:value="0.000216245651245117" calcext:value-type="float">
            <text:p>0.000216245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00133275985717773" calcext:value-type="float">
            <text:p>0.000133276</text:p>
          </table:table-cell>
          <table:table-cell office:value-type="float" office:value="0.000159740447998047" calcext:value-type="float">
            <text:p>0.0001597404</text:p>
          </table:table-cell>
          <table:table-cell office:value-type="float" office:value="0.000217199325561523" calcext:value-type="float">
            <text:p>0.000217199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00133752822875977" calcext:value-type="float">
            <text:p>0.0001337528</text:p>
          </table:table-cell>
          <table:table-cell office:value-type="float" office:value="0.000159740447998047" calcext:value-type="float">
            <text:p>0.0001597404</text:p>
          </table:table-cell>
          <table:table-cell office:value-type="float" office:value="0.000220775604248047" calcext:value-type="float">
            <text:p>0.000220775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00133991241455078" calcext:value-type="float">
            <text:p>0.0001339912</text:p>
          </table:table-cell>
          <table:table-cell office:value-type="float" office:value="0.000160455703735352" calcext:value-type="float">
            <text:p>0.0001604557</text:p>
          </table:table-cell>
          <table:table-cell office:value-type="float" office:value="0.000223875045776367" calcext:value-type="float">
            <text:p>0.00022387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0013422966003418" calcext:value-type="float">
            <text:p>0.0001342297</text:p>
          </table:table-cell>
          <table:table-cell office:value-type="float" office:value="0.000160455703735352" calcext:value-type="float">
            <text:p>0.0001604557</text:p>
          </table:table-cell>
          <table:table-cell office:value-type="float" office:value="0.000236749649047852" calcext:value-type="float">
            <text:p>0.000236749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0133991241455078" calcext:value-type="float">
            <text:p>0.0001339912</text:p>
          </table:table-cell>
          <table:table-cell office:value-type="float" office:value="0.000160694122314453" calcext:value-type="float">
            <text:p>0.0001606941</text:p>
          </table:table-cell>
          <table:table-cell office:value-type="float" office:value="0.000219821929931641" calcext:value-type="float">
            <text:p>0.000219821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00153303146362305" calcext:value-type="float">
            <text:p>0.0001533031</text:p>
          </table:table-cell>
          <table:table-cell office:value-type="float" office:value="0.000160932540893555" calcext:value-type="float">
            <text:p>0.0001609325</text:p>
          </table:table-cell>
          <table:table-cell office:value-type="float" office:value="0.000224590301513672" calcext:value-type="float">
            <text:p>0.000224590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00134706497192383" calcext:value-type="float">
            <text:p>0.0001347065</text:p>
          </table:table-cell>
          <table:table-cell office:value-type="float" office:value="0.000161170959472656" calcext:value-type="float">
            <text:p>0.000161171</text:p>
          </table:table-cell>
          <table:table-cell office:value-type="float" office:value="0.000218868255615234" calcext:value-type="float">
            <text:p>0.000218868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00134706497192383" calcext:value-type="float">
            <text:p>0.0001347065</text:p>
          </table:table-cell>
          <table:table-cell office:value-type="float" office:value="0.000161409378051758" calcext:value-type="float">
            <text:p>0.0001614094</text:p>
          </table:table-cell>
          <table:table-cell office:value-type="float" office:value="0.000220775604248047" calcext:value-type="float">
            <text:p>0.000220775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00134468078613281" calcext:value-type="float">
            <text:p>0.0001344681</text:p>
          </table:table-cell>
          <table:table-cell office:value-type="float" office:value="0.00018310546875" calcext:value-type="float">
            <text:p>0.0001831055</text:p>
          </table:table-cell>
          <table:table-cell office:value-type="float" office:value="0.000220298767089844" calcext:value-type="float">
            <text:p>0.000220298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0137090682983398" calcext:value-type="float">
            <text:p>0.0001370907</text:p>
          </table:table-cell>
          <table:table-cell office:value-type="float" office:value="0.000200986862182617" calcext:value-type="float">
            <text:p>0.0002009869</text:p>
          </table:table-cell>
          <table:table-cell office:value-type="float" office:value="0.000220775604248047" calcext:value-type="float">
            <text:p>0.000220775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0013422966003418" calcext:value-type="float">
            <text:p>0.0001342297</text:p>
          </table:table-cell>
          <table:table-cell office:value-type="float" office:value="0.000162839889526367" calcext:value-type="float">
            <text:p>0.0001628399</text:p>
          </table:table-cell>
          <table:table-cell office:value-type="float" office:value="0.000228166580200195" calcext:value-type="float">
            <text:p>0.000228166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0013422966003418" calcext:value-type="float">
            <text:p>0.0001342297</text:p>
          </table:table-cell>
          <table:table-cell office:value-type="float" office:value="0.000163555145263672" calcext:value-type="float">
            <text:p>0.0001635551</text:p>
          </table:table-cell>
          <table:table-cell office:value-type="float" office:value="0.00022125244140625" calcext:value-type="float">
            <text:p>0.000221252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00143527984619141" calcext:value-type="float">
            <text:p>0.000143528</text:p>
          </table:table-cell>
          <table:table-cell office:value-type="float" office:value="0.000163078308105469" calcext:value-type="float">
            <text:p>0.0001630783</text:p>
          </table:table-cell>
          <table:table-cell office:value-type="float" office:value="0.000222206115722656" calcext:value-type="float">
            <text:p>0.000222206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00134706497192383" calcext:value-type="float">
            <text:p>0.0001347065</text:p>
          </table:table-cell>
          <table:table-cell office:value-type="float" office:value="0.000163555145263672" calcext:value-type="float">
            <text:p>0.0001635551</text:p>
          </table:table-cell>
          <table:table-cell office:value-type="float" office:value="0.000229358673095703" calcext:value-type="float">
            <text:p>0.000229358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0135421752929688" calcext:value-type="float">
            <text:p>0.0001354218</text:p>
          </table:table-cell>
          <table:table-cell office:value-type="float" office:value="0.000164031982421875" calcext:value-type="float">
            <text:p>0.000164032</text:p>
          </table:table-cell>
          <table:table-cell office:value-type="float" office:value="0.000222444534301758" calcext:value-type="float">
            <text:p>0.000222444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00135183334350586" calcext:value-type="float">
            <text:p>0.0001351833</text:p>
          </table:table-cell>
          <table:table-cell office:value-type="float" office:value="0.000164270401000977" calcext:value-type="float">
            <text:p>0.0001642704</text:p>
          </table:table-cell>
          <table:table-cell office:value-type="float" office:value="0.000223159790039062" calcext:value-type="float">
            <text:p>0.000223159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00135421752929688" calcext:value-type="float">
            <text:p>0.0001354218</text:p>
          </table:table-cell>
          <table:table-cell office:value-type="float" office:value="0.000166416168212891" calcext:value-type="float">
            <text:p>0.0001664162</text:p>
          </table:table-cell>
          <table:table-cell office:value-type="float" office:value="0.000229358673095703" calcext:value-type="float">
            <text:p>0.000229358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00135421752929688" calcext:value-type="float">
            <text:p>0.0001354218</text:p>
          </table:table-cell>
          <table:table-cell office:value-type="float" office:value="0.000164985656738281" calcext:value-type="float">
            <text:p>0.0001649857</text:p>
          </table:table-cell>
          <table:table-cell office:value-type="float" office:value="0.000223159790039062" calcext:value-type="float">
            <text:p>0.000223159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00135660171508789" calcext:value-type="float">
            <text:p>0.0001356602</text:p>
          </table:table-cell>
          <table:table-cell office:value-type="float" office:value="0.00016474723815918" calcext:value-type="float">
            <text:p>0.0001647472</text:p>
          </table:table-cell>
          <table:table-cell office:value-type="float" office:value="0.000223875045776367" calcext:value-type="float">
            <text:p>0.00022387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136137008666992" calcext:value-type="float">
            <text:p>0.000136137</text:p>
          </table:table-cell>
          <table:table-cell office:value-type="float" office:value="0.000164985656738281" calcext:value-type="float">
            <text:p>0.0001649857</text:p>
          </table:table-cell>
          <table:table-cell office:value-type="float" office:value="0.000231742858886719" calcext:value-type="float">
            <text:p>0.000231742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0136375427246094" calcext:value-type="float">
            <text:p>0.0001363754</text:p>
          </table:table-cell>
          <table:table-cell office:value-type="float" office:value="0.000165462493896484" calcext:value-type="float">
            <text:p>0.0001654625</text:p>
          </table:table-cell>
          <table:table-cell office:value-type="float" office:value="0.00022435188293457" calcext:value-type="float">
            <text:p>0.000224351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0136137008666992" calcext:value-type="float">
            <text:p>0.000136137</text:p>
          </table:table-cell>
          <table:table-cell office:value-type="float" office:value="0.000165939331054688" calcext:value-type="float">
            <text:p>0.0001659393</text:p>
          </table:table-cell>
          <table:table-cell office:value-type="float" office:value="0.000225067138671875" calcext:value-type="float">
            <text:p>0.000225067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0136375427246094" calcext:value-type="float">
            <text:p>0.0001363754</text:p>
          </table:table-cell>
          <table:table-cell office:value-type="float" office:value="0.000165939331054688" calcext:value-type="float">
            <text:p>0.0001659393</text:p>
          </table:table-cell>
          <table:table-cell office:value-type="float" office:value="0.000232458114624023" calcext:value-type="float">
            <text:p>0.000232458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0136852264404297" calcext:value-type="float">
            <text:p>0.0001368523</text:p>
          </table:table-cell>
          <table:table-cell office:value-type="float" office:value="0.000166654586791992" calcext:value-type="float">
            <text:p>0.0001666546</text:p>
          </table:table-cell>
          <table:table-cell office:value-type="float" office:value="0.000227451324462891" calcext:value-type="float">
            <text:p>0.000227451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0136852264404297" calcext:value-type="float">
            <text:p>0.0001368523</text:p>
          </table:table-cell>
          <table:table-cell office:value-type="float" office:value="0.000166416168212891" calcext:value-type="float">
            <text:p>0.0001664162</text:p>
          </table:table-cell>
          <table:table-cell office:value-type="float" office:value="0.000226259231567383" calcext:value-type="float">
            <text:p>0.000226259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0137090682983398" calcext:value-type="float">
            <text:p>0.0001370907</text:p>
          </table:table-cell>
          <table:table-cell office:value-type="float" office:value="0.000166416168212891" calcext:value-type="float">
            <text:p>0.0001664162</text:p>
          </table:table-cell>
          <table:table-cell office:value-type="float" office:value="0.000234127044677734" calcext:value-type="float">
            <text:p>0.00023412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01373291015625" calcext:value-type="float">
            <text:p>0.0001373291</text:p>
          </table:table-cell>
          <table:table-cell office:value-type="float" office:value="0.000166654586791992" calcext:value-type="float">
            <text:p>0.0001666546</text:p>
          </table:table-cell>
          <table:table-cell office:value-type="float" office:value="0.000226497650146484" calcext:value-type="float">
            <text:p>0.000226497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0137805938720703" calcext:value-type="float">
            <text:p>0.0001378059</text:p>
          </table:table-cell>
          <table:table-cell office:value-type="float" office:value="0.000166654586791992" calcext:value-type="float">
            <text:p>0.0001666546</text:p>
          </table:table-cell>
          <table:table-cell office:value-type="float" office:value="0.000227451324462891" calcext:value-type="float">
            <text:p>0.000227451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0137567520141602" calcext:value-type="float">
            <text:p>0.0001375675</text:p>
          </table:table-cell>
          <table:table-cell office:value-type="float" office:value="0.000167131423950195" calcext:value-type="float">
            <text:p>0.0001671314</text:p>
          </table:table-cell>
          <table:table-cell office:value-type="float" office:value="0.000233888626098633" calcext:value-type="float">
            <text:p>0.000233888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0138044357299805" calcext:value-type="float">
            <text:p>0.0001380444</text:p>
          </table:table-cell>
          <table:table-cell office:value-type="float" office:value="0.0001678466796875" calcext:value-type="float">
            <text:p>0.0001678467</text:p>
          </table:table-cell>
          <table:table-cell office:value-type="float" office:value="0.000227689743041992" calcext:value-type="float">
            <text:p>0.000227689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0138282775878906" calcext:value-type="float">
            <text:p>0.0001382828</text:p>
          </table:table-cell>
          <table:table-cell office:value-type="float" office:value="0.000167608261108398" calcext:value-type="float">
            <text:p>0.0001676083</text:p>
          </table:table-cell>
          <table:table-cell office:value-type="float" office:value="0.000228404998779297" calcext:value-type="float">
            <text:p>0.00022840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0138282775878906" calcext:value-type="float">
            <text:p>0.0001382828</text:p>
          </table:table-cell>
          <table:table-cell office:value-type="float" office:value="0.000170469284057617" calcext:value-type="float">
            <text:p>0.0001704693</text:p>
          </table:table-cell>
          <table:table-cell office:value-type="float" office:value="0.000235319137573242" calcext:value-type="float">
            <text:p>0.000235319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0138759613037109" calcext:value-type="float">
            <text:p>0.0001387596</text:p>
          </table:table-cell>
          <table:table-cell office:value-type="float" office:value="0.000168800354003906" calcext:value-type="float">
            <text:p>0.0001688004</text:p>
          </table:table-cell>
          <table:table-cell office:value-type="float" office:value="0.000228643417358398" calcext:value-type="float">
            <text:p>0.000228643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0138521194458008" calcext:value-type="float">
            <text:p>0.0001385212</text:p>
          </table:table-cell>
          <table:table-cell office:value-type="float" office:value="0.000168323516845703" calcext:value-type="float">
            <text:p>0.0001683235</text:p>
          </table:table-cell>
          <table:table-cell office:value-type="float" office:value="0.000229597091674805" calcext:value-type="float">
            <text:p>0.000229597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0138998031616211" calcext:value-type="float">
            <text:p>0.000138998</text:p>
          </table:table-cell>
          <table:table-cell office:value-type="float" office:value="0.000206708908081055" calcext:value-type="float">
            <text:p>0.0002067089</text:p>
          </table:table-cell>
          <table:table-cell office:value-type="float" office:value="0.000237703323364258" calcext:value-type="float">
            <text:p>0.000237703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0139236450195313" calcext:value-type="float">
            <text:p>0.0001392365</text:p>
          </table:table-cell>
          <table:table-cell office:value-type="float" office:value="0.000169515609741211" calcext:value-type="float">
            <text:p>0.0001695156</text:p>
          </table:table-cell>
          <table:table-cell office:value-type="float" office:value="0.000229597091674805" calcext:value-type="float">
            <text:p>0.000229597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0139236450195313" calcext:value-type="float">
            <text:p>0.0001392365</text:p>
          </table:table-cell>
          <table:table-cell office:value-type="float" office:value="0.000169515609741211" calcext:value-type="float">
            <text:p>0.0001695156</text:p>
          </table:table-cell>
          <table:table-cell office:value-type="float" office:value="0.000231027603149414" calcext:value-type="float">
            <text:p>0.000231027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0139713287353516" calcext:value-type="float">
            <text:p>0.0001397133</text:p>
          </table:table-cell>
          <table:table-cell office:value-type="float" office:value="0.000169515609741211" calcext:value-type="float">
            <text:p>0.0001695156</text:p>
          </table:table-cell>
          <table:table-cell office:value-type="float" office:value="0.000237703323364258" calcext:value-type="float">
            <text:p>0.000237703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0139713287353516" calcext:value-type="float">
            <text:p>0.0001397133</text:p>
          </table:table-cell>
          <table:table-cell office:value-type="float" office:value="0.000171661376953125" calcext:value-type="float">
            <text:p>0.0001716614</text:p>
          </table:table-cell>
          <table:table-cell office:value-type="float" office:value="0.000230073928833008" calcext:value-type="float">
            <text:p>0.000230073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0159025192260742" calcext:value-type="float">
            <text:p>0.0001590252</text:p>
          </table:table-cell>
          <table:table-cell office:value-type="float" office:value="0.000170469284057617" calcext:value-type="float">
            <text:p>0.0001704693</text:p>
          </table:table-cell>
          <table:table-cell office:value-type="float" office:value="0.000232219696044922" calcext:value-type="float">
            <text:p>0.000232219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0140190124511719" calcext:value-type="float">
            <text:p>0.0001401901</text:p>
          </table:table-cell>
          <table:table-cell office:value-type="float" office:value="0.000170707702636719" calcext:value-type="float">
            <text:p>0.0001707077</text:p>
          </table:table-cell>
          <table:table-cell office:value-type="float" office:value="0.000260353088378906" calcext:value-type="float">
            <text:p>0.000260353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0144720077514648" calcext:value-type="float">
            <text:p>0.0001447201</text:p>
          </table:table-cell>
          <table:table-cell office:value-type="float" office:value="0.000182867050170898" calcext:value-type="float">
            <text:p>0.0001828671</text:p>
          </table:table-cell>
          <table:table-cell office:value-type="float" office:value="0.000250577926635742" calcext:value-type="float">
            <text:p>0.000250577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0140190124511719" calcext:value-type="float">
            <text:p>0.0001401901</text:p>
          </table:table-cell>
          <table:table-cell office:value-type="float" office:value="0.000171184539794922" calcext:value-type="float">
            <text:p>0.0001711845</text:p>
          </table:table-cell>
          <table:table-cell office:value-type="float" office:value="0.000253677368164062" calcext:value-type="float">
            <text:p>0.000253677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0140666961669922" calcext:value-type="float">
            <text:p>0.000140667</text:p>
          </table:table-cell>
          <table:table-cell office:value-type="float" office:value="0.000171661376953125" calcext:value-type="float">
            <text:p>0.0001716614</text:p>
          </table:table-cell>
          <table:table-cell office:value-type="float" office:value="0.000259876251220703" calcext:value-type="float">
            <text:p>0.000259876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141143798828125" calcext:value-type="float">
            <text:p>0.0001411438</text:p>
          </table:table-cell>
          <table:table-cell office:value-type="float" office:value="0.000171661376953125" calcext:value-type="float">
            <text:p>0.0001716614</text:p>
          </table:table-cell>
          <table:table-cell office:value-type="float" office:value="0.000232696533203125" calcext:value-type="float">
            <text:p>0.000232696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0141143798828125" calcext:value-type="float">
            <text:p>0.0001411438</text:p>
          </table:table-cell>
          <table:table-cell office:value-type="float" office:value="0.000205039978027344" calcext:value-type="float">
            <text:p>0.00020504</text:p>
          </table:table-cell>
          <table:table-cell office:value-type="float" office:value="0.000264883041381836" calcext:value-type="float">
            <text:p>0.00026488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0141382217407227" calcext:value-type="float">
            <text:p>0.0001413822</text:p>
          </table:table-cell>
          <table:table-cell office:value-type="float" office:value="0.000172853469848633" calcext:value-type="float">
            <text:p>0.0001728535</text:p>
          </table:table-cell>
          <table:table-cell office:value-type="float" office:value="0.000240564346313477" calcext:value-type="float">
            <text:p>0.000240564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016021728515625" calcext:value-type="float">
            <text:p>0.0001602173</text:p>
          </table:table-cell>
          <table:table-cell office:value-type="float" office:value="0.000172853469848633" calcext:value-type="float">
            <text:p>0.0001728535</text:p>
          </table:table-cell>
          <table:table-cell office:value-type="float" office:value="0.000233888626098633" calcext:value-type="float">
            <text:p>0.000233888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0161170959472656" calcext:value-type="float">
            <text:p>0.000161171</text:p>
          </table:table-cell>
          <table:table-cell office:value-type="float" office:value="0.000172853469848633" calcext:value-type="float">
            <text:p>0.0001728535</text:p>
          </table:table-cell>
          <table:table-cell office:value-type="float" office:value="0.000307798385620117" calcext:value-type="float">
            <text:p>0.000307798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0157356262207031" calcext:value-type="float">
            <text:p>0.0001573563</text:p>
          </table:table-cell>
          <table:table-cell office:value-type="float" office:value="0.000197887420654297" calcext:value-type="float">
            <text:p>0.0001978874</text:p>
          </table:table-cell>
          <table:table-cell office:value-type="float" office:value="0.0002593994140625" calcext:value-type="float">
            <text:p>0.000259399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0158309936523438" calcext:value-type="float">
            <text:p>0.0001583099</text:p>
          </table:table-cell>
          <table:table-cell office:value-type="float" office:value="0.000188112258911133" calcext:value-type="float">
            <text:p>0.0001881123</text:p>
          </table:table-cell>
          <table:table-cell office:value-type="float" office:value="0.000252723693847656" calcext:value-type="float">
            <text:p>0.000252723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015711784362793" calcext:value-type="float">
            <text:p>0.0001571178</text:p>
          </table:table-cell>
          <table:table-cell office:value-type="float" office:value="0.000178813934326172" calcext:value-type="float">
            <text:p>0.0001788139</text:p>
          </table:table-cell>
          <table:table-cell office:value-type="float" office:value="0.00025486946105957" calcext:value-type="float">
            <text:p>0.000254869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0160694122314453" calcext:value-type="float">
            <text:p>0.0001606941</text:p>
          </table:table-cell>
          <table:table-cell office:value-type="float" office:value="0.000190258026123047" calcext:value-type="float">
            <text:p>0.000190258</text:p>
          </table:table-cell>
          <table:table-cell office:value-type="float" office:value="0.000300884246826172" calcext:value-type="float">
            <text:p>0.000300884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0159740447998047" calcext:value-type="float">
            <text:p>0.0001597404</text:p>
          </table:table-cell>
          <table:table-cell office:value-type="float" office:value="0.000188589096069336" calcext:value-type="float">
            <text:p>0.0001885891</text:p>
          </table:table-cell>
          <table:table-cell office:value-type="float" office:value="0.000295877456665039" calcext:value-type="float">
            <text:p>0.000295877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0149250030517578" calcext:value-type="float">
            <text:p>0.00014925</text:p>
          </table:table-cell>
          <table:table-cell office:value-type="float" office:value="0.00020146369934082" calcext:value-type="float">
            <text:p>0.0002014637</text:p>
          </table:table-cell>
          <table:table-cell office:value-type="float" office:value="0.000260353088378906" calcext:value-type="float">
            <text:p>0.000260353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0153779983520508" calcext:value-type="float">
            <text:p>0.00015378</text:p>
          </table:table-cell>
          <table:table-cell office:value-type="float" office:value="0.000188112258911133" calcext:value-type="float">
            <text:p>0.0001881123</text:p>
          </table:table-cell>
          <table:table-cell office:value-type="float" office:value="0.000273227691650391" calcext:value-type="float">
            <text:p>0.000273227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0160694122314453" calcext:value-type="float">
            <text:p>0.0001606941</text:p>
          </table:table-cell>
          <table:table-cell office:value-type="float" office:value="0.000178098678588867" calcext:value-type="float">
            <text:p>0.0001780987</text:p>
          </table:table-cell>
          <table:table-cell office:value-type="float" office:value="0.000268697738647461" calcext:value-type="float">
            <text:p>0.000268697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0151634216308594" calcext:value-type="float">
            <text:p>0.0001516342</text:p>
          </table:table-cell>
          <table:table-cell office:value-type="float" office:value="0.000177860260009766" calcext:value-type="float">
            <text:p>0.0001778603</text:p>
          </table:table-cell>
          <table:table-cell office:value-type="float" office:value="0.000279903411865234" calcext:value-type="float">
            <text:p>0.000279903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0222921371459961" calcext:value-type="float">
            <text:p>0.0002229214</text:p>
          </table:table-cell>
          <table:table-cell office:value-type="float" office:value="0.00019073486328125" calcext:value-type="float">
            <text:p>0.0001907349</text:p>
          </table:table-cell>
          <table:table-cell office:value-type="float" office:value="0.000293731689453125" calcext:value-type="float">
            <text:p>0.000293731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182390213012695" calcext:value-type="float">
            <text:p>0.0001823902</text:p>
          </table:table-cell>
          <table:table-cell office:value-type="float" office:value="0.000229597091674805" calcext:value-type="float">
            <text:p>0.0002295971</text:p>
          </table:table-cell>
          <table:table-cell office:value-type="float" office:value="0.000259876251220703" calcext:value-type="float">
            <text:p>0.000259876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0159978866577148" calcext:value-type="float">
            <text:p>0.0001599789</text:p>
          </table:table-cell>
          <table:table-cell office:value-type="float" office:value="0.000287055969238281" calcext:value-type="float">
            <text:p>0.000287056</text:p>
          </table:table-cell>
          <table:table-cell office:value-type="float" office:value="0.000241756439208984" calcext:value-type="float">
            <text:p>0.000241756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0144243240356445" calcext:value-type="float">
            <text:p>0.0001442432</text:p>
          </table:table-cell>
          <table:table-cell office:value-type="float" office:value="0.000176429748535156" calcext:value-type="float">
            <text:p>0.0001764297</text:p>
          </table:table-cell>
          <table:table-cell office:value-type="float" office:value="0.000247001647949219" calcext:value-type="float">
            <text:p>0.000247001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0144481658935547" calcext:value-type="float">
            <text:p>0.0001444817</text:p>
          </table:table-cell>
          <table:table-cell office:value-type="float" office:value="0.000177145004272461" calcext:value-type="float">
            <text:p>0.000177145</text:p>
          </table:table-cell>
          <table:table-cell office:value-type="float" office:value="0.000239133834838867" calcext:value-type="float">
            <text:p>0.000239133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0144481658935547" calcext:value-type="float">
            <text:p>0.0001444817</text:p>
          </table:table-cell>
          <table:table-cell office:value-type="float" office:value="0.000176906585693359" calcext:value-type="float">
            <text:p>0.0001769066</text:p>
          </table:table-cell>
          <table:table-cell office:value-type="float" office:value="0.000241994857788086" calcext:value-type="float">
            <text:p>0.000241994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0144481658935547" calcext:value-type="float">
            <text:p>0.0001444817</text:p>
          </table:table-cell>
          <table:table-cell office:value-type="float" office:value="0.000180721282958984" calcext:value-type="float">
            <text:p>0.0001807213</text:p>
          </table:table-cell>
          <table:table-cell office:value-type="float" office:value="0.00024867057800293" calcext:value-type="float">
            <text:p>0.000248670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014495849609375" calcext:value-type="float">
            <text:p>0.0001449585</text:p>
          </table:table-cell>
          <table:table-cell office:value-type="float" office:value="0.000177383422851563" calcext:value-type="float">
            <text:p>0.0001773834</text:p>
          </table:table-cell>
          <table:table-cell office:value-type="float" office:value="0.000239372253417969" calcext:value-type="float">
            <text:p>0.000239372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014495849609375" calcext:value-type="float">
            <text:p>0.0001449585</text:p>
          </table:table-cell>
          <table:table-cell office:value-type="float" office:value="0.000177860260009766" calcext:value-type="float">
            <text:p>0.0001778603</text:p>
          </table:table-cell>
          <table:table-cell office:value-type="float" office:value="0.000242471694946289" calcext:value-type="float">
            <text:p>0.000242471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0145435333251953" calcext:value-type="float">
            <text:p>0.0001454353</text:p>
          </table:table-cell>
          <table:table-cell office:value-type="float" office:value="0.00017857551574707" calcext:value-type="float">
            <text:p>0.0001785755</text:p>
          </table:table-cell>
          <table:table-cell office:value-type="float" office:value="0.000249385833740234" calcext:value-type="float">
            <text:p>0.000249385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0145673751831055" calcext:value-type="float">
            <text:p>0.0001456738</text:p>
          </table:table-cell>
          <table:table-cell office:value-type="float" office:value="0.00017857551574707" calcext:value-type="float">
            <text:p>0.0001785755</text:p>
          </table:table-cell>
          <table:table-cell office:value-type="float" office:value="0.00024104118347168" calcext:value-type="float">
            <text:p>0.000241041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145673751831055" calcext:value-type="float">
            <text:p>0.0001456738</text:p>
          </table:table-cell>
          <table:table-cell office:value-type="float" office:value="0.00017857551574707" calcext:value-type="float">
            <text:p>0.0001785755</text:p>
          </table:table-cell>
          <table:table-cell office:value-type="float" office:value="0.000243902206420898" calcext:value-type="float">
            <text:p>0.000243902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0146150588989258" calcext:value-type="float">
            <text:p>0.0001461506</text:p>
          </table:table-cell>
          <table:table-cell office:value-type="float" office:value="0.000179052352905273" calcext:value-type="float">
            <text:p>0.0001790524</text:p>
          </table:table-cell>
          <table:table-cell office:value-type="float" office:value="0.000249862670898437" calcext:value-type="float">
            <text:p>0.000249862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0146150588989258" calcext:value-type="float">
            <text:p>0.0001461506</text:p>
          </table:table-cell>
          <table:table-cell office:value-type="float" office:value="0.000181436538696289" calcext:value-type="float">
            <text:p>0.0001814365</text:p>
          </table:table-cell>
          <table:table-cell office:value-type="float" office:value="0.000242710113525391" calcext:value-type="float">
            <text:p>0.000242710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0194787979125977" calcext:value-type="float">
            <text:p>0.000194788</text:p>
          </table:table-cell>
          <table:table-cell office:value-type="float" office:value="0.000187873840332031" calcext:value-type="float">
            <text:p>0.0001878738</text:p>
          </table:table-cell>
          <table:table-cell office:value-type="float" office:value="0.000327587127685547" calcext:value-type="float">
            <text:p>0.000327587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0151157379150391" calcext:value-type="float">
            <text:p>0.0001511574</text:p>
          </table:table-cell>
          <table:table-cell office:value-type="float" office:value="0.000185012817382813" calcext:value-type="float">
            <text:p>0.0001850128</text:p>
          </table:table-cell>
          <table:table-cell office:value-type="float" office:value="0.000259637832641602" calcext:value-type="float">
            <text:p>0.000259637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015568733215332" calcext:value-type="float">
            <text:p>0.0001556873</text:p>
          </table:table-cell>
          <table:table-cell office:value-type="float" office:value="0.00018000602722168" calcext:value-type="float">
            <text:p>0.000180006</text:p>
          </table:table-cell>
          <table:table-cell office:value-type="float" office:value="0.000242948532104492" calcext:value-type="float">
            <text:p>0.000242948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0146865844726563" calcext:value-type="float">
            <text:p>0.0001468658</text:p>
          </table:table-cell>
          <table:table-cell office:value-type="float" office:value="0.00018000602722168" calcext:value-type="float">
            <text:p>0.000180006</text:p>
          </table:table-cell>
          <table:table-cell office:value-type="float" office:value="0.000245094299316406" calcext:value-type="float">
            <text:p>0.000245094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0147104263305664" calcext:value-type="float">
            <text:p>0.0001471043</text:p>
          </table:table-cell>
          <table:table-cell office:value-type="float" office:value="0.000180244445800781" calcext:value-type="float">
            <text:p>0.0001802444</text:p>
          </table:table-cell>
          <table:table-cell office:value-type="float" office:value="0.000253438949584961" calcext:value-type="float">
            <text:p>0.000253438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0147342681884766" calcext:value-type="float">
            <text:p>0.0001473427</text:p>
          </table:table-cell>
          <table:table-cell office:value-type="float" office:value="0.000180721282958984" calcext:value-type="float">
            <text:p>0.0001807213</text:p>
          </table:table-cell>
          <table:table-cell office:value-type="float" office:value="0.000246286392211914" calcext:value-type="float">
            <text:p>0.000246286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0147342681884766" calcext:value-type="float">
            <text:p>0.0001473427</text:p>
          </table:table-cell>
          <table:table-cell office:value-type="float" office:value="0.000180721282958984" calcext:value-type="float">
            <text:p>0.0001807213</text:p>
          </table:table-cell>
          <table:table-cell office:value-type="float" office:value="0.000246524810791016" calcext:value-type="float">
            <text:p>0.000246524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14805793762207" calcext:value-type="float">
            <text:p>0.0001480579</text:p>
          </table:table-cell>
          <table:table-cell office:value-type="float" office:value="0.000181198120117188" calcext:value-type="float">
            <text:p>0.0001811981</text:p>
          </table:table-cell>
          <table:table-cell office:value-type="float" office:value="0.000253200531005859" calcext:value-type="float">
            <text:p>0.000253200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0147819519042969" calcext:value-type="float">
            <text:p>0.0001478195</text:p>
          </table:table-cell>
          <table:table-cell office:value-type="float" office:value="0.000182151794433594" calcext:value-type="float">
            <text:p>0.0001821518</text:p>
          </table:table-cell>
          <table:table-cell office:value-type="float" office:value="0.000245094299316406" calcext:value-type="float">
            <text:p>0.000245094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014948844909668" calcext:value-type="float">
            <text:p>0.0001494884</text:p>
          </table:table-cell>
          <table:table-cell office:value-type="float" office:value="0.00021052360534668" calcext:value-type="float">
            <text:p>0.0002105236</text:p>
          </table:table-cell>
          <table:table-cell office:value-type="float" office:value="0.000254631042480469" calcext:value-type="float">
            <text:p>0.00025463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0150203704833984" calcext:value-type="float">
            <text:p>0.0001502037</text:p>
          </table:table-cell>
          <table:table-cell office:value-type="float" office:value="0.000190019607543945" calcext:value-type="float">
            <text:p>0.0001900196</text:p>
          </table:table-cell>
          <table:table-cell office:value-type="float" office:value="0.000248432159423828" calcext:value-type="float">
            <text:p>0.000248432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0150203704833984" calcext:value-type="float">
            <text:p>0.0001502037</text:p>
          </table:table-cell>
          <table:table-cell office:value-type="float" office:value="0.000190258026123047" calcext:value-type="float">
            <text:p>0.000190258</text:p>
          </table:table-cell>
          <table:table-cell office:value-type="float" office:value="0.000254154205322266" calcext:value-type="float">
            <text:p>0.000254154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0150203704833984" calcext:value-type="float">
            <text:p>0.0001502037</text:p>
          </table:table-cell>
          <table:table-cell office:value-type="float" office:value="0.000190496444702148" calcext:value-type="float">
            <text:p>0.0001904964</text:p>
          </table:table-cell>
          <table:table-cell office:value-type="float" office:value="0.000251531600952148" calcext:value-type="float">
            <text:p>0.000251531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0150203704833984" calcext:value-type="float">
            <text:p>0.0001502037</text:p>
          </table:table-cell>
          <table:table-cell office:value-type="float" office:value="0.00019073486328125" calcext:value-type="float">
            <text:p>0.0001907349</text:p>
          </table:table-cell>
          <table:table-cell office:value-type="float" office:value="0.000255107879638672" calcext:value-type="float">
            <text:p>0.000255107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0150918960571289" calcext:value-type="float">
            <text:p>0.000150919</text:p>
          </table:table-cell>
          <table:table-cell office:value-type="float" office:value="0.00019073486328125" calcext:value-type="float">
            <text:p>0.0001907349</text:p>
          </table:table-cell>
          <table:table-cell office:value-type="float" office:value="0.000249624252319336" calcext:value-type="float">
            <text:p>0.000249624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0150680541992188" calcext:value-type="float">
            <text:p>0.0001506805</text:p>
          </table:table-cell>
          <table:table-cell office:value-type="float" office:value="0.000190496444702148" calcext:value-type="float">
            <text:p>0.0001904964</text:p>
          </table:table-cell>
          <table:table-cell office:value-type="float" office:value="0.000255346298217773" calcext:value-type="float">
            <text:p>0.000255346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0150918960571289" calcext:value-type="float">
            <text:p>0.000150919</text:p>
          </table:table-cell>
          <table:table-cell office:value-type="float" office:value="0.000190496444702148" calcext:value-type="float">
            <text:p>0.0001904964</text:p>
          </table:table-cell>
          <table:table-cell office:value-type="float" office:value="0.000249385833740234" calcext:value-type="float">
            <text:p>0.000249385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150918960571289" calcext:value-type="float">
            <text:p>0.000150919</text:p>
          </table:table-cell>
          <table:table-cell office:value-type="float" office:value="0.000191450119018555" calcext:value-type="float">
            <text:p>0.0001914501</text:p>
          </table:table-cell>
          <table:table-cell office:value-type="float" office:value="0.00025629997253418" calcext:value-type="float">
            <text:p>0.000256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0151634216308594" calcext:value-type="float">
            <text:p>0.0001516342</text:p>
          </table:table-cell>
          <table:table-cell office:value-type="float" office:value="0.000191688537597656" calcext:value-type="float">
            <text:p>0.0001916885</text:p>
          </table:table-cell>
          <table:table-cell office:value-type="float" office:value="0.000250816345214844" calcext:value-type="float">
            <text:p>0.000250816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0151395797729492" calcext:value-type="float">
            <text:p>0.0001513958</text:p>
          </table:table-cell>
          <table:table-cell office:value-type="float" office:value="0.000224113464355469" calcext:value-type="float">
            <text:p>0.0002241135</text:p>
          </table:table-cell>
          <table:table-cell office:value-type="float" office:value="0.000305652618408203" calcext:value-type="float">
            <text:p>0.000305652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0151872634887695" calcext:value-type="float">
            <text:p>0.0001518726</text:p>
          </table:table-cell>
          <table:table-cell office:value-type="float" office:value="0.000192165374755859" calcext:value-type="float">
            <text:p>0.0001921654</text:p>
          </table:table-cell>
          <table:table-cell office:value-type="float" office:value="0.000280618667602539" calcext:value-type="float">
            <text:p>0.000280618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0169754028320313" calcext:value-type="float">
            <text:p>0.000169754</text:p>
          </table:table-cell>
          <table:table-cell office:value-type="float" office:value="0.00019383430480957" calcext:value-type="float">
            <text:p>0.0001938343</text:p>
          </table:table-cell>
          <table:table-cell office:value-type="float" office:value="0.000258445739746094" calcext:value-type="float">
            <text:p>0.000258445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154972076416016" calcext:value-type="float">
            <text:p>0.0001549721</text:p>
          </table:table-cell>
          <table:table-cell office:value-type="float" office:value="0.000199079513549805" calcext:value-type="float">
            <text:p>0.0001990795</text:p>
          </table:table-cell>
          <table:table-cell office:value-type="float" office:value="0.000289678573608398" calcext:value-type="float">
            <text:p>0.000289678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0172615051269531" calcext:value-type="float">
            <text:p>0.0001726151</text:p>
          </table:table-cell>
          <table:table-cell office:value-type="float" office:value="0.000231504440307617" calcext:value-type="float">
            <text:p>0.0002315044</text:p>
          </table:table-cell>
          <table:table-cell office:value-type="float" office:value="0.000334978103637695" calcext:value-type="float">
            <text:p>0.000334978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0154495239257813" calcext:value-type="float">
            <text:p>0.0001544952</text:p>
          </table:table-cell>
          <table:table-cell office:value-type="float" office:value="0.000197410583496094" calcext:value-type="float">
            <text:p>0.0001974106</text:p>
          </table:table-cell>
          <table:table-cell office:value-type="float" office:value="0.00030064582824707" calcext:value-type="float">
            <text:p>0.000300645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0156641006469727" calcext:value-type="float">
            <text:p>0.000156641</text:p>
          </table:table-cell>
          <table:table-cell office:value-type="float" office:value="0.000195026397705078" calcext:value-type="float">
            <text:p>0.0001950264</text:p>
          </table:table-cell>
          <table:table-cell office:value-type="float" office:value="0.0002593994140625" calcext:value-type="float">
            <text:p>0.000259399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0152826309204102" calcext:value-type="float">
            <text:p>0.0001528263</text:p>
          </table:table-cell>
          <table:table-cell office:value-type="float" office:value="0.000194072723388672" calcext:value-type="float">
            <text:p>0.0001940727</text:p>
          </table:table-cell>
          <table:table-cell office:value-type="float" office:value="0.000254392623901367" calcext:value-type="float">
            <text:p>0.000254392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171899795532227" calcext:value-type="float">
            <text:p>0.0001718998</text:p>
          </table:table-cell>
          <table:table-cell office:value-type="float" office:value="0.000195026397705078" calcext:value-type="float">
            <text:p>0.0001950264</text:p>
          </table:table-cell>
          <table:table-cell office:value-type="float" office:value="0.00031280517578125" calcext:value-type="float">
            <text:p>0.000312805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0153779983520508" calcext:value-type="float">
            <text:p>0.00015378</text:p>
          </table:table-cell>
          <table:table-cell office:value-type="float" office:value="0.000195026397705078" calcext:value-type="float">
            <text:p>0.0001950264</text:p>
          </table:table-cell>
          <table:table-cell office:value-type="float" office:value="0.000254154205322266" calcext:value-type="float">
            <text:p>0.000254154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0153303146362305" calcext:value-type="float">
            <text:p>0.0001533031</text:p>
          </table:table-cell>
          <table:table-cell office:value-type="float" office:value="0.000195980072021484" calcext:value-type="float">
            <text:p>0.0001959801</text:p>
          </table:table-cell>
          <table:table-cell office:value-type="float" office:value="0.000261545181274414" calcext:value-type="float">
            <text:p>0.000261545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0153779983520508" calcext:value-type="float">
            <text:p>0.00015378</text:p>
          </table:table-cell>
          <table:table-cell office:value-type="float" office:value="0.000195026397705078" calcext:value-type="float">
            <text:p>0.0001950264</text:p>
          </table:table-cell>
          <table:table-cell office:value-type="float" office:value="0.000255346298217773" calcext:value-type="float">
            <text:p>0.000255346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0153779983520508" calcext:value-type="float">
            <text:p>0.00015378</text:p>
          </table:table-cell>
          <table:table-cell office:value-type="float" office:value="0.000195741653442383" calcext:value-type="float">
            <text:p>0.0001957417</text:p>
          </table:table-cell>
          <table:table-cell office:value-type="float" office:value="0.000283956527709961" calcext:value-type="float">
            <text:p>0.000283956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0154256820678711" calcext:value-type="float">
            <text:p>0.0001542568</text:p>
          </table:table-cell>
          <table:table-cell office:value-type="float" office:value="0.000195980072021484" calcext:value-type="float">
            <text:p>0.0001959801</text:p>
          </table:table-cell>
          <table:table-cell office:value-type="float" office:value="0.000255823135375977" calcext:value-type="float">
            <text:p>0.000255823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0154256820678711" calcext:value-type="float">
            <text:p>0.0001542568</text:p>
          </table:table-cell>
          <table:table-cell office:value-type="float" office:value="0.000196218490600586" calcext:value-type="float">
            <text:p>0.0001962185</text:p>
          </table:table-cell>
          <table:table-cell office:value-type="float" office:value="0.000262975692749023" calcext:value-type="float">
            <text:p>0.000262975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0154256820678711" calcext:value-type="float">
            <text:p>0.0001542568</text:p>
          </table:table-cell>
          <table:table-cell office:value-type="float" office:value="0.000195980072021484" calcext:value-type="float">
            <text:p>0.0001959801</text:p>
          </table:table-cell>
          <table:table-cell office:value-type="float" office:value="0.000261783599853516" calcext:value-type="float">
            <text:p>0.000261783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0154733657836914" calcext:value-type="float">
            <text:p>0.0001547337</text:p>
          </table:table-cell>
          <table:table-cell office:value-type="float" office:value="0.000195980072021484" calcext:value-type="float">
            <text:p>0.0001959801</text:p>
          </table:table-cell>
          <table:table-cell office:value-type="float" office:value="0.000264883041381836" calcext:value-type="float">
            <text:p>0.00026488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0159025192260742" calcext:value-type="float">
            <text:p>0.0001590252</text:p>
          </table:table-cell>
          <table:table-cell office:value-type="float" office:value="0.000201940536499023" calcext:value-type="float">
            <text:p>0.0002019405</text:p>
          </table:table-cell>
          <table:table-cell office:value-type="float" office:value="0.000269889831542969" calcext:value-type="float">
            <text:p>0.000269889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0159502029418945" calcext:value-type="float">
            <text:p>0.000159502</text:p>
          </table:table-cell>
          <table:table-cell office:value-type="float" office:value="0.000202178955078125" calcext:value-type="float">
            <text:p>0.000202179</text:p>
          </table:table-cell>
          <table:table-cell office:value-type="float" office:value="0.00026702880859375" calcext:value-type="float">
            <text:p>0.000267028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0159502029418945" calcext:value-type="float">
            <text:p>0.000159502</text:p>
          </table:table-cell>
          <table:table-cell office:value-type="float" office:value="0.000202417373657227" calcext:value-type="float">
            <text:p>0.0002024174</text:p>
          </table:table-cell>
          <table:table-cell office:value-type="float" office:value="0.000270843505859375" calcext:value-type="float">
            <text:p>0.000270843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0167131423950195" calcext:value-type="float">
            <text:p>0.0001671314</text:p>
          </table:table-cell>
          <table:table-cell office:value-type="float" office:value="0.000197410583496094" calcext:value-type="float">
            <text:p>0.0001974106</text:p>
          </table:table-cell>
          <table:table-cell office:value-type="float" office:value="0.000266313552856445" calcext:value-type="float">
            <text:p>0.000266313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0155925750732422" calcext:value-type="float">
            <text:p>0.0001559258</text:p>
          </table:table-cell>
          <table:table-cell office:value-type="float" office:value="0.000198125839233398" calcext:value-type="float">
            <text:p>0.0001981258</text:p>
          </table:table-cell>
          <table:table-cell office:value-type="float" office:value="0.000278949737548828" calcext:value-type="float">
            <text:p>0.000278949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016021728515625" calcext:value-type="float">
            <text:p>0.0001602173</text:p>
          </table:table-cell>
          <table:table-cell office:value-type="float" office:value="0.000203847885131836" calcext:value-type="float">
            <text:p>0.0002038479</text:p>
          </table:table-cell>
          <table:table-cell office:value-type="float" office:value="0.000266075134277344" calcext:value-type="float">
            <text:p>0.000266075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0167608261108398" calcext:value-type="float">
            <text:p>0.0001676083</text:p>
          </table:table-cell>
          <table:table-cell office:value-type="float" office:value="0.000198602676391602" calcext:value-type="float">
            <text:p>0.0001986027</text:p>
          </table:table-cell>
          <table:table-cell office:value-type="float" office:value="0.000265836715698242" calcext:value-type="float">
            <text:p>0.000265836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0156402587890625" calcext:value-type="float">
            <text:p>0.0001564026</text:p>
          </table:table-cell>
          <table:table-cell office:value-type="float" office:value="0.000192880630493164" calcext:value-type="float">
            <text:p>0.0001928806</text:p>
          </table:table-cell>
          <table:table-cell office:value-type="float" office:value="0.000261783599853516" calcext:value-type="float">
            <text:p>0.000261783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0159502029418945" calcext:value-type="float">
            <text:p>0.000159502</text:p>
          </table:table-cell>
          <table:table-cell office:value-type="float" office:value="0.000193595886230469" calcext:value-type="float">
            <text:p>0.0001935959</text:p>
          </table:table-cell>
          <table:table-cell office:value-type="float" office:value="0.000262022018432617" calcext:value-type="float">
            <text:p>0.00026202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0200033187866211" calcext:value-type="float">
            <text:p>0.0002000332</text:p>
          </table:table-cell>
          <table:table-cell office:value-type="float" office:value="0.000194549560546875" calcext:value-type="float">
            <text:p>0.0001945496</text:p>
          </table:table-cell>
          <table:table-cell office:value-type="float" office:value="0.000268459320068359" calcext:value-type="float">
            <text:p>0.000268459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0157356262207031" calcext:value-type="float">
            <text:p>0.0001573563</text:p>
          </table:table-cell>
          <table:table-cell office:value-type="float" office:value="0.000194549560546875" calcext:value-type="float">
            <text:p>0.0001945496</text:p>
          </table:table-cell>
          <table:table-cell office:value-type="float" office:value="0.00026249885559082" calcext:value-type="float">
            <text:p>0.00026249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157594680786133" calcext:value-type="float">
            <text:p>0.0001575947</text:p>
          </table:table-cell>
          <table:table-cell office:value-type="float" office:value="0.000194311141967773" calcext:value-type="float">
            <text:p>0.0001943111</text:p>
          </table:table-cell>
          <table:table-cell office:value-type="float" office:value="0.000262975692749023" calcext:value-type="float">
            <text:p>0.000262975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00177383422851563" calcext:value-type="float">
            <text:p>0.0001773834</text:p>
          </table:table-cell>
          <table:table-cell office:value-type="float" office:value="0.000213146209716797" calcext:value-type="float">
            <text:p>0.0002131462</text:p>
          </table:table-cell>
          <table:table-cell office:value-type="float" office:value="0.00030827522277832" calcext:value-type="float">
            <text:p>0.000308275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00204563140869141" calcext:value-type="float">
            <text:p>0.0002045631</text:p>
          </table:table-cell>
          <table:table-cell office:value-type="float" office:value="0.000196695327758789" calcext:value-type="float">
            <text:p>0.0001966953</text:p>
          </table:table-cell>
          <table:table-cell office:value-type="float" office:value="0.000268220901489258" calcext:value-type="float">
            <text:p>0.000268220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00184059143066406" calcext:value-type="float">
            <text:p>0.0001840591</text:p>
          </table:table-cell>
          <table:table-cell office:value-type="float" office:value="0.00019526481628418" calcext:value-type="float">
            <text:p>0.0001952648</text:p>
          </table:table-cell>
          <table:table-cell office:value-type="float" office:value="0.000260829925537109" calcext:value-type="float">
            <text:p>0.000260829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00156641006469727" calcext:value-type="float">
            <text:p>0.000156641</text:p>
          </table:table-cell>
          <table:table-cell office:value-type="float" office:value="0.000194072723388672" calcext:value-type="float">
            <text:p>0.0001940727</text:p>
          </table:table-cell>
          <table:table-cell office:value-type="float" office:value="0.000264883041381836" calcext:value-type="float">
            <text:p>0.00026488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0015711784362793" calcext:value-type="float">
            <text:p>0.0001571178</text:p>
          </table:table-cell>
          <table:table-cell office:value-type="float" office:value="0.000194787979125977" calcext:value-type="float">
            <text:p>0.000194788</text:p>
          </table:table-cell>
          <table:table-cell office:value-type="float" office:value="0.000272274017333984" calcext:value-type="float">
            <text:p>0.00027227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00156879425048828" calcext:value-type="float">
            <text:p>0.0001568794</text:p>
          </table:table-cell>
          <table:table-cell office:value-type="float" office:value="0.000195503234863281" calcext:value-type="float">
            <text:p>0.0001955032</text:p>
          </table:table-cell>
          <table:table-cell office:value-type="float" office:value="0.000314950942993164" calcext:value-type="float">
            <text:p>0.000314950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00157356262207031" calcext:value-type="float">
            <text:p>0.0001573563</text:p>
          </table:table-cell>
          <table:table-cell office:value-type="float" office:value="0.000195503234863281" calcext:value-type="float">
            <text:p>0.0001955032</text:p>
          </table:table-cell>
          <table:table-cell office:value-type="float" office:value="0.000321865081787109" calcext:value-type="float">
            <text:p>0.000321865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00166893005371094" calcext:value-type="float">
            <text:p>0.000166893</text:p>
          </table:table-cell>
          <table:table-cell office:value-type="float" office:value="0.000196218490600586" calcext:value-type="float">
            <text:p>0.0001962185</text:p>
          </table:table-cell>
          <table:table-cell office:value-type="float" office:value="0.000333547592163086" calcext:value-type="float">
            <text:p>0.000333547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00164985656738281" calcext:value-type="float">
            <text:p>0.0001649857</text:p>
          </table:table-cell>
          <table:table-cell office:value-type="float" office:value="0.000195741653442383" calcext:value-type="float">
            <text:p>0.0001957417</text:p>
          </table:table-cell>
          <table:table-cell office:value-type="float" office:value="0.000264406204223633" calcext:value-type="float">
            <text:p>0.000264406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0164270401000977" calcext:value-type="float">
            <text:p>0.0001642704</text:p>
          </table:table-cell>
          <table:table-cell office:value-type="float" office:value="0.000194787979125977" calcext:value-type="float">
            <text:p>0.000194788</text:p>
          </table:table-cell>
          <table:table-cell office:value-type="float" office:value="0.000266790390014648" calcext:value-type="float">
            <text:p>0.000266790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00157833099365234" calcext:value-type="float">
            <text:p>0.0001578331</text:p>
          </table:table-cell>
          <table:table-cell office:value-type="float" office:value="0.000195741653442383" calcext:value-type="float">
            <text:p>0.0001957417</text:p>
          </table:table-cell>
          <table:table-cell office:value-type="float" office:value="0.000272989273071289" calcext:value-type="float">
            <text:p>0.000272989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00158309936523438" calcext:value-type="float">
            <text:p>0.0001583099</text:p>
          </table:table-cell>
          <table:table-cell office:value-type="float" office:value="0.000195741653442383" calcext:value-type="float">
            <text:p>0.0001957417</text:p>
          </table:table-cell>
          <table:table-cell office:value-type="float" office:value="0.000264406204223633" calcext:value-type="float">
            <text:p>0.000264406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00157833099365234" calcext:value-type="float">
            <text:p>0.0001578331</text:p>
          </table:table-cell>
          <table:table-cell office:value-type="float" office:value="0.000195980072021484" calcext:value-type="float">
            <text:p>0.0001959801</text:p>
          </table:table-cell>
          <table:table-cell office:value-type="float" office:value="0.000267505645751953" calcext:value-type="float">
            <text:p>0.000267505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00158548355102539" calcext:value-type="float">
            <text:p>0.0001585484</text:p>
          </table:table-cell>
          <table:table-cell office:value-type="float" office:value="0.000197887420654297" calcext:value-type="float">
            <text:p>0.0001978874</text:p>
          </table:table-cell>
          <table:table-cell office:value-type="float" office:value="0.000274896621704102" calcext:value-type="float">
            <text:p>0.000274896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00158309936523438" calcext:value-type="float">
            <text:p>0.0001583099</text:p>
          </table:table-cell>
          <table:table-cell office:value-type="float" office:value="0.000243186950683594" calcext:value-type="float">
            <text:p>0.000243187</text:p>
          </table:table-cell>
          <table:table-cell office:value-type="float" office:value="0.000264883041381836" calcext:value-type="float">
            <text:p>0.00026488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00159025192260742" calcext:value-type="float">
            <text:p>0.0001590252</text:p>
          </table:table-cell>
          <table:table-cell office:value-type="float" office:value="0.000197887420654297" calcext:value-type="float">
            <text:p>0.0001978874</text:p>
          </table:table-cell>
          <table:table-cell office:value-type="float" office:value="0.000288248062133789" calcext:value-type="float">
            <text:p>0.000288248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00180244445800781" calcext:value-type="float">
            <text:p>0.0001802444</text:p>
          </table:table-cell>
          <table:table-cell office:value-type="float" office:value="0.000198602676391602" calcext:value-type="float">
            <text:p>0.0001986027</text:p>
          </table:table-cell>
          <table:table-cell office:value-type="float" office:value="0.000294923782348633" calcext:value-type="float">
            <text:p>0.000294923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00159263610839844" calcext:value-type="float">
            <text:p>0.0001592636</text:p>
          </table:table-cell>
          <table:table-cell office:value-type="float" office:value="0.0001983642578125" calcext:value-type="float">
            <text:p>0.0001983643</text:p>
          </table:table-cell>
          <table:table-cell office:value-type="float" office:value="0.000266790390014648" calcext:value-type="float">
            <text:p>0.000266790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00159502029418945" calcext:value-type="float">
            <text:p>0.000159502</text:p>
          </table:table-cell>
          <table:table-cell office:value-type="float" office:value="0.000197649002075195" calcext:value-type="float">
            <text:p>0.000197649</text:p>
          </table:table-cell>
          <table:table-cell office:value-type="float" office:value="0.000269651412963867" calcext:value-type="float">
            <text:p>0.000269651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0159502029418945" calcext:value-type="float">
            <text:p>0.000159502</text:p>
          </table:table-cell>
          <table:table-cell office:value-type="float" office:value="0.000197649002075195" calcext:value-type="float">
            <text:p>0.000197649</text:p>
          </table:table-cell>
          <table:table-cell office:value-type="float" office:value="0.000276088714599609" calcext:value-type="float">
            <text:p>0.000276088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00159978866577148" calcext:value-type="float">
            <text:p>0.0001599789</text:p>
          </table:table-cell>
          <table:table-cell office:value-type="float" office:value="0.000199556350708008" calcext:value-type="float">
            <text:p>0.0001995564</text:p>
          </table:table-cell>
          <table:table-cell office:value-type="float" office:value="0.000267505645751953" calcext:value-type="float">
            <text:p>0.000267505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0016021728515625" calcext:value-type="float">
            <text:p>0.0001602173</text:p>
          </table:table-cell>
          <table:table-cell office:value-type="float" office:value="0.000198125839233398" calcext:value-type="float">
            <text:p>0.0001981258</text:p>
          </table:table-cell>
          <table:table-cell office:value-type="float" office:value="0.000270843505859375" calcext:value-type="float">
            <text:p>0.000270843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00160455703735352" calcext:value-type="float">
            <text:p>0.0001604557</text:p>
          </table:table-cell>
          <table:table-cell office:value-type="float" office:value="0.000198602676391602" calcext:value-type="float">
            <text:p>0.0001986027</text:p>
          </table:table-cell>
          <table:table-cell office:value-type="float" office:value="0.000277519226074219" calcext:value-type="float">
            <text:p>0.000277519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00160455703735352" calcext:value-type="float">
            <text:p>0.0001604557</text:p>
          </table:table-cell>
          <table:table-cell office:value-type="float" office:value="0.000198841094970703" calcext:value-type="float">
            <text:p>0.0001988411</text:p>
          </table:table-cell>
          <table:table-cell office:value-type="float" office:value="0.000268936157226562" calcext:value-type="float">
            <text:p>0.000268936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198841094970703" calcext:value-type="float">
            <text:p>0.0001988411</text:p>
          </table:table-cell>
          <table:table-cell office:value-type="float" office:value="0.000219583511352539" calcext:value-type="float">
            <text:p>0.0002195835</text:p>
          </table:table-cell>
          <table:table-cell office:value-type="float" office:value="0.000319957733154297" calcext:value-type="float">
            <text:p>0.000319957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00213623046875" calcext:value-type="float">
            <text:p>0.000213623</text:p>
          </table:table-cell>
          <table:table-cell office:value-type="float" office:value="0.000258207321166992" calcext:value-type="float">
            <text:p>0.0002582073</text:p>
          </table:table-cell>
          <table:table-cell office:value-type="float" office:value="0.000282049179077148" calcext:value-type="float">
            <text:p>0.000282049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00188827514648438" calcext:value-type="float">
            <text:p>0.0001888275</text:p>
          </table:table-cell>
          <table:table-cell office:value-type="float" office:value="0.000220537185668945" calcext:value-type="float">
            <text:p>0.0002205372</text:p>
          </table:table-cell>
          <table:table-cell office:value-type="float" office:value="0.000277280807495117" calcext:value-type="float">
            <text:p>0.000277280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0020599365234375" calcext:value-type="float">
            <text:p>0.0002059937</text:p>
          </table:table-cell>
          <table:table-cell office:value-type="float" office:value="0.000201702117919922" calcext:value-type="float">
            <text:p>0.0002017021</text:p>
          </table:table-cell>
          <table:table-cell office:value-type="float" office:value="0.000273466110229492" calcext:value-type="float">
            <text:p>0.000273466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00161409378051758" calcext:value-type="float">
            <text:p>0.0001614094</text:p>
          </table:table-cell>
          <table:table-cell office:value-type="float" office:value="0.000200986862182617" calcext:value-type="float">
            <text:p>0.0002009869</text:p>
          </table:table-cell>
          <table:table-cell office:value-type="float" office:value="0.000280857086181641" calcext:value-type="float">
            <text:p>0.000280857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0161886215209961" calcext:value-type="float">
            <text:p>0.0001618862</text:p>
          </table:table-cell>
          <table:table-cell office:value-type="float" office:value="0.000200986862182617" calcext:value-type="float">
            <text:p>0.0002009869</text:p>
          </table:table-cell>
          <table:table-cell office:value-type="float" office:value="0.000270605087280273" calcext:value-type="float">
            <text:p>0.000270605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00161886215209961" calcext:value-type="float">
            <text:p>0.0001618862</text:p>
          </table:table-cell>
          <table:table-cell office:value-type="float" office:value="0.00020146369934082" calcext:value-type="float">
            <text:p>0.0002014637</text:p>
          </table:table-cell>
          <table:table-cell office:value-type="float" office:value="0.000326871871948242" calcext:value-type="float">
            <text:p>0.000326871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00162363052368164" calcext:value-type="float">
            <text:p>0.0001623631</text:p>
          </table:table-cell>
          <table:table-cell office:value-type="float" office:value="0.000219821929931641" calcext:value-type="float">
            <text:p>0.0002198219</text:p>
          </table:table-cell>
          <table:table-cell office:value-type="float" office:value="0.000281810760498047" calcext:value-type="float">
            <text:p>0.000281810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00162363052368164" calcext:value-type="float">
            <text:p>0.0001623631</text:p>
          </table:table-cell>
          <table:table-cell office:value-type="float" office:value="0.000204324722290039" calcext:value-type="float">
            <text:p>0.0002043247</text:p>
          </table:table-cell>
          <table:table-cell office:value-type="float" office:value="0.000271797180175781" calcext:value-type="float">
            <text:p>0.000271797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00162363052368164" calcext:value-type="float">
            <text:p>0.0001623631</text:p>
          </table:table-cell>
          <table:table-cell office:value-type="float" office:value="0.000201225280761719" calcext:value-type="float">
            <text:p>0.0002012253</text:p>
          </table:table-cell>
          <table:table-cell office:value-type="float" office:value="0.000274896621704102" calcext:value-type="float">
            <text:p>0.000274896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00162601470947266" calcext:value-type="float">
            <text:p>0.0001626015</text:p>
          </table:table-cell>
          <table:table-cell office:value-type="float" office:value="0.00020289421081543" calcext:value-type="float">
            <text:p>0.0002028942</text:p>
          </table:table-cell>
          <table:table-cell office:value-type="float" office:value="0.000283479690551758" calcext:value-type="float">
            <text:p>0.000283479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00162363052368164" calcext:value-type="float">
            <text:p>0.0001623631</text:p>
          </table:table-cell>
          <table:table-cell office:value-type="float" office:value="0.000203609466552734" calcext:value-type="float">
            <text:p>0.0002036095</text:p>
          </table:table-cell>
          <table:table-cell office:value-type="float" office:value="0.000272750854492187" calcext:value-type="float">
            <text:p>0.000272750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00162839889526367" calcext:value-type="float">
            <text:p>0.0001628399</text:p>
          </table:table-cell>
          <table:table-cell office:value-type="float" office:value="0.000203609466552734" calcext:value-type="float">
            <text:p>0.0002036095</text:p>
          </table:table-cell>
          <table:table-cell office:value-type="float" office:value="0.000277280807495117" calcext:value-type="float">
            <text:p>0.000277280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0016331672668457" calcext:value-type="float">
            <text:p>0.0001633167</text:p>
          </table:table-cell>
          <table:table-cell office:value-type="float" office:value="0.000204086303710937" calcext:value-type="float">
            <text:p>0.0002040863</text:p>
          </table:table-cell>
          <table:table-cell office:value-type="float" office:value="0.000284433364868164" calcext:value-type="float">
            <text:p>0.000284433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00163793563842773" calcext:value-type="float">
            <text:p>0.0001637936</text:p>
          </table:table-cell>
          <table:table-cell office:value-type="float" office:value="0.000206470489501953" calcext:value-type="float">
            <text:p>0.0002064705</text:p>
          </table:table-cell>
          <table:table-cell office:value-type="float" office:value="0.000273942947387695" calcext:value-type="float">
            <text:p>0.000273942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0163555145263672" calcext:value-type="float">
            <text:p>0.0001635551</text:p>
          </table:table-cell>
          <table:table-cell office:value-type="float" office:value="0.000204324722290039" calcext:value-type="float">
            <text:p>0.0002043247</text:p>
          </table:table-cell>
          <table:table-cell office:value-type="float" office:value="0.000277519226074219" calcext:value-type="float">
            <text:p>0.000277519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00163793563842773" calcext:value-type="float">
            <text:p>0.0001637936</text:p>
          </table:table-cell>
          <table:table-cell office:value-type="float" office:value="0.000203609466552734" calcext:value-type="float">
            <text:p>0.0002036095</text:p>
          </table:table-cell>
          <table:table-cell office:value-type="float" office:value="0.000322341918945312" calcext:value-type="float">
            <text:p>0.000322341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00177145004272461" calcext:value-type="float">
            <text:p>0.000177145</text:p>
          </table:table-cell>
          <table:table-cell office:value-type="float" office:value="0.000213623046875" calcext:value-type="float">
            <text:p>0.000213623</text:p>
          </table:table-cell>
          <table:table-cell office:value-type="float" office:value="0.000305414199829102" calcext:value-type="float">
            <text:p>0.000305414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00196218490600586" calcext:value-type="float">
            <text:p>0.0001962185</text:p>
          </table:table-cell>
          <table:table-cell office:value-type="float" office:value="0.000204801559448242" calcext:value-type="float">
            <text:p>0.0002048016</text:p>
          </table:table-cell>
          <table:table-cell office:value-type="float" office:value="0.000280380249023437" calcext:value-type="float">
            <text:p>0.000280380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0017094612121582" calcext:value-type="float">
            <text:p>0.0001709461</text:p>
          </table:table-cell>
          <table:table-cell office:value-type="float" office:value="0.000205039978027344" calcext:value-type="float">
            <text:p>0.00020504</text:p>
          </table:table-cell>
          <table:table-cell office:value-type="float" office:value="0.000284910202026367" calcext:value-type="float">
            <text:p>0.000284910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00164508819580078" calcext:value-type="float">
            <text:p>0.0001645088</text:p>
          </table:table-cell>
          <table:table-cell office:value-type="float" office:value="0.000207662582397461" calcext:value-type="float">
            <text:p>0.0002076626</text:p>
          </table:table-cell>
          <table:table-cell office:value-type="float" office:value="0.000276088714599609" calcext:value-type="float">
            <text:p>0.000276088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0016474723815918" calcext:value-type="float">
            <text:p>0.0001647472</text:p>
          </table:table-cell>
          <table:table-cell office:value-type="float" office:value="0.000206470489501953" calcext:value-type="float">
            <text:p>0.0002064705</text:p>
          </table:table-cell>
          <table:table-cell office:value-type="float" office:value="0.00027918815612793" calcext:value-type="float">
            <text:p>0.000279188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0016474723815918" calcext:value-type="float">
            <text:p>0.0001647472</text:p>
          </table:table-cell>
          <table:table-cell office:value-type="float" office:value="0.000206470489501953" calcext:value-type="float">
            <text:p>0.0002064705</text:p>
          </table:table-cell>
          <table:table-cell office:value-type="float" office:value="0.000286579132080078" calcext:value-type="float">
            <text:p>0.000286579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00175237655639648" calcext:value-type="float">
            <text:p>0.0001752377</text:p>
          </table:table-cell>
          <table:table-cell office:value-type="float" office:value="0.000216245651245117" calcext:value-type="float">
            <text:p>0.0002162457</text:p>
          </table:table-cell>
          <table:table-cell office:value-type="float" office:value="0.000277280807495117" calcext:value-type="float">
            <text:p>0.000277280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00165462493896484" calcext:value-type="float">
            <text:p>0.0001654625</text:p>
          </table:table-cell>
          <table:table-cell office:value-type="float" office:value="0.000225067138671875" calcext:value-type="float">
            <text:p>0.0002250671</text:p>
          </table:table-cell>
          <table:table-cell office:value-type="float" office:value="0.000281810760498047" calcext:value-type="float">
            <text:p>0.000281810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165700912475586" calcext:value-type="float">
            <text:p>0.0001657009</text:p>
          </table:table-cell>
          <table:table-cell office:value-type="float" office:value="0.000207424163818359" calcext:value-type="float">
            <text:p>0.0002074242</text:p>
          </table:table-cell>
          <table:table-cell office:value-type="float" office:value="0.000336408615112305" calcext:value-type="float">
            <text:p>0.000336408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00206947326660156" calcext:value-type="float">
            <text:p>0.0002069473</text:p>
          </table:table-cell>
          <table:table-cell office:value-type="float" office:value="0.000252008438110352" calcext:value-type="float">
            <text:p>0.0002520084</text:p>
          </table:table-cell>
          <table:table-cell office:value-type="float" office:value="0.000316858291625977" calcext:value-type="float">
            <text:p>0.000316858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00168800354003906" calcext:value-type="float">
            <text:p>0.0001688004</text:p>
          </table:table-cell>
          <table:table-cell office:value-type="float" office:value="0.000251293182373047" calcext:value-type="float">
            <text:p>0.0002512932</text:p>
          </table:table-cell>
          <table:table-cell office:value-type="float" office:value="0.000282049179077148" calcext:value-type="float">
            <text:p>0.000282049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00165939331054688" calcext:value-type="float">
            <text:p>0.0001659393</text:p>
          </table:table-cell>
          <table:table-cell office:value-type="float" office:value="0.000207185745239258" calcext:value-type="float">
            <text:p>0.0002071857</text:p>
          </table:table-cell>
          <table:table-cell office:value-type="float" office:value="0.000288486480712891" calcext:value-type="float">
            <text:p>0.000288486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00165939331054688" calcext:value-type="float">
            <text:p>0.0001659393</text:p>
          </table:table-cell>
          <table:table-cell office:value-type="float" office:value="0.000207185745239258" calcext:value-type="float">
            <text:p>0.0002071857</text:p>
          </table:table-cell>
          <table:table-cell office:value-type="float" office:value="0.000278949737548828" calcext:value-type="float">
            <text:p>0.000278949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00166416168212891" calcext:value-type="float">
            <text:p>0.0001664162</text:p>
          </table:table-cell>
          <table:table-cell office:value-type="float" office:value="0.000207185745239258" calcext:value-type="float">
            <text:p>0.0002071857</text:p>
          </table:table-cell>
          <table:table-cell office:value-type="float" office:value="0.000283241271972656" calcext:value-type="float">
            <text:p>0.000283241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00166893005371094" calcext:value-type="float">
            <text:p>0.000166893</text:p>
          </table:table-cell>
          <table:table-cell office:value-type="float" office:value="0.000261783599853516" calcext:value-type="float">
            <text:p>0.0002617836</text:p>
          </table:table-cell>
          <table:table-cell office:value-type="float" office:value="0.000292778015136719" calcext:value-type="float">
            <text:p>0.00029277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00167131423950195" calcext:value-type="float">
            <text:p>0.0001671314</text:p>
          </table:table-cell>
          <table:table-cell office:value-type="float" office:value="0.00020909309387207" calcext:value-type="float">
            <text:p>0.0002090931</text:p>
          </table:table-cell>
          <table:table-cell office:value-type="float" office:value="0.000279903411865234" calcext:value-type="float">
            <text:p>0.000279903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00196456909179688" calcext:value-type="float">
            <text:p>0.0001964569</text:p>
          </table:table-cell>
          <table:table-cell office:value-type="float" office:value="0.000237941741943359" calcext:value-type="float">
            <text:p>0.0002379417</text:p>
          </table:table-cell>
          <table:table-cell office:value-type="float" office:value="0.000285148620605469" calcext:value-type="float">
            <text:p>0.000285148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00187397003173828" calcext:value-type="float">
            <text:p>0.000187397</text:p>
          </table:table-cell>
          <table:table-cell office:value-type="float" office:value="0.000275373458862305" calcext:value-type="float">
            <text:p>0.0002753735</text:p>
          </table:table-cell>
          <table:table-cell office:value-type="float" office:value="0.00029301643371582" calcext:value-type="float">
            <text:p>0.000293016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01678466796875" calcext:value-type="float">
            <text:p>0.0001678467</text:p>
          </table:table-cell>
          <table:table-cell office:value-type="float" office:value="0.000218868255615234" calcext:value-type="float">
            <text:p>0.0002188683</text:p>
          </table:table-cell>
          <table:table-cell office:value-type="float" office:value="0.000292539596557617" calcext:value-type="float">
            <text:p>0.000292539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00171899795532227" calcext:value-type="float">
            <text:p>0.0001718998</text:p>
          </table:table-cell>
          <table:table-cell office:value-type="float" office:value="0.000216484069824219" calcext:value-type="float">
            <text:p>0.0002164841</text:p>
          </table:table-cell>
          <table:table-cell office:value-type="float" office:value="0.000293731689453125" calcext:value-type="float">
            <text:p>0.000293731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00172853469848633" calcext:value-type="float">
            <text:p>0.0001728535</text:p>
          </table:table-cell>
          <table:table-cell office:value-type="float" office:value="0.000240564346313477" calcext:value-type="float">
            <text:p>0.0002405643</text:p>
          </table:table-cell>
          <table:table-cell office:value-type="float" office:value="0.000292062759399414" calcext:value-type="float">
            <text:p>0.000292062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00168323516845703" calcext:value-type="float">
            <text:p>0.0001683235</text:p>
          </table:table-cell>
          <table:table-cell office:value-type="float" office:value="0.000210046768188477" calcext:value-type="float">
            <text:p>0.0002100468</text:p>
          </table:table-cell>
          <table:table-cell office:value-type="float" office:value="0.000296115875244141" calcext:value-type="float">
            <text:p>0.000296115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00173330307006836" calcext:value-type="float">
            <text:p>0.0001733303</text:p>
          </table:table-cell>
          <table:table-cell office:value-type="float" office:value="0.000216245651245117" calcext:value-type="float">
            <text:p>0.0002162457</text:p>
          </table:table-cell>
          <table:table-cell office:value-type="float" office:value="0.000294208526611328" calcext:value-type="float">
            <text:p>0.000294208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00179290771484375" calcext:value-type="float">
            <text:p>0.0001792908</text:p>
          </table:table-cell>
          <table:table-cell office:value-type="float" office:value="0.0002288818359375" calcext:value-type="float">
            <text:p>0.0002288818</text:p>
          </table:table-cell>
          <table:table-cell office:value-type="float" office:value="0.000293731689453125" calcext:value-type="float">
            <text:p>0.000293731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00169038772583008" calcext:value-type="float">
            <text:p>0.0001690388</text:p>
          </table:table-cell>
          <table:table-cell office:value-type="float" office:value="0.00021052360534668" calcext:value-type="float">
            <text:p>0.0002105236</text:p>
          </table:table-cell>
          <table:table-cell office:value-type="float" office:value="0.000283956527709961" calcext:value-type="float">
            <text:p>0.000283956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00168800354003906" calcext:value-type="float">
            <text:p>0.0001688004</text:p>
          </table:table-cell>
          <table:table-cell office:value-type="float" office:value="0.000211715698242187" calcext:value-type="float">
            <text:p>0.0002117157</text:p>
          </table:table-cell>
          <table:table-cell office:value-type="float" office:value="0.000287294387817383" calcext:value-type="float">
            <text:p>0.000287294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00169038772583008" calcext:value-type="float">
            <text:p>0.0001690388</text:p>
          </table:table-cell>
          <table:table-cell office:value-type="float" office:value="0.000214815139770508" calcext:value-type="float">
            <text:p>0.0002148151</text:p>
          </table:table-cell>
          <table:table-cell office:value-type="float" office:value="0.00029444694519043" calcext:value-type="float">
            <text:p>0.000294446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00169277191162109" calcext:value-type="float">
            <text:p>0.0001692772</text:p>
          </table:table-cell>
          <table:table-cell office:value-type="float" office:value="0.000212669372558594" calcext:value-type="float">
            <text:p>0.0002126694</text:p>
          </table:table-cell>
          <table:table-cell office:value-type="float" office:value="0.000284433364868164" calcext:value-type="float">
            <text:p>0.000284433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00169515609741211" calcext:value-type="float">
            <text:p>0.0001695156</text:p>
          </table:table-cell>
          <table:table-cell office:value-type="float" office:value="0.000213146209716797" calcext:value-type="float">
            <text:p>0.0002131462</text:p>
          </table:table-cell>
          <table:table-cell office:value-type="float" office:value="0.0002899169921875" calcext:value-type="float">
            <text:p>0.00028991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00169515609741211" calcext:value-type="float">
            <text:p>0.0001695156</text:p>
          </table:table-cell>
          <table:table-cell office:value-type="float" office:value="0.000213384628295898" calcext:value-type="float">
            <text:p>0.0002133846</text:p>
          </table:table-cell>
          <table:table-cell office:value-type="float" office:value="0.00029754638671875" calcext:value-type="float">
            <text:p>0.000297546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00169754028320313" calcext:value-type="float">
            <text:p>0.000169754</text:p>
          </table:table-cell>
          <table:table-cell office:value-type="float" office:value="0.000213384628295898" calcext:value-type="float">
            <text:p>0.0002133846</text:p>
          </table:table-cell>
          <table:table-cell office:value-type="float" office:value="0.00028538703918457" calcext:value-type="float">
            <text:p>0.00028538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00169754028320313" calcext:value-type="float">
            <text:p>0.000169754</text:p>
          </table:table-cell>
          <table:table-cell office:value-type="float" office:value="0.000212669372558594" calcext:value-type="float">
            <text:p>0.0002126694</text:p>
          </table:table-cell>
          <table:table-cell office:value-type="float" office:value="0.000290393829345703" calcext:value-type="float">
            <text:p>0.000290393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00210046768188477" calcext:value-type="float">
            <text:p>0.0002100468</text:p>
          </table:table-cell>
          <table:table-cell office:value-type="float" office:value="0.00025629997253418" calcext:value-type="float">
            <text:p>0.0002563</text:p>
          </table:table-cell>
          <table:table-cell office:value-type="float" office:value="0.000392675399780273" calcext:value-type="float">
            <text:p>0.000392675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195741653442383" calcext:value-type="float">
            <text:p>0.0001957417</text:p>
          </table:table-cell>
          <table:table-cell office:value-type="float" office:value="0.00024867057800293" calcext:value-type="float">
            <text:p>0.0002486706</text:p>
          </table:table-cell>
          <table:table-cell office:value-type="float" office:value="0.000382661819458008" calcext:value-type="float">
            <text:p>0.000382661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00199556350708008" calcext:value-type="float">
            <text:p>0.0001995564</text:p>
          </table:table-cell>
          <table:table-cell office:value-type="float" office:value="0.000225067138671875" calcext:value-type="float">
            <text:p>0.0002250671</text:p>
          </table:table-cell>
          <table:table-cell office:value-type="float" office:value="0.000299453735351562" calcext:value-type="float">
            <text:p>0.000299453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00173091888427734" calcext:value-type="float">
            <text:p>0.0001730919</text:p>
          </table:table-cell>
          <table:table-cell office:value-type="float" office:value="0.000224113464355469" calcext:value-type="float">
            <text:p>0.0002241135</text:p>
          </table:table-cell>
          <table:table-cell office:value-type="float" office:value="0.000314950942993164" calcext:value-type="float">
            <text:p>0.000314950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00179052352905273" calcext:value-type="float">
            <text:p>0.0001790524</text:p>
          </table:table-cell>
          <table:table-cell office:value-type="float" office:value="0.000231266021728516" calcext:value-type="float">
            <text:p>0.000231266</text:p>
          </table:table-cell>
          <table:table-cell office:value-type="float" office:value="0.000309228897094727" calcext:value-type="float">
            <text:p>0.000309228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00206708908081055" calcext:value-type="float">
            <text:p>0.0002067089</text:p>
          </table:table-cell>
          <table:table-cell office:value-type="float" office:value="0.000304460525512695" calcext:value-type="float">
            <text:p>0.0003044605</text:p>
          </table:table-cell>
          <table:table-cell office:value-type="float" office:value="0.000302791595458984" calcext:value-type="float">
            <text:p>0.000302791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0173330307006836" calcext:value-type="float">
            <text:p>0.0001733303</text:p>
          </table:table-cell>
          <table:table-cell office:value-type="float" office:value="0.000243663787841797" calcext:value-type="float">
            <text:p>0.0002436638</text:p>
          </table:table-cell>
          <table:table-cell office:value-type="float" office:value="0.000358819961547852" calcext:value-type="float">
            <text:p>0.0003588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00184535980224609" calcext:value-type="float">
            <text:p>0.000184536</text:p>
          </table:table-cell>
          <table:table-cell office:value-type="float" office:value="0.000272750854492187" calcext:value-type="float">
            <text:p>0.0002727509</text:p>
          </table:table-cell>
          <table:table-cell office:value-type="float" office:value="0.000293493270874023" calcext:value-type="float">
            <text:p>0.000293493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00173568725585938" calcext:value-type="float">
            <text:p>0.0001735687</text:p>
          </table:table-cell>
          <table:table-cell office:value-type="float" office:value="0.000225305557250977" calcext:value-type="float">
            <text:p>0.0002253056</text:p>
          </table:table-cell>
          <table:table-cell office:value-type="float" office:value="0.00030064582824707" calcext:value-type="float">
            <text:p>0.000300645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00215291976928711" calcext:value-type="float">
            <text:p>0.000215292</text:p>
          </table:table-cell>
          <table:table-cell office:value-type="float" office:value="0.000284194946289062" calcext:value-type="float">
            <text:p>0.0002841949</text:p>
          </table:table-cell>
          <table:table-cell office:value-type="float" office:value="0.000313282012939453" calcext:value-type="float">
            <text:p>0.00031328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00174283981323242" calcext:value-type="float">
            <text:p>0.000174284</text:p>
          </table:table-cell>
          <table:table-cell office:value-type="float" office:value="0.000227928161621094" calcext:value-type="float">
            <text:p>0.0002279282</text:p>
          </table:table-cell>
          <table:table-cell office:value-type="float" office:value="0.000299453735351562" calcext:value-type="float">
            <text:p>0.000299453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00174522399902344" calcext:value-type="float">
            <text:p>0.0001745224</text:p>
          </table:table-cell>
          <table:table-cell office:value-type="float" office:value="0.000248193740844727" calcext:value-type="float">
            <text:p>0.0002481937</text:p>
          </table:table-cell>
          <table:table-cell office:value-type="float" office:value="0.000345945358276367" calcext:value-type="float">
            <text:p>0.000345945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00193595886230469" calcext:value-type="float">
            <text:p>0.0001935959</text:p>
          </table:table-cell>
          <table:table-cell office:value-type="float" office:value="0.000246524810791016" calcext:value-type="float">
            <text:p>0.0002465248</text:p>
          </table:table-cell>
          <table:table-cell office:value-type="float" office:value="0.000318765640258789" calcext:value-type="float">
            <text:p>0.000318765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00174999237060547" calcext:value-type="float">
            <text:p>0.0001749992</text:p>
          </table:table-cell>
          <table:table-cell office:value-type="float" office:value="0.000264644622802734" calcext:value-type="float">
            <text:p>0.0002646446</text:p>
          </table:table-cell>
          <table:table-cell office:value-type="float" office:value="0.000338315963745117" calcext:value-type="float">
            <text:p>0.00033831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00195026397705078" calcext:value-type="float">
            <text:p>0.0001950264</text:p>
          </table:table-cell>
          <table:table-cell office:value-type="float" office:value="0.000226020812988281" calcext:value-type="float">
            <text:p>0.0002260208</text:p>
          </table:table-cell>
          <table:table-cell office:value-type="float" office:value="0.000374317169189453" calcext:value-type="float">
            <text:p>0.000374317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00197410583496094" calcext:value-type="float">
            <text:p>0.0001974106</text:p>
          </table:table-cell>
          <table:table-cell office:value-type="float" office:value="0.000272512435913086" calcext:value-type="float">
            <text:p>0.0002725124</text:p>
          </table:table-cell>
          <table:table-cell office:value-type="float" office:value="0.00033879280090332" calcext:value-type="float">
            <text:p>0.000338792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0021052360534668" calcext:value-type="float">
            <text:p>0.0002105236</text:p>
          </table:table-cell>
          <table:table-cell office:value-type="float" office:value="0.000238656997680664" calcext:value-type="float">
            <text:p>0.000238657</text:p>
          </table:table-cell>
          <table:table-cell office:value-type="float" office:value="0.000304222106933594" calcext:value-type="float">
            <text:p>0.000304222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00175237655639648" calcext:value-type="float">
            <text:p>0.0001752377</text:p>
          </table:table-cell>
          <table:table-cell office:value-type="float" office:value="0.000226974487304687" calcext:value-type="float">
            <text:p>0.0002269745</text:p>
          </table:table-cell>
          <table:table-cell office:value-type="float" office:value="0.00031590461730957" calcext:value-type="float">
            <text:p>0.000315904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00175952911376953" calcext:value-type="float">
            <text:p>0.0001759529</text:p>
          </table:table-cell>
          <table:table-cell office:value-type="float" office:value="0.000227451324462891" calcext:value-type="float">
            <text:p>0.0002274513</text:p>
          </table:table-cell>
          <table:table-cell office:value-type="float" office:value="0.000302553176879883" calcext:value-type="float">
            <text:p>0.000302553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00175714492797852" calcext:value-type="float">
            <text:p>0.0001757145</text:p>
          </table:table-cell>
          <table:table-cell office:value-type="float" office:value="0.000226497650146484" calcext:value-type="float">
            <text:p>0.0002264977</text:p>
          </table:table-cell>
          <table:table-cell office:value-type="float" office:value="0.000295400619506836" calcext:value-type="float">
            <text:p>0.000295400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00175952911376953" calcext:value-type="float">
            <text:p>0.0001759529</text:p>
          </table:table-cell>
          <table:table-cell office:value-type="float" office:value="0.000227212905883789" calcext:value-type="float">
            <text:p>0.0002272129</text:p>
          </table:table-cell>
          <table:table-cell office:value-type="float" office:value="0.000298976898193359" calcext:value-type="float">
            <text:p>0.000298976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00176191329956055" calcext:value-type="float">
            <text:p>0.0001761913</text:p>
          </table:table-cell>
          <table:table-cell office:value-type="float" office:value="0.000227451324462891" calcext:value-type="float">
            <text:p>0.0002274513</text:p>
          </table:table-cell>
          <table:table-cell office:value-type="float" office:value="0.000362157821655273" calcext:value-type="float">
            <text:p>0.000362157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00217437744140625" calcext:value-type="float">
            <text:p>0.0002174377</text:p>
          </table:table-cell>
          <table:table-cell office:value-type="float" office:value="0.000229358673095703" calcext:value-type="float">
            <text:p>0.0002293587</text:p>
          </table:table-cell>
          <table:table-cell office:value-type="float" office:value="0.000415325164794922" calcext:value-type="float">
            <text:p>0.000415325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00179052352905273" calcext:value-type="float">
            <text:p>0.0001790524</text:p>
          </table:table-cell>
          <table:table-cell office:value-type="float" office:value="0.000296592712402344" calcext:value-type="float">
            <text:p>0.0002965927</text:p>
          </table:table-cell>
          <table:table-cell office:value-type="float" office:value="0.000303745269775391" calcext:value-type="float">
            <text:p>0.000303745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00176668167114258" calcext:value-type="float">
            <text:p>0.0001766682</text:p>
          </table:table-cell>
          <table:table-cell office:value-type="float" office:value="0.000227928161621094" calcext:value-type="float">
            <text:p>0.0002279282</text:p>
          </table:table-cell>
          <table:table-cell office:value-type="float" office:value="0.00029754638671875" calcext:value-type="float">
            <text:p>0.000297546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00177145004272461" calcext:value-type="float">
            <text:p>0.000177145</text:p>
          </table:table-cell>
          <table:table-cell office:value-type="float" office:value="0.000229120254516602" calcext:value-type="float">
            <text:p>0.0002291203</text:p>
          </table:table-cell>
          <table:table-cell office:value-type="float" office:value="0.000299215316772461" calcext:value-type="float">
            <text:p>0.000299215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180482864379883" calcext:value-type="float">
            <text:p>0.0001804829</text:p>
          </table:table-cell>
          <table:table-cell office:value-type="float" office:value="0.000229835510253906" calcext:value-type="float">
            <text:p>0.0002298355</text:p>
          </table:table-cell>
          <table:table-cell office:value-type="float" office:value="0.000305414199829102" calcext:value-type="float">
            <text:p>0.000305414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00177383422851563" calcext:value-type="float">
            <text:p>0.0001773834</text:p>
          </table:table-cell>
          <table:table-cell office:value-type="float" office:value="0.00028228759765625" calcext:value-type="float">
            <text:p>0.0002822876</text:p>
          </table:table-cell>
          <table:table-cell office:value-type="float" office:value="0.000339031219482422" calcext:value-type="float">
            <text:p>0.000339031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00177621841430664" calcext:value-type="float">
            <text:p>0.0001776218</text:p>
          </table:table-cell>
          <table:table-cell office:value-type="float" office:value="0.000250101089477539" calcext:value-type="float">
            <text:p>0.0002501011</text:p>
          </table:table-cell>
          <table:table-cell office:value-type="float" office:value="0.000306129455566406" calcext:value-type="float">
            <text:p>0.000306129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00177621841430664" calcext:value-type="float">
            <text:p>0.0001776218</text:p>
          </table:table-cell>
          <table:table-cell office:value-type="float" office:value="0.000229835510253906" calcext:value-type="float">
            <text:p>0.0002298355</text:p>
          </table:table-cell>
          <table:table-cell office:value-type="float" office:value="0.000299930572509766" calcext:value-type="float">
            <text:p>0.000299930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0020146369934082" calcext:value-type="float">
            <text:p>0.0002014637</text:p>
          </table:table-cell>
          <table:table-cell office:value-type="float" office:value="0.000230789184570312" calcext:value-type="float">
            <text:p>0.0002307892</text:p>
          </table:table-cell>
          <table:table-cell office:value-type="float" office:value="0.000306844711303711" calcext:value-type="float">
            <text:p>0.000306844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00178098678588867" calcext:value-type="float">
            <text:p>0.0001780987</text:p>
          </table:table-cell>
          <table:table-cell office:value-type="float" office:value="0.000245332717895508" calcext:value-type="float">
            <text:p>0.0002453327</text:p>
          </table:table-cell>
          <table:table-cell office:value-type="float" office:value="0.00031590461730957" calcext:value-type="float">
            <text:p>0.000315904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0018310546875" calcext:value-type="float">
            <text:p>0.0001831055</text:p>
          </table:table-cell>
          <table:table-cell office:value-type="float" office:value="0.000235795974731445" calcext:value-type="float">
            <text:p>0.000235796</text:p>
          </table:table-cell>
          <table:table-cell office:value-type="float" office:value="0.000311374664306641" calcext:value-type="float">
            <text:p>0.000311374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0017857551574707" calcext:value-type="float">
            <text:p>0.0001785755</text:p>
          </table:table-cell>
          <table:table-cell office:value-type="float" office:value="0.000230312347412109" calcext:value-type="float">
            <text:p>0.0002303123</text:p>
          </table:table-cell>
          <table:table-cell office:value-type="float" office:value="0.000330209732055664" calcext:value-type="float">
            <text:p>0.000330209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00178813934326172" calcext:value-type="float">
            <text:p>0.0001788139</text:p>
          </table:table-cell>
          <table:table-cell office:value-type="float" office:value="0.000229835510253906" calcext:value-type="float">
            <text:p>0.0002298355</text:p>
          </table:table-cell>
          <table:table-cell office:value-type="float" office:value="0.00030207633972168" calcext:value-type="float">
            <text:p>0.000302076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00178813934326172" calcext:value-type="float">
            <text:p>0.0001788139</text:p>
          </table:table-cell>
          <table:table-cell office:value-type="float" office:value="0.000230312347412109" calcext:value-type="float">
            <text:p>0.0002303123</text:p>
          </table:table-cell>
          <table:table-cell office:value-type="float" office:value="0.00030827522277832" calcext:value-type="float">
            <text:p>0.000308275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00179529190063477" calcext:value-type="float">
            <text:p>0.0001795292</text:p>
          </table:table-cell>
          <table:table-cell office:value-type="float" office:value="0.00022578239440918" calcext:value-type="float">
            <text:p>0.0002257824</text:p>
          </table:table-cell>
          <table:table-cell office:value-type="float" office:value="0.000312328338623047" calcext:value-type="float">
            <text:p>0.000312328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00179767608642578" calcext:value-type="float">
            <text:p>0.0001797676</text:p>
          </table:table-cell>
          <table:table-cell office:value-type="float" office:value="0.000226736068725586" calcext:value-type="float">
            <text:p>0.0002267361</text:p>
          </table:table-cell>
          <table:table-cell office:value-type="float" office:value="0.000304222106933594" calcext:value-type="float">
            <text:p>0.000304222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00179529190063477" calcext:value-type="float">
            <text:p>0.0001795292</text:p>
          </table:table-cell>
          <table:table-cell office:value-type="float" office:value="0.000226736068725586" calcext:value-type="float">
            <text:p>0.0002267361</text:p>
          </table:table-cell>
          <table:table-cell office:value-type="float" office:value="0.000306844711303711" calcext:value-type="float">
            <text:p>0.000306844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0018000602722168" calcext:value-type="float">
            <text:p>0.000180006</text:p>
          </table:table-cell>
          <table:table-cell office:value-type="float" office:value="0.000226259231567383" calcext:value-type="float">
            <text:p>0.0002262592</text:p>
          </table:table-cell>
          <table:table-cell office:value-type="float" office:value="0.000311136245727539" calcext:value-type="float">
            <text:p>0.000311136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00180721282958984" calcext:value-type="float">
            <text:p>0.0001807213</text:p>
          </table:table-cell>
          <table:table-cell office:value-type="float" office:value="0.000226736068725586" calcext:value-type="float">
            <text:p>0.0002267361</text:p>
          </table:table-cell>
          <table:table-cell office:value-type="float" office:value="0.000305652618408203" calcext:value-type="float">
            <text:p>0.000305652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00180721282958984" calcext:value-type="float">
            <text:p>0.0001807213</text:p>
          </table:table-cell>
          <table:table-cell office:value-type="float" office:value="0.000227451324462891" calcext:value-type="float">
            <text:p>0.0002274513</text:p>
          </table:table-cell>
          <table:table-cell office:value-type="float" office:value="0.000307083129882812" calcext:value-type="float">
            <text:p>0.000307083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00180721282958984" calcext:value-type="float">
            <text:p>0.0001807213</text:p>
          </table:table-cell>
          <table:table-cell office:value-type="float" office:value="0.000230073928833008" calcext:value-type="float">
            <text:p>0.0002300739</text:p>
          </table:table-cell>
          <table:table-cell office:value-type="float" office:value="0.000336885452270508" calcext:value-type="float">
            <text:p>0.000336885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00211238861083984" calcext:value-type="float">
            <text:p>0.0002112389</text:p>
          </table:table-cell>
          <table:table-cell office:value-type="float" office:value="0.000225305557250977" calcext:value-type="float">
            <text:p>0.0002253056</text:p>
          </table:table-cell>
          <table:table-cell office:value-type="float" office:value="0.000313282012939453" calcext:value-type="float">
            <text:p>0.00031328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0018763542175293" calcext:value-type="float">
            <text:p>0.0001876354</text:p>
          </table:table-cell>
          <table:table-cell office:value-type="float" office:value="0.000225067138671875" calcext:value-type="float">
            <text:p>0.0002250671</text:p>
          </table:table-cell>
          <table:table-cell office:value-type="float" office:value="0.000306606292724609" calcext:value-type="float">
            <text:p>0.000306606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00179529190063477" calcext:value-type="float">
            <text:p>0.0001795292</text:p>
          </table:table-cell>
          <table:table-cell office:value-type="float" office:value="0.000224590301513672" calcext:value-type="float">
            <text:p>0.0002245903</text:p>
          </table:table-cell>
          <table:table-cell office:value-type="float" office:value="0.000339031219482422" calcext:value-type="float">
            <text:p>0.000339031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00179290771484375" calcext:value-type="float">
            <text:p>0.0001792908</text:p>
          </table:table-cell>
          <table:table-cell office:value-type="float" office:value="0.000225543975830078" calcext:value-type="float">
            <text:p>0.000225544</text:p>
          </table:table-cell>
          <table:table-cell office:value-type="float" office:value="0.000303506851196289" calcext:value-type="float">
            <text:p>0.000303506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00179529190063477" calcext:value-type="float">
            <text:p>0.0001795292</text:p>
          </table:table-cell>
          <table:table-cell office:value-type="float" office:value="0.000227689743041992" calcext:value-type="float">
            <text:p>0.0002276897</text:p>
          </table:table-cell>
          <table:table-cell office:value-type="float" office:value="0.000310897827148437" calcext:value-type="float">
            <text:p>0.000310897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0018000602722168" calcext:value-type="float">
            <text:p>0.000180006</text:p>
          </table:table-cell>
          <table:table-cell office:value-type="float" office:value="0.000227212905883789" calcext:value-type="float">
            <text:p>0.0002272129</text:p>
          </table:table-cell>
          <table:table-cell office:value-type="float" office:value="0.000324726104736328" calcext:value-type="float">
            <text:p>0.000324726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0018000602722168" calcext:value-type="float">
            <text:p>0.000180006</text:p>
          </table:table-cell>
          <table:table-cell office:value-type="float" office:value="0.000227689743041992" calcext:value-type="float">
            <text:p>0.0002276897</text:p>
          </table:table-cell>
          <table:table-cell office:value-type="float" office:value="0.000312089920043945" calcext:value-type="float">
            <text:p>0.000312089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00241518020629883" calcext:value-type="float">
            <text:p>0.000241518</text:p>
          </table:table-cell>
          <table:table-cell office:value-type="float" office:value="0.000228643417358398" calcext:value-type="float">
            <text:p>0.0002286434</text:p>
          </table:table-cell>
          <table:table-cell office:value-type="float" office:value="0.000309467315673828" calcext:value-type="float">
            <text:p>0.000309467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180482864379883" calcext:value-type="float">
            <text:p>0.0001804829</text:p>
          </table:table-cell>
          <table:table-cell office:value-type="float" office:value="0.000227928161621094" calcext:value-type="float">
            <text:p>0.0002279282</text:p>
          </table:table-cell>
          <table:table-cell office:value-type="float" office:value="0.000324010848999023" calcext:value-type="float">
            <text:p>0.000324010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00180721282958984" calcext:value-type="float">
            <text:p>0.0001807213</text:p>
          </table:table-cell>
          <table:table-cell office:value-type="float" office:value="0.000226974487304687" calcext:value-type="float">
            <text:p>0.0002269745</text:p>
          </table:table-cell>
          <table:table-cell office:value-type="float" office:value="0.000306606292724609" calcext:value-type="float">
            <text:p>0.000306606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00183343887329102" calcext:value-type="float">
            <text:p>0.0001833439</text:p>
          </table:table-cell>
          <table:table-cell office:value-type="float" office:value="0.000227212905883789" calcext:value-type="float">
            <text:p>0.0002272129</text:p>
          </table:table-cell>
          <table:table-cell office:value-type="float" office:value="0.00030970573425293" calcext:value-type="float">
            <text:p>0.000309705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00180959701538086" calcext:value-type="float">
            <text:p>0.0001809597</text:p>
          </table:table-cell>
          <table:table-cell office:value-type="float" office:value="0.000227451324462891" calcext:value-type="float">
            <text:p>0.0002274513</text:p>
          </table:table-cell>
          <table:table-cell office:value-type="float" office:value="0.00032353401184082" calcext:value-type="float">
            <text:p>0.00032353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00181436538696289" calcext:value-type="float">
            <text:p>0.0001814365</text:p>
          </table:table-cell>
          <table:table-cell office:value-type="float" office:value="0.000227928161621094" calcext:value-type="float">
            <text:p>0.0002279282</text:p>
          </table:table-cell>
          <table:table-cell office:value-type="float" office:value="0.000307559967041016" calcext:value-type="float">
            <text:p>0.0003075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00181674957275391" calcext:value-type="float">
            <text:p>0.000181675</text:p>
          </table:table-cell>
          <table:table-cell office:value-type="float" office:value="0.000227928161621094" calcext:value-type="float">
            <text:p>0.0002279282</text:p>
          </table:table-cell>
          <table:table-cell office:value-type="float" office:value="0.000311136245727539" calcext:value-type="float">
            <text:p>0.000311136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00181674957275391" calcext:value-type="float">
            <text:p>0.000181675</text:p>
          </table:table-cell>
          <table:table-cell office:value-type="float" office:value="0.000229597091674805" calcext:value-type="float">
            <text:p>0.0002295971</text:p>
          </table:table-cell>
          <table:table-cell office:value-type="float" office:value="0.000322818756103516" calcext:value-type="float">
            <text:p>0.000322818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00182151794433594" calcext:value-type="float">
            <text:p>0.0001821518</text:p>
          </table:table-cell>
          <table:table-cell office:value-type="float" office:value="0.000232219696044922" calcext:value-type="float">
            <text:p>0.0002322197</text:p>
          </table:table-cell>
          <table:table-cell office:value-type="float" office:value="0.000308513641357422" calcext:value-type="float">
            <text:p>0.000308513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00181913375854492" calcext:value-type="float">
            <text:p>0.0001819134</text:p>
          </table:table-cell>
          <table:table-cell office:value-type="float" office:value="0.000229835510253906" calcext:value-type="float">
            <text:p>0.0002298355</text:p>
          </table:table-cell>
          <table:table-cell office:value-type="float" office:value="0.000314235687255859" calcext:value-type="float">
            <text:p>0.000314235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00182151794433594" calcext:value-type="float">
            <text:p>0.0001821518</text:p>
          </table:table-cell>
          <table:table-cell office:value-type="float" office:value="0.000230789184570312" calcext:value-type="float">
            <text:p>0.0002307892</text:p>
          </table:table-cell>
          <table:table-cell office:value-type="float" office:value="0.000324487686157227" calcext:value-type="float">
            <text:p>0.000324487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00182390213012695" calcext:value-type="float">
            <text:p>0.0001823902</text:p>
          </table:table-cell>
          <table:table-cell office:value-type="float" office:value="0.000231027603149414" calcext:value-type="float">
            <text:p>0.0002310276</text:p>
          </table:table-cell>
          <table:table-cell office:value-type="float" office:value="0.000309467315673828" calcext:value-type="float">
            <text:p>0.000309467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00182628631591797" calcext:value-type="float">
            <text:p>0.0001826286</text:p>
          </table:table-cell>
          <table:table-cell office:value-type="float" office:value="0.000231027603149414" calcext:value-type="float">
            <text:p>0.0002310276</text:p>
          </table:table-cell>
          <table:table-cell office:value-type="float" office:value="0.00031590461730957" calcext:value-type="float">
            <text:p>0.000315904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00182151794433594" calcext:value-type="float">
            <text:p>0.0001821518</text:p>
          </table:table-cell>
          <table:table-cell office:value-type="float" office:value="0.000229597091674805" calcext:value-type="float">
            <text:p>0.0002295971</text:p>
          </table:table-cell>
          <table:table-cell office:value-type="float" office:value="0.000326156616210937" calcext:value-type="float">
            <text:p>0.000326156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0018310546875" calcext:value-type="float">
            <text:p>0.0001831055</text:p>
          </table:table-cell>
          <table:table-cell office:value-type="float" office:value="0.000230312347412109" calcext:value-type="float">
            <text:p>0.0002303123</text:p>
          </table:table-cell>
          <table:table-cell office:value-type="float" office:value="0.000310659408569336" calcext:value-type="float">
            <text:p>0.000310659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00182867050170898" calcext:value-type="float">
            <text:p>0.0001828671</text:p>
          </table:table-cell>
          <table:table-cell office:value-type="float" office:value="0.000229835510253906" calcext:value-type="float">
            <text:p>0.0002298355</text:p>
          </table:table-cell>
          <table:table-cell office:value-type="float" office:value="0.000314950942993164" calcext:value-type="float">
            <text:p>0.000314950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00183343887329102" calcext:value-type="float">
            <text:p>0.0001833439</text:p>
          </table:table-cell>
          <table:table-cell office:value-type="float" office:value="0.000230073928833008" calcext:value-type="float">
            <text:p>0.0002300739</text:p>
          </table:table-cell>
          <table:table-cell office:value-type="float" office:value="0.000323295593261719" calcext:value-type="float">
            <text:p>0.000323295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00183343887329102" calcext:value-type="float">
            <text:p>0.0001833439</text:p>
          </table:table-cell>
          <table:table-cell office:value-type="float" office:value="0.000231027603149414" calcext:value-type="float">
            <text:p>0.0002310276</text:p>
          </table:table-cell>
          <table:table-cell office:value-type="float" office:value="0.000312089920043945" calcext:value-type="float">
            <text:p>0.000312089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00183582305908203" calcext:value-type="float">
            <text:p>0.0001835823</text:p>
          </table:table-cell>
          <table:table-cell office:value-type="float" office:value="0.000232934951782227" calcext:value-type="float">
            <text:p>0.000232935</text:p>
          </table:table-cell>
          <table:table-cell office:value-type="float" office:value="0.000317573547363281" calcext:value-type="float">
            <text:p>0.000317573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00183820724487305" calcext:value-type="float">
            <text:p>0.0001838207</text:p>
          </table:table-cell>
          <table:table-cell office:value-type="float" office:value="0.000236034393310547" calcext:value-type="float">
            <text:p>0.0002360344</text:p>
          </table:table-cell>
          <table:table-cell office:value-type="float" office:value="0.000322580337524414" calcext:value-type="float">
            <text:p>0.000322580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00184297561645508" calcext:value-type="float">
            <text:p>0.0001842976</text:p>
          </table:table-cell>
          <table:table-cell office:value-type="float" office:value="0.000233173370361328" calcext:value-type="float">
            <text:p>0.0002331734</text:p>
          </table:table-cell>
          <table:table-cell office:value-type="float" office:value="0.00031280517578125" calcext:value-type="float">
            <text:p>0.000312805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00184297561645508" calcext:value-type="float">
            <text:p>0.0001842976</text:p>
          </table:table-cell>
          <table:table-cell office:value-type="float" office:value="0.000233650207519531" calcext:value-type="float">
            <text:p>0.0002336502</text:p>
          </table:table-cell>
          <table:table-cell office:value-type="float" office:value="0.000337600708007812" calcext:value-type="float">
            <text:p>0.000337600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00204086303710937" calcext:value-type="float">
            <text:p>0.0002040863</text:p>
          </table:table-cell>
          <table:table-cell office:value-type="float" office:value="0.000234127044677734" calcext:value-type="float">
            <text:p>0.000234127</text:p>
          </table:table-cell>
          <table:table-cell office:value-type="float" office:value="0.000325679779052734" calcext:value-type="float">
            <text:p>0.000325679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00184774398803711" calcext:value-type="float">
            <text:p>0.0001847744</text:p>
          </table:table-cell>
          <table:table-cell office:value-type="float" office:value="0.00023198127746582" calcext:value-type="float">
            <text:p>0.0002319813</text:p>
          </table:table-cell>
          <table:table-cell office:value-type="float" office:value="0.000313520431518555" calcext:value-type="float">
            <text:p>0.000313520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00184774398803711" calcext:value-type="float">
            <text:p>0.0001847744</text:p>
          </table:table-cell>
          <table:table-cell office:value-type="float" office:value="0.000231742858886719" calcext:value-type="float">
            <text:p>0.0002317429</text:p>
          </table:table-cell>
          <table:table-cell office:value-type="float" office:value="0.0003204345703125" calcext:value-type="float">
            <text:p>0.000320434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00185251235961914" calcext:value-type="float">
            <text:p>0.0001852512</text:p>
          </table:table-cell>
          <table:table-cell office:value-type="float" office:value="0.000232219696044922" calcext:value-type="float">
            <text:p>0.0002322197</text:p>
          </table:table-cell>
          <table:table-cell office:value-type="float" office:value="0.00032496452331543" calcext:value-type="float">
            <text:p>0.000324964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185012817382813" calcext:value-type="float">
            <text:p>0.0001850128</text:p>
          </table:table-cell>
          <table:table-cell office:value-type="float" office:value="0.000233650207519531" calcext:value-type="float">
            <text:p>0.0002336502</text:p>
          </table:table-cell>
          <table:table-cell office:value-type="float" office:value="0.000314950942993164" calcext:value-type="float">
            <text:p>0.000314950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00185489654541016" calcext:value-type="float">
            <text:p>0.0001854897</text:p>
          </table:table-cell>
          <table:table-cell office:value-type="float" office:value="0.00023341178894043" calcext:value-type="float">
            <text:p>0.0002334118</text:p>
          </table:table-cell>
          <table:table-cell office:value-type="float" office:value="0.000318765640258789" calcext:value-type="float">
            <text:p>0.000318765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00185251235961914" calcext:value-type="float">
            <text:p>0.0001852512</text:p>
          </table:table-cell>
          <table:table-cell office:value-type="float" office:value="0.00023341178894043" calcext:value-type="float">
            <text:p>0.0002334118</text:p>
          </table:table-cell>
          <table:table-cell office:value-type="float" office:value="0.000326395034790039" calcext:value-type="float">
            <text:p>0.00032639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00185966491699219" calcext:value-type="float">
            <text:p>0.0001859665</text:p>
          </table:table-cell>
          <table:table-cell office:value-type="float" office:value="0.000235319137573242" calcext:value-type="float">
            <text:p>0.0002353191</text:p>
          </table:table-cell>
          <table:table-cell office:value-type="float" office:value="0.000318050384521484" calcext:value-type="float">
            <text:p>0.000318050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00185966491699219" calcext:value-type="float">
            <text:p>0.0001859665</text:p>
          </table:table-cell>
          <table:table-cell office:value-type="float" office:value="0.00023651123046875" calcext:value-type="float">
            <text:p>0.0002365112</text:p>
          </table:table-cell>
          <table:table-cell office:value-type="float" office:value="0.000322580337524414" calcext:value-type="float">
            <text:p>0.000322580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00186443328857422" calcext:value-type="float">
            <text:p>0.0001864433</text:p>
          </table:table-cell>
          <table:table-cell office:value-type="float" office:value="0.000274181365966797" calcext:value-type="float">
            <text:p>0.0002741814</text:p>
          </table:table-cell>
          <table:table-cell office:value-type="float" office:value="0.000328779220581055" calcext:value-type="float">
            <text:p>0.000328779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00186443328857422" calcext:value-type="float">
            <text:p>0.0001864433</text:p>
          </table:table-cell>
          <table:table-cell office:value-type="float" office:value="0.000237226486206055" calcext:value-type="float">
            <text:p>0.0002372265</text:p>
          </table:table-cell>
          <table:table-cell office:value-type="float" office:value="0.00031733512878418" calcext:value-type="float">
            <text:p>0.000317335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00186443328857422" calcext:value-type="float">
            <text:p>0.0001864433</text:p>
          </table:table-cell>
          <table:table-cell office:value-type="float" office:value="0.000236749649047852" calcext:value-type="float">
            <text:p>0.0002367496</text:p>
          </table:table-cell>
          <table:table-cell office:value-type="float" office:value="0.000323295593261719" calcext:value-type="float">
            <text:p>0.000323295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00186920166015625" calcext:value-type="float">
            <text:p>0.0001869202</text:p>
          </table:table-cell>
          <table:table-cell office:value-type="float" office:value="0.000235795974731445" calcext:value-type="float">
            <text:p>0.000235796</text:p>
          </table:table-cell>
          <table:table-cell office:value-type="float" office:value="0.00032806396484375" calcext:value-type="float">
            <text:p>0.00032806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00189542770385742" calcext:value-type="float">
            <text:p>0.0001895428</text:p>
          </table:table-cell>
          <table:table-cell office:value-type="float" office:value="0.000236034393310547" calcext:value-type="float">
            <text:p>0.0002360344</text:p>
          </table:table-cell>
          <table:table-cell office:value-type="float" office:value="0.000318527221679687" calcext:value-type="float">
            <text:p>0.000318527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00187158584594727" calcext:value-type="float">
            <text:p>0.0001871586</text:p>
          </table:table-cell>
          <table:table-cell office:value-type="float" office:value="0.000235795974731445" calcext:value-type="float">
            <text:p>0.000235796</text:p>
          </table:table-cell>
          <table:table-cell office:value-type="float" office:value="0.00032496452331543" calcext:value-type="float">
            <text:p>0.000324964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00187397003173828" calcext:value-type="float">
            <text:p>0.000187397</text:p>
          </table:table-cell>
          <table:table-cell office:value-type="float" office:value="0.000236272811889648" calcext:value-type="float">
            <text:p>0.0002362728</text:p>
          </table:table-cell>
          <table:table-cell office:value-type="float" office:value="0.000329017639160156" calcext:value-type="float">
            <text:p>0.000329017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0018763542175293" calcext:value-type="float">
            <text:p>0.0001876354</text:p>
          </table:table-cell>
          <table:table-cell office:value-type="float" office:value="0.000236034393310547" calcext:value-type="float">
            <text:p>0.0002360344</text:p>
          </table:table-cell>
          <table:table-cell office:value-type="float" office:value="0.000319719314575195" calcext:value-type="float">
            <text:p>0.000319719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0018763542175293" calcext:value-type="float">
            <text:p>0.0001876354</text:p>
          </table:table-cell>
          <table:table-cell office:value-type="float" office:value="0.000238656997680664" calcext:value-type="float">
            <text:p>0.000238657</text:p>
          </table:table-cell>
          <table:table-cell office:value-type="float" office:value="0.000325202941894531" calcext:value-type="float">
            <text:p>0.000325202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00188350677490234" calcext:value-type="float">
            <text:p>0.0001883507</text:p>
          </table:table-cell>
          <table:table-cell office:value-type="float" office:value="0.000240802764892578" calcext:value-type="float">
            <text:p>0.0002408028</text:p>
          </table:table-cell>
          <table:table-cell office:value-type="float" office:value="0.000330448150634766" calcext:value-type="float">
            <text:p>0.000330448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00188589096069336" calcext:value-type="float">
            <text:p>0.0001885891</text:p>
          </table:table-cell>
          <table:table-cell office:value-type="float" office:value="0.000240087509155273" calcext:value-type="float">
            <text:p>0.0002400875</text:p>
          </table:table-cell>
          <table:table-cell office:value-type="float" office:value="0.000319719314575195" calcext:value-type="float">
            <text:p>0.000319719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00188350677490234" calcext:value-type="float">
            <text:p>0.0001883507</text:p>
          </table:table-cell>
          <table:table-cell office:value-type="float" office:value="0.000239849090576172" calcext:value-type="float">
            <text:p>0.0002398491</text:p>
          </table:table-cell>
          <table:table-cell office:value-type="float" office:value="0.000325679779052734" calcext:value-type="float">
            <text:p>0.000325679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00198841094970703" calcext:value-type="float">
            <text:p>0.0001988411</text:p>
          </table:table-cell>
          <table:table-cell office:value-type="float" office:value="0.000278711318969727" calcext:value-type="float">
            <text:p>0.0002787113</text:p>
          </table:table-cell>
          <table:table-cell office:value-type="float" office:value="0.000333309173583984" calcext:value-type="float">
            <text:p>0.000333309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00188827514648438" calcext:value-type="float">
            <text:p>0.0001888275</text:p>
          </table:table-cell>
          <table:table-cell office:value-type="float" office:value="0.000240325927734375" calcext:value-type="float">
            <text:p>0.0002403259</text:p>
          </table:table-cell>
          <table:table-cell office:value-type="float" office:value="0.000322103500366211" calcext:value-type="float">
            <text:p>0.000322103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00189304351806641" calcext:value-type="float">
            <text:p>0.0001893044</text:p>
          </table:table-cell>
          <table:table-cell office:value-type="float" office:value="0.000238418579101562" calcext:value-type="float">
            <text:p>0.0002384186</text:p>
          </table:table-cell>
          <table:table-cell office:value-type="float" office:value="0.000329971313476562" calcext:value-type="float">
            <text:p>0.000329971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00188827514648438" calcext:value-type="float">
            <text:p>0.0001888275</text:p>
          </table:table-cell>
          <table:table-cell office:value-type="float" office:value="0.000238656997680664" calcext:value-type="float">
            <text:p>0.000238657</text:p>
          </table:table-cell>
          <table:table-cell office:value-type="float" office:value="0.000331401824951172" calcext:value-type="float">
            <text:p>0.000331401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00189542770385742" calcext:value-type="float">
            <text:p>0.0001895428</text:p>
          </table:table-cell>
          <table:table-cell office:value-type="float" office:value="0.000257968902587891" calcext:value-type="float">
            <text:p>0.0002579689</text:p>
          </table:table-cell>
          <table:table-cell office:value-type="float" office:value="0.000323057174682617" calcext:value-type="float">
            <text:p>0.000323057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00189781188964844" calcext:value-type="float">
            <text:p>0.0001897812</text:p>
          </table:table-cell>
          <table:table-cell office:value-type="float" office:value="0.000239133834838867" calcext:value-type="float">
            <text:p>0.0002391338</text:p>
          </table:table-cell>
          <table:table-cell office:value-type="float" office:value="0.00032806396484375" calcext:value-type="float">
            <text:p>0.00032806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00190019607543945" calcext:value-type="float">
            <text:p>0.0001900196</text:p>
          </table:table-cell>
          <table:table-cell office:value-type="float" office:value="0.000239849090576172" calcext:value-type="float">
            <text:p>0.0002398491</text:p>
          </table:table-cell>
          <table:table-cell office:value-type="float" office:value="0.000333547592163086" calcext:value-type="float">
            <text:p>0.000333547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00190258026123047" calcext:value-type="float">
            <text:p>0.000190258</text:p>
          </table:table-cell>
          <table:table-cell office:value-type="float" office:value="0.000242233276367187" calcext:value-type="float">
            <text:p>0.0002422333</text:p>
          </table:table-cell>
          <table:table-cell office:value-type="float" office:value="0.000326156616210937" calcext:value-type="float">
            <text:p>0.000326156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190258026123047" calcext:value-type="float">
            <text:p>0.000190258</text:p>
          </table:table-cell>
          <table:table-cell office:value-type="float" office:value="0.000242233276367187" calcext:value-type="float">
            <text:p>0.0002422333</text:p>
          </table:table-cell>
          <table:table-cell office:value-type="float" office:value="0.00033116340637207" calcext:value-type="float">
            <text:p>0.000331163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00190496444702148" calcext:value-type="float">
            <text:p>0.0001904964</text:p>
          </table:table-cell>
          <table:table-cell office:value-type="float" office:value="0.000242471694946289" calcext:value-type="float">
            <text:p>0.0002424717</text:p>
          </table:table-cell>
          <table:table-cell office:value-type="float" office:value="0.000336408615112305" calcext:value-type="float">
            <text:p>0.000336408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00190496444702148" calcext:value-type="float">
            <text:p>0.0001904964</text:p>
          </table:table-cell>
          <table:table-cell office:value-type="float" office:value="0.000242471694946289" calcext:value-type="float">
            <text:p>0.0002424717</text:p>
          </table:table-cell>
          <table:table-cell office:value-type="float" office:value="0.000325202941894531" calcext:value-type="float">
            <text:p>0.000325202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00190973281860352" calcext:value-type="float">
            <text:p>0.0001909733</text:p>
          </table:table-cell>
          <table:table-cell office:value-type="float" office:value="0.000242710113525391" calcext:value-type="float">
            <text:p>0.0002427101</text:p>
          </table:table-cell>
          <table:table-cell office:value-type="float" office:value="0.000331878662109375" calcext:value-type="float">
            <text:p>0.000331878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0019073486328125" calcext:value-type="float">
            <text:p>0.0001907349</text:p>
          </table:table-cell>
          <table:table-cell office:value-type="float" office:value="0.00024104118347168" calcext:value-type="float">
            <text:p>0.0002410412</text:p>
          </table:table-cell>
          <table:table-cell office:value-type="float" office:value="0.000357627868652344" calcext:value-type="float">
            <text:p>0.000357627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0191688537597656" calcext:value-type="float">
            <text:p>0.0001916885</text:p>
          </table:table-cell>
          <table:table-cell office:value-type="float" office:value="0.000241756439208984" calcext:value-type="float">
            <text:p>0.0002417564</text:p>
          </table:table-cell>
          <table:table-cell office:value-type="float" office:value="0.000326395034790039" calcext:value-type="float">
            <text:p>0.00032639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00191450119018555" calcext:value-type="float">
            <text:p>0.0001914501</text:p>
          </table:table-cell>
          <table:table-cell office:value-type="float" office:value="0.000241518020629883" calcext:value-type="float">
            <text:p>0.000241518</text:p>
          </table:table-cell>
          <table:table-cell office:value-type="float" office:value="0.000331640243530273" calcext:value-type="float">
            <text:p>0.000331640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00191450119018555" calcext:value-type="float">
            <text:p>0.0001914501</text:p>
          </table:table-cell>
          <table:table-cell office:value-type="float" office:value="0.000241994857788086" calcext:value-type="float">
            <text:p>0.0002419949</text:p>
          </table:table-cell>
          <table:table-cell office:value-type="float" office:value="0.000337600708007812" calcext:value-type="float">
            <text:p>0.000337600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00191688537597656" calcext:value-type="float">
            <text:p>0.0001916885</text:p>
          </table:table-cell>
          <table:table-cell office:value-type="float" office:value="0.000242233276367187" calcext:value-type="float">
            <text:p>0.0002422333</text:p>
          </table:table-cell>
          <table:table-cell office:value-type="float" office:value="0.000326633453369141" calcext:value-type="float">
            <text:p>0.000326633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00191688537597656" calcext:value-type="float">
            <text:p>0.0001916885</text:p>
          </table:table-cell>
          <table:table-cell office:value-type="float" office:value="0.000242471694946289" calcext:value-type="float">
            <text:p>0.0002424717</text:p>
          </table:table-cell>
          <table:table-cell office:value-type="float" office:value="0.000333070755004883" calcext:value-type="float">
            <text:p>0.000333070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0019383430480957" calcext:value-type="float">
            <text:p>0.0001938343</text:p>
          </table:table-cell>
          <table:table-cell office:value-type="float" office:value="0.000245094299316406" calcext:value-type="float">
            <text:p>0.0002450943</text:p>
          </table:table-cell>
          <table:table-cell office:value-type="float" office:value="0.00034022331237793" calcext:value-type="float">
            <text:p>0.000340223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00192403793334961" calcext:value-type="float">
            <text:p>0.0001924038</text:p>
          </table:table-cell>
          <table:table-cell office:value-type="float" office:value="0.000245332717895508" calcext:value-type="float">
            <text:p>0.0002453327</text:p>
          </table:table-cell>
          <table:table-cell office:value-type="float" office:value="0.000328540802001953" calcext:value-type="float">
            <text:p>0.000328540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00192403793334961" calcext:value-type="float">
            <text:p>0.0001924038</text:p>
          </table:table-cell>
          <table:table-cell office:value-type="float" office:value="0.000245332717895508" calcext:value-type="float">
            <text:p>0.0002453327</text:p>
          </table:table-cell>
          <table:table-cell office:value-type="float" office:value="0.000336170196533203" calcext:value-type="float">
            <text:p>0.000336170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00250577926635742" calcext:value-type="float">
            <text:p>0.0002505779</text:p>
          </table:table-cell>
          <table:table-cell office:value-type="float" office:value="0.000246047973632812" calcext:value-type="float">
            <text:p>0.000246048</text:p>
          </table:table-cell>
          <table:table-cell office:value-type="float" office:value="0.000341176986694336" calcext:value-type="float">
            <text:p>0.00034117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00192880630493164" calcext:value-type="float">
            <text:p>0.0001928806</text:p>
          </table:table-cell>
          <table:table-cell office:value-type="float" office:value="0.000245809555053711" calcext:value-type="float">
            <text:p>0.0002458096</text:p>
          </table:table-cell>
          <table:table-cell office:value-type="float" office:value="0.000329732894897461" calcext:value-type="float">
            <text:p>0.000329732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00197410583496094" calcext:value-type="float">
            <text:p>0.0001974106</text:p>
          </table:table-cell>
          <table:table-cell office:value-type="float" office:value="0.000255346298217773" calcext:value-type="float">
            <text:p>0.0002553463</text:p>
          </table:table-cell>
          <table:table-cell office:value-type="float" office:value="0.000339984893798828" calcext:value-type="float">
            <text:p>0.000339984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0019526481628418" calcext:value-type="float">
            <text:p>0.0001952648</text:p>
          </table:table-cell>
          <table:table-cell office:value-type="float" office:value="0.00025486946105957" calcext:value-type="float">
            <text:p>0.0002548695</text:p>
          </table:table-cell>
          <table:table-cell office:value-type="float" office:value="0.000335931777954102" calcext:value-type="float">
            <text:p>0.000335931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00195741653442383" calcext:value-type="float">
            <text:p>0.0001957417</text:p>
          </table:table-cell>
          <table:table-cell office:value-type="float" office:value="0.000255584716796875" calcext:value-type="float">
            <text:p>0.0002555847</text:p>
          </table:table-cell>
          <table:table-cell office:value-type="float" office:value="0.000340461730957031" calcext:value-type="float">
            <text:p>0.000340461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00195980072021484" calcext:value-type="float">
            <text:p>0.0001959801</text:p>
          </table:table-cell>
          <table:table-cell office:value-type="float" office:value="0.000254154205322266" calcext:value-type="float">
            <text:p>0.0002541542</text:p>
          </table:table-cell>
          <table:table-cell office:value-type="float" office:value="0.000336885452270508" calcext:value-type="float">
            <text:p>0.000336885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00195980072021484" calcext:value-type="float">
            <text:p>0.0001959801</text:p>
          </table:table-cell>
          <table:table-cell office:value-type="float" office:value="0.00025486946105957" calcext:value-type="float">
            <text:p>0.0002548695</text:p>
          </table:table-cell>
          <table:table-cell office:value-type="float" office:value="0.000340938568115234" calcext:value-type="float">
            <text:p>0.000340938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00198125839233398" calcext:value-type="float">
            <text:p>0.0001981258</text:p>
          </table:table-cell>
          <table:table-cell office:value-type="float" office:value="0.000257015228271484" calcext:value-type="float">
            <text:p>0.0002570152</text:p>
          </table:table-cell>
          <table:table-cell office:value-type="float" office:value="0.000337362289428711" calcext:value-type="float">
            <text:p>0.000337362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00196456909179688" calcext:value-type="float">
            <text:p>0.0001964569</text:p>
          </table:table-cell>
          <table:table-cell office:value-type="float" office:value="0.000257015228271484" calcext:value-type="float">
            <text:p>0.0002570152</text:p>
          </table:table-cell>
          <table:table-cell office:value-type="float" office:value="0.000341653823852539" calcext:value-type="float">
            <text:p>0.000341653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00196695327758789" calcext:value-type="float">
            <text:p>0.0001966953</text:p>
          </table:table-cell>
          <table:table-cell office:value-type="float" office:value="0.000256776809692383" calcext:value-type="float">
            <text:p>0.0002567768</text:p>
          </table:table-cell>
          <table:table-cell office:value-type="float" office:value="0.000338315963745117" calcext:value-type="float">
            <text:p>0.00033831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00196933746337891" calcext:value-type="float">
            <text:p>0.0001969337</text:p>
          </table:table-cell>
          <table:table-cell office:value-type="float" office:value="0.000257968902587891" calcext:value-type="float">
            <text:p>0.0002579689</text:p>
          </table:table-cell>
          <table:table-cell office:value-type="float" office:value="0.000342369079589844" calcext:value-type="float">
            <text:p>0.000342369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00196933746337891" calcext:value-type="float">
            <text:p>0.0001969337</text:p>
          </table:table-cell>
          <table:table-cell office:value-type="float" office:value="0.000257968902587891" calcext:value-type="float">
            <text:p>0.0002579689</text:p>
          </table:table-cell>
          <table:table-cell office:value-type="float" office:value="0.00033879280090332" calcext:value-type="float">
            <text:p>0.00033879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199317932128906" calcext:value-type="float">
            <text:p>0.0001993179</text:p>
          </table:table-cell>
          <table:table-cell office:value-type="float" office:value="0.000258684158325195" calcext:value-type="float">
            <text:p>0.0002586842</text:p>
          </table:table-cell>
          <table:table-cell office:value-type="float" office:value="0.000342607498168945" calcext:value-type="float">
            <text:p>0.0003426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7T14:51:39.984810526</dc:date>
    <meta:editing-duration>PT3M22S</meta:editing-duration>
    <meta:editing-cycles>3</meta:editing-cycles>
    <meta:generator>LibreOffice/5.1.6.2$Linux_X86_64 LibreOffice_project/10m0$Build-2</meta:generator>
    <meta:document-statistic meta:table-count="1" meta:cell-count="4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22cm" svg:height="13.183cm" xlink:href=".." xlink:type="simple" chart:class="chart:line" chart:style-name="ch1">
        <chart:title svg:x="7.583cm" svg:y="0.399cm" chart:style-name="ch2">
          <text:p>Concatenation Time Analysis</text:p>
        </chart:title>
        <chart:legend chart:legend-position="end" svg:x="17.985cm" svg:y="5.794cm" style:legend-expansion="high" chart:style-name="ch3"/>
        <chart:plot-area chart:style-name="ch4" table:cell-range-address="concat_1000.A2:concat_1000.D1001" chart:data-source-has-labels="both" svg:x="1.431cm" svg:y="1.441cm" svg:width="16.134cm" svg:height="10.498cm">
          <chartooo:coordinate-region svg:x="2.899cm" svg:y="1.441cm" svg:width="14.666cm" svg:height="9.375cm"/>
          <chart:axis chart:dimension="x" chart:name="primary-x" chart:style-name="ch5" chartooo:axis-type="auto">
            <chartooo:date-scale/>
            <chart:title svg:x="7.986cm" svg:y="12.202cm" chart:style-name="ch6">
              <text:p>concatenation count</text:p>
            </chart:title>
            <chart:categories table:cell-range-address="concat_1000.A2:concat_1000.A1001"/>
          </chart:axis>
          <chart:axis chart:dimension="y" chart:name="primary-y" chart:style-name="ch5">
            <chart:title svg:x="0.451cm" svg:y="7.052cm" chart:style-name="ch7">
              <text:p>time</text:p>
            </chart:title>
            <chart:grid chart:style-name="ch8" chart:class="major"/>
          </chart:axis>
          <chart:series chart:style-name="ch9" chart:values-cell-range-address="concat_1000.B2:concat_1000.B1001" loext:label-string="plus" chart:class="chart:line">
            <chart:data-point chart:repeated="1000"/>
          </chart:series>
          <chart:series chart:style-name="ch10" chart:values-cell-range-address="concat_1000.C2:concat_1000.C1001" loext:label-string="percentage" chart:class="chart:line">
            <chart:data-point chart:repeated="1000"/>
          </chart:series>
          <chart:series chart:style-name="ch11" chart:values-cell-range-address="concat_1000.D2:concat_1000.D1001" loext:label-string="format" chart:class="chart:line"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us</text:p>
              </table:table-cell>
              <table:table-cell office:value-type="string">
                <text:p>percentage</text:p>
              </table:table-cell>
              <table:table-cell office:value-type="string">
                <text:p>forma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ncat_1000.A2:concat_1000.A1001</svg:desc>
                </draw:g>
              </table:table-cell>
              <table:table-cell office:value-type="float" office:value="0.00000286102294921875">
                <text:p>0.00000286102294921875</text:p>
                <draw:g>
                  <svg:desc>concat_1000.B2:concat_1000.B1001</svg:desc>
                </draw:g>
              </table:table-cell>
              <table:table-cell office:value-type="float" office:value="0.00000119209289550781">
                <text:p>0.00000119209289550781</text:p>
                <draw:g>
                  <svg:desc>concat_1000.C2:concat_1000.C1001</svg:desc>
                </draw:g>
              </table:table-cell>
              <table:table-cell office:value-type="float" office:value="0.00000119209289550781">
                <text:p>0.00000119209289550781</text:p>
                <draw:g>
                  <svg:desc>concat_1000.D2:concat_1000.D10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524520874023438">
                <text:p>0.000005245208740234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357627868652344">
                <text:p>0.0000035762786865234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357627868652344">
                <text:p>0.00000357627868652344</text:p>
              </table:table-cell>
              <table:table-cell office:value-type="float" office:value="0.000003814697265625">
                <text:p>0.0000038146972656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452995300292969">
                <text:p>0.00000452995300292969</text:p>
              </table:table-cell>
              <table:table-cell office:value-type="float" office:value="0.00000405311584472656">
                <text:p>0.00000405311584472656</text:p>
              </table:table-cell>
              <table:table-cell office:value-type="float" office:value="0.00000452995300292969">
                <text:p>0.000004529953002929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524520874023438">
                <text:p>0.00000524520874023438</text:p>
              </table:table-cell>
              <table:table-cell office:value-type="float" office:value="0.00000429153442382813">
                <text:p>0.00000429153442382813</text:p>
              </table:table-cell>
              <table:table-cell office:value-type="float" office:value="0.00000524520874023438">
                <text:p>0.000005245208740234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57220458984375">
                <text:p>0.0000057220458984375</text:p>
              </table:table-cell>
              <table:table-cell office:value-type="float" office:value="0.00000476837158203125">
                <text:p>0.00000476837158203125</text:p>
              </table:table-cell>
              <table:table-cell office:value-type="float" office:value="0.00000596046447753906">
                <text:p>0.000005960464477539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548362731933594">
                <text:p>0.00000548362731933594</text:p>
              </table:table-cell>
              <table:table-cell office:value-type="float" office:value="0.00000643730163574219">
                <text:p>0.000006437301635742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739097595214844">
                <text:p>0.00000739097595214844</text:p>
              </table:table-cell>
              <table:table-cell office:value-type="float" office:value="0.00000619888305664063">
                <text:p>0.00000619888305664063</text:p>
              </table:table-cell>
              <table:table-cell office:value-type="float" office:value="0.00000739097595214844">
                <text:p>0.000007390975952148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810623168945313">
                <text:p>0.00000810623168945313</text:p>
              </table:table-cell>
              <table:table-cell office:value-type="float" office:value="0.00000667572021484375">
                <text:p>0.00000667572021484375</text:p>
              </table:table-cell>
              <table:table-cell office:value-type="float" office:value="0.00000810623168945313">
                <text:p>0.0000081062316894531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882148742675781">
                <text:p>0.00000882148742675781</text:p>
              </table:table-cell>
              <table:table-cell office:value-type="float" office:value="0.00000715255737304688">
                <text:p>0.00000715255737304688</text:p>
              </table:table-cell>
              <table:table-cell office:value-type="float" office:value="0.00000858306884765625">
                <text:p>0.000008583068847656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0786781311035156">
                <text:p>0.00000786781311035156</text:p>
              </table:table-cell>
              <table:table-cell office:value-type="float" office:value="0.0000095367431640625">
                <text:p>0.00000953674316406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104904174804688">
                <text:p>0.0000104904174804688</text:p>
              </table:table-cell>
              <table:table-cell office:value-type="float" office:value="0.00000834465026855469">
                <text:p>0.00000834465026855469</text:p>
              </table:table-cell>
              <table:table-cell office:value-type="float" office:value="0.0000102519989013672">
                <text:p>0.000010251998901367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0905990600585938">
                <text:p>0.00000905990600585938</text:p>
              </table:table-cell>
              <table:table-cell office:value-type="float" office:value="0.0000109672546386719">
                <text:p>0.00001096725463867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095367431640625">
                <text:p>0.0000095367431640625</text:p>
              </table:table-cell>
              <table:table-cell office:value-type="float" office:value="0.0000119209289550781">
                <text:p>0.00001192092895507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100135803222656">
                <text:p>0.0000100135803222656</text:p>
              </table:table-cell>
              <table:table-cell office:value-type="float" office:value="0.0000126361846923828">
                <text:p>0.000012636184692382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107288360595703">
                <text:p>0.0000107288360595703</text:p>
              </table:table-cell>
              <table:table-cell office:value-type="float" office:value="0.0000133514404296875">
                <text:p>0.000013351440429687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112056732177734">
                <text:p>0.0000112056732177734</text:p>
              </table:table-cell>
              <table:table-cell office:value-type="float" office:value="0.0000143051147460938">
                <text:p>0.00001430511474609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116825103759766">
                <text:p>0.0000116825103759766</text:p>
              </table:table-cell>
              <table:table-cell office:value-type="float" office:value="0.0000150203704833984">
                <text:p>0.00001502037048339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154972076416016">
                <text:p>0.0000154972076416016</text:p>
              </table:table-cell>
              <table:table-cell office:value-type="float" office:value="0.0000126361846923828">
                <text:p>0.0000126361846923828</text:p>
              </table:table-cell>
              <table:table-cell office:value-type="float" office:value="0.0000154972076416016">
                <text:p>0.000015497207641601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0131130218505859">
                <text:p>0.0000131130218505859</text:p>
              </table:table-cell>
              <table:table-cell office:value-type="float" office:value="0.0000159740447998047">
                <text:p>0.000015974044799804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178813934326172">
                <text:p>0.000017881393432617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181198120117187">
                <text:p>0.000018119812011718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195503234863281">
                <text:p>0.000019550323486328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200271606445312">
                <text:p>0.000020027160644531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164508819580078">
                <text:p>0.0000164508819580078</text:p>
              </table:table-cell>
              <table:table-cell office:value-type="float" office:value="0.0000219345092773437">
                <text:p>0.00002193450927734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221729278564453">
                <text:p>0.000022172927856445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224113464355469">
                <text:p>0.00002241134643554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236034393310547">
                <text:p>0.000023603439331054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240802764892578">
                <text:p>0.000024080276489257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243186950683594">
                <text:p>0.000024318695068359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252723693847656">
                <text:p>0.000025272369384765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26702880859375">
                <text:p>0.000026702880859375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26702880859375">
                <text:p>0.00002670288085937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271797180175781">
                <text:p>0.0000271797180175781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26702880859375">
                <text:p>0.00002670288085937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278949737548828">
                <text:p>0.0000278949737548828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269412994384766">
                <text:p>0.000026941299438476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288486480712891">
                <text:p>0.0000288486480712891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281333923339844">
                <text:p>0.000028133392333984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360012054443359">
                <text:p>0.0000360012054443359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295639038085937">
                <text:p>0.000029563903808593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302791595458984">
                <text:p>0.0000302791595458984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293254852294922">
                <text:p>0.00002932548522949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312328338623047">
                <text:p>0.0000312328338623047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298023223876953">
                <text:p>0.000029802322387695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402927398681641">
                <text:p>0.0000402927398681641</text:p>
              </table:table-cell>
              <table:table-cell office:value-type="float" office:value="0.0000119209289550781">
                <text:p>0.0000119209289550781</text:p>
              </table:table-cell>
              <table:table-cell office:value-type="float" office:value="0.0000154972076416016">
                <text:p>0.000015497207641601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123977661132813">
                <text:p>0.0000123977661132813</text:p>
              </table:table-cell>
              <table:table-cell office:value-type="float" office:value="0.0000159740447998047">
                <text:p>0.000015974044799804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214576721191406">
                <text:p>0.0000214576721191406</text:p>
              </table:table-cell>
              <table:table-cell office:value-type="float" office:value="0.0000212192535400391">
                <text:p>0.000021219253540039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00164508819580078">
                <text:p>0.000016450881958007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166893005371094">
                <text:p>0.000016689300537109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133514404296875">
                <text:p>0.0000133514404296875</text:p>
              </table:table-cell>
              <table:table-cell office:value-type="float" office:value="0.0000255107879638672">
                <text:p>0.000025510787963867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135898590087891">
                <text:p>0.0000135898590087891</text:p>
              </table:table-cell>
              <table:table-cell office:value-type="float" office:value="0.0000262260437011719">
                <text:p>0.000026226043701171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178813934326172">
                <text:p>0.000017881393432617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188350677490234">
                <text:p>0.0000188350677490234</text:p>
              </table:table-cell>
              <table:table-cell office:value-type="float" office:value="0.0000140666961669922">
                <text:p>0.0000140666961669922</text:p>
              </table:table-cell>
              <table:table-cell office:value-type="float" office:value="0.0000181198120117187">
                <text:p>0.00001811981201171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195503234863281">
                <text:p>0.0000195503234863281</text:p>
              </table:table-cell>
              <table:table-cell office:value-type="float" office:value="0.0000143051147460938">
                <text:p>0.0000143051147460938</text:p>
              </table:table-cell>
              <table:table-cell office:value-type="float" office:value="0.0000185966491699219">
                <text:p>0.000018596649169921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145435333251953">
                <text:p>0.0000145435333251953</text:p>
              </table:table-cell>
              <table:table-cell office:value-type="float" office:value="0.0000188350677490234">
                <text:p>0.000018835067749023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150203704833984">
                <text:p>0.0000150203704833984</text:p>
              </table:table-cell>
              <table:table-cell office:value-type="float" office:value="0.0000193119049072266">
                <text:p>0.000019311904907226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147819519042969">
                <text:p>0.0000147819519042969</text:p>
              </table:table-cell>
              <table:table-cell office:value-type="float" office:value="0.0000195503234863281">
                <text:p>0.000019550323486328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0.0000197887420654297">
                <text:p>0.000019788742065429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209808349609375">
                <text:p>0.0000209808349609375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202655792236328">
                <text:p>0.000020265579223632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157356262207031">
                <text:p>0.0000157356262207031</text:p>
              </table:table-cell>
              <table:table-cell office:value-type="float" office:value="0.0000207424163818359">
                <text:p>0.000020742416381835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.0000207424163818359">
                <text:p>0.000020742416381835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162124633789062">
                <text:p>0.0000162124633789062</text:p>
              </table:table-cell>
              <table:table-cell office:value-type="float" office:value="0.0000212192535400391">
                <text:p>0.000021219253540039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216960906982422">
                <text:p>0.000021696090698242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219345092773437">
                <text:p>0.000021934509277343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221729278564453">
                <text:p>0.000022172927856445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224113464355469">
                <text:p>0.000022411346435546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2288818359375">
                <text:p>0.000022888183593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231266021728516">
                <text:p>0.00002312660217285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233650207519531">
                <text:p>0.000023365020751953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240802764892578">
                <text:p>0.000024080276489257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245571136474609">
                <text:p>0.000024557113647460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245571136474609">
                <text:p>0.000024557113647460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0262260437011719">
                <text:p>0.0000262260437011719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0252723693847656">
                <text:p>0.000025272369384765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26702880859375">
                <text:p>0.000026702880859375</text:p>
              </table:table-cell>
              <table:table-cell office:value-type="float" office:value="0.0000195503234863281">
                <text:p>0.0000195503234863281</text:p>
              </table:table-cell>
              <table:table-cell office:value-type="float" office:value="0.0000259876251220703">
                <text:p>0.000025987625122070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00269412994384766">
                <text:p>0.0000269412994384766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262260437011719">
                <text:p>0.000026226043701171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00274181365966797">
                <text:p>0.0000274181365966797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264644622802734">
                <text:p>0.000026464462280273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00276565551757812">
                <text:p>0.0000276565551757812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26702880859375">
                <text:p>0.00002670288085937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00290870666503906">
                <text:p>0.0000290870666503906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278949737548828">
                <text:p>0.000027894973754882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0288486480712891">
                <text:p>0.0000288486480712891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276565551757812">
                <text:p>0.000027656555175781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00288486480712891">
                <text:p>0.0000288486480712891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283718109130859">
                <text:p>0.000028371810913085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00290870666503906">
                <text:p>0.0000290870666503906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460147857666016">
                <text:p>0.000046014785766601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00309944152832031">
                <text:p>0.0000309944152832031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298023223876953">
                <text:p>0.000029802322387695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00309944152832031">
                <text:p>0.0000309944152832031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307559967041016">
                <text:p>0.00003075599670410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0779628753662109">
                <text:p>0.0000779628753662109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212192535400391">
                <text:p>0.000021219253540039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183582305908203">
                <text:p>0.0000183582305908203</text:p>
              </table:table-cell>
              <table:table-cell office:value-type="float" office:value="0.0000219345092773437">
                <text:p>0.000021934509277343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226497650146484">
                <text:p>0.000022649765014648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00226497650146484">
                <text:p>0.0000226497650146484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214576721191406">
                <text:p>0.000021457672119140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224113464355469">
                <text:p>0.000022411346435546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00431537628173828">
                <text:p>0.0000431537628173828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221729278564453">
                <text:p>0.000022172927856445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.0000221729278564453">
                <text:p>0.000022172927856445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174045562744141">
                <text:p>0.0000174045562744141</text:p>
              </table:table-cell>
              <table:table-cell office:value-type="float" office:value="0.0000224113464355469">
                <text:p>0.000022411346435546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171661376953125">
                <text:p>0.0000171661376953125</text:p>
              </table:table-cell>
              <table:table-cell office:value-type="float" office:value="0.00002288818359375">
                <text:p>0.0000228881835937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176429748535156">
                <text:p>0.0000176429748535156</text:p>
              </table:table-cell>
              <table:table-cell office:value-type="float" office:value="0.00002288818359375">
                <text:p>0.0000228881835937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178813934326172">
                <text:p>0.0000178813934326172</text:p>
              </table:table-cell>
              <table:table-cell office:value-type="float" office:value="0.0000233650207519531">
                <text:p>0.000023365020751953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233650207519531">
                <text:p>0.000023365020751953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238418579101562">
                <text:p>0.000023841857910156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181198120117187">
                <text:p>0.0000181198120117187</text:p>
              </table:table-cell>
              <table:table-cell office:value-type="float" office:value="0.0000238418579101562">
                <text:p>0.000023841857910156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243186950683594">
                <text:p>0.000024318695068359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185966491699219">
                <text:p>0.0000185966491699219</text:p>
              </table:table-cell>
              <table:table-cell office:value-type="float" office:value="0.0000243186950683594">
                <text:p>0.000024318695068359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19073486328125">
                <text:p>0.000019073486328125</text:p>
              </table:table-cell>
              <table:table-cell office:value-type="float" office:value="0.0000243186950683594">
                <text:p>0.000024318695068359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0250339508056641">
                <text:p>0.000025033950805664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0026702880859375">
                <text:p>0.000026702880859375</text:p>
              </table:table-cell>
              <table:table-cell office:value-type="float" office:value="0.0000195503234863281">
                <text:p>0.0000195503234863281</text:p>
              </table:table-cell>
              <table:table-cell office:value-type="float" office:value="0.0000252723693847656">
                <text:p>0.000025272369384765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0026702880859375">
                <text:p>0.000026702880859375</text:p>
              </table:table-cell>
              <table:table-cell office:value-type="float" office:value="0.0000193119049072266">
                <text:p>0.0000193119049072266</text:p>
              </table:table-cell>
              <table:table-cell office:value-type="float" office:value="0.0000252723693847656">
                <text:p>0.000025272369384765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271797180175781">
                <text:p>0.0000271797180175781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255107879638672">
                <text:p>0.000025510787963867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00274181365966797">
                <text:p>0.0000274181365966797</text:p>
              </table:table-cell>
              <table:table-cell office:value-type="float" office:value="0.0000197887420654297">
                <text:p>0.0000197887420654297</text:p>
              </table:table-cell>
              <table:table-cell office:value-type="float" office:value="0.0000257492065429687">
                <text:p>0.000025749206542968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00276565551757812">
                <text:p>0.0000276565551757812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.0000262260437011719">
                <text:p>0.000026226043701171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00278949737548828">
                <text:p>0.0000278949737548828</text:p>
              </table:table-cell>
              <table:table-cell office:value-type="float" office:value="0.0000202655792236328">
                <text:p>0.0000202655792236328</text:p>
              </table:table-cell>
              <table:table-cell office:value-type="float" office:value="0.0000264644622802734">
                <text:p>0.000026464462280273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00281333923339844">
                <text:p>0.0000281333923339844</text:p>
              </table:table-cell>
              <table:table-cell office:value-type="float" office:value="0.0000205039978027344">
                <text:p>0.0000205039978027344</text:p>
              </table:table-cell>
              <table:table-cell office:value-type="float" office:value="0.000026702880859375">
                <text:p>0.00002670288085937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00283718109130859">
                <text:p>0.0000283718109130859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271797180175781">
                <text:p>0.000027179718017578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00288486480712891">
                <text:p>0.0000288486480712891</text:p>
              </table:table-cell>
              <table:table-cell office:value-type="float" office:value="0.0000207424163818359">
                <text:p>0.0000207424163818359</text:p>
              </table:table-cell>
              <table:table-cell office:value-type="float" office:value="0.0000271797180175781">
                <text:p>0.000027179718017578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00290870666503906">
                <text:p>0.0000290870666503906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274181365966797">
                <text:p>0.000027418136596679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00231266021728516">
                <text:p>0.0000231266021728516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276565551757812">
                <text:p>0.000027656555175781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212192535400391">
                <text:p>0.0000212192535400391</text:p>
              </table:table-cell>
              <table:table-cell office:value-type="float" office:value="0.0000278949737548828">
                <text:p>0.000027894973754882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283718109130859">
                <text:p>0.000028371810913085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216960906982422">
                <text:p>0.0000216960906982422</text:p>
              </table:table-cell>
              <table:table-cell office:value-type="float" office:value="0.0000283718109130859">
                <text:p>0.000028371810913085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.0000219345092773437">
                <text:p>0.0000219345092773437</text:p>
              </table:table-cell>
              <table:table-cell office:value-type="float" office:value="0.0000286102294921875">
                <text:p>0.000028610229492187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0221729278564453">
                <text:p>0.0000221729278564453</text:p>
              </table:table-cell>
              <table:table-cell office:value-type="float" office:value="0.0000288486480712891">
                <text:p>0.000028848648071289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290870666503906">
                <text:p>0.000029087066650390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224113464355469">
                <text:p>0.0000224113464355469</text:p>
              </table:table-cell>
              <table:table-cell office:value-type="float" office:value="0.0000293254852294922">
                <text:p>0.000029325485229492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300407409667969">
                <text:p>0.000030040740966796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300407409667969">
                <text:p>0.000030040740966796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00252723693847656">
                <text:p>0.0000252723693847656</text:p>
              </table:table-cell>
              <table:table-cell office:value-type="float" office:value="0.0000233650207519531">
                <text:p>0.0000233650207519531</text:p>
              </table:table-cell>
              <table:table-cell office:value-type="float" office:value="0.0000300407409667969">
                <text:p>0.000030040740966796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2288818359375">
                <text:p>0.00002288818359375</text:p>
              </table:table-cell>
              <table:table-cell office:value-type="float" office:value="0.0000302791595458984">
                <text:p>0.000030279159545898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00257492065429687">
                <text:p>0.0000257492065429687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307559967041016">
                <text:p>0.000030755996704101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236034393310547">
                <text:p>0.0000236034393310547</text:p>
              </table:table-cell>
              <table:table-cell office:value-type="float" office:value="0.0000309944152832031">
                <text:p>0.000030994415283203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00262260437011719">
                <text:p>0.0000262260437011719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309944152832031">
                <text:p>0.000030994415283203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00264644622802734">
                <text:p>0.0000264644622802734</text:p>
              </table:table-cell>
              <table:table-cell office:value-type="float" office:value="0.0000238418579101562">
                <text:p>0.0000238418579101562</text:p>
              </table:table-cell>
              <table:table-cell office:value-type="float" office:value="0.0000312328338623047">
                <text:p>0.000031232833862304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0026702880859375">
                <text:p>0.000026702880859375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0317096710205078">
                <text:p>0.000031709671020507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00269412994384766">
                <text:p>0.0000269412994384766</text:p>
              </table:table-cell>
              <table:table-cell office:value-type="float" office:value="0.0000243186950683594">
                <text:p>0.0000243186950683594</text:p>
              </table:table-cell>
              <table:table-cell office:value-type="float" office:value="0.0000319480895996094">
                <text:p>0.000031948089599609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00271797180175781">
                <text:p>0.0000271797180175781</text:p>
              </table:table-cell>
              <table:table-cell office:value-type="float" office:value="0.0000245571136474609">
                <text:p>0.0000245571136474609</text:p>
              </table:table-cell>
              <table:table-cell office:value-type="float" office:value="0.0000369548797607422">
                <text:p>0.000036954879760742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00276565551757812">
                <text:p>0.0000276565551757812</text:p>
              </table:table-cell>
              <table:table-cell office:value-type="float" office:value="0.0000247955322265625">
                <text:p>0.0000247955322265625</text:p>
              </table:table-cell>
              <table:table-cell office:value-type="float" office:value="0.0000324249267578125">
                <text:p>0.00003242492675781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0276565551757812">
                <text:p>0.0000276565551757812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.0000326633453369141">
                <text:p>0.000032663345336914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00281333923339844">
                <text:p>0.0000281333923339844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329017639160156">
                <text:p>0.000032901763916015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00278949737548828">
                <text:p>0.0000278949737548828</text:p>
              </table:table-cell>
              <table:table-cell office:value-type="float" office:value="0.0000255107879638672">
                <text:p>0.0000255107879638672</text:p>
              </table:table-cell>
              <table:table-cell office:value-type="float" office:value="0.0000336170196533203">
                <text:p>0.000033617019653320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00283718109130859">
                <text:p>0.0000283718109130859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336170196533203">
                <text:p>0.000033617019653320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00283718109130859">
                <text:p>0.0000283718109130859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338554382324219">
                <text:p>0.000033855438232421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00288486480712891">
                <text:p>0.0000288486480712891</text:p>
              </table:table-cell>
              <table:table-cell office:value-type="float" office:value="0.0000269412994384766">
                <text:p>0.0000269412994384766</text:p>
              </table:table-cell>
              <table:table-cell office:value-type="float" office:value="0.000034332275390625">
                <text:p>0.00003433227539062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00290870666503906">
                <text:p>0.0000290870666503906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0034332275390625">
                <text:p>0.00003433227539062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00293254852294922">
                <text:p>0.0000293254852294922</text:p>
              </table:table-cell>
              <table:table-cell office:value-type="float" office:value="0.0000264644622802734">
                <text:p>0.0000264644622802734</text:p>
              </table:table-cell>
              <table:table-cell office:value-type="float" office:value="0.0000345706939697266">
                <text:p>0.000034570693969726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00293254852294922">
                <text:p>0.0000293254852294922</text:p>
              </table:table-cell>
              <table:table-cell office:value-type="float" office:value="0.000026702880859375">
                <text:p>0.000026702880859375</text:p>
              </table:table-cell>
              <table:table-cell office:value-type="float" office:value="0.0000348091125488281">
                <text:p>0.000034809112548828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00295639038085937">
                <text:p>0.0000295639038085937</text:p>
              </table:table-cell>
              <table:table-cell office:value-type="float" office:value="0.0000269412994384766">
                <text:p>0.0000269412994384766</text:p>
              </table:table-cell>
              <table:table-cell office:value-type="float" office:value="0.0000348091125488281">
                <text:p>0.000034809112548828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00298023223876953">
                <text:p>0.0000298023223876953</text:p>
              </table:table-cell>
              <table:table-cell office:value-type="float" office:value="0.0000271797180175781">
                <text:p>0.0000271797180175781</text:p>
              </table:table-cell>
              <table:table-cell office:value-type="float" office:value="0.0000355243682861328">
                <text:p>0.000035524368286132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00300407409667969">
                <text:p>0.0000300407409667969</text:p>
              </table:table-cell>
              <table:table-cell office:value-type="float" office:value="0.0000274181365966797">
                <text:p>0.0000274181365966797</text:p>
              </table:table-cell>
              <table:table-cell office:value-type="float" office:value="0.0000355243682861328">
                <text:p>0.000035524368286132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0302791595458984">
                <text:p>0.0000302791595458984</text:p>
              </table:table-cell>
              <table:table-cell office:value-type="float" office:value="0.0000274181365966797">
                <text:p>0.0000274181365966797</text:p>
              </table:table-cell>
              <table:table-cell office:value-type="float" office:value="0.0000357627868652344">
                <text:p>0.000035762786865234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0030517578125">
                <text:p>0.000030517578125</text:p>
              </table:table-cell>
              <table:table-cell office:value-type="float" office:value="0.0000276565551757812">
                <text:p>0.0000276565551757812</text:p>
              </table:table-cell>
              <table:table-cell office:value-type="float" office:value="0.0000360012054443359">
                <text:p>0.000036001205444335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00307559967041016">
                <text:p>0.0000307559967041016</text:p>
              </table:table-cell>
              <table:table-cell office:value-type="float" office:value="0.0000281333923339844">
                <text:p>0.0000281333923339844</text:p>
              </table:table-cell>
              <table:table-cell office:value-type="float" office:value="0.0000367164611816406">
                <text:p>0.000036716461181640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00307559967041016">
                <text:p>0.0000307559967041016</text:p>
              </table:table-cell>
              <table:table-cell office:value-type="float" office:value="0.0000281333923339844">
                <text:p>0.0000281333923339844</text:p>
              </table:table-cell>
              <table:table-cell office:value-type="float" office:value="0.0000364780426025391">
                <text:p>0.000036478042602539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00307559967041016">
                <text:p>0.0000307559967041016</text:p>
              </table:table-cell>
              <table:table-cell office:value-type="float" office:value="0.0000283718109130859">
                <text:p>0.0000283718109130859</text:p>
              </table:table-cell>
              <table:table-cell office:value-type="float" office:value="0.0000369548797607422">
                <text:p>0.000036954879760742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00312328338623047">
                <text:p>0.0000312328338623047</text:p>
              </table:table-cell>
              <table:table-cell office:value-type="float" office:value="0.0000286102294921875">
                <text:p>0.0000286102294921875</text:p>
              </table:table-cell>
              <table:table-cell office:value-type="float" office:value="0.0000371932983398437">
                <text:p>0.000037193298339843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00314712524414062">
                <text:p>0.0000314712524414062</text:p>
              </table:table-cell>
              <table:table-cell office:value-type="float" office:value="0.0000288486480712891">
                <text:p>0.0000288486480712891</text:p>
              </table:table-cell>
              <table:table-cell office:value-type="float" office:value="0.0000376701354980469">
                <text:p>0.000037670135498046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00317096710205078">
                <text:p>0.0000317096710205078</text:p>
              </table:table-cell>
              <table:table-cell office:value-type="float" office:value="0.0000288486480712891">
                <text:p>0.0000288486480712891</text:p>
              </table:table-cell>
              <table:table-cell office:value-type="float" office:value="0.0000379085540771484">
                <text:p>0.000037908554077148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00319480895996094">
                <text:p>0.0000319480895996094</text:p>
              </table:table-cell>
              <table:table-cell office:value-type="float" office:value="0.0000295639038085937">
                <text:p>0.0000295639038085937</text:p>
              </table:table-cell>
              <table:table-cell office:value-type="float" office:value="0.00003814697265625">
                <text:p>0.0000381469726562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00321865081787109">
                <text:p>0.0000321865081787109</text:p>
              </table:table-cell>
              <table:table-cell office:value-type="float" office:value="0.0000290870666503906">
                <text:p>0.0000290870666503906</text:p>
              </table:table-cell>
              <table:table-cell office:value-type="float" office:value="0.0000383853912353516">
                <text:p>0.00003838539123535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00324249267578125">
                <text:p>0.0000324249267578125</text:p>
              </table:table-cell>
              <table:table-cell office:value-type="float" office:value="0.0000298023223876953">
                <text:p>0.0000298023223876953</text:p>
              </table:table-cell>
              <table:table-cell office:value-type="float" office:value="0.0000386238098144531">
                <text:p>0.000038623809814453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00326633453369141">
                <text:p>0.0000326633453369141</text:p>
              </table:table-cell>
              <table:table-cell office:value-type="float" office:value="0.0000300407409667969">
                <text:p>0.0000300407409667969</text:p>
              </table:table-cell>
              <table:table-cell office:value-type="float" office:value="0.0000391006469726562">
                <text:p>0.000039100646972656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00329017639160156">
                <text:p>0.0000329017639160156</text:p>
              </table:table-cell>
              <table:table-cell office:value-type="float" office:value="0.0000300407409667969">
                <text:p>0.0000300407409667969</text:p>
              </table:table-cell>
              <table:table-cell office:value-type="float" office:value="0.0000393390655517578">
                <text:p>0.000039339065551757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00331401824951172">
                <text:p>0.0000331401824951172</text:p>
              </table:table-cell>
              <table:table-cell office:value-type="float" office:value="0.0000300407409667969">
                <text:p>0.0000300407409667969</text:p>
              </table:table-cell>
              <table:table-cell office:value-type="float" office:value="0.0000393390655517578">
                <text:p>0.000039339065551757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00331401824951172">
                <text:p>0.0000331401824951172</text:p>
              </table:table-cell>
              <table:table-cell office:value-type="float" office:value="0.0000307559967041016">
                <text:p>0.0000307559967041016</text:p>
              </table:table-cell>
              <table:table-cell office:value-type="float" office:value="0.0000398159027099609">
                <text:p>0.000039815902709960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00333786010742187">
                <text:p>0.0000333786010742187</text:p>
              </table:table-cell>
              <table:table-cell office:value-type="float" office:value="0.000030517578125">
                <text:p>0.000030517578125</text:p>
              </table:table-cell>
              <table:table-cell office:value-type="float" office:value="0.0000398159027099609">
                <text:p>0.000039815902709960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00338554382324219">
                <text:p>0.0000338554382324219</text:p>
              </table:table-cell>
              <table:table-cell office:value-type="float" office:value="0.0000307559967041016">
                <text:p>0.0000307559967041016</text:p>
              </table:table-cell>
              <table:table-cell office:value-type="float" office:value="0.0000402927398681641">
                <text:p>0.000040292739868164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00340938568115234">
                <text:p>0.0000340938568115234</text:p>
              </table:table-cell>
              <table:table-cell office:value-type="float" office:value="0.0000309944152832031">
                <text:p>0.0000309944152832031</text:p>
              </table:table-cell>
              <table:table-cell office:value-type="float" office:value="0.0000405311584472656">
                <text:p>0.000040531158447265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0034332275390625">
                <text:p>0.000034332275390625</text:p>
              </table:table-cell>
              <table:table-cell office:value-type="float" office:value="0.0000312328338623047">
                <text:p>0.0000312328338623047</text:p>
              </table:table-cell>
              <table:table-cell office:value-type="float" office:value="0.0000407695770263672">
                <text:p>0.000040769577026367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0034332275390625">
                <text:p>0.000034332275390625</text:p>
              </table:table-cell>
              <table:table-cell office:value-type="float" office:value="0.0000317096710205078">
                <text:p>0.0000317096710205078</text:p>
              </table:table-cell>
              <table:table-cell office:value-type="float" office:value="0.0000412464141845703">
                <text:p>0.000041246414184570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00345706939697266">
                <text:p>0.0000345706939697266</text:p>
              </table:table-cell>
              <table:table-cell office:value-type="float" office:value="0.0000314712524414062">
                <text:p>0.0000314712524414062</text:p>
              </table:table-cell>
              <table:table-cell office:value-type="float" office:value="0.0000414848327636719">
                <text:p>0.000041484832763671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00350475311279297">
                <text:p>0.0000350475311279297</text:p>
              </table:table-cell>
              <table:table-cell office:value-type="float" office:value="0.0000319480895996094">
                <text:p>0.0000319480895996094</text:p>
              </table:table-cell>
              <table:table-cell office:value-type="float" office:value="0.0000414848327636719">
                <text:p>0.000041484832763671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00352859497070312">
                <text:p>0.0000352859497070312</text:p>
              </table:table-cell>
              <table:table-cell office:value-type="float" office:value="0.0000319480895996094">
                <text:p>0.0000319480895996094</text:p>
              </table:table-cell>
              <table:table-cell office:value-type="float" office:value="0.000041961669921875">
                <text:p>0.00004196166992187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00355243682861328">
                <text:p>0.0000355243682861328</text:p>
              </table:table-cell>
              <table:table-cell office:value-type="float" office:value="0.0000331401824951172">
                <text:p>0.0000331401824951172</text:p>
              </table:table-cell>
              <table:table-cell office:value-type="float" office:value="0.0000429153442382813">
                <text:p>0.000042915344238281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00600814819335938">
                <text:p>0.0000600814819335938</text:p>
              </table:table-cell>
              <table:table-cell office:value-type="float" office:value="0.0000283718109130859">
                <text:p>0.0000283718109130859</text:p>
              </table:table-cell>
              <table:table-cell office:value-type="float" office:value="0.0000360012054443359">
                <text:p>0.000036001205444335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00300407409667969">
                <text:p>0.0000300407409667969</text:p>
              </table:table-cell>
              <table:table-cell office:value-type="float" office:value="0.0000276565551757812">
                <text:p>0.0000276565551757812</text:p>
              </table:table-cell>
              <table:table-cell office:value-type="float" office:value="0.0000360012054443359">
                <text:p>0.000036001205444335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00302791595458984">
                <text:p>0.0000302791595458984</text:p>
              </table:table-cell>
              <table:table-cell office:value-type="float" office:value="0.0000278949737548828">
                <text:p>0.0000278949737548828</text:p>
              </table:table-cell>
              <table:table-cell office:value-type="float" office:value="0.0000364780426025391">
                <text:p>0.000036478042602539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00302791595458984">
                <text:p>0.0000302791595458984</text:p>
              </table:table-cell>
              <table:table-cell office:value-type="float" office:value="0.0000281333923339844">
                <text:p>0.0000281333923339844</text:p>
              </table:table-cell>
              <table:table-cell office:value-type="float" office:value="0.0000369548797607422">
                <text:p>0.000036954879760742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00307559967041016">
                <text:p>0.0000307559967041016</text:p>
              </table:table-cell>
              <table:table-cell office:value-type="float" office:value="0.0000283718109130859">
                <text:p>0.0000283718109130859</text:p>
              </table:table-cell>
              <table:table-cell office:value-type="float" office:value="0.0000369548797607422">
                <text:p>0.000036954879760742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00307559967041016">
                <text:p>0.0000307559967041016</text:p>
              </table:table-cell>
              <table:table-cell office:value-type="float" office:value="0.0000290870666503906">
                <text:p>0.0000290870666503906</text:p>
              </table:table-cell>
              <table:table-cell office:value-type="float" office:value="0.0000374317169189453">
                <text:p>0.000037431716918945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00309944152832031">
                <text:p>0.0000309944152832031</text:p>
              </table:table-cell>
              <table:table-cell office:value-type="float" office:value="0.0000290870666503906">
                <text:p>0.0000290870666503906</text:p>
              </table:table-cell>
              <table:table-cell office:value-type="float" office:value="0.0000379085540771484">
                <text:p>0.000037908554077148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00312328338623047">
                <text:p>0.0000312328338623047</text:p>
              </table:table-cell>
              <table:table-cell office:value-type="float" office:value="0.0000293254852294922">
                <text:p>0.0000293254852294922</text:p>
              </table:table-cell>
              <table:table-cell office:value-type="float" office:value="0.0000383853912353516">
                <text:p>0.000038385391235351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00314712524414062">
                <text:p>0.0000314712524414062</text:p>
              </table:table-cell>
              <table:table-cell office:value-type="float" office:value="0.0000295639038085937">
                <text:p>0.0000295639038085937</text:p>
              </table:table-cell>
              <table:table-cell office:value-type="float" office:value="0.0000383853912353516">
                <text:p>0.000038385391235351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00314712524414062">
                <text:p>0.0000314712524414062</text:p>
              </table:table-cell>
              <table:table-cell office:value-type="float" office:value="0.0000298023223876953">
                <text:p>0.0000298023223876953</text:p>
              </table:table-cell>
              <table:table-cell office:value-type="float" office:value="0.0000386238098144531">
                <text:p>0.000038623809814453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00319480895996094">
                <text:p>0.0000319480895996094</text:p>
              </table:table-cell>
              <table:table-cell office:value-type="float" office:value="0.0000300407409667969">
                <text:p>0.0000300407409667969</text:p>
              </table:table-cell>
              <table:table-cell office:value-type="float" office:value="0.0000388622283935547">
                <text:p>0.000038862228393554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00321865081787109">
                <text:p>0.0000321865081787109</text:p>
              </table:table-cell>
              <table:table-cell office:value-type="float" office:value="0.0000348091125488281">
                <text:p>0.0000348091125488281</text:p>
              </table:table-cell>
              <table:table-cell office:value-type="float" office:value="0.0000402927398681641">
                <text:p>0.000040292739868164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00319480895996094">
                <text:p>0.0000319480895996094</text:p>
              </table:table-cell>
              <table:table-cell office:value-type="float" office:value="0.0000319480895996094">
                <text:p>0.0000319480895996094</text:p>
              </table:table-cell>
              <table:table-cell office:value-type="float" office:value="0.0000414848327636719">
                <text:p>0.000041484832763671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00324249267578125">
                <text:p>0.0000324249267578125</text:p>
              </table:table-cell>
              <table:table-cell office:value-type="float" office:value="0.0000345706939697266">
                <text:p>0.0000345706939697266</text:p>
              </table:table-cell>
              <table:table-cell office:value-type="float" office:value="0.0000407695770263672">
                <text:p>0.000040769577026367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00324249267578125">
                <text:p>0.0000324249267578125</text:p>
              </table:table-cell>
              <table:table-cell office:value-type="float" office:value="0.0000309944152832031">
                <text:p>0.0000309944152832031</text:p>
              </table:table-cell>
              <table:table-cell office:value-type="float" office:value="0.0000405311584472656">
                <text:p>0.000040531158447265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00326633453369141">
                <text:p>0.0000326633453369141</text:p>
              </table:table-cell>
              <table:table-cell office:value-type="float" office:value="0.0000312328338623047">
                <text:p>0.0000312328338623047</text:p>
              </table:table-cell>
              <table:table-cell office:value-type="float" office:value="0.0000410079956054688">
                <text:p>0.000041007995605468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0329017639160156">
                <text:p>0.0000329017639160156</text:p>
              </table:table-cell>
              <table:table-cell office:value-type="float" office:value="0.0000317096710205078">
                <text:p>0.0000317096710205078</text:p>
              </table:table-cell>
              <table:table-cell office:value-type="float" office:value="0.0000412464141845703">
                <text:p>0.000041246414184570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00329017639160156">
                <text:p>0.0000329017639160156</text:p>
              </table:table-cell>
              <table:table-cell office:value-type="float" office:value="0.0000321865081787109">
                <text:p>0.0000321865081787109</text:p>
              </table:table-cell>
              <table:table-cell office:value-type="float" office:value="0.0000417232513427734">
                <text:p>0.000041723251342773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00333786010742187">
                <text:p>0.0000333786010742187</text:p>
              </table:table-cell>
              <table:table-cell office:value-type="float" office:value="0.0000317096710205078">
                <text:p>0.0000317096710205078</text:p>
              </table:table-cell>
              <table:table-cell office:value-type="float" office:value="0.0000445842742919922">
                <text:p>0.000044584274291992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00338554382324219">
                <text:p>0.0000338554382324219</text:p>
              </table:table-cell>
              <table:table-cell office:value-type="float" office:value="0.0000329017639160156">
                <text:p>0.0000329017639160156</text:p>
              </table:table-cell>
              <table:table-cell office:value-type="float" office:value="0.0000424385070800781">
                <text:p>0.000042438507080078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00336170196533203">
                <text:p>0.0000336170196533203</text:p>
              </table:table-cell>
              <table:table-cell office:value-type="float" office:value="0.0000326633453369141">
                <text:p>0.0000326633453369141</text:p>
              </table:table-cell>
              <table:table-cell office:value-type="float" office:value="0.0000426769256591797">
                <text:p>0.000042676925659179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00338554382324219">
                <text:p>0.0000338554382324219</text:p>
              </table:table-cell>
              <table:table-cell office:value-type="float" office:value="0.0000326633453369141">
                <text:p>0.0000326633453369141</text:p>
              </table:table-cell>
              <table:table-cell office:value-type="float" office:value="0.0000429153442382813">
                <text:p>0.000042915344238281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00340938568115234">
                <text:p>0.0000340938568115234</text:p>
              </table:table-cell>
              <table:table-cell office:value-type="float" office:value="0.0000333786010742187">
                <text:p>0.0000333786010742187</text:p>
              </table:table-cell>
              <table:table-cell office:value-type="float" office:value="0.0000429153442382813">
                <text:p>0.000042915344238281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0034332275390625">
                <text:p>0.000034332275390625</text:p>
              </table:table-cell>
              <table:table-cell office:value-type="float" office:value="0.0000360012054443359">
                <text:p>0.0000360012054443359</text:p>
              </table:table-cell>
              <table:table-cell office:value-type="float" office:value="0.0000441074371337891">
                <text:p>0.000044107437133789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00345706939697266">
                <text:p>0.0000345706939697266</text:p>
              </table:table-cell>
              <table:table-cell office:value-type="float" office:value="0.0000336170196533203">
                <text:p>0.0000336170196533203</text:p>
              </table:table-cell>
              <table:table-cell office:value-type="float" office:value="0.0000441074371337891">
                <text:p>0.000044107437133789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00348091125488281">
                <text:p>0.0000348091125488281</text:p>
              </table:table-cell>
              <table:table-cell office:value-type="float" office:value="0.0000338554382324219">
                <text:p>0.0000338554382324219</text:p>
              </table:table-cell>
              <table:table-cell office:value-type="float" office:value="0.0000445842742919922">
                <text:p>0.000044584274291992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00348091125488281">
                <text:p>0.0000348091125488281</text:p>
              </table:table-cell>
              <table:table-cell office:value-type="float" office:value="0.000034332275390625">
                <text:p>0.000034332275390625</text:p>
              </table:table-cell>
              <table:table-cell office:value-type="float" office:value="0.0000441074371337891">
                <text:p>0.000044107437133789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00350475311279297">
                <text:p>0.0000350475311279297</text:p>
              </table:table-cell>
              <table:table-cell office:value-type="float" office:value="0.0000398159027099609">
                <text:p>0.0000398159027099609</text:p>
              </table:table-cell>
              <table:table-cell office:value-type="float" office:value="0.0000646114349365234">
                <text:p>0.000064611434936523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0562667846679688">
                <text:p>0.0000562667846679688</text:p>
              </table:table-cell>
              <table:table-cell office:value-type="float" office:value="0.0000348091125488281">
                <text:p>0.0000348091125488281</text:p>
              </table:table-cell>
              <table:table-cell office:value-type="float" office:value="0.0000455379486083984">
                <text:p>0.000045537948608398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00352859497070312">
                <text:p>0.0000352859497070312</text:p>
              </table:table-cell>
              <table:table-cell office:value-type="float" office:value="0.0000348091125488281">
                <text:p>0.0000348091125488281</text:p>
              </table:table-cell>
              <table:table-cell office:value-type="float" office:value="0.0000460147857666016">
                <text:p>0.000046014785766601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00360012054443359">
                <text:p>0.0000360012054443359</text:p>
              </table:table-cell>
              <table:table-cell office:value-type="float" office:value="0.000034332275390625">
                <text:p>0.000034332275390625</text:p>
              </table:table-cell>
              <table:table-cell office:value-type="float" office:value="0.0000491142272949219">
                <text:p>0.000049114227294921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00362396240234375">
                <text:p>0.0000362396240234375</text:p>
              </table:table-cell>
              <table:table-cell office:value-type="float" office:value="0.0000357627868652344">
                <text:p>0.0000357627868652344</text:p>
              </table:table-cell>
              <table:table-cell office:value-type="float" office:value="0.0000462532043457031">
                <text:p>0.000046253204345703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00364780426025391">
                <text:p>0.0000364780426025391</text:p>
              </table:table-cell>
              <table:table-cell office:value-type="float" office:value="0.0000360012054443359">
                <text:p>0.0000360012054443359</text:p>
              </table:table-cell>
              <table:table-cell office:value-type="float" office:value="0.0000467300415039063">
                <text:p>0.000046730041503906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0357627868652344">
                <text:p>0.0000357627868652344</text:p>
              </table:table-cell>
              <table:table-cell office:value-type="float" office:value="0.0000493526458740234">
                <text:p>0.000049352645874023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00367164611816406">
                <text:p>0.0000367164611816406</text:p>
              </table:table-cell>
              <table:table-cell office:value-type="float" office:value="0.0000391006469726562">
                <text:p>0.0000391006469726562</text:p>
              </table:table-cell>
              <table:table-cell office:value-type="float" office:value="0.0000479221343994141">
                <text:p>0.000047922134399414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00369548797607422">
                <text:p>0.0000369548797607422</text:p>
              </table:table-cell>
              <table:table-cell office:value-type="float" office:value="0.0000364780426025391">
                <text:p>0.0000364780426025391</text:p>
              </table:table-cell>
              <table:table-cell office:value-type="float" office:value="0.0000476837158203125">
                <text:p>0.00004768371582031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00369548797607422">
                <text:p>0.0000369548797607422</text:p>
              </table:table-cell>
              <table:table-cell office:value-type="float" office:value="0.0000364780426025391">
                <text:p>0.0000364780426025391</text:p>
              </table:table-cell>
              <table:table-cell office:value-type="float" office:value="0.0000481605529785156">
                <text:p>0.000048160552978515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00374317169189453">
                <text:p>0.0000374317169189453</text:p>
              </table:table-cell>
              <table:table-cell office:value-type="float" office:value="0.0000398159027099609">
                <text:p>0.0000398159027099609</text:p>
              </table:table-cell>
              <table:table-cell office:value-type="float" office:value="0.0000483989715576172">
                <text:p>0.000048398971557617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00376701354980469">
                <text:p>0.0000376701354980469</text:p>
              </table:table-cell>
              <table:table-cell office:value-type="float" office:value="0.0000727176666259766">
                <text:p>0.0000727176666259766</text:p>
              </table:table-cell>
              <table:table-cell office:value-type="float" office:value="0.0000679492950439453">
                <text:p>0.0000679492950439453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00376701354980469">
                <text:p>0.0000376701354980469</text:p>
              </table:table-cell>
              <table:table-cell office:value-type="float" office:value="0.0000369548797607422">
                <text:p>0.0000369548797607422</text:p>
              </table:table-cell>
              <table:table-cell office:value-type="float" office:value="0.0000481605529785156">
                <text:p>0.000048160552978515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00379085540771484">
                <text:p>0.0000379085540771484</text:p>
              </table:table-cell>
              <table:table-cell office:value-type="float" office:value="0.0000407695770263672">
                <text:p>0.0000407695770263672</text:p>
              </table:table-cell>
              <table:table-cell office:value-type="float" office:value="0.0000498294830322266">
                <text:p>0.000049829483032226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003814697265625">
                <text:p>0.00003814697265625</text:p>
              </table:table-cell>
              <table:table-cell office:value-type="float" office:value="0.0000379085540771484">
                <text:p>0.0000379085540771484</text:p>
              </table:table-cell>
              <table:table-cell office:value-type="float" office:value="0.0000498294830322266">
                <text:p>0.0000498294830322266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00383853912353516">
                <text:p>0.0000383853912353516</text:p>
              </table:table-cell>
              <table:table-cell office:value-type="float" office:value="0.00003814697265625">
                <text:p>0.00003814697265625</text:p>
              </table:table-cell>
              <table:table-cell office:value-type="float" office:value="0.00005340576171875">
                <text:p>0.0000534057617187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00386238098144531">
                <text:p>0.0000386238098144531</text:p>
              </table:table-cell>
              <table:table-cell office:value-type="float" office:value="0.0000388622283935547">
                <text:p>0.0000388622283935547</text:p>
              </table:table-cell>
              <table:table-cell office:value-type="float" office:value="0.0000503063201904297">
                <text:p>0.0000503063201904297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00388622283935547">
                <text:p>0.0000388622283935547</text:p>
              </table:table-cell>
              <table:table-cell office:value-type="float" office:value="0.0000581741333007813">
                <text:p>0.0000581741333007813</text:p>
              </table:table-cell>
              <table:table-cell office:value-type="float" office:value="0.0000693798065185547">
                <text:p>0.000069379806518554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00391006469726562">
                <text:p>0.0000391006469726562</text:p>
              </table:table-cell>
              <table:table-cell office:value-type="float" office:value="0.00003814697265625">
                <text:p>0.00003814697265625</text:p>
              </table:table-cell>
              <table:table-cell office:value-type="float" office:value="0.0000543594360351563">
                <text:p>0.000054359436035156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00395774841308594">
                <text:p>0.0000395774841308594</text:p>
              </table:table-cell>
              <table:table-cell office:value-type="float" office:value="0.0000393390655517578">
                <text:p>0.0000393390655517578</text:p>
              </table:table-cell>
              <table:table-cell office:value-type="float" office:value="0.0000512599945068359">
                <text:p>0.0000512599945068359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00393390655517578">
                <text:p>0.0000393390655517578</text:p>
              </table:table-cell>
              <table:table-cell office:value-type="float" office:value="0.0000388622283935547">
                <text:p>0.0000388622283935547</text:p>
              </table:table-cell>
              <table:table-cell office:value-type="float" office:value="0.0000514984130859375">
                <text:p>0.0000514984130859375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00395774841308594">
                <text:p>0.0000395774841308594</text:p>
              </table:table-cell>
              <table:table-cell office:value-type="float" office:value="0.0000424385070800781">
                <text:p>0.0000424385070800781</text:p>
              </table:table-cell>
              <table:table-cell office:value-type="float" office:value="0.0000526905059814453">
                <text:p>0.0000526905059814453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00398159027099609">
                <text:p>0.0000398159027099609</text:p>
              </table:table-cell>
              <table:table-cell office:value-type="float" office:value="0.0000395774841308594">
                <text:p>0.0000395774841308594</text:p>
              </table:table-cell>
              <table:table-cell office:value-type="float" office:value="0.0000522136688232422">
                <text:p>0.000052213668823242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00400543212890625">
                <text:p>0.0000400543212890625</text:p>
              </table:table-cell>
              <table:table-cell office:value-type="float" office:value="0.0000393390655517578">
                <text:p>0.0000393390655517578</text:p>
              </table:table-cell>
              <table:table-cell office:value-type="float" office:value="0.0000555515289306641">
                <text:p>0.0000555515289306641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00405311584472656">
                <text:p>0.0000405311584472656</text:p>
              </table:table-cell>
              <table:table-cell office:value-type="float" office:value="0.0000410079956054688">
                <text:p>0.0000410079956054688</text:p>
              </table:table-cell>
              <table:table-cell office:value-type="float" office:value="0.0000526905059814453">
                <text:p>0.000052690505981445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00405311584472656">
                <text:p>0.0000405311584472656</text:p>
              </table:table-cell>
              <table:table-cell office:value-type="float" office:value="0.0000405311584472656">
                <text:p>0.0000405311584472656</text:p>
              </table:table-cell>
              <table:table-cell office:value-type="float" office:value="0.0000529289245605469">
                <text:p>0.000052928924560546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00407695770263672">
                <text:p>0.0000407695770263672</text:p>
              </table:table-cell>
              <table:table-cell office:value-type="float" office:value="0.0000443458557128906">
                <text:p>0.0000443458557128906</text:p>
              </table:table-cell>
              <table:table-cell office:value-type="float" office:value="0.0000545978546142578">
                <text:p>0.0000545978546142578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00407695770263672">
                <text:p>0.0000407695770263672</text:p>
              </table:table-cell>
              <table:table-cell office:value-type="float" office:value="0.0000412464141845703">
                <text:p>0.0000412464141845703</text:p>
              </table:table-cell>
              <table:table-cell office:value-type="float" office:value="0.0000538825988769531">
                <text:p>0.0000538825988769531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00412464141845703">
                <text:p>0.0000412464141845703</text:p>
              </table:table-cell>
              <table:table-cell office:value-type="float" office:value="0.0000407695770263672">
                <text:p>0.0000407695770263672</text:p>
              </table:table-cell>
              <table:table-cell office:value-type="float" office:value="0.0000574588775634766">
                <text:p>0.000057458877563476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00414848327636719">
                <text:p>0.0000414848327636719</text:p>
              </table:table-cell>
              <table:table-cell office:value-type="float" office:value="0.0000422000885009766">
                <text:p>0.0000422000885009766</text:p>
              </table:table-cell>
              <table:table-cell office:value-type="float" office:value="0.0000545978546142578">
                <text:p>0.000054597854614257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00414848327636719">
                <text:p>0.0000414848327636719</text:p>
              </table:table-cell>
              <table:table-cell office:value-type="float" office:value="0.000041961669921875">
                <text:p>0.000041961669921875</text:p>
              </table:table-cell>
              <table:table-cell office:value-type="float" office:value="0.0000541210174560547">
                <text:p>0.0000541210174560547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00417232513427734">
                <text:p>0.0000417232513427734</text:p>
              </table:table-cell>
              <table:table-cell office:value-type="float" office:value="0.0000462532043457031">
                <text:p>0.0000462532043457031</text:p>
              </table:table-cell>
              <table:table-cell office:value-type="float" office:value="0.0000562667846679688">
                <text:p>0.0000562667846679688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0041961669921875">
                <text:p>0.000041961669921875</text:p>
              </table:table-cell>
              <table:table-cell office:value-type="float" office:value="0.0000422000885009766">
                <text:p>0.0000422000885009766</text:p>
              </table:table-cell>
              <table:table-cell office:value-type="float" office:value="0.0000562667846679688">
                <text:p>0.0000562667846679688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00422000885009766">
                <text:p>0.0000422000885009766</text:p>
              </table:table-cell>
              <table:table-cell office:value-type="float" office:value="0.0000417232513427734">
                <text:p>0.0000417232513427734</text:p>
              </table:table-cell>
              <table:table-cell office:value-type="float" office:value="0.0000596046447753906">
                <text:p>0.0000596046447753906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00426769256591797">
                <text:p>0.0000426769256591797</text:p>
              </table:table-cell>
              <table:table-cell office:value-type="float" office:value="0.0000660419464111328">
                <text:p>0.0000660419464111328</text:p>
              </table:table-cell>
              <table:table-cell office:value-type="float" office:value="0.0000562667846679688">
                <text:p>0.000056266784667968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00424385070800781">
                <text:p>0.0000424385070800781</text:p>
              </table:table-cell>
              <table:table-cell office:value-type="float" office:value="0.0000433921813964844">
                <text:p>0.0000433921813964844</text:p>
              </table:table-cell>
              <table:table-cell office:value-type="float" office:value="0.0000643730163574219">
                <text:p>0.000064373016357421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00438690185546875">
                <text:p>0.0000438690185546875</text:p>
              </table:table-cell>
              <table:table-cell office:value-type="float" office:value="0.0000488758087158203">
                <text:p>0.0000488758087158203</text:p>
              </table:table-cell>
              <table:table-cell office:value-type="float" office:value="0.0000600814819335938">
                <text:p>0.000060081481933593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00441074371337891">
                <text:p>0.0000441074371337891</text:p>
              </table:table-cell>
              <table:table-cell office:value-type="float" office:value="0.0000448226928710938">
                <text:p>0.0000448226928710938</text:p>
              </table:table-cell>
              <table:table-cell office:value-type="float" office:value="0.0000593662261962891">
                <text:p>0.000059366226196289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00445842742919922">
                <text:p>0.0000445842742919922</text:p>
              </table:table-cell>
              <table:table-cell office:value-type="float" office:value="0.0000441074371337891">
                <text:p>0.0000441074371337891</text:p>
              </table:table-cell>
              <table:table-cell office:value-type="float" office:value="0.0000629425048828125">
                <text:p>0.000062942504882812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0445842742919922">
                <text:p>0.0000445842742919922</text:p>
              </table:table-cell>
              <table:table-cell office:value-type="float" office:value="0.0000452995300292969">
                <text:p>0.0000452995300292969</text:p>
              </table:table-cell>
              <table:table-cell office:value-type="float" office:value="0.0000600814819335938">
                <text:p>0.0000600814819335938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00452995300292969">
                <text:p>0.0000452995300292969</text:p>
              </table:table-cell>
              <table:table-cell office:value-type="float" office:value="0.0000469684600830078">
                <text:p>0.0000469684600830078</text:p>
              </table:table-cell>
              <table:table-cell office:value-type="float" office:value="0.0000612735748291016">
                <text:p>0.000061273574829101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00452995300292969">
                <text:p>0.0000452995300292969</text:p>
              </table:table-cell>
              <table:table-cell office:value-type="float" office:value="0.0000460147857666016">
                <text:p>0.0000460147857666016</text:p>
              </table:table-cell>
              <table:table-cell office:value-type="float" office:value="0.00006866455078125">
                <text:p>0.00006866455078125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00438690185546875">
                <text:p>0.0000438690185546875</text:p>
              </table:table-cell>
              <table:table-cell office:value-type="float" office:value="0.0000450611114501953">
                <text:p>0.0000450611114501953</text:p>
              </table:table-cell>
              <table:table-cell office:value-type="float" office:value="0.0000598430633544922">
                <text:p>0.000059843063354492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00441074371337891">
                <text:p>0.0000441074371337891</text:p>
              </table:table-cell>
              <table:table-cell office:value-type="float" office:value="0.0000452995300292969">
                <text:p>0.0000452995300292969</text:p>
              </table:table-cell>
              <table:table-cell office:value-type="float" office:value="0.0000598430633544922">
                <text:p>0.0000598430633544922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00443458557128906">
                <text:p>0.0000443458557128906</text:p>
              </table:table-cell>
              <table:table-cell office:value-type="float" office:value="0.0000452995300292969">
                <text:p>0.0000452995300292969</text:p>
              </table:table-cell>
              <table:table-cell office:value-type="float" office:value="0.0000600814819335938">
                <text:p>0.0000600814819335938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00441074371337891">
                <text:p>0.0000441074371337891</text:p>
              </table:table-cell>
              <table:table-cell office:value-type="float" office:value="0.0000455379486083984">
                <text:p>0.0000455379486083984</text:p>
              </table:table-cell>
              <table:table-cell office:value-type="float" office:value="0.0000603199005126953">
                <text:p>0.000060319900512695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00445842742919922">
                <text:p>0.0000445842742919922</text:p>
              </table:table-cell>
              <table:table-cell office:value-type="float" office:value="0.0000457763671875">
                <text:p>0.0000457763671875</text:p>
              </table:table-cell>
              <table:table-cell office:value-type="float" office:value="0.0000605583190917969">
                <text:p>0.000060558319091796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00448226928710938">
                <text:p>0.0000448226928710938</text:p>
              </table:table-cell>
              <table:table-cell office:value-type="float" office:value="0.0000457763671875">
                <text:p>0.0000457763671875</text:p>
              </table:table-cell>
              <table:table-cell office:value-type="float" office:value="0.00006103515625">
                <text:p>0.00006103515625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00450611114501953">
                <text:p>0.0000450611114501953</text:p>
              </table:table-cell>
              <table:table-cell office:value-type="float" office:value="0.0000462532043457031">
                <text:p>0.0000462532043457031</text:p>
              </table:table-cell>
              <table:table-cell office:value-type="float" office:value="0.0000612735748291016">
                <text:p>0.000061273574829101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00452995300292969">
                <text:p>0.0000452995300292969</text:p>
              </table:table-cell>
              <table:table-cell office:value-type="float" office:value="0.0000464916229248047">
                <text:p>0.0000464916229248047</text:p>
              </table:table-cell>
              <table:table-cell office:value-type="float" office:value="0.0000617504119873047">
                <text:p>0.0000617504119873047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00455379486083984">
                <text:p>0.0000455379486083984</text:p>
              </table:table-cell>
              <table:table-cell office:value-type="float" office:value="0.0000464916229248047">
                <text:p>0.0000464916229248047</text:p>
              </table:table-cell>
              <table:table-cell office:value-type="float" office:value="0.0000624656677246094">
                <text:p>0.000062465667724609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00457763671875">
                <text:p>0.0000457763671875</text:p>
              </table:table-cell>
              <table:table-cell office:value-type="float" office:value="0.0000469684600830078">
                <text:p>0.0000469684600830078</text:p>
              </table:table-cell>
              <table:table-cell office:value-type="float" office:value="0.0000627040863037109">
                <text:p>0.000062704086303710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00457763671875">
                <text:p>0.0000457763671875</text:p>
              </table:table-cell>
              <table:table-cell office:value-type="float" office:value="0.0000469684600830078">
                <text:p>0.0000469684600830078</text:p>
              </table:table-cell>
              <table:table-cell office:value-type="float" office:value="0.0000627040863037109">
                <text:p>0.000062704086303710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00460147857666016">
                <text:p>0.0000460147857666016</text:p>
              </table:table-cell>
              <table:table-cell office:value-type="float" office:value="0.0000472068786621094">
                <text:p>0.0000472068786621094</text:p>
              </table:table-cell>
              <table:table-cell office:value-type="float" office:value="0.0000634193420410156">
                <text:p>0.0000634193420410156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00462532043457031">
                <text:p>0.0000462532043457031</text:p>
              </table:table-cell>
              <table:table-cell office:value-type="float" office:value="0.0000476837158203125">
                <text:p>0.0000476837158203125</text:p>
              </table:table-cell>
              <table:table-cell office:value-type="float" office:value="0.0000634193420410156">
                <text:p>0.0000634193420410156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00462532043457031">
                <text:p>0.0000462532043457031</text:p>
              </table:table-cell>
              <table:table-cell office:value-type="float" office:value="0.0000479221343994141">
                <text:p>0.0000479221343994141</text:p>
              </table:table-cell>
              <table:table-cell office:value-type="float" office:value="0.0000638961791992187">
                <text:p>0.000063896179199218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00462532043457031">
                <text:p>0.0000462532043457031</text:p>
              </table:table-cell>
              <table:table-cell office:value-type="float" office:value="0.0000479221343994141">
                <text:p>0.0000479221343994141</text:p>
              </table:table-cell>
              <table:table-cell office:value-type="float" office:value="0.0000643730163574219">
                <text:p>0.000064373016357421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00464916229248047">
                <text:p>0.0000464916229248047</text:p>
              </table:table-cell>
              <table:table-cell office:value-type="float" office:value="0.0000481605529785156">
                <text:p>0.0000481605529785156</text:p>
              </table:table-cell>
              <table:table-cell office:value-type="float" office:value="0.0000643730163574219">
                <text:p>0.000064373016357421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00469684600830078">
                <text:p>0.0000469684600830078</text:p>
              </table:table-cell>
              <table:table-cell office:value-type="float" office:value="0.0000486373901367188">
                <text:p>0.0000486373901367188</text:p>
              </table:table-cell>
              <table:table-cell office:value-type="float" office:value="0.0000681877136230469">
                <text:p>0.00006818771362304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00469684600830078">
                <text:p>0.0000469684600830078</text:p>
              </table:table-cell>
              <table:table-cell office:value-type="float" office:value="0.0000488758087158203">
                <text:p>0.0000488758087158203</text:p>
              </table:table-cell>
              <table:table-cell office:value-type="float" office:value="0.0000655651092529297">
                <text:p>0.000065565109252929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00474452972412109">
                <text:p>0.0000474452972412109</text:p>
              </table:table-cell>
              <table:table-cell office:value-type="float" office:value="0.0000491142272949219">
                <text:p>0.0000491142272949219</text:p>
              </table:table-cell>
              <table:table-cell office:value-type="float" office:value="0.0000655651092529297">
                <text:p>0.000065565109252929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00474452972412109">
                <text:p>0.0000474452972412109</text:p>
              </table:table-cell>
              <table:table-cell office:value-type="float" office:value="0.0000493526458740234">
                <text:p>0.0000493526458740234</text:p>
              </table:table-cell>
              <table:table-cell office:value-type="float" office:value="0.0000660419464111328">
                <text:p>0.0000660419464111328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00474452972412109">
                <text:p>0.0000474452972412109</text:p>
              </table:table-cell>
              <table:table-cell office:value-type="float" office:value="0.000049591064453125">
                <text:p>0.000049591064453125</text:p>
              </table:table-cell>
              <table:table-cell office:value-type="float" office:value="0.0000665187835693359">
                <text:p>0.000066518783569335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00476837158203125">
                <text:p>0.0000476837158203125</text:p>
              </table:table-cell>
              <table:table-cell office:value-type="float" office:value="0.0000498294830322266">
                <text:p>0.0000498294830322266</text:p>
              </table:table-cell>
              <table:table-cell office:value-type="float" office:value="0.0000662803649902344">
                <text:p>0.000066280364990234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00481605529785156">
                <text:p>0.0000481605529785156</text:p>
              </table:table-cell>
              <table:table-cell office:value-type="float" office:value="0.0000503063201904297">
                <text:p>0.0000503063201904297</text:p>
              </table:table-cell>
              <table:table-cell office:value-type="float" office:value="0.0000669956207275391">
                <text:p>0.000066995620727539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0481605529785156">
                <text:p>0.0000481605529785156</text:p>
              </table:table-cell>
              <table:table-cell office:value-type="float" office:value="0.0000503063201904297">
                <text:p>0.0000503063201904297</text:p>
              </table:table-cell>
              <table:table-cell office:value-type="float" office:value="0.0000677108764648437">
                <text:p>0.0000677108764648437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0000483989715576172">
                <text:p>0.0000483989715576172</text:p>
              </table:table-cell>
              <table:table-cell office:value-type="float" office:value="0.0000507831573486328">
                <text:p>0.0000507831573486328</text:p>
              </table:table-cell>
              <table:table-cell office:value-type="float" office:value="0.0000674724578857422">
                <text:p>0.0000674724578857422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0000493526458740234">
                <text:p>0.0000493526458740234</text:p>
              </table:table-cell>
              <table:table-cell office:value-type="float" office:value="0.0000510215759277344">
                <text:p>0.0000510215759277344</text:p>
              </table:table-cell>
              <table:table-cell office:value-type="float" office:value="0.0000679492950439453">
                <text:p>0.0000679492950439453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0000491142272949219">
                <text:p>0.0000491142272949219</text:p>
              </table:table-cell>
              <table:table-cell office:value-type="float" office:value="0.0000507831573486328">
                <text:p>0.0000507831573486328</text:p>
              </table:table-cell>
              <table:table-cell office:value-type="float" office:value="0.0000684261322021484">
                <text:p>0.000068426132202148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00491142272949219">
                <text:p>0.0000491142272949219</text:p>
              </table:table-cell>
              <table:table-cell office:value-type="float" office:value="0.0000514984130859375">
                <text:p>0.0000514984130859375</text:p>
              </table:table-cell>
              <table:table-cell office:value-type="float" office:value="0.00006866455078125">
                <text:p>0.00006866455078125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0000491142272949219">
                <text:p>0.0000491142272949219</text:p>
              </table:table-cell>
              <table:table-cell office:value-type="float" office:value="0.0000517368316650391">
                <text:p>0.0000517368316650391</text:p>
              </table:table-cell>
              <table:table-cell office:value-type="float" office:value="0.0000691413879394531">
                <text:p>0.0000691413879394531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000049591064453125">
                <text:p>0.000049591064453125</text:p>
              </table:table-cell>
              <table:table-cell office:value-type="float" office:value="0.0000519752502441406">
                <text:p>0.0000519752502441406</text:p>
              </table:table-cell>
              <table:table-cell office:value-type="float" office:value="0.0000698566436767578">
                <text:p>0.0000698566436767578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000049591064453125">
                <text:p>0.000049591064453125</text:p>
              </table:table-cell>
              <table:table-cell office:value-type="float" office:value="0.0000522136688232422">
                <text:p>0.0000522136688232422</text:p>
              </table:table-cell>
              <table:table-cell office:value-type="float" office:value="0.0000693798065185547">
                <text:p>0.0000693798065185547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0000498294830322266">
                <text:p>0.0000498294830322266</text:p>
              </table:table-cell>
              <table:table-cell office:value-type="float" office:value="0.0000524520874023438">
                <text:p>0.0000524520874023438</text:p>
              </table:table-cell>
              <table:table-cell office:value-type="float" office:value="0.0000700950622558594">
                <text:p>0.0000700950622558594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0000500679016113281">
                <text:p>0.0000500679016113281</text:p>
              </table:table-cell>
              <table:table-cell office:value-type="float" office:value="0.0000524520874023438">
                <text:p>0.0000524520874023438</text:p>
              </table:table-cell>
              <table:table-cell office:value-type="float" office:value="0.0000708103179931641">
                <text:p>0.0000708103179931641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0000503063201904297">
                <text:p>0.0000503063201904297</text:p>
              </table:table-cell>
              <table:table-cell office:value-type="float" office:value="0.0000529289245605469">
                <text:p>0.0000529289245605469</text:p>
              </table:table-cell>
              <table:table-cell office:value-type="float" office:value="0.0000705718994140625">
                <text:p>0.0000705718994140625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0000505447387695313">
                <text:p>0.0000505447387695313</text:p>
              </table:table-cell>
              <table:table-cell office:value-type="float" office:value="0.0000529289245605469">
                <text:p>0.0000529289245605469</text:p>
              </table:table-cell>
              <table:table-cell office:value-type="float" office:value="0.0000710487365722656">
                <text:p>0.000071048736572265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0000507831573486328">
                <text:p>0.0000507831573486328</text:p>
              </table:table-cell>
              <table:table-cell office:value-type="float" office:value="0.00005340576171875">
                <text:p>0.00005340576171875</text:p>
              </table:table-cell>
              <table:table-cell office:value-type="float" office:value="0.0000720024108886719">
                <text:p>0.0000720024108886719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0000510215759277344">
                <text:p>0.0000510215759277344</text:p>
              </table:table-cell>
              <table:table-cell office:value-type="float" office:value="0.0000536441802978516">
                <text:p>0.0000536441802978516</text:p>
              </table:table-cell>
              <table:table-cell office:value-type="float" office:value="0.0000717639923095703">
                <text:p>0.000071763992309570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00512599945068359">
                <text:p>0.0000512599945068359</text:p>
              </table:table-cell>
              <table:table-cell office:value-type="float" office:value="0.0000541210174560547">
                <text:p>0.0000541210174560547</text:p>
              </table:table-cell>
              <table:table-cell office:value-type="float" office:value="0.0000720024108886719">
                <text:p>0.000072002410888671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0000514984130859375">
                <text:p>0.0000514984130859375</text:p>
              </table:table-cell>
              <table:table-cell office:value-type="float" office:value="0.0000538825988769531">
                <text:p>0.0000538825988769531</text:p>
              </table:table-cell>
              <table:table-cell office:value-type="float" office:value="0.0000755786895751953">
                <text:p>0.0000755786895751953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0000517368316650391">
                <text:p>0.0000517368316650391</text:p>
              </table:table-cell>
              <table:table-cell office:value-type="float" office:value="0.0000545978546142578">
                <text:p>0.0000545978546142578</text:p>
              </table:table-cell>
              <table:table-cell office:value-type="float" office:value="0.0000727176666259766">
                <text:p>0.000072717666625976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000517368316650391">
                <text:p>0.0000517368316650391</text:p>
              </table:table-cell>
              <table:table-cell office:value-type="float" office:value="0.0000545978546142578">
                <text:p>0.0000545978546142578</text:p>
              </table:table-cell>
              <table:table-cell office:value-type="float" office:value="0.0000734329223632812">
                <text:p>0.0000734329223632812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0000519752502441406">
                <text:p>0.0000519752502441406</text:p>
              </table:table-cell>
              <table:table-cell office:value-type="float" office:value="0.0000548362731933594">
                <text:p>0.0000548362731933594</text:p>
              </table:table-cell>
              <table:table-cell office:value-type="float" office:value="0.0000743865966796875">
                <text:p>0.0000743865966796875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0000522136688232422">
                <text:p>0.0000522136688232422</text:p>
              </table:table-cell>
              <table:table-cell office:value-type="float" office:value="0.0000555515289306641">
                <text:p>0.0000555515289306641</text:p>
              </table:table-cell>
              <table:table-cell office:value-type="float" office:value="0.0000739097595214844">
                <text:p>0.0000739097595214844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000522136688232422">
                <text:p>0.0000522136688232422</text:p>
              </table:table-cell>
              <table:table-cell office:value-type="float" office:value="0.0000553131103515625">
                <text:p>0.0000553131103515625</text:p>
              </table:table-cell>
              <table:table-cell office:value-type="float" office:value="0.0000746250152587891">
                <text:p>0.000074625015258789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0000524520874023438">
                <text:p>0.0000524520874023438</text:p>
              </table:table-cell>
              <table:table-cell office:value-type="float" office:value="0.0000560283660888672">
                <text:p>0.0000560283660888672</text:p>
              </table:table-cell>
              <table:table-cell office:value-type="float" office:value="0.0000755786895751953">
                <text:p>0.0000755786895751953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0000529289245605469">
                <text:p>0.0000529289245605469</text:p>
              </table:table-cell>
              <table:table-cell office:value-type="float" office:value="0.0000565052032470703">
                <text:p>0.0000565052032470703</text:p>
              </table:table-cell>
              <table:table-cell office:value-type="float" office:value="0.0000848770141601563">
                <text:p>0.0000848770141601563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0000545978546142578">
                <text:p>0.0000545978546142578</text:p>
              </table:table-cell>
              <table:table-cell office:value-type="float" office:value="0.0000579357147216797">
                <text:p>0.0000579357147216797</text:p>
              </table:table-cell>
              <table:table-cell office:value-type="float" office:value="0.0000774860382080078">
                <text:p>0.00007748603820800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00545978546142578">
                <text:p>0.0000545978546142578</text:p>
              </table:table-cell>
              <table:table-cell office:value-type="float" office:value="0.0000581741333007813">
                <text:p>0.0000581741333007813</text:p>
              </table:table-cell>
              <table:table-cell office:value-type="float" office:value="0.0000782012939453125">
                <text:p>0.0000782012939453125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0000550746917724609">
                <text:p>0.0000550746917724609</text:p>
              </table:table-cell>
              <table:table-cell office:value-type="float" office:value="0.0000584125518798828">
                <text:p>0.0000584125518798828</text:p>
              </table:table-cell>
              <table:table-cell office:value-type="float" office:value="0.0000777244567871094">
                <text:p>0.000077724456787109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0000548362731933594">
                <text:p>0.0000548362731933594</text:p>
              </table:table-cell>
              <table:table-cell office:value-type="float" office:value="0.0000586509704589844">
                <text:p>0.0000586509704589844</text:p>
              </table:table-cell>
              <table:table-cell office:value-type="float" office:value="0.0000786781311035156">
                <text:p>0.000078678131103515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0000550746917724609">
                <text:p>0.0000550746917724609</text:p>
              </table:table-cell>
              <table:table-cell office:value-type="float" office:value="0.0000662803649902344">
                <text:p>0.0000662803649902344</text:p>
              </table:table-cell>
              <table:table-cell office:value-type="float" office:value="0.0000772476196289062">
                <text:p>0.0000772476196289062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0000538825988769531">
                <text:p>0.0000538825988769531</text:p>
              </table:table-cell>
              <table:table-cell office:value-type="float" office:value="0.0000576972961425781">
                <text:p>0.0000576972961425781</text:p>
              </table:table-cell>
              <table:table-cell office:value-type="float" office:value="0.0000765323638916016">
                <text:p>0.000076532363891601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0000541210174560547">
                <text:p>0.0000541210174560547</text:p>
              </table:table-cell>
              <table:table-cell office:value-type="float" office:value="0.0000579357147216797">
                <text:p>0.0000579357147216797</text:p>
              </table:table-cell>
              <table:table-cell office:value-type="float" office:value="0.0000777244567871094">
                <text:p>0.0000777244567871094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0000541210174560547">
                <text:p>0.0000541210174560547</text:p>
              </table:table-cell>
              <table:table-cell office:value-type="float" office:value="0.0000581741333007813">
                <text:p>0.0000581741333007813</text:p>
              </table:table-cell>
              <table:table-cell office:value-type="float" office:value="0.0000786781311035156">
                <text:p>0.000078678131103515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0000543594360351563">
                <text:p>0.0000543594360351563</text:p>
              </table:table-cell>
              <table:table-cell office:value-type="float" office:value="0.0000586509704589844">
                <text:p>0.0000586509704589844</text:p>
              </table:table-cell>
              <table:table-cell office:value-type="float" office:value="0.0000779628753662109">
                <text:p>0.0000779628753662109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0000548362731933594">
                <text:p>0.0000548362731933594</text:p>
              </table:table-cell>
              <table:table-cell office:value-type="float" office:value="0.0000588893890380859">
                <text:p>0.0000588893890380859</text:p>
              </table:table-cell>
              <table:table-cell office:value-type="float" office:value="0.0000789165496826172">
                <text:p>0.000078916549682617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0000550746917724609">
                <text:p>0.0000550746917724609</text:p>
              </table:table-cell>
              <table:table-cell office:value-type="float" office:value="0.0000588893890380859">
                <text:p>0.0000588893890380859</text:p>
              </table:table-cell>
              <table:table-cell office:value-type="float" office:value="0.0000796318054199219">
                <text:p>0.000079631805419921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00548362731933594">
                <text:p>0.0000548362731933594</text:p>
              </table:table-cell>
              <table:table-cell office:value-type="float" office:value="0.0000591278076171875">
                <text:p>0.0000591278076171875</text:p>
              </table:table-cell>
              <table:table-cell office:value-type="float" office:value="0.0000789165496826172">
                <text:p>0.000078916549682617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0000550746917724609">
                <text:p>0.0000550746917724609</text:p>
              </table:table-cell>
              <table:table-cell office:value-type="float" office:value="0.0000593662261962891">
                <text:p>0.0000593662261962891</text:p>
              </table:table-cell>
              <table:table-cell office:value-type="float" office:value="0.0000796318054199219">
                <text:p>0.000079631805419921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0000579357147216797">
                <text:p>0.0000579357147216797</text:p>
              </table:table-cell>
              <table:table-cell office:value-type="float" office:value="0.0000598430633544922">
                <text:p>0.0000598430633544922</text:p>
              </table:table-cell>
              <table:table-cell office:value-type="float" office:value="0.0000805854797363281">
                <text:p>0.000080585479736328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0000555515289306641">
                <text:p>0.0000555515289306641</text:p>
              </table:table-cell>
              <table:table-cell office:value-type="float" office:value="0.0000598430633544922">
                <text:p>0.0000598430633544922</text:p>
              </table:table-cell>
              <table:table-cell office:value-type="float" office:value="0.0000798702239990234">
                <text:p>0.0000798702239990234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0000557899475097656">
                <text:p>0.0000557899475097656</text:p>
              </table:table-cell>
              <table:table-cell office:value-type="float" office:value="0.0000600814819335938">
                <text:p>0.0000600814819335938</text:p>
              </table:table-cell>
              <table:table-cell office:value-type="float" office:value="0.0000803470611572266">
                <text:p>0.000080347061157226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0000560283660888672">
                <text:p>0.0000560283660888672</text:p>
              </table:table-cell>
              <table:table-cell office:value-type="float" office:value="0.0000603199005126953">
                <text:p>0.0000603199005126953</text:p>
              </table:table-cell>
              <table:table-cell office:value-type="float" office:value="0.0000820159912109375">
                <text:p>0.000082015991210937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0000560283660888672">
                <text:p>0.0000560283660888672</text:p>
              </table:table-cell>
              <table:table-cell office:value-type="float" office:value="0.0000605583190917969">
                <text:p>0.0000605583190917969</text:p>
              </table:table-cell>
              <table:table-cell office:value-type="float" office:value="0.0000810623168945313">
                <text:p>0.0000810623168945313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0000565052032470703">
                <text:p>0.0000565052032470703</text:p>
              </table:table-cell>
              <table:table-cell office:value-type="float" office:value="0.00006103515625">
                <text:p>0.00006103515625</text:p>
              </table:table-cell>
              <table:table-cell office:value-type="float" office:value="0.0000815391540527344">
                <text:p>0.0000815391540527344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0000565052032470703">
                <text:p>0.0000565052032470703</text:p>
              </table:table-cell>
              <table:table-cell office:value-type="float" office:value="0.0000681877136230469">
                <text:p>0.0000681877136230469</text:p>
              </table:table-cell>
              <table:table-cell office:value-type="float" office:value="0.0000832080841064453">
                <text:p>0.0000832080841064453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0000567436218261719">
                <text:p>0.0000567436218261719</text:p>
              </table:table-cell>
              <table:table-cell office:value-type="float" office:value="0.0000615119934082031">
                <text:p>0.0000615119934082031</text:p>
              </table:table-cell>
              <table:table-cell office:value-type="float" office:value="0.0000920295715332031">
                <text:p>0.000092029571533203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00760555267333984">
                <text:p>0.0000760555267333984</text:p>
              </table:table-cell>
              <table:table-cell office:value-type="float" office:value="0.0000615119934082031">
                <text:p>0.0000615119934082031</text:p>
              </table:table-cell>
              <table:table-cell office:value-type="float" office:value="0.0000829696655273438">
                <text:p>0.0000829696655273438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0000569820404052734">
                <text:p>0.0000569820404052734</text:p>
              </table:table-cell>
              <table:table-cell office:value-type="float" office:value="0.0000617504119873047">
                <text:p>0.0000617504119873047</text:p>
              </table:table-cell>
              <table:table-cell office:value-type="float" office:value="0.0000836849212646484">
                <text:p>0.0000836849212646484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0000574588775634766">
                <text:p>0.0000574588775634766</text:p>
              </table:table-cell>
              <table:table-cell office:value-type="float" office:value="0.0000619888305664062">
                <text:p>0.0000619888305664062</text:p>
              </table:table-cell>
              <table:table-cell office:value-type="float" office:value="0.0000834465026855469">
                <text:p>0.000083446502685546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0000576972961425781">
                <text:p>0.0000576972961425781</text:p>
              </table:table-cell>
              <table:table-cell office:value-type="float" office:value="0.0000624656677246094">
                <text:p>0.0000624656677246094</text:p>
              </table:table-cell>
              <table:table-cell office:value-type="float" office:value="0.00008392333984375">
                <text:p>0.00008392333984375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0000581741333007813">
                <text:p>0.0000581741333007813</text:p>
              </table:table-cell>
              <table:table-cell office:value-type="float" office:value="0.0000634193420410156">
                <text:p>0.0000634193420410156</text:p>
              </table:table-cell>
              <table:table-cell office:value-type="float" office:value="0.0000841617584228516">
                <text:p>0.0000841617584228516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0000581741333007813">
                <text:p>0.0000581741333007813</text:p>
              </table:table-cell>
              <table:table-cell office:value-type="float" office:value="0.0000631809234619141">
                <text:p>0.0000631809234619141</text:p>
              </table:table-cell>
              <table:table-cell office:value-type="float" office:value="0.0000858306884765625">
                <text:p>0.0000858306884765625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0000586509704589844">
                <text:p>0.0000586509704589844</text:p>
              </table:table-cell>
              <table:table-cell office:value-type="float" office:value="0.0000634193420410156">
                <text:p>0.0000634193420410156</text:p>
              </table:table-cell>
              <table:table-cell office:value-type="float" office:value="0.0000851154327392578">
                <text:p>0.0000851154327392578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0000586509704589844">
                <text:p>0.0000586509704589844</text:p>
              </table:table-cell>
              <table:table-cell office:value-type="float" office:value="0.0000634193420410156">
                <text:p>0.0000634193420410156</text:p>
              </table:table-cell>
              <table:table-cell office:value-type="float" office:value="0.0000851154327392578">
                <text:p>0.0000851154327392578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0000586509704589844">
                <text:p>0.0000586509704589844</text:p>
              </table:table-cell>
              <table:table-cell office:value-type="float" office:value="0.0000636577606201172">
                <text:p>0.0000636577606201172</text:p>
              </table:table-cell>
              <table:table-cell office:value-type="float" office:value="0.0000867843627929688">
                <text:p>0.0000867843627929688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0000591278076171875">
                <text:p>0.0000591278076171875</text:p>
              </table:table-cell>
              <table:table-cell office:value-type="float" office:value="0.0000636577606201172">
                <text:p>0.0000636577606201172</text:p>
              </table:table-cell>
              <table:table-cell office:value-type="float" office:value="0.0000863075256347656">
                <text:p>0.000086307525634765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00591278076171875">
                <text:p>0.0000591278076171875</text:p>
              </table:table-cell>
              <table:table-cell office:value-type="float" office:value="0.0000643730163574219">
                <text:p>0.0000643730163574219</text:p>
              </table:table-cell>
              <table:table-cell office:value-type="float" office:value="0.0000891685485839844">
                <text:p>0.0000891685485839844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0000596046447753906">
                <text:p>0.0000596046447753906</text:p>
              </table:table-cell>
              <table:table-cell office:value-type="float" office:value="0.0000646114349365234">
                <text:p>0.0000646114349365234</text:p>
              </table:table-cell>
              <table:table-cell office:value-type="float" office:value="0.0000879764556884766">
                <text:p>0.0000879764556884766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0000596046447753906">
                <text:p>0.0000596046447753906</text:p>
              </table:table-cell>
              <table:table-cell office:value-type="float" office:value="0.000064849853515625">
                <text:p>0.000064849853515625</text:p>
              </table:table-cell>
              <table:table-cell office:value-type="float" office:value="0.0000872611999511719">
                <text:p>0.0000872611999511719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0000598430633544922">
                <text:p>0.0000598430633544922</text:p>
              </table:table-cell>
              <table:table-cell office:value-type="float" office:value="0.0000653266906738281">
                <text:p>0.0000653266906738281</text:p>
              </table:table-cell>
              <table:table-cell office:value-type="float" office:value="0.0000872611999511719">
                <text:p>0.000087261199951171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0000598430633544922">
                <text:p>0.0000598430633544922</text:p>
              </table:table-cell>
              <table:table-cell office:value-type="float" office:value="0.0000650882720947266">
                <text:p>0.0000650882720947266</text:p>
              </table:table-cell>
              <table:table-cell office:value-type="float" office:value="0.0000889301300048828">
                <text:p>0.0000889301300048828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0000600814819335938">
                <text:p>0.0000600814819335938</text:p>
              </table:table-cell>
              <table:table-cell office:value-type="float" office:value="0.0000655651092529297">
                <text:p>0.0000655651092529297</text:p>
              </table:table-cell>
              <table:table-cell office:value-type="float" office:value="0.0000882148742675781">
                <text:p>0.0000882148742675781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0000607967376708984">
                <text:p>0.0000607967376708984</text:p>
              </table:table-cell>
              <table:table-cell office:value-type="float" office:value="0.0000658035278320312">
                <text:p>0.0000658035278320312</text:p>
              </table:table-cell>
              <table:table-cell office:value-type="float" office:value="0.0000886917114257813">
                <text:p>0.0000886917114257813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0000607967376708984">
                <text:p>0.0000607967376708984</text:p>
              </table:table-cell>
              <table:table-cell office:value-type="float" office:value="0.0000662803649902344">
                <text:p>0.0000662803649902344</text:p>
              </table:table-cell>
              <table:table-cell office:value-type="float" office:value="0.0000898838043212891">
                <text:p>0.000089883804321289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00006103515625">
                <text:p>0.00006103515625</text:p>
              </table:table-cell>
              <table:table-cell office:value-type="float" office:value="0.0000662803649902344">
                <text:p>0.0000662803649902344</text:p>
              </table:table-cell>
              <table:table-cell office:value-type="float" office:value="0.0000889301300048828">
                <text:p>0.0000889301300048828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0000607967376708984">
                <text:p>0.0000607967376708984</text:p>
              </table:table-cell>
              <table:table-cell office:value-type="float" office:value="0.0000667572021484375">
                <text:p>0.0000667572021484375</text:p>
              </table:table-cell>
              <table:table-cell office:value-type="float" office:value="0.0000896453857421875">
                <text:p>0.000089645385742187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06103515625">
                <text:p>0.00006103515625</text:p>
              </table:table-cell>
              <table:table-cell office:value-type="float" office:value="0.0000674724578857422">
                <text:p>0.0000674724578857422</text:p>
              </table:table-cell>
              <table:table-cell office:value-type="float" office:value="0.0000901222229003906">
                <text:p>0.0000901222229003906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0000615119934082031">
                <text:p>0.0000615119934082031</text:p>
              </table:table-cell>
              <table:table-cell office:value-type="float" office:value="0.0000667572021484375">
                <text:p>0.0000667572021484375</text:p>
              </table:table-cell>
              <table:table-cell office:value-type="float" office:value="0.0000905990600585938">
                <text:p>0.0000905990600585938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0000617504119873047">
                <text:p>0.0000617504119873047</text:p>
              </table:table-cell>
              <table:table-cell office:value-type="float" office:value="0.0000672340393066406">
                <text:p>0.0000672340393066406</text:p>
              </table:table-cell>
              <table:table-cell office:value-type="float" office:value="0.000091552734375">
                <text:p>0.000091552734375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0000617504119873047">
                <text:p>0.0000617504119873047</text:p>
              </table:table-cell>
              <table:table-cell office:value-type="float" office:value="0.0000679492950439453">
                <text:p>0.0000679492950439453</text:p>
              </table:table-cell>
              <table:table-cell office:value-type="float" office:value="0.0000910758972167969">
                <text:p>0.0000910758972167969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0000617504119873047">
                <text:p>0.0000617504119873047</text:p>
              </table:table-cell>
              <table:table-cell office:value-type="float" office:value="0.0000679492950439453">
                <text:p>0.0000679492950439453</text:p>
              </table:table-cell>
              <table:table-cell office:value-type="float" office:value="0.0000913143157958984">
                <text:p>0.0000913143157958984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0000619888305664062">
                <text:p>0.0000619888305664062</text:p>
              </table:table-cell>
              <table:table-cell office:value-type="float" office:value="0.0000681877136230469">
                <text:p>0.0000681877136230469</text:p>
              </table:table-cell>
              <table:table-cell office:value-type="float" office:value="0.0000927448272705078">
                <text:p>0.0000927448272705078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0000624656677246094">
                <text:p>0.0000624656677246094</text:p>
              </table:table-cell>
              <table:table-cell office:value-type="float" office:value="0.00006866455078125">
                <text:p>0.00006866455078125</text:p>
              </table:table-cell>
              <table:table-cell office:value-type="float" office:value="0.0000917911529541016">
                <text:p>0.000091791152954101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0000624656677246094">
                <text:p>0.0000624656677246094</text:p>
              </table:table-cell>
              <table:table-cell office:value-type="float" office:value="0.00006866455078125">
                <text:p>0.00006866455078125</text:p>
              </table:table-cell>
              <table:table-cell office:value-type="float" office:value="0.0000925064086914063">
                <text:p>0.0000925064086914063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0000627040863037109">
                <text:p>0.0000627040863037109</text:p>
              </table:table-cell>
              <table:table-cell office:value-type="float" office:value="0.0000712871551513672">
                <text:p>0.0000712871551513672</text:p>
              </table:table-cell>
              <table:table-cell office:value-type="float" office:value="0.0000936985015869141">
                <text:p>0.0000936985015869141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0000631809234619141">
                <text:p>0.0000631809234619141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00925064086914063">
                <text:p>0.000092506408691406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00629425048828125">
                <text:p>0.0000629425048828125</text:p>
              </table:table-cell>
              <table:table-cell office:value-type="float" office:value="0.0000693798065185547">
                <text:p>0.0000693798065185547</text:p>
              </table:table-cell>
              <table:table-cell office:value-type="float" office:value="0.0000939369201660156">
                <text:p>0.00009393692016601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0000634193420410156">
                <text:p>0.0000634193420410156</text:p>
              </table:table-cell>
              <table:table-cell office:value-type="float" office:value="0.0000693798065185547">
                <text:p>0.0000693798065185547</text:p>
              </table:table-cell>
              <table:table-cell office:value-type="float" office:value="0.0000944137573242188">
                <text:p>0.0000944137573242188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0000634193420410156">
                <text:p>0.0000634193420410156</text:p>
              </table:table-cell>
              <table:table-cell office:value-type="float" office:value="0.0000700950622558594">
                <text:p>0.0000700950622558594</text:p>
              </table:table-cell>
              <table:table-cell office:value-type="float" office:value="0.0000939369201660156">
                <text:p>0.0000939369201660156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0000636577606201172">
                <text:p>0.0000636577606201172</text:p>
              </table:table-cell>
              <table:table-cell office:value-type="float" office:value="0.0000700950622558594">
                <text:p>0.0000700950622558594</text:p>
              </table:table-cell>
              <table:table-cell office:value-type="float" office:value="0.0000944137573242188">
                <text:p>0.0000944137573242188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0000641345977783203">
                <text:p>0.0000641345977783203</text:p>
              </table:table-cell>
              <table:table-cell office:value-type="float" office:value="0.0000705718994140625">
                <text:p>0.0000705718994140625</text:p>
              </table:table-cell>
              <table:table-cell office:value-type="float" office:value="0.0000956058502197266">
                <text:p>0.000095605850219726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0000643730163574219">
                <text:p>0.0000643730163574219</text:p>
              </table:table-cell>
              <table:table-cell office:value-type="float" office:value="0.0000705718994140625">
                <text:p>0.0000705718994140625</text:p>
              </table:table-cell>
              <table:table-cell office:value-type="float" office:value="0.0000948905944824219">
                <text:p>0.000094890594482421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0000641345977783203">
                <text:p>0.0000641345977783203</text:p>
              </table:table-cell>
              <table:table-cell office:value-type="float" office:value="0.0000708103179931641">
                <text:p>0.0000708103179931641</text:p>
              </table:table-cell>
              <table:table-cell office:value-type="float" office:value="0.0000956058502197266">
                <text:p>0.0000956058502197266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0000646114349365234">
                <text:p>0.0000646114349365234</text:p>
              </table:table-cell>
              <table:table-cell office:value-type="float" office:value="0.0000710487365722656">
                <text:p>0.0000710487365722656</text:p>
              </table:table-cell>
              <table:table-cell office:value-type="float" office:value="0.0000972747802734375">
                <text:p>0.0000972747802734375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000064849853515625">
                <text:p>0.000064849853515625</text:p>
              </table:table-cell>
              <table:table-cell office:value-type="float" office:value="0.0000755786895751953">
                <text:p>0.0000755786895751953</text:p>
              </table:table-cell>
              <table:table-cell office:value-type="float" office:value="0.0000977516174316406">
                <text:p>0.000097751617431640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0000653266906738281">
                <text:p>0.0000653266906738281</text:p>
              </table:table-cell>
              <table:table-cell office:value-type="float" office:value="0.0000753402709960937">
                <text:p>0.0000753402709960937</text:p>
              </table:table-cell>
              <table:table-cell office:value-type="float" office:value="0.0000989437103271484">
                <text:p>0.000098943710327148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00653266906738281">
                <text:p>0.0000653266906738281</text:p>
              </table:table-cell>
              <table:table-cell office:value-type="float" office:value="0.0000751018524169922">
                <text:p>0.0000751018524169922</text:p>
              </table:table-cell>
              <table:table-cell office:value-type="float" office:value="0.00009918212890625">
                <text:p>0.00009918212890625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0000658035278320312">
                <text:p>0.0000658035278320312</text:p>
              </table:table-cell>
              <table:table-cell office:value-type="float" office:value="0.0000753402709960937">
                <text:p>0.0000753402709960937</text:p>
              </table:table-cell>
              <table:table-cell office:value-type="float" office:value="0.0000984668731689453">
                <text:p>0.0000984668731689453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0000658035278320312">
                <text:p>0.0000658035278320312</text:p>
              </table:table-cell>
              <table:table-cell office:value-type="float" office:value="0.0000751018524169922">
                <text:p>0.0000751018524169922</text:p>
              </table:table-cell>
              <table:table-cell office:value-type="float" office:value="0.0000994205474853516">
                <text:p>0.0000994205474853516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0000660419464111328">
                <text:p>0.0000660419464111328</text:p>
              </table:table-cell>
              <table:table-cell office:value-type="float" office:value="0.0000755786895751953">
                <text:p>0.0000755786895751953</text:p>
              </table:table-cell>
              <table:table-cell office:value-type="float" office:value="0.000100135803222656">
                <text:p>0.000100135803222656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0000660419464111328">
                <text:p>0.0000660419464111328</text:p>
              </table:table-cell>
              <table:table-cell office:value-type="float" office:value="0.0000755786895751953">
                <text:p>0.0000755786895751953</text:p>
              </table:table-cell>
              <table:table-cell office:value-type="float" office:value="0.000101566314697266">
                <text:p>0.000101566314697266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0000662803649902344">
                <text:p>0.0000662803649902344</text:p>
              </table:table-cell>
              <table:table-cell office:value-type="float" office:value="0.0000760555267333984">
                <text:p>0.0000760555267333984</text:p>
              </table:table-cell>
              <table:table-cell office:value-type="float" office:value="0.0000989437103271484">
                <text:p>0.000098943710327148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0000662803649902344">
                <text:p>0.0000662803649902344</text:p>
              </table:table-cell>
              <table:table-cell office:value-type="float" office:value="0.0000758171081542969">
                <text:p>0.0000758171081542969</text:p>
              </table:table-cell>
              <table:table-cell office:value-type="float" office:value="0.000100612640380859">
                <text:p>0.000100612640380859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0000667572021484375">
                <text:p>0.0000667572021484375</text:p>
              </table:table-cell>
              <table:table-cell office:value-type="float" office:value="0.0000758171081542969">
                <text:p>0.0000758171081542969</text:p>
              </table:table-cell>
              <table:table-cell office:value-type="float" office:value="0.000100851058959961">
                <text:p>0.000100851058959961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0000672340393066406">
                <text:p>0.0000672340393066406</text:p>
              </table:table-cell>
              <table:table-cell office:value-type="float" office:value="0.0000755786895751953">
                <text:p>0.0000755786895751953</text:p>
              </table:table-cell>
              <table:table-cell office:value-type="float" office:value="0.000100374221801758">
                <text:p>0.000100374221801758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0000669956207275391">
                <text:p>0.0000669956207275391</text:p>
              </table:table-cell>
              <table:table-cell office:value-type="float" office:value="0.0000751018524169922">
                <text:p>0.0000751018524169922</text:p>
              </table:table-cell>
              <table:table-cell office:value-type="float" office:value="0.000101566314697266">
                <text:p>0.00010156631469726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00669956207275391">
                <text:p>0.0000669956207275391</text:p>
              </table:table-cell>
              <table:table-cell office:value-type="float" office:value="0.0000746250152587891">
                <text:p>0.0000746250152587891</text:p>
              </table:table-cell>
              <table:table-cell office:value-type="float" office:value="0.000100374221801758">
                <text:p>0.000100374221801758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0000672340393066406">
                <text:p>0.0000672340393066406</text:p>
              </table:table-cell>
              <table:table-cell office:value-type="float" office:value="0.0000746250152587891">
                <text:p>0.0000746250152587891</text:p>
              </table:table-cell>
              <table:table-cell office:value-type="float" office:value="0.000101089477539063">
                <text:p>0.000101089477539063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0000674724578857422">
                <text:p>0.0000674724578857422</text:p>
              </table:table-cell>
              <table:table-cell office:value-type="float" office:value="0.0000748634338378906">
                <text:p>0.0000748634338378906</text:p>
              </table:table-cell>
              <table:table-cell office:value-type="float" office:value="0.00010228157043457">
                <text:p>0.00010228157043457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0000677108764648437">
                <text:p>0.0000677108764648437</text:p>
              </table:table-cell>
              <table:table-cell office:value-type="float" office:value="0.0000751018524169922">
                <text:p>0.0000751018524169922</text:p>
              </table:table-cell>
              <table:table-cell office:value-type="float" office:value="0.000101089477539063">
                <text:p>0.000101089477539063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0000674724578857422">
                <text:p>0.0000674724578857422</text:p>
              </table:table-cell>
              <table:table-cell office:value-type="float" office:value="0.0000753402709960937">
                <text:p>0.0000753402709960937</text:p>
              </table:table-cell>
              <table:table-cell office:value-type="float" office:value="0.000101804733276367">
                <text:p>0.000101804733276367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0000679492950439453">
                <text:p>0.0000679492950439453</text:p>
              </table:table-cell>
              <table:table-cell office:value-type="float" office:value="0.0000758171081542969">
                <text:p>0.0000758171081542969</text:p>
              </table:table-cell>
              <table:table-cell office:value-type="float" office:value="0.00010371208190918">
                <text:p>0.00010371208190918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0000681877136230469">
                <text:p>0.0000681877136230469</text:p>
              </table:table-cell>
              <table:table-cell office:value-type="float" office:value="0.0000760555267333984">
                <text:p>0.0000760555267333984</text:p>
              </table:table-cell>
              <table:table-cell office:value-type="float" office:value="0.00010228157043457">
                <text:p>0.00010228157043457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0000684261322021484">
                <text:p>0.0000684261322021484</text:p>
              </table:table-cell>
              <table:table-cell office:value-type="float" office:value="0.0000760555267333984">
                <text:p>0.0000760555267333984</text:p>
              </table:table-cell>
              <table:table-cell office:value-type="float" office:value="0.000102519989013672">
                <text:p>0.000102519989013672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00006866455078125">
                <text:p>0.00006866455078125</text:p>
              </table:table-cell>
              <table:table-cell office:value-type="float" office:value="0.0000762939453125">
                <text:p>0.0000762939453125</text:p>
              </table:table-cell>
              <table:table-cell office:value-type="float" office:value="0.000105142593383789">
                <text:p>0.000105142593383789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0000689029693603516">
                <text:p>0.0000689029693603516</text:p>
              </table:table-cell>
              <table:table-cell office:value-type="float" office:value="0.0000772476196289062">
                <text:p>0.0000772476196289062</text:p>
              </table:table-cell>
              <table:table-cell office:value-type="float" office:value="0.00010371208190918">
                <text:p>0.0001037120819091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00805854797363281">
                <text:p>0.0000805854797363281</text:p>
              </table:table-cell>
              <table:table-cell office:value-type="float" office:value="0.00010371208190918">
                <text:p>0.00010371208190918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00774860382080078">
                <text:p>0.0000774860382080078</text:p>
              </table:table-cell>
              <table:table-cell office:value-type="float" office:value="0.000105857849121094">
                <text:p>0.000105857849121094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0000693798065185547">
                <text:p>0.0000693798065185547</text:p>
              </table:table-cell>
              <table:table-cell office:value-type="float" office:value="0.0000777244567871094">
                <text:p>0.0000777244567871094</text:p>
              </table:table-cell>
              <table:table-cell office:value-type="float" office:value="0.000104427337646484">
                <text:p>0.000104427337646484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0000696182250976562">
                <text:p>0.0000696182250976562</text:p>
              </table:table-cell>
              <table:table-cell office:value-type="float" office:value="0.0000777244567871094">
                <text:p>0.0000777244567871094</text:p>
              </table:table-cell>
              <table:table-cell office:value-type="float" office:value="0.000103950500488281">
                <text:p>0.000103950500488281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0000698566436767578">
                <text:p>0.0000698566436767578</text:p>
              </table:table-cell>
              <table:table-cell office:value-type="float" office:value="0.0000777244567871094">
                <text:p>0.0000777244567871094</text:p>
              </table:table-cell>
              <table:table-cell office:value-type="float" office:value="0.0001068115234375">
                <text:p>0.0001068115234375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0000698566436767578">
                <text:p>0.0000698566436767578</text:p>
              </table:table-cell>
              <table:table-cell office:value-type="float" office:value="0.0000782012939453125">
                <text:p>0.0000782012939453125</text:p>
              </table:table-cell>
              <table:table-cell office:value-type="float" office:value="0.000105142593383789">
                <text:p>0.00010514259338378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0000700950622558594">
                <text:p>0.0000700950622558594</text:p>
              </table:table-cell>
              <table:table-cell office:value-type="float" office:value="0.0000784397125244141">
                <text:p>0.0000784397125244141</text:p>
              </table:table-cell>
              <table:table-cell office:value-type="float" office:value="0.000105619430541992">
                <text:p>0.000105619430541992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0000896453857421875">
                <text:p>0.0000896453857421875</text:p>
              </table:table-cell>
              <table:table-cell office:value-type="float" office:value="0.0000977516174316406">
                <text:p>0.0000977516174316406</text:p>
              </table:table-cell>
              <table:table-cell office:value-type="float" office:value="0.000107765197753906">
                <text:p>0.000107765197753906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0000705718994140625">
                <text:p>0.0000705718994140625</text:p>
              </table:table-cell>
              <table:table-cell office:value-type="float" office:value="0.0000789165496826172">
                <text:p>0.0000789165496826172</text:p>
              </table:table-cell>
              <table:table-cell office:value-type="float" office:value="0.000106096267700195">
                <text:p>0.000106096267700195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0000708103179931641">
                <text:p>0.0000708103179931641</text:p>
              </table:table-cell>
              <table:table-cell office:value-type="float" office:value="0.0000791549682617187">
                <text:p>0.0000791549682617187</text:p>
              </table:table-cell>
              <table:table-cell office:value-type="float" office:value="0.000106334686279297">
                <text:p>0.00010633468627929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00710487365722656">
                <text:p>0.0000710487365722656</text:p>
              </table:table-cell>
              <table:table-cell office:value-type="float" office:value="0.0000796318054199219">
                <text:p>0.0000796318054199219</text:p>
              </table:table-cell>
              <table:table-cell office:value-type="float" office:value="0.000131130218505859">
                <text:p>0.000131130218505859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0000715255737304687">
                <text:p>0.0000715255737304687</text:p>
              </table:table-cell>
              <table:table-cell office:value-type="float" office:value="0.000080108642578125">
                <text:p>0.000080108642578125</text:p>
              </table:table-cell>
              <table:table-cell office:value-type="float" office:value="0.000107526779174805">
                <text:p>0.000107526779174805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0000712871551513672">
                <text:p>0.0000712871551513672</text:p>
              </table:table-cell>
              <table:table-cell office:value-type="float" office:value="0.000080108642578125">
                <text:p>0.000080108642578125</text:p>
              </table:table-cell>
              <table:table-cell office:value-type="float" office:value="0.000107288360595703">
                <text:p>0.000107288360595703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0000712871551513672">
                <text:p>0.0000712871551513672</text:p>
              </table:table-cell>
              <table:table-cell office:value-type="float" office:value="0.0000803470611572266">
                <text:p>0.0000803470611572266</text:p>
              </table:table-cell>
              <table:table-cell office:value-type="float" office:value="0.000110387802124023">
                <text:p>0.000110387802124023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0000717639923095703">
                <text:p>0.0000717639923095703</text:p>
              </table:table-cell>
              <table:table-cell office:value-type="float" office:value="0.0000808238983154297">
                <text:p>0.0000808238983154297</text:p>
              </table:table-cell>
              <table:table-cell office:value-type="float" office:value="0.000108242034912109">
                <text:p>0.000108242034912109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0000743865966796875">
                <text:p>0.0000743865966796875</text:p>
              </table:table-cell>
              <table:table-cell office:value-type="float" office:value="0.0000813007354736328">
                <text:p>0.0000813007354736328</text:p>
              </table:table-cell>
              <table:table-cell office:value-type="float" office:value="0.000108242034912109">
                <text:p>0.00010824203491210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0000720024108886719">
                <text:p>0.0000720024108886719</text:p>
              </table:table-cell>
              <table:table-cell office:value-type="float" office:value="0.0000810623168945313">
                <text:p>0.0000810623168945313</text:p>
              </table:table-cell>
              <table:table-cell office:value-type="float" office:value="0.00011134147644043">
                <text:p>0.00011134147644043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000072479248046875">
                <text:p>0.000072479248046875</text:p>
              </table:table-cell>
              <table:table-cell office:value-type="float" office:value="0.0000817775726318359">
                <text:p>0.0000817775726318359</text:p>
              </table:table-cell>
              <table:table-cell office:value-type="float" office:value="0.000109195709228516">
                <text:p>0.000109195709228516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000072479248046875">
                <text:p>0.000072479248046875</text:p>
              </table:table-cell>
              <table:table-cell office:value-type="float" office:value="0.0000815391540527344">
                <text:p>0.0000815391540527344</text:p>
              </table:table-cell>
              <table:table-cell office:value-type="float" office:value="0.00010991096496582">
                <text:p>0.00010991096496582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0000727176666259766">
                <text:p>0.0000727176666259766</text:p>
              </table:table-cell>
              <table:table-cell office:value-type="float" office:value="0.0000820159912109375">
                <text:p>0.0000820159912109375</text:p>
              </table:table-cell>
              <table:table-cell office:value-type="float" office:value="0.000113010406494141">
                <text:p>0.00011301040649414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00727176666259766">
                <text:p>0.0000727176666259766</text:p>
              </table:table-cell>
              <table:table-cell office:value-type="float" office:value="0.0000817775726318359">
                <text:p>0.0000817775726318359</text:p>
              </table:table-cell>
              <table:table-cell office:value-type="float" office:value="0.000110626220703125">
                <text:p>0.000110626220703125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0000731945037841797">
                <text:p>0.0000731945037841797</text:p>
              </table:table-cell>
              <table:table-cell office:value-type="float" office:value="0.0000822544097900391">
                <text:p>0.0000822544097900391</text:p>
              </table:table-cell>
              <table:table-cell office:value-type="float" office:value="0.000111103057861328">
                <text:p>0.000111103057861328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0000731945037841797">
                <text:p>0.0000731945037841797</text:p>
              </table:table-cell>
              <table:table-cell office:value-type="float" office:value="0.0000824928283691406">
                <text:p>0.0000824928283691406</text:p>
              </table:table-cell>
              <table:table-cell office:value-type="float" office:value="0.000113725662231445">
                <text:p>0.000113725662231445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0000736713409423828">
                <text:p>0.0000736713409423828</text:p>
              </table:table-cell>
              <table:table-cell office:value-type="float" office:value="0.0000829696655273438">
                <text:p>0.0000829696655273438</text:p>
              </table:table-cell>
              <table:table-cell office:value-type="float" office:value="0.000111579895019531">
                <text:p>0.00011157989501953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0736713409423828">
                <text:p>0.0000736713409423828</text:p>
              </table:table-cell>
              <table:table-cell office:value-type="float" office:value="0.0000829696655273438">
                <text:p>0.0000829696655273438</text:p>
              </table:table-cell>
              <table:table-cell office:value-type="float" office:value="0.000111818313598633">
                <text:p>0.000111818313598633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0000741481781005859">
                <text:p>0.0000741481781005859</text:p>
              </table:table-cell>
              <table:table-cell office:value-type="float" office:value="0.000102758407592773">
                <text:p>0.000102758407592773</text:p>
              </table:table-cell>
              <table:table-cell office:value-type="float" office:value="0.000114679336547852">
                <text:p>0.00011467933654785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0000741481781005859">
                <text:p>0.0000741481781005859</text:p>
              </table:table-cell>
              <table:table-cell office:value-type="float" office:value="0.00008392333984375">
                <text:p>0.00008392333984375</text:p>
              </table:table-cell>
              <table:table-cell office:value-type="float" office:value="0.000112771987915039">
                <text:p>0.00011277198791503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0000741481781005859">
                <text:p>0.0000741481781005859</text:p>
              </table:table-cell>
              <table:table-cell office:value-type="float" office:value="0.00008392333984375">
                <text:p>0.00008392333984375</text:p>
              </table:table-cell>
              <table:table-cell office:value-type="float" office:value="0.000113487243652344">
                <text:p>0.000113487243652344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0000743865966796875">
                <text:p>0.0000743865966796875</text:p>
              </table:table-cell>
              <table:table-cell office:value-type="float" office:value="0.00008392333984375">
                <text:p>0.00008392333984375</text:p>
              </table:table-cell>
              <table:table-cell office:value-type="float" office:value="0.000116109848022461">
                <text:p>0.00011610984802246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0000748634338378906">
                <text:p>0.0000748634338378906</text:p>
              </table:table-cell>
              <table:table-cell office:value-type="float" office:value="0.0000867843627929688">
                <text:p>0.0000867843627929688</text:p>
              </table:table-cell>
              <table:table-cell office:value-type="float" office:value="0.000113964080810547">
                <text:p>0.00011396408081054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00751018524169922">
                <text:p>0.0000751018524169922</text:p>
              </table:table-cell>
              <table:table-cell office:value-type="float" office:value="0.0000848770141601563">
                <text:p>0.0000848770141601563</text:p>
              </table:table-cell>
              <table:table-cell office:value-type="float" office:value="0.00011444091796875">
                <text:p>0.00011444091796875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0000753402709960937">
                <text:p>0.0000753402709960937</text:p>
              </table:table-cell>
              <table:table-cell office:value-type="float" office:value="0.0000848770141601563">
                <text:p>0.0000848770141601563</text:p>
              </table:table-cell>
              <table:table-cell office:value-type="float" office:value="0.000136375427246094">
                <text:p>0.000136375427246094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0000844001770019531">
                <text:p>0.0000844001770019531</text:p>
              </table:table-cell>
              <table:table-cell office:value-type="float" office:value="0.0000853538513183594">
                <text:p>0.0000853538513183594</text:p>
              </table:table-cell>
              <table:table-cell office:value-type="float" office:value="0.000115156173706055">
                <text:p>0.000115156173706055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0000755786895751953">
                <text:p>0.0000755786895751953</text:p>
              </table:table-cell>
              <table:table-cell office:value-type="float" office:value="0.0000855922698974609">
                <text:p>0.0000855922698974609</text:p>
              </table:table-cell>
              <table:table-cell office:value-type="float" office:value="0.000114917755126953">
                <text:p>0.000114917755126953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0000755786895751953">
                <text:p>0.0000755786895751953</text:p>
              </table:table-cell>
              <table:table-cell office:value-type="float" office:value="0.0000855922698974609">
                <text:p>0.0000855922698974609</text:p>
              </table:table-cell>
              <table:table-cell office:value-type="float" office:value="0.000118255615234375">
                <text:p>0.000118255615234375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0000760555267333984">
                <text:p>0.0000760555267333984</text:p>
              </table:table-cell>
              <table:table-cell office:value-type="float" office:value="0.0000860691070556641">
                <text:p>0.0000860691070556641</text:p>
              </table:table-cell>
              <table:table-cell office:value-type="float" office:value="0.000115871429443359">
                <text:p>0.00011587142944335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0000760555267333984">
                <text:p>0.0000760555267333984</text:p>
              </table:table-cell>
              <table:table-cell office:value-type="float" office:value="0.0000860691070556641">
                <text:p>0.0000860691070556641</text:p>
              </table:table-cell>
              <table:table-cell office:value-type="float" office:value="0.000116109848022461">
                <text:p>0.00011610984802246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0000765323638916016">
                <text:p>0.0000765323638916016</text:p>
              </table:table-cell>
              <table:table-cell office:value-type="float" office:value="0.0000865459442138672">
                <text:p>0.0000865459442138672</text:p>
              </table:table-cell>
              <table:table-cell office:value-type="float" office:value="0.000119209289550781">
                <text:p>0.000119209289550781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0000765323638916016">
                <text:p>0.0000765323638916016</text:p>
              </table:table-cell>
              <table:table-cell office:value-type="float" office:value="0.0000870227813720703">
                <text:p>0.0000870227813720703</text:p>
              </table:table-cell>
              <table:table-cell office:value-type="float" office:value="0.000117301940917969">
                <text:p>0.000117301940917969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0000765323638916016">
                <text:p>0.0000765323638916016</text:p>
              </table:table-cell>
              <table:table-cell office:value-type="float" office:value="0.0000870227813720703">
                <text:p>0.0000870227813720703</text:p>
              </table:table-cell>
              <table:table-cell office:value-type="float" office:value="0.000117301940917969">
                <text:p>0.00011730194091796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00767707824707031">
                <text:p>0.0000767707824707031</text:p>
              </table:table-cell>
              <table:table-cell office:value-type="float" office:value="0.0000870227813720703">
                <text:p>0.0000870227813720703</text:p>
              </table:table-cell>
              <table:table-cell office:value-type="float" office:value="0.000120639801025391">
                <text:p>0.000120639801025391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0000770092010498047">
                <text:p>0.0000770092010498047</text:p>
              </table:table-cell>
              <table:table-cell office:value-type="float" office:value="0.0000879764556884766">
                <text:p>0.0000879764556884766</text:p>
              </table:table-cell>
              <table:table-cell office:value-type="float" office:value="0.000118017196655273">
                <text:p>0.000118017196655273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0000772476196289062">
                <text:p>0.0000772476196289062</text:p>
              </table:table-cell>
              <table:table-cell office:value-type="float" office:value="0.0000879764556884766">
                <text:p>0.0000879764556884766</text:p>
              </table:table-cell>
              <table:table-cell office:value-type="float" office:value="0.000118732452392578">
                <text:p>0.000118732452392578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000080108642578125">
                <text:p>0.000080108642578125</text:p>
              </table:table-cell>
              <table:table-cell office:value-type="float" office:value="0.0000884532928466797">
                <text:p>0.0000884532928466797</text:p>
              </table:table-cell>
              <table:table-cell office:value-type="float" office:value="0.000121355056762695">
                <text:p>0.000121355056762695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0000777244567871094">
                <text:p>0.0000777244567871094</text:p>
              </table:table-cell>
              <table:table-cell office:value-type="float" office:value="0.0000884532928466797">
                <text:p>0.0000884532928466797</text:p>
              </table:table-cell>
              <table:table-cell office:value-type="float" office:value="0.000118732452392578">
                <text:p>0.000118732452392578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0000777244567871094">
                <text:p>0.0000777244567871094</text:p>
              </table:table-cell>
              <table:table-cell office:value-type="float" office:value="0.0000886917114257813">
                <text:p>0.0000886917114257813</text:p>
              </table:table-cell>
              <table:table-cell office:value-type="float" office:value="0.000119686126708984">
                <text:p>0.000119686126708984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0000777244567871094">
                <text:p>0.0000777244567871094</text:p>
              </table:table-cell>
              <table:table-cell office:value-type="float" office:value="0.0000884532928466797">
                <text:p>0.0000884532928466797</text:p>
              </table:table-cell>
              <table:table-cell office:value-type="float" office:value="0.000122785568237305">
                <text:p>0.000122785568237305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0000782012939453125">
                <text:p>0.0000782012939453125</text:p>
              </table:table-cell>
              <table:table-cell office:value-type="float" office:value="0.0000894069671630859">
                <text:p>0.0000894069671630859</text:p>
              </table:table-cell>
              <table:table-cell office:value-type="float" office:value="0.000120162963867188">
                <text:p>0.000120162963867188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0000784397125244141">
                <text:p>0.0000784397125244141</text:p>
              </table:table-cell>
              <table:table-cell office:value-type="float" office:value="0.0000894069671630859">
                <text:p>0.0000894069671630859</text:p>
              </table:table-cell>
              <table:table-cell office:value-type="float" office:value="0.000120401382446289">
                <text:p>0.000120401382446289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0000786781311035156">
                <text:p>0.0000786781311035156</text:p>
              </table:table-cell>
              <table:table-cell office:value-type="float" office:value="0.0000896453857421875">
                <text:p>0.0000896453857421875</text:p>
              </table:table-cell>
              <table:table-cell office:value-type="float" office:value="0.000123739242553711">
                <text:p>0.00012373924255371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00786781311035156">
                <text:p>0.0000786781311035156</text:p>
              </table:table-cell>
              <table:table-cell office:value-type="float" office:value="0.0000901222229003906">
                <text:p>0.0000901222229003906</text:p>
              </table:table-cell>
              <table:table-cell office:value-type="float" office:value="0.000121355056762695">
                <text:p>0.000121355056762695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0000791549682617187">
                <text:p>0.0000791549682617187</text:p>
              </table:table-cell>
              <table:table-cell office:value-type="float" office:value="0.0000901222229003906">
                <text:p>0.0000901222229003906</text:p>
              </table:table-cell>
              <table:table-cell office:value-type="float" office:value="0.000121593475341797">
                <text:p>0.000121593475341797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0000791549682617187">
                <text:p>0.0000791549682617187</text:p>
              </table:table-cell>
              <table:table-cell office:value-type="float" office:value="0.0000901222229003906">
                <text:p>0.0000901222229003906</text:p>
              </table:table-cell>
              <table:table-cell office:value-type="float" office:value="0.000125408172607422">
                <text:p>0.000125408172607422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0000793933868408203">
                <text:p>0.0000793933868408203</text:p>
              </table:table-cell>
              <table:table-cell office:value-type="float" office:value="0.0000905990600585938">
                <text:p>0.0000905990600585938</text:p>
              </table:table-cell>
              <table:table-cell office:value-type="float" office:value="0.000121831893920898">
                <text:p>0.000121831893920898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0000793933868408203">
                <text:p>0.0000793933868408203</text:p>
              </table:table-cell>
              <table:table-cell office:value-type="float" office:value="0.0000908374786376953">
                <text:p>0.0000908374786376953</text:p>
              </table:table-cell>
              <table:table-cell office:value-type="float" office:value="0.000122785568237305">
                <text:p>0.000122785568237305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0000796318054199219">
                <text:p>0.0000796318054199219</text:p>
              </table:table-cell>
              <table:table-cell office:value-type="float" office:value="0.0000908374786376953">
                <text:p>0.0000908374786376953</text:p>
              </table:table-cell>
              <table:table-cell office:value-type="float" office:value="0.000126361846923828">
                <text:p>0.000126361846923828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000080108642578125">
                <text:p>0.000080108642578125</text:p>
              </table:table-cell>
              <table:table-cell office:value-type="float" office:value="0.0000936985015869141">
                <text:p>0.0000936985015869141</text:p>
              </table:table-cell>
              <table:table-cell office:value-type="float" office:value="0.000123739242553711">
                <text:p>0.000123739242553711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000080108642578125">
                <text:p>0.000080108642578125</text:p>
              </table:table-cell>
              <table:table-cell office:value-type="float" office:value="0.0000913143157958984">
                <text:p>0.0000913143157958984</text:p>
              </table:table-cell>
              <table:table-cell office:value-type="float" office:value="0.000123500823974609">
                <text:p>0.000123500823974609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000080108642578125">
                <text:p>0.000080108642578125</text:p>
              </table:table-cell>
              <table:table-cell office:value-type="float" office:value="0.0000917911529541016">
                <text:p>0.0000917911529541016</text:p>
              </table:table-cell>
              <table:table-cell office:value-type="float" office:value="0.000126838684082031">
                <text:p>0.000126838684082031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0000805854797363281">
                <text:p>0.0000805854797363281</text:p>
              </table:table-cell>
              <table:table-cell office:value-type="float" office:value="0.0000925064086914063">
                <text:p>0.0000925064086914063</text:p>
              </table:table-cell>
              <table:table-cell office:value-type="float" office:value="0.000124454498291016">
                <text:p>0.00012445449829101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00808238983154297">
                <text:p>0.0000808238983154297</text:p>
              </table:table-cell>
              <table:table-cell office:value-type="float" office:value="0.0000925064086914063">
                <text:p>0.0000925064086914063</text:p>
              </table:table-cell>
              <table:table-cell office:value-type="float" office:value="0.000124692916870117">
                <text:p>0.000124692916870117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0000815391540527344">
                <text:p>0.0000815391540527344</text:p>
              </table:table-cell>
              <table:table-cell office:value-type="float" office:value="0.0000956058502197266">
                <text:p>0.0000956058502197266</text:p>
              </table:table-cell>
              <table:table-cell office:value-type="float" office:value="0.000127553939819336">
                <text:p>0.000127553939819336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0000820159912109375">
                <text:p>0.0000820159912109375</text:p>
              </table:table-cell>
              <table:table-cell office:value-type="float" office:value="0.0000956058502197266">
                <text:p>0.0000956058502197266</text:p>
              </table:table-cell>
              <table:table-cell office:value-type="float" office:value="0.000154972076416016">
                <text:p>0.000154972076416016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0000817775726318359">
                <text:p>0.0000817775726318359</text:p>
              </table:table-cell>
              <table:table-cell office:value-type="float" office:value="0.000095367431640625">
                <text:p>0.000095367431640625</text:p>
              </table:table-cell>
              <table:table-cell office:value-type="float" office:value="0.000128269195556641">
                <text:p>0.000128269195556641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0000820159912109375">
                <text:p>0.0000820159912109375</text:p>
              </table:table-cell>
              <table:table-cell office:value-type="float" office:value="0.000095367431640625">
                <text:p>0.000095367431640625</text:p>
              </table:table-cell>
              <table:table-cell office:value-type="float" office:value="0.000126361846923828">
                <text:p>0.000126361846923828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0000822544097900391">
                <text:p>0.0000822544097900391</text:p>
              </table:table-cell>
              <table:table-cell office:value-type="float" office:value="0.0000965595245361328">
                <text:p>0.0000965595245361328</text:p>
              </table:table-cell>
              <table:table-cell office:value-type="float" office:value="0.000126838684082031">
                <text:p>0.000126838684082031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0000824928283691406">
                <text:p>0.0000824928283691406</text:p>
              </table:table-cell>
              <table:table-cell office:value-type="float" office:value="0.0000963211059570313">
                <text:p>0.0000963211059570313</text:p>
              </table:table-cell>
              <table:table-cell office:value-type="float" office:value="0.000129938125610352">
                <text:p>0.000129938125610352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0000824928283691406">
                <text:p>0.0000824928283691406</text:p>
              </table:table-cell>
              <table:table-cell office:value-type="float" office:value="0.0000960826873779297">
                <text:p>0.0000960826873779297</text:p>
              </table:table-cell>
              <table:table-cell office:value-type="float" office:value="0.000127077102661133">
                <text:p>0.000127077102661133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0000832080841064453">
                <text:p>0.0000832080841064453</text:p>
              </table:table-cell>
              <table:table-cell office:value-type="float" office:value="0.0000965595245361328">
                <text:p>0.0000965595245361328</text:p>
              </table:table-cell>
              <table:table-cell office:value-type="float" office:value="0.000130176544189453">
                <text:p>0.000130176544189453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0000853538513183594">
                <text:p>0.0000853538513183594</text:p>
              </table:table-cell>
              <table:table-cell office:value-type="float" office:value="0.0000970363616943359">
                <text:p>0.0000970363616943359</text:p>
              </table:table-cell>
              <table:table-cell office:value-type="float" office:value="0.000128507614135742">
                <text:p>0.00012850761413574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00832080841064453">
                <text:p>0.0000832080841064453</text:p>
              </table:table-cell>
              <table:table-cell office:value-type="float" office:value="0.0000975131988525391">
                <text:p>0.0000975131988525391</text:p>
              </table:table-cell>
              <table:table-cell office:value-type="float" office:value="0.000131130218505859">
                <text:p>0.000131130218505859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0000836849212646484">
                <text:p>0.0000836849212646484</text:p>
              </table:table-cell>
              <table:table-cell office:value-type="float" office:value="0.0000972747802734375">
                <text:p>0.0000972747802734375</text:p>
              </table:table-cell>
              <table:table-cell office:value-type="float" office:value="0.000128984451293945">
                <text:p>0.000128984451293945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0000841617584228516">
                <text:p>0.0000841617584228516</text:p>
              </table:table-cell>
              <table:table-cell office:value-type="float" office:value="0.0000972747802734375">
                <text:p>0.0000972747802734375</text:p>
              </table:table-cell>
              <table:table-cell office:value-type="float" office:value="0.000131607055664063">
                <text:p>0.000131607055664063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0000836849212646484">
                <text:p>0.0000836849212646484</text:p>
              </table:table-cell>
              <table:table-cell office:value-type="float" office:value="0.0000975131988525391">
                <text:p>0.0000975131988525391</text:p>
              </table:table-cell>
              <table:table-cell office:value-type="float" office:value="0.000129222869873047">
                <text:p>0.000129222869873047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0000844001770019531">
                <text:p>0.0000844001770019531</text:p>
              </table:table-cell>
              <table:table-cell office:value-type="float" office:value="0.0000977516174316406">
                <text:p>0.0000977516174316406</text:p>
              </table:table-cell>
              <table:table-cell office:value-type="float" office:value="0.000132560729980469">
                <text:p>0.000132560729980469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0000841617584228516">
                <text:p>0.0000841617584228516</text:p>
              </table:table-cell>
              <table:table-cell office:value-type="float" office:value="0.000117778778076172">
                <text:p>0.000117778778076172</text:p>
              </table:table-cell>
              <table:table-cell office:value-type="float" office:value="0.000130176544189453">
                <text:p>0.000130176544189453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0000846385955810547">
                <text:p>0.0000846385955810547</text:p>
              </table:table-cell>
              <table:table-cell office:value-type="float" office:value="0.0000987052917480469">
                <text:p>0.0000987052917480469</text:p>
              </table:table-cell>
              <table:table-cell office:value-type="float" office:value="0.00013279914855957">
                <text:p>0.00013279914855957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0000851154327392578">
                <text:p>0.0000851154327392578</text:p>
              </table:table-cell>
              <table:table-cell office:value-type="float" office:value="0.0000970363616943359">
                <text:p>0.0000970363616943359</text:p>
              </table:table-cell>
              <table:table-cell office:value-type="float" office:value="0.000130891799926758">
                <text:p>0.000130891799926758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0000851154327392578">
                <text:p>0.0000851154327392578</text:p>
              </table:table-cell>
              <table:table-cell office:value-type="float" office:value="0.0000967979431152344">
                <text:p>0.0000967979431152344</text:p>
              </table:table-cell>
              <table:table-cell office:value-type="float" office:value="0.000135183334350586">
                <text:p>0.000135183334350586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0000851154327392578">
                <text:p>0.0000851154327392578</text:p>
              </table:table-cell>
              <table:table-cell office:value-type="float" office:value="0.0000970363616943359">
                <text:p>0.0000970363616943359</text:p>
              </table:table-cell>
              <table:table-cell office:value-type="float" office:value="0.000131130218505859">
                <text:p>0.00013113021850585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00853538513183594">
                <text:p>0.0000853538513183594</text:p>
              </table:table-cell>
              <table:table-cell office:value-type="float" office:value="0.0000970363616943359">
                <text:p>0.0000970363616943359</text:p>
              </table:table-cell>
              <table:table-cell office:value-type="float" office:value="0.000131845474243164">
                <text:p>0.000131845474243164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0000855922698974609">
                <text:p>0.0000855922698974609</text:p>
              </table:table-cell>
              <table:table-cell office:value-type="float" office:value="0.0000998973846435547">
                <text:p>0.0000998973846435547</text:p>
              </table:table-cell>
              <table:table-cell office:value-type="float" office:value="0.000207185745239258">
                <text:p>0.000207185745239258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000105142593383789">
                <text:p>0.000105142593383789</text:p>
              </table:table-cell>
              <table:table-cell office:value-type="float" office:value="0.000154495239257813">
                <text:p>0.000154495239257813</text:p>
              </table:table-cell>
              <table:table-cell office:value-type="float" office:value="0.000193119049072266">
                <text:p>0.000193119049072266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000124454498291016">
                <text:p>0.000124454498291016</text:p>
              </table:table-cell>
              <table:table-cell office:value-type="float" office:value="0.000151872634887695">
                <text:p>0.000151872634887695</text:p>
              </table:table-cell>
              <table:table-cell office:value-type="float" office:value="0.00016331672668457">
                <text:p>0.00016331672668457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000126361846923828">
                <text:p>0.000126361846923828</text:p>
              </table:table-cell>
              <table:table-cell office:value-type="float" office:value="0.000122308731079102">
                <text:p>0.000122308731079102</text:p>
              </table:table-cell>
              <table:table-cell office:value-type="float" office:value="0.000149011611938477">
                <text:p>0.000149011611938477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0000944137573242188">
                <text:p>0.0000944137573242188</text:p>
              </table:table-cell>
              <table:table-cell office:value-type="float" office:value="0.000107049942016602">
                <text:p>0.000107049942016602</text:p>
              </table:table-cell>
              <table:table-cell office:value-type="float" office:value="0.000146150588989258">
                <text:p>0.000146150588989258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0000941753387451172">
                <text:p>0.0000941753387451172</text:p>
              </table:table-cell>
              <table:table-cell office:value-type="float" office:value="0.000107765197753906">
                <text:p>0.000107765197753906</text:p>
              </table:table-cell>
              <table:table-cell office:value-type="float" office:value="0.000150918960571289">
                <text:p>0.000150918960571289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00011444091796875">
                <text:p>0.00011444091796875</text:p>
              </table:table-cell>
              <table:table-cell office:value-type="float" office:value="0.000119924545288086">
                <text:p>0.000119924545288086</text:p>
              </table:table-cell>
              <table:table-cell office:value-type="float" office:value="0.000143527984619141">
                <text:p>0.000143527984619141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137567520141602">
                <text:p>0.000137567520141602</text:p>
              </table:table-cell>
              <table:table-cell office:value-type="float" office:value="0.000109434127807617">
                <text:p>0.000109434127807617</text:p>
              </table:table-cell>
              <table:table-cell office:value-type="float" office:value="0.000134468078613281">
                <text:p>0.000134468078613281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0000870227813720703">
                <text:p>0.0000870227813720703</text:p>
              </table:table-cell>
              <table:table-cell office:value-type="float" office:value="0.00009918212890625">
                <text:p>0.00009918212890625</text:p>
              </table:table-cell>
              <table:table-cell office:value-type="float" office:value="0.000135421752929688">
                <text:p>0.00013542175292968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00872611999511719">
                <text:p>0.0000872611999511719</text:p>
              </table:table-cell>
              <table:table-cell office:value-type="float" office:value="0.00009918212890625">
                <text:p>0.00009918212890625</text:p>
              </table:table-cell>
              <table:table-cell office:value-type="float" office:value="0.000139474868774414">
                <text:p>0.000139474868774414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000087738037109375">
                <text:p>0.000087738037109375</text:p>
              </table:table-cell>
              <table:table-cell office:value-type="float" office:value="0.0000998973846435547">
                <text:p>0.0000998973846435547</text:p>
              </table:table-cell>
              <table:table-cell office:value-type="float" office:value="0.000139474868774414">
                <text:p>0.000139474868774414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0000874996185302734">
                <text:p>0.0000874996185302734</text:p>
              </table:table-cell>
              <table:table-cell office:value-type="float" office:value="0.0000996589660644531">
                <text:p>0.0000996589660644531</text:p>
              </table:table-cell>
              <table:table-cell office:value-type="float" office:value="0.000136613845825195">
                <text:p>0.000136613845825195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000087738037109375">
                <text:p>0.000087738037109375</text:p>
              </table:table-cell>
              <table:table-cell office:value-type="float" office:value="0.000100135803222656">
                <text:p>0.000100135803222656</text:p>
              </table:table-cell>
              <table:table-cell office:value-type="float" office:value="0.000139951705932617">
                <text:p>0.000139951705932617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0000882148742675781">
                <text:p>0.0000882148742675781</text:p>
              </table:table-cell>
              <table:table-cell office:value-type="float" office:value="0.000100612640380859">
                <text:p>0.000100612640380859</text:p>
              </table:table-cell>
              <table:table-cell office:value-type="float" office:value="0.000136375427246094">
                <text:p>0.000136375427246094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000087738037109375">
                <text:p>0.000087738037109375</text:p>
              </table:table-cell>
              <table:table-cell office:value-type="float" office:value="0.000102758407592773">
                <text:p>0.000102758407592773</text:p>
              </table:table-cell>
              <table:table-cell office:value-type="float" office:value="0.0001373291015625">
                <text:p>0.0001373291015625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000087738037109375">
                <text:p>0.000087738037109375</text:p>
              </table:table-cell>
              <table:table-cell office:value-type="float" office:value="0.000102519989013672">
                <text:p>0.000102519989013672</text:p>
              </table:table-cell>
              <table:table-cell office:value-type="float" office:value="0.0001373291015625">
                <text:p>0.0001373291015625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0000882148742675781">
                <text:p>0.0000882148742675781</text:p>
              </table:table-cell>
              <table:table-cell office:value-type="float" office:value="0.000102043151855469">
                <text:p>0.000102043151855469</text:p>
              </table:table-cell>
              <table:table-cell office:value-type="float" office:value="0.000140666961669922">
                <text:p>0.000140666961669922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0000886917114257813">
                <text:p>0.0000886917114257813</text:p>
              </table:table-cell>
              <table:table-cell office:value-type="float" office:value="0.000102519989013672">
                <text:p>0.000102519989013672</text:p>
              </table:table-cell>
              <table:table-cell office:value-type="float" office:value="0.000138521194458008">
                <text:p>0.000138521194458008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0000984668731689453">
                <text:p>0.0000984668731689453</text:p>
              </table:table-cell>
              <table:table-cell office:value-type="float" office:value="0.000111818313598633">
                <text:p>0.000111818313598633</text:p>
              </table:table-cell>
              <table:table-cell office:value-type="float" office:value="0.000138044357299805">
                <text:p>0.00013804435729980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00886917114257813">
                <text:p>0.0000886917114257813</text:p>
              </table:table-cell>
              <table:table-cell office:value-type="float" office:value="0.000102996826171875">
                <text:p>0.000102996826171875</text:p>
              </table:table-cell>
              <table:table-cell office:value-type="float" office:value="0.000142097473144531">
                <text:p>0.000142097473144531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0000886917114257813">
                <text:p>0.0000886917114257813</text:p>
              </table:table-cell>
              <table:table-cell office:value-type="float" office:value="0.000103235244750977">
                <text:p>0.000103235244750977</text:p>
              </table:table-cell>
              <table:table-cell office:value-type="float" office:value="0.000139474868774414">
                <text:p>0.000139474868774414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0000889301300048828">
                <text:p>0.0000889301300048828</text:p>
              </table:table-cell>
              <table:table-cell office:value-type="float" office:value="0.000103473663330078">
                <text:p>0.000103473663330078</text:p>
              </table:table-cell>
              <table:table-cell office:value-type="float" office:value="0.000139236450195313">
                <text:p>0.000139236450195313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0000898838043212891">
                <text:p>0.0000898838043212891</text:p>
              </table:table-cell>
              <table:table-cell office:value-type="float" office:value="0.000107049942016602">
                <text:p>0.000107049942016602</text:p>
              </table:table-cell>
              <table:table-cell office:value-type="float" office:value="0.000143289566040039">
                <text:p>0.00014328956604003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0000896453857421875">
                <text:p>0.0000896453857421875</text:p>
              </table:table-cell>
              <table:table-cell office:value-type="float" office:value="0.000103950500488281">
                <text:p>0.000103950500488281</text:p>
              </table:table-cell>
              <table:table-cell office:value-type="float" office:value="0.00014042854309082">
                <text:p>0.00014042854309082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0000896453857421875">
                <text:p>0.0000896453857421875</text:p>
              </table:table-cell>
              <table:table-cell office:value-type="float" office:value="0.000103950500488281">
                <text:p>0.000103950500488281</text:p>
              </table:table-cell>
              <table:table-cell office:value-type="float" office:value="0.000140666961669922">
                <text:p>0.000140666961669922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0000898838043212891">
                <text:p>0.0000898838043212891</text:p>
              </table:table-cell>
              <table:table-cell office:value-type="float" office:value="0.000104188919067383">
                <text:p>0.000104188919067383</text:p>
              </table:table-cell>
              <table:table-cell office:value-type="float" office:value="0.000144004821777344">
                <text:p>0.000144004821777344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0000901222229003906">
                <text:p>0.0000901222229003906</text:p>
              </table:table-cell>
              <table:table-cell office:value-type="float" office:value="0.000104427337646484">
                <text:p>0.000104427337646484</text:p>
              </table:table-cell>
              <table:table-cell office:value-type="float" office:value="0.000141382217407227">
                <text:p>0.000141382217407227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0000901222229003906">
                <text:p>0.0000901222229003906</text:p>
              </table:table-cell>
              <table:table-cell office:value-type="float" office:value="0.000104665756225586">
                <text:p>0.000104665756225586</text:p>
              </table:table-cell>
              <table:table-cell office:value-type="float" office:value="0.000141620635986328">
                <text:p>0.000141620635986328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0000905990600585938">
                <text:p>0.0000905990600585938</text:p>
              </table:table-cell>
              <table:table-cell office:value-type="float" office:value="0.000123977661132813">
                <text:p>0.000123977661132813</text:p>
              </table:table-cell>
              <table:table-cell office:value-type="float" office:value="0.000164270401000977">
                <text:p>0.000164270401000977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00908374786376953">
                <text:p>0.0000908374786376953</text:p>
              </table:table-cell>
              <table:table-cell office:value-type="float" office:value="0.000105381011962891">
                <text:p>0.000105381011962891</text:p>
              </table:table-cell>
              <table:table-cell office:value-type="float" office:value="0.000142812728881836">
                <text:p>0.000142812728881836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0000905990600585938">
                <text:p>0.0000905990600585938</text:p>
              </table:table-cell>
              <table:table-cell office:value-type="float" office:value="0.000105619430541992">
                <text:p>0.000105619430541992</text:p>
              </table:table-cell>
              <table:table-cell office:value-type="float" office:value="0.000142812728881836">
                <text:p>0.000142812728881836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0000910758972167969">
                <text:p>0.0000910758972167969</text:p>
              </table:table-cell>
              <table:table-cell office:value-type="float" office:value="0.000105619430541992">
                <text:p>0.000105619430541992</text:p>
              </table:table-cell>
              <table:table-cell office:value-type="float" office:value="0.000170707702636719">
                <text:p>0.000170707702636719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000119686126708984">
                <text:p>0.000119686126708984</text:p>
              </table:table-cell>
              <table:table-cell office:value-type="float" office:value="0.000106334686279297">
                <text:p>0.000106334686279297</text:p>
              </table:table-cell>
              <table:table-cell office:value-type="float" office:value="0.000143527984619141">
                <text:p>0.000143527984619141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000091552734375">
                <text:p>0.000091552734375</text:p>
              </table:table-cell>
              <table:table-cell office:value-type="float" office:value="0.0001068115234375">
                <text:p>0.0001068115234375</text:p>
              </table:table-cell>
              <table:table-cell office:value-type="float" office:value="0.000146627426147461">
                <text:p>0.000146627426147461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000091552734375">
                <text:p>0.000091552734375</text:p>
              </table:table-cell>
              <table:table-cell office:value-type="float" office:value="0.0001068115234375">
                <text:p>0.0001068115234375</text:p>
              </table:table-cell>
              <table:table-cell office:value-type="float" office:value="0.000148296356201172">
                <text:p>0.000148296356201172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0000920295715332031">
                <text:p>0.0000920295715332031</text:p>
              </table:table-cell>
              <table:table-cell office:value-type="float" office:value="0.000107049942016602">
                <text:p>0.000107049942016602</text:p>
              </table:table-cell>
              <table:table-cell office:value-type="float" office:value="0.000145196914672852">
                <text:p>0.000145196914672852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0000920295715332031">
                <text:p>0.0000920295715332031</text:p>
              </table:table-cell>
              <table:table-cell office:value-type="float" office:value="0.000107288360595703">
                <text:p>0.000107288360595703</text:p>
              </table:table-cell>
              <table:table-cell office:value-type="float" office:value="0.00014495849609375">
                <text:p>0.00014495849609375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00011134147644043">
                <text:p>0.00011134147644043</text:p>
              </table:table-cell>
              <table:table-cell office:value-type="float" office:value="0.000107765197753906">
                <text:p>0.000107765197753906</text:p>
              </table:table-cell>
              <table:table-cell office:value-type="float" office:value="0.000149011611938477">
                <text:p>0.000149011611938477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0000925064086914063">
                <text:p>0.0000925064086914063</text:p>
              </table:table-cell>
              <table:table-cell office:value-type="float" office:value="0.000108003616333008">
                <text:p>0.000108003616333008</text:p>
              </table:table-cell>
              <table:table-cell office:value-type="float" office:value="0.000145673751831055">
                <text:p>0.00014567375183105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00927448272705078">
                <text:p>0.0000927448272705078</text:p>
              </table:table-cell>
              <table:table-cell office:value-type="float" office:value="0.000108003616333008">
                <text:p>0.000108003616333008</text:p>
              </table:table-cell>
              <table:table-cell office:value-type="float" office:value="0.000145912170410156">
                <text:p>0.000145912170410156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0000925064086914063">
                <text:p>0.0000925064086914063</text:p>
              </table:table-cell>
              <table:table-cell office:value-type="float" office:value="0.000108242034912109">
                <text:p>0.000108242034912109</text:p>
              </table:table-cell>
              <table:table-cell office:value-type="float" office:value="0.000150442123413086">
                <text:p>0.000150442123413086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0000927448272705078">
                <text:p>0.0000927448272705078</text:p>
              </table:table-cell>
              <table:table-cell office:value-type="float" office:value="0.000108480453491211">
                <text:p>0.000108480453491211</text:p>
              </table:table-cell>
              <table:table-cell office:value-type="float" office:value="0.000146865844726563">
                <text:p>0.000146865844726563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0000932216644287109">
                <text:p>0.0000932216644287109</text:p>
              </table:table-cell>
              <table:table-cell office:value-type="float" office:value="0.000108957290649414">
                <text:p>0.000108957290649414</text:p>
              </table:table-cell>
              <table:table-cell office:value-type="float" office:value="0.000147104263305664">
                <text:p>0.000147104263305664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0000932216644287109">
                <text:p>0.0000932216644287109</text:p>
              </table:table-cell>
              <table:table-cell office:value-type="float" office:value="0.000109195709228516">
                <text:p>0.000109195709228516</text:p>
              </table:table-cell>
              <table:table-cell office:value-type="float" office:value="0.000151395797729492">
                <text:p>0.000151395797729492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0000936985015869141">
                <text:p>0.0000936985015869141</text:p>
              </table:table-cell>
              <table:table-cell office:value-type="float" office:value="0.000109434127807617">
                <text:p>0.000109434127807617</text:p>
              </table:table-cell>
              <table:table-cell office:value-type="float" office:value="0.000150442123413086">
                <text:p>0.000150442123413086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0000939369201660156">
                <text:p>0.0000939369201660156</text:p>
              </table:table-cell>
              <table:table-cell office:value-type="float" office:value="0.000109434127807617">
                <text:p>0.000109434127807617</text:p>
              </table:table-cell>
              <table:table-cell office:value-type="float" office:value="0.000148296356201172">
                <text:p>0.000148296356201172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0000939369201660156">
                <text:p>0.0000939369201660156</text:p>
              </table:table-cell>
              <table:table-cell office:value-type="float" office:value="0.00010991096496582">
                <text:p>0.00010991096496582</text:p>
              </table:table-cell>
              <table:table-cell office:value-type="float" office:value="0.000152349472045898">
                <text:p>0.000152349472045898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0000944137573242188">
                <text:p>0.0000944137573242188</text:p>
              </table:table-cell>
              <table:table-cell office:value-type="float" office:value="0.000110149383544922">
                <text:p>0.000110149383544922</text:p>
              </table:table-cell>
              <table:table-cell office:value-type="float" office:value="0.000149011611938477">
                <text:p>0.000149011611938477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0000944137573242188">
                <text:p>0.0000944137573242188</text:p>
              </table:table-cell>
              <table:table-cell office:value-type="float" office:value="0.000110626220703125">
                <text:p>0.000110626220703125</text:p>
              </table:table-cell>
              <table:table-cell office:value-type="float" office:value="0.000149011611938477">
                <text:p>0.00014901161193847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00944137573242188">
                <text:p>0.0000944137573242188</text:p>
              </table:table-cell>
              <table:table-cell office:value-type="float" office:value="0.000110626220703125">
                <text:p>0.000110626220703125</text:p>
              </table:table-cell>
              <table:table-cell office:value-type="float" office:value="0.000154256820678711">
                <text:p>0.000154256820678711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0000948905944824219">
                <text:p>0.0000948905944824219</text:p>
              </table:table-cell>
              <table:table-cell office:value-type="float" office:value="0.000110626220703125">
                <text:p>0.000110626220703125</text:p>
              </table:table-cell>
              <table:table-cell office:value-type="float" office:value="0.000150203704833984">
                <text:p>0.000150203704833984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0000946521759033203">
                <text:p>0.0000946521759033203</text:p>
              </table:table-cell>
              <table:table-cell office:value-type="float" office:value="0.000110864639282227">
                <text:p>0.000110864639282227</text:p>
              </table:table-cell>
              <table:table-cell office:value-type="float" office:value="0.000150442123413086">
                <text:p>0.000150442123413086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000095367431640625">
                <text:p>0.000095367431640625</text:p>
              </table:table-cell>
              <table:table-cell office:value-type="float" office:value="0.000110864639282227">
                <text:p>0.000110864639282227</text:p>
              </table:table-cell>
              <table:table-cell office:value-type="float" office:value="0.000156164169311523">
                <text:p>0.000156164169311523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0000956058502197266">
                <text:p>0.0000956058502197266</text:p>
              </table:table-cell>
              <table:table-cell office:value-type="float" office:value="0.000111579895019531">
                <text:p>0.000111579895019531</text:p>
              </table:table-cell>
              <table:table-cell office:value-type="float" office:value="0.000151634216308594">
                <text:p>0.000151634216308594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0000956058502197266">
                <text:p>0.0000956058502197266</text:p>
              </table:table-cell>
              <table:table-cell office:value-type="float" office:value="0.000112056732177734">
                <text:p>0.000112056732177734</text:p>
              </table:table-cell>
              <table:table-cell office:value-type="float" office:value="0.000151157379150391">
                <text:p>0.000151157379150391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0000958442687988281">
                <text:p>0.0000958442687988281</text:p>
              </table:table-cell>
              <table:table-cell office:value-type="float" office:value="0.000112056732177734">
                <text:p>0.000112056732177734</text:p>
              </table:table-cell>
              <table:table-cell office:value-type="float" office:value="0.000159502029418945">
                <text:p>0.000159502029418945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0000960826873779297">
                <text:p>0.0000960826873779297</text:p>
              </table:table-cell>
              <table:table-cell office:value-type="float" office:value="0.000113010406494141">
                <text:p>0.000113010406494141</text:p>
              </table:table-cell>
              <table:table-cell office:value-type="float" office:value="0.000152349472045898">
                <text:p>0.000152349472045898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0000963211059570313">
                <text:p>0.0000963211059570313</text:p>
              </table:table-cell>
              <table:table-cell office:value-type="float" office:value="0.000112533569335938">
                <text:p>0.000112533569335938</text:p>
              </table:table-cell>
              <table:table-cell office:value-type="float" office:value="0.000152349472045898">
                <text:p>0.000152349472045898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0000963211059570313">
                <text:p>0.0000963211059570313</text:p>
              </table:table-cell>
              <table:table-cell office:value-type="float" office:value="0.000113010406494141">
                <text:p>0.000113010406494141</text:p>
              </table:table-cell>
              <table:table-cell office:value-type="float" office:value="0.000158071517944336">
                <text:p>0.00015807151794433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00965595245361328">
                <text:p>0.0000965595245361328</text:p>
              </table:table-cell>
              <table:table-cell office:value-type="float" office:value="0.000113248825073242">
                <text:p>0.000113248825073242</text:p>
              </table:table-cell>
              <table:table-cell office:value-type="float" office:value="0.000153541564941406">
                <text:p>0.000153541564941406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0000965595245361328">
                <text:p>0.0000965595245361328</text:p>
              </table:table-cell>
              <table:table-cell office:value-type="float" office:value="0.000113248825073242">
                <text:p>0.000113248825073242</text:p>
              </table:table-cell>
              <table:table-cell office:value-type="float" office:value="0.000153541564941406">
                <text:p>0.000153541564941406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0000967979431152344">
                <text:p>0.0000967979431152344</text:p>
              </table:table-cell>
              <table:table-cell office:value-type="float" office:value="0.000113487243652344">
                <text:p>0.000113487243652344</text:p>
              </table:table-cell>
              <table:table-cell office:value-type="float" office:value="0.000159263610839844">
                <text:p>0.000159263610839844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0000970363616943359">
                <text:p>0.0000970363616943359</text:p>
              </table:table-cell>
              <table:table-cell office:value-type="float" office:value="0.000114202499389648">
                <text:p>0.000114202499389648</text:p>
              </table:table-cell>
              <table:table-cell office:value-type="float" office:value="0.000154733657836914">
                <text:p>0.000154733657836914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0000972747802734375">
                <text:p>0.0000972747802734375</text:p>
              </table:table-cell>
              <table:table-cell office:value-type="float" office:value="0.000114202499389648">
                <text:p>0.000114202499389648</text:p>
              </table:table-cell>
              <table:table-cell office:value-type="float" office:value="0.000154733657836914">
                <text:p>0.000154733657836914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0000975131988525391">
                <text:p>0.0000975131988525391</text:p>
              </table:table-cell>
              <table:table-cell office:value-type="float" office:value="0.000114202499389648">
                <text:p>0.000114202499389648</text:p>
              </table:table-cell>
              <table:table-cell office:value-type="float" office:value="0.000159740447998047">
                <text:p>0.000159740447998047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0000979900360107422">
                <text:p>0.0000979900360107422</text:p>
              </table:table-cell>
              <table:table-cell office:value-type="float" office:value="0.000114917755126953">
                <text:p>0.000114917755126953</text:p>
              </table:table-cell>
              <table:table-cell office:value-type="float" office:value="0.00015568733215332">
                <text:p>0.00015568733215332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0000979900360107422">
                <text:p>0.0000979900360107422</text:p>
              </table:table-cell>
              <table:table-cell office:value-type="float" office:value="0.00011754035949707">
                <text:p>0.00011754035949707</text:p>
              </table:table-cell>
              <table:table-cell office:value-type="float" office:value="0.000155925750732422">
                <text:p>0.000155925750732422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000116825103759766">
                <text:p>0.000116825103759766</text:p>
              </table:table-cell>
              <table:table-cell office:value-type="float" office:value="0.00012516975402832">
                <text:p>0.00012516975402832</text:p>
              </table:table-cell>
              <table:table-cell office:value-type="float" office:value="0.000166177749633789">
                <text:p>0.000166177749633789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000101089477539063">
                <text:p>0.000101089477539063</text:p>
              </table:table-cell>
              <table:table-cell office:value-type="float" office:value="0.000118732452392578">
                <text:p>0.000118732452392578</text:p>
              </table:table-cell>
              <table:table-cell office:value-type="float" office:value="0.000160694122314453">
                <text:p>0.00016069412231445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00146865844726563">
                <text:p>0.000146865844726563</text:p>
              </table:table-cell>
              <table:table-cell office:value-type="float" office:value="0.000138521194458008">
                <text:p>0.000138521194458008</text:p>
              </table:table-cell>
              <table:table-cell office:value-type="float" office:value="0.000165462493896484">
                <text:p>0.000165462493896484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000118017196655273">
                <text:p>0.000118017196655273</text:p>
              </table:table-cell>
              <table:table-cell office:value-type="float" office:value="0.000116348266601563">
                <text:p>0.000116348266601563</text:p>
              </table:table-cell>
              <table:table-cell office:value-type="float" office:value="0.00016331672668457">
                <text:p>0.0001633167266845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0989437103271484">
                <text:p>0.0000989437103271484</text:p>
              </table:table-cell>
              <table:table-cell office:value-type="float" office:value="0.000116348266601563">
                <text:p>0.000116348266601563</text:p>
              </table:table-cell>
              <table:table-cell office:value-type="float" office:value="0.000177860260009766">
                <text:p>0.000177860260009766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0000989437103271484">
                <text:p>0.0000989437103271484</text:p>
              </table:table-cell>
              <table:table-cell office:value-type="float" office:value="0.000116825103759766">
                <text:p>0.000116825103759766</text:p>
              </table:table-cell>
              <table:table-cell office:value-type="float" office:value="0.000178098678588867">
                <text:p>0.000178098678588867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00009918212890625">
                <text:p>0.00009918212890625</text:p>
              </table:table-cell>
              <table:table-cell office:value-type="float" office:value="0.000117063522338867">
                <text:p>0.000117063522338867</text:p>
              </table:table-cell>
              <table:table-cell office:value-type="float" office:value="0.00016331672668457">
                <text:p>0.00016331672668457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000110626220703125">
                <text:p>0.000110626220703125</text:p>
              </table:table-cell>
              <table:table-cell office:value-type="float" office:value="0.00014805793762207">
                <text:p>0.00014805793762207</text:p>
              </table:table-cell>
              <table:table-cell office:value-type="float" office:value="0.000182151794433594">
                <text:p>0.000182151794433594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0000996589660644531">
                <text:p>0.0000996589660644531</text:p>
              </table:table-cell>
              <table:table-cell office:value-type="float" office:value="0.000116825103759766">
                <text:p>0.000116825103759766</text:p>
              </table:table-cell>
              <table:table-cell office:value-type="float" office:value="0.000158548355102539">
                <text:p>0.000158548355102539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000110387802124023">
                <text:p>0.000110387802124023</text:p>
              </table:table-cell>
              <table:table-cell office:value-type="float" office:value="0.000118017196655273">
                <text:p>0.000118017196655273</text:p>
              </table:table-cell>
              <table:table-cell office:value-type="float" office:value="0.000164985656738281">
                <text:p>0.000164985656738281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000123500823974609">
                <text:p>0.000123500823974609</text:p>
              </table:table-cell>
              <table:table-cell office:value-type="float" office:value="0.000118017196655273">
                <text:p>0.000118017196655273</text:p>
              </table:table-cell>
              <table:table-cell office:value-type="float" office:value="0.00016021728515625">
                <text:p>0.00016021728515625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000119447708129883">
                <text:p>0.000119447708129883</text:p>
              </table:table-cell>
              <table:table-cell office:value-type="float" office:value="0.000118017196655273">
                <text:p>0.000118017196655273</text:p>
              </table:table-cell>
              <table:table-cell office:value-type="float" office:value="0.000159978866577148">
                <text:p>0.00015997886657714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00100135803222656">
                <text:p>0.000100135803222656</text:p>
              </table:table-cell>
              <table:table-cell office:value-type="float" office:value="0.000118494033813477">
                <text:p>0.000118494033813477</text:p>
              </table:table-cell>
              <table:table-cell office:value-type="float" office:value="0.000166177749633789">
                <text:p>0.000166177749633789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000100612640380859">
                <text:p>0.000100612640380859</text:p>
              </table:table-cell>
              <table:table-cell office:value-type="float" office:value="0.000118494033813477">
                <text:p>0.000118494033813477</text:p>
              </table:table-cell>
              <table:table-cell office:value-type="float" office:value="0.000160694122314453">
                <text:p>0.000160694122314453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000100851058959961">
                <text:p>0.000100851058959961</text:p>
              </table:table-cell>
              <table:table-cell office:value-type="float" office:value="0.00011897087097168">
                <text:p>0.00011897087097168</text:p>
              </table:table-cell>
              <table:table-cell office:value-type="float" office:value="0.000180482864379883">
                <text:p>0.000180482864379883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000101089477539063">
                <text:p>0.000101089477539063</text:p>
              </table:table-cell>
              <table:table-cell office:value-type="float" office:value="0.00011897087097168">
                <text:p>0.00011897087097168</text:p>
              </table:table-cell>
              <table:table-cell office:value-type="float" office:value="0.000166893005371094">
                <text:p>0.000166893005371094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000101327896118164">
                <text:p>0.000101327896118164</text:p>
              </table:table-cell>
              <table:table-cell office:value-type="float" office:value="0.000119447708129883">
                <text:p>0.000119447708129883</text:p>
              </table:table-cell>
              <table:table-cell office:value-type="float" office:value="0.000162124633789063">
                <text:p>0.000162124633789063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000101327896118164">
                <text:p>0.000101327896118164</text:p>
              </table:table-cell>
              <table:table-cell office:value-type="float" office:value="0.000119447708129883">
                <text:p>0.000119447708129883</text:p>
              </table:table-cell>
              <table:table-cell office:value-type="float" office:value="0.000161647796630859">
                <text:p>0.000161647796630859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000101804733276367">
                <text:p>0.000101804733276367</text:p>
              </table:table-cell>
              <table:table-cell office:value-type="float" office:value="0.000119924545288086">
                <text:p>0.000119924545288086</text:p>
              </table:table-cell>
              <table:table-cell office:value-type="float" office:value="0.000167369842529297">
                <text:p>0.000167369842529297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000103950500488281">
                <text:p>0.000103950500488281</text:p>
              </table:table-cell>
              <table:table-cell office:value-type="float" office:value="0.000120639801025391">
                <text:p>0.000120639801025391</text:p>
              </table:table-cell>
              <table:table-cell office:value-type="float" office:value="0.000165462493896484">
                <text:p>0.000165462493896484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000120878219604492">
                <text:p>0.000120878219604492</text:p>
              </table:table-cell>
              <table:table-cell office:value-type="float" office:value="0.000120639801025391">
                <text:p>0.000120639801025391</text:p>
              </table:table-cell>
              <table:table-cell office:value-type="float" office:value="0.00016331672668457">
                <text:p>0.00016331672668457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000102043151855469">
                <text:p>0.000102043151855469</text:p>
              </table:table-cell>
              <table:table-cell office:value-type="float" office:value="0.000120639801025391">
                <text:p>0.000120639801025391</text:p>
              </table:table-cell>
              <table:table-cell office:value-type="float" office:value="0.000167131423950195">
                <text:p>0.000167131423950195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000102519989013672">
                <text:p>0.000102519989013672</text:p>
              </table:table-cell>
              <table:table-cell office:value-type="float" office:value="0.000120878219604492">
                <text:p>0.000120878219604492</text:p>
              </table:table-cell>
              <table:table-cell office:value-type="float" office:value="0.000164031982421875">
                <text:p>0.000164031982421875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000102519989013672">
                <text:p>0.000102519989013672</text:p>
              </table:table-cell>
              <table:table-cell office:value-type="float" office:value="0.000121355056762695">
                <text:p>0.000121355056762695</text:p>
              </table:table-cell>
              <table:table-cell office:value-type="float" office:value="0.000164270401000977">
                <text:p>0.000164270401000977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000102758407592773">
                <text:p>0.000102758407592773</text:p>
              </table:table-cell>
              <table:table-cell office:value-type="float" office:value="0.000121355056762695">
                <text:p>0.000121355056762695</text:p>
              </table:table-cell>
              <table:table-cell office:value-type="float" office:value="0.000168085098266602">
                <text:p>0.000168085098266602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000103235244750977">
                <text:p>0.000103235244750977</text:p>
              </table:table-cell>
              <table:table-cell office:value-type="float" office:value="0.000121593475341797">
                <text:p>0.000121593475341797</text:p>
              </table:table-cell>
              <table:table-cell office:value-type="float" office:value="0.000165224075317383">
                <text:p>0.000165224075317383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000103235244750977">
                <text:p>0.000103235244750977</text:p>
              </table:table-cell>
              <table:table-cell office:value-type="float" office:value="0.0001220703125">
                <text:p>0.0001220703125</text:p>
              </table:table-cell>
              <table:table-cell office:value-type="float" office:value="0.000165462493896484">
                <text:p>0.000165462493896484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000103235244750977">
                <text:p>0.000103235244750977</text:p>
              </table:table-cell>
              <table:table-cell office:value-type="float" office:value="0.000122308731079102">
                <text:p>0.000122308731079102</text:p>
              </table:table-cell>
              <table:table-cell office:value-type="float" office:value="0.000169038772583008">
                <text:p>0.000169038772583008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000104904174804688">
                <text:p>0.000104904174804688</text:p>
              </table:table-cell>
              <table:table-cell office:value-type="float" office:value="0.000123739242553711">
                <text:p>0.000123739242553711</text:p>
              </table:table-cell>
              <table:table-cell office:value-type="float" office:value="0.000169515609741211">
                <text:p>0.000169515609741211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000107765197753906">
                <text:p>0.000107765197753906</text:p>
              </table:table-cell>
              <table:table-cell office:value-type="float" office:value="0.000123500823974609">
                <text:p>0.000123500823974609</text:p>
              </table:table-cell>
              <table:table-cell office:value-type="float" office:value="0.000166654586791992">
                <text:p>0.000166654586791992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000104904174804688">
                <text:p>0.000104904174804688</text:p>
              </table:table-cell>
              <table:table-cell office:value-type="float" office:value="0.000123262405395508">
                <text:p>0.000123262405395508</text:p>
              </table:table-cell>
              <table:table-cell office:value-type="float" office:value="0.000167369842529297">
                <text:p>0.000167369842529297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000105142593383789">
                <text:p>0.000105142593383789</text:p>
              </table:table-cell>
              <table:table-cell office:value-type="float" office:value="0.000123500823974609">
                <text:p>0.000123500823974609</text:p>
              </table:table-cell>
              <table:table-cell office:value-type="float" office:value="0.000170707702636719">
                <text:p>0.00017070770263671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00105619430541992">
                <text:p>0.000105619430541992</text:p>
              </table:table-cell>
              <table:table-cell office:value-type="float" office:value="0.000123739242553711">
                <text:p>0.000123739242553711</text:p>
              </table:table-cell>
              <table:table-cell office:value-type="float" office:value="0.000167608261108398">
                <text:p>0.000167608261108398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000105619430541992">
                <text:p>0.000105619430541992</text:p>
              </table:table-cell>
              <table:table-cell office:value-type="float" office:value="0.000123739242553711">
                <text:p>0.000123739242553711</text:p>
              </table:table-cell>
              <table:table-cell office:value-type="float" office:value="0.000168085098266602">
                <text:p>0.000168085098266602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000105619430541992">
                <text:p>0.000105619430541992</text:p>
              </table:table-cell>
              <table:table-cell office:value-type="float" office:value="0.000124454498291016">
                <text:p>0.000124454498291016</text:p>
              </table:table-cell>
              <table:table-cell office:value-type="float" office:value="0.000171661376953125">
                <text:p>0.000171661376953125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000106096267700195">
                <text:p>0.000106096267700195</text:p>
              </table:table-cell>
              <table:table-cell office:value-type="float" office:value="0.000125408172607422">
                <text:p>0.000125408172607422</text:p>
              </table:table-cell>
              <table:table-cell office:value-type="float" office:value="0.000168561935424805">
                <text:p>0.000168561935424805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000106096267700195">
                <text:p>0.000106096267700195</text:p>
              </table:table-cell>
              <table:table-cell office:value-type="float" office:value="0.000125408172607422">
                <text:p>0.000125408172607422</text:p>
              </table:table-cell>
              <table:table-cell office:value-type="float" office:value="0.000169277191162109">
                <text:p>0.000169277191162109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000106334686279297">
                <text:p>0.000106334686279297</text:p>
              </table:table-cell>
              <table:table-cell office:value-type="float" office:value="0.000125646591186523">
                <text:p>0.000125646591186523</text:p>
              </table:table-cell>
              <table:table-cell office:value-type="float" office:value="0.000173330307006836">
                <text:p>0.000173330307006836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000106096267700195">
                <text:p>0.000106096267700195</text:p>
              </table:table-cell>
              <table:table-cell office:value-type="float" office:value="0.000126123428344727">
                <text:p>0.000126123428344727</text:p>
              </table:table-cell>
              <table:table-cell office:value-type="float" office:value="0.000172138214111328">
                <text:p>0.000172138214111328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000106573104858398">
                <text:p>0.000106573104858398</text:p>
              </table:table-cell>
              <table:table-cell office:value-type="float" office:value="0.000125408172607422">
                <text:p>0.000125408172607422</text:p>
              </table:table-cell>
              <table:table-cell office:value-type="float" office:value="0.000170469284057617">
                <text:p>0.000170469284057617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0001068115234375">
                <text:p>0.0001068115234375</text:p>
              </table:table-cell>
              <table:table-cell office:value-type="float" office:value="0.000125408172607422">
                <text:p>0.000125408172607422</text:p>
              </table:table-cell>
              <table:table-cell office:value-type="float" office:value="0.000174045562744141">
                <text:p>0.000174045562744141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000107288360595703">
                <text:p>0.000107288360595703</text:p>
              </table:table-cell>
              <table:table-cell office:value-type="float" office:value="0.000125885009765625">
                <text:p>0.000125885009765625</text:p>
              </table:table-cell>
              <table:table-cell office:value-type="float" office:value="0.000170230865478516">
                <text:p>0.00017023086547851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00107288360595703">
                <text:p>0.000107288360595703</text:p>
              </table:table-cell>
              <table:table-cell office:value-type="float" office:value="0.000125408172607422">
                <text:p>0.000125408172607422</text:p>
              </table:table-cell>
              <table:table-cell office:value-type="float" office:value="0.000173091888427734">
                <text:p>0.000173091888427734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000107526779174805">
                <text:p>0.000107526779174805</text:p>
              </table:table-cell>
              <table:table-cell office:value-type="float" office:value="0.000126123428344727">
                <text:p>0.000126123428344727</text:p>
              </table:table-cell>
              <table:table-cell office:value-type="float" office:value="0.000175237655639648">
                <text:p>0.000175237655639648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000106573104858398">
                <text:p>0.000106573104858398</text:p>
              </table:table-cell>
              <table:table-cell office:value-type="float" office:value="0.000127553939819336">
                <text:p>0.000127553939819336</text:p>
              </table:table-cell>
              <table:table-cell office:value-type="float" office:value="0.000172853469848633">
                <text:p>0.000172853469848633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000107049942016602">
                <text:p>0.000107049942016602</text:p>
              </table:table-cell>
              <table:table-cell office:value-type="float" office:value="0.000128030776977539">
                <text:p>0.000128030776977539</text:p>
              </table:table-cell>
              <table:table-cell office:value-type="float" office:value="0.000175714492797852">
                <text:p>0.000175714492797852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000107526779174805">
                <text:p>0.000107526779174805</text:p>
              </table:table-cell>
              <table:table-cell office:value-type="float" office:value="0.000127553939819336">
                <text:p>0.000127553939819336</text:p>
              </table:table-cell>
              <table:table-cell office:value-type="float" office:value="0.000172853469848633">
                <text:p>0.000172853469848633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000107288360595703">
                <text:p>0.000107288360595703</text:p>
              </table:table-cell>
              <table:table-cell office:value-type="float" office:value="0.000171422958374023">
                <text:p>0.000171422958374023</text:p>
              </table:table-cell>
              <table:table-cell office:value-type="float" office:value="0.000173091888427734">
                <text:p>0.000173091888427734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000107526779174805">
                <text:p>0.000107526779174805</text:p>
              </table:table-cell>
              <table:table-cell office:value-type="float" office:value="0.000130176544189453">
                <text:p>0.000130176544189453</text:p>
              </table:table-cell>
              <table:table-cell office:value-type="float" office:value="0.000176191329956055">
                <text:p>0.000176191329956055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000107765197753906">
                <text:p>0.000107765197753906</text:p>
              </table:table-cell>
              <table:table-cell office:value-type="float" office:value="0.000128746032714844">
                <text:p>0.000128746032714844</text:p>
              </table:table-cell>
              <table:table-cell office:value-type="float" office:value="0.000174283981323242">
                <text:p>0.000174283981323242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000108003616333008">
                <text:p>0.000108003616333008</text:p>
              </table:table-cell>
              <table:table-cell office:value-type="float" office:value="0.000128984451293945">
                <text:p>0.000128984451293945</text:p>
              </table:table-cell>
              <table:table-cell office:value-type="float" office:value="0.000174760818481445">
                <text:p>0.000174760818481445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000108242034912109">
                <text:p>0.000108242034912109</text:p>
              </table:table-cell>
              <table:table-cell office:value-type="float" office:value="0.000129222869873047">
                <text:p>0.000129222869873047</text:p>
              </table:table-cell>
              <table:table-cell office:value-type="float" office:value="0.000177383422851563">
                <text:p>0.000177383422851563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00108480453491211">
                <text:p>0.000108480453491211</text:p>
              </table:table-cell>
              <table:table-cell office:value-type="float" office:value="0.000128984451293945">
                <text:p>0.000128984451293945</text:p>
              </table:table-cell>
              <table:table-cell office:value-type="float" office:value="0.000174760818481445">
                <text:p>0.000174760818481445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000108718872070313">
                <text:p>0.000108718872070313</text:p>
              </table:table-cell>
              <table:table-cell office:value-type="float" office:value="0.00012969970703125">
                <text:p>0.00012969970703125</text:p>
              </table:table-cell>
              <table:table-cell office:value-type="float" office:value="0.000175237655639648">
                <text:p>0.000175237655639648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000108718872070313">
                <text:p>0.000108718872070313</text:p>
              </table:table-cell>
              <table:table-cell office:value-type="float" office:value="0.00012969970703125">
                <text:p>0.00012969970703125</text:p>
              </table:table-cell>
              <table:table-cell office:value-type="float" office:value="0.000178337097167969">
                <text:p>0.000178337097167969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000108957290649414">
                <text:p>0.000108957290649414</text:p>
              </table:table-cell>
              <table:table-cell office:value-type="float" office:value="0.000130176544189453">
                <text:p>0.000130176544189453</text:p>
              </table:table-cell>
              <table:table-cell office:value-type="float" office:value="0.000175714492797852">
                <text:p>0.000175714492797852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000109195709228516">
                <text:p>0.000109195709228516</text:p>
              </table:table-cell>
              <table:table-cell office:value-type="float" office:value="0.000130176544189453">
                <text:p>0.000130176544189453</text:p>
              </table:table-cell>
              <table:table-cell office:value-type="float" office:value="0.000176191329956055">
                <text:p>0.000176191329956055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000109195709228516">
                <text:p>0.000109195709228516</text:p>
              </table:table-cell>
              <table:table-cell office:value-type="float" office:value="0.000130176544189453">
                <text:p>0.000130176544189453</text:p>
              </table:table-cell>
              <table:table-cell office:value-type="float" office:value="0.000181913375854492">
                <text:p>0.000181913375854492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00010991096496582">
                <text:p>0.00010991096496582</text:p>
              </table:table-cell>
              <table:table-cell office:value-type="float" office:value="0.000131130218505859">
                <text:p>0.000131130218505859</text:p>
              </table:table-cell>
              <table:table-cell office:value-type="float" office:value="0.000176906585693359">
                <text:p>0.000176906585693359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00010991096496582">
                <text:p>0.00010991096496582</text:p>
              </table:table-cell>
              <table:table-cell office:value-type="float" office:value="0.000130891799926758">
                <text:p>0.000130891799926758</text:p>
              </table:table-cell>
              <table:table-cell office:value-type="float" office:value="0.000177860260009766">
                <text:p>0.000177860260009766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00010991096496582">
                <text:p>0.00010991096496582</text:p>
              </table:table-cell>
              <table:table-cell office:value-type="float" office:value="0.000131368637084961">
                <text:p>0.000131368637084961</text:p>
              </table:table-cell>
              <table:table-cell office:value-type="float" office:value="0.00018000602722168">
                <text:p>0.00018000602722168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000110149383544922">
                <text:p>0.000110149383544922</text:p>
              </table:table-cell>
              <table:table-cell office:value-type="float" office:value="0.000131845474243164">
                <text:p>0.000131845474243164</text:p>
              </table:table-cell>
              <table:table-cell office:value-type="float" office:value="0.000178098678588867">
                <text:p>0.00017809867858886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0011134147644043">
                <text:p>0.00011134147644043</text:p>
              </table:table-cell>
              <table:table-cell office:value-type="float" office:value="0.000139713287353516">
                <text:p>0.000139713287353516</text:p>
              </table:table-cell>
              <table:table-cell office:value-type="float" office:value="0.000181198120117188">
                <text:p>0.000181198120117188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000111579895019531">
                <text:p>0.000111579895019531</text:p>
              </table:table-cell>
              <table:table-cell office:value-type="float" office:value="0.000138521194458008">
                <text:p>0.000138521194458008</text:p>
              </table:table-cell>
              <table:table-cell office:value-type="float" office:value="0.000179529190063477">
                <text:p>0.000179529190063477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00011134147644043">
                <text:p>0.00011134147644043</text:p>
              </table:table-cell>
              <table:table-cell office:value-type="float" office:value="0.000138998031616211">
                <text:p>0.000138998031616211</text:p>
              </table:table-cell>
              <table:table-cell office:value-type="float" office:value="0.000184535980224609">
                <text:p>0.000184535980224609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000112295150756836">
                <text:p>0.000112295150756836</text:p>
              </table:table-cell>
              <table:table-cell office:value-type="float" office:value="0.000138521194458008">
                <text:p>0.000138521194458008</text:p>
              </table:table-cell>
              <table:table-cell office:value-type="float" office:value="0.000182390213012695">
                <text:p>0.000182390213012695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000112295150756836">
                <text:p>0.000112295150756836</text:p>
              </table:table-cell>
              <table:table-cell office:value-type="float" office:value="0.000138998031616211">
                <text:p>0.000138998031616211</text:p>
              </table:table-cell>
              <table:table-cell office:value-type="float" office:value="0.000183343887329102">
                <text:p>0.000183343887329102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000112056732177734">
                <text:p>0.000112056732177734</text:p>
              </table:table-cell>
              <table:table-cell office:value-type="float" office:value="0.000139474868774414">
                <text:p>0.000139474868774414</text:p>
              </table:table-cell>
              <table:table-cell office:value-type="float" office:value="0.000185728073120117">
                <text:p>0.000185728073120117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112295150756836">
                <text:p>0.000112295150756836</text:p>
              </table:table-cell>
              <table:table-cell office:value-type="float" office:value="0.000133991241455078">
                <text:p>0.000133991241455078</text:p>
              </table:table-cell>
              <table:table-cell office:value-type="float" office:value="0.000180959701538086">
                <text:p>0.000180959701538086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000112056732177734">
                <text:p>0.000112056732177734</text:p>
              </table:table-cell>
              <table:table-cell office:value-type="float" office:value="0.000133752822875977">
                <text:p>0.000133752822875977</text:p>
              </table:table-cell>
              <table:table-cell office:value-type="float" office:value="0.000184297561645508">
                <text:p>0.000184297561645508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000112295150756836">
                <text:p>0.000112295150756836</text:p>
              </table:table-cell>
              <table:table-cell office:value-type="float" office:value="0.000133752822875977">
                <text:p>0.000133752822875977</text:p>
              </table:table-cell>
              <table:table-cell office:value-type="float" office:value="0.000181436538696289">
                <text:p>0.000181436538696289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000112056732177734">
                <text:p>0.000112056732177734</text:p>
              </table:table-cell>
              <table:table-cell office:value-type="float" office:value="0.000133514404296875">
                <text:p>0.000133514404296875</text:p>
              </table:table-cell>
              <table:table-cell office:value-type="float" office:value="0.000181436538696289">
                <text:p>0.00018143653869628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00112533569335938">
                <text:p>0.000112533569335938</text:p>
              </table:table-cell>
              <table:table-cell office:value-type="float" office:value="0.000133991241455078">
                <text:p>0.000133991241455078</text:p>
              </table:table-cell>
              <table:table-cell office:value-type="float" office:value="0.000184535980224609">
                <text:p>0.000184535980224609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000112295150756836">
                <text:p>0.000112295150756836</text:p>
              </table:table-cell>
              <table:table-cell office:value-type="float" office:value="0.00013422966003418">
                <text:p>0.00013422966003418</text:p>
              </table:table-cell>
              <table:table-cell office:value-type="float" office:value="0.000182151794433594">
                <text:p>0.000182151794433594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000112771987915039">
                <text:p>0.000112771987915039</text:p>
              </table:table-cell>
              <table:table-cell office:value-type="float" office:value="0.000134468078613281">
                <text:p>0.000134468078613281</text:p>
              </table:table-cell>
              <table:table-cell office:value-type="float" office:value="0.000182390213012695">
                <text:p>0.000182390213012695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.000112771987915039">
                <text:p>0.000112771987915039</text:p>
              </table:table-cell>
              <table:table-cell office:value-type="float" office:value="0.000134944915771484">
                <text:p>0.000134944915771484</text:p>
              </table:table-cell>
              <table:table-cell office:value-type="float" office:value="0.000187873840332031">
                <text:p>0.000187873840332031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000113248825073242">
                <text:p>0.000113248825073242</text:p>
              </table:table-cell>
              <table:table-cell office:value-type="float" office:value="0.000135660171508789">
                <text:p>0.000135660171508789</text:p>
              </table:table-cell>
              <table:table-cell office:value-type="float" office:value="0.00018310546875">
                <text:p>0.00018310546875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000113487243652344">
                <text:p>0.000113487243652344</text:p>
              </table:table-cell>
              <table:table-cell office:value-type="float" office:value="0.000134944915771484">
                <text:p>0.000134944915771484</text:p>
              </table:table-cell>
              <table:table-cell office:value-type="float" office:value="0.000183343887329102">
                <text:p>0.000183343887329102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000113487243652344">
                <text:p>0.000113487243652344</text:p>
              </table:table-cell>
              <table:table-cell office:value-type="float" office:value="0.000135660171508789">
                <text:p>0.000135660171508789</text:p>
              </table:table-cell>
              <table:table-cell office:value-type="float" office:value="0.000186920166015625">
                <text:p>0.000186920166015625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.000113725662231445">
                <text:p>0.000113725662231445</text:p>
              </table:table-cell>
              <table:table-cell office:value-type="float" office:value="0.000135898590087891">
                <text:p>0.000135898590087891</text:p>
              </table:table-cell>
              <table:table-cell office:value-type="float" office:value="0.000184059143066406">
                <text:p>0.000184059143066406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.000113964080810547">
                <text:p>0.000113964080810547</text:p>
              </table:table-cell>
              <table:table-cell office:value-type="float" office:value="0.000135898590087891">
                <text:p>0.000135898590087891</text:p>
              </table:table-cell>
              <table:table-cell office:value-type="float" office:value="0.000184297561645508">
                <text:p>0.000184297561645508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000113964080810547">
                <text:p>0.000113964080810547</text:p>
              </table:table-cell>
              <table:table-cell office:value-type="float" office:value="0.000136137008666992">
                <text:p>0.000136137008666992</text:p>
              </table:table-cell>
              <table:table-cell office:value-type="float" office:value="0.00018763542175293">
                <text:p>0.00018763542175293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00011444091796875">
                <text:p>0.00011444091796875</text:p>
              </table:table-cell>
              <table:table-cell office:value-type="float" office:value="0.000136375427246094">
                <text:p>0.000136375427246094</text:p>
              </table:table-cell>
              <table:table-cell office:value-type="float" office:value="0.000185251235961914">
                <text:p>0.000185251235961914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00011444091796875">
                <text:p>0.00011444091796875</text:p>
              </table:table-cell>
              <table:table-cell office:value-type="float" office:value="0.000137090682983398">
                <text:p>0.000137090682983398</text:p>
              </table:table-cell>
              <table:table-cell office:value-type="float" office:value="0.000185728073120117">
                <text:p>0.000185728073120117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.00011444091796875">
                <text:p>0.00011444091796875</text:p>
              </table:table-cell>
              <table:table-cell office:value-type="float" office:value="0.000174999237060547">
                <text:p>0.000174999237060547</text:p>
              </table:table-cell>
              <table:table-cell office:value-type="float" office:value="0.000192165374755859">
                <text:p>0.000192165374755859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000115156173706055">
                <text:p>0.000115156173706055</text:p>
              </table:table-cell>
              <table:table-cell office:value-type="float" office:value="0.0001373291015625">
                <text:p>0.0001373291015625</text:p>
              </table:table-cell>
              <table:table-cell office:value-type="float" office:value="0.00018620491027832">
                <text:p>0.00018620491027832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.000115394592285156">
                <text:p>0.000115394592285156</text:p>
              </table:table-cell>
              <table:table-cell office:value-type="float" office:value="0.000137567520141602">
                <text:p>0.000137567520141602</text:p>
              </table:table-cell>
              <table:table-cell office:value-type="float" office:value="0.000186920166015625">
                <text:p>0.000186920166015625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000115394592285156">
                <text:p>0.000115394592285156</text:p>
              </table:table-cell>
              <table:table-cell office:value-type="float" office:value="0.000137567520141602">
                <text:p>0.000137567520141602</text:p>
              </table:table-cell>
              <table:table-cell office:value-type="float" office:value="0.00019073486328125">
                <text:p>0.00019073486328125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.000115633010864258">
                <text:p>0.000115633010864258</text:p>
              </table:table-cell>
              <table:table-cell office:value-type="float" office:value="0.000137805938720703">
                <text:p>0.000137805938720703</text:p>
              </table:table-cell>
              <table:table-cell office:value-type="float" office:value="0.000187158584594727">
                <text:p>0.000187158584594727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.000115633010864258">
                <text:p>0.000115633010864258</text:p>
              </table:table-cell>
              <table:table-cell office:value-type="float" office:value="0.000137805938720703">
                <text:p>0.000137805938720703</text:p>
              </table:table-cell>
              <table:table-cell office:value-type="float" office:value="0.000187158584594727">
                <text:p>0.000187158584594727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000115871429443359">
                <text:p>0.000115871429443359</text:p>
              </table:table-cell>
              <table:table-cell office:value-type="float" office:value="0.000138282775878906">
                <text:p>0.000138282775878906</text:p>
              </table:table-cell>
              <table:table-cell office:value-type="float" office:value="0.000191688537597656">
                <text:p>0.000191688537597656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.000116109848022461">
                <text:p>0.000116109848022461</text:p>
              </table:table-cell>
              <table:table-cell office:value-type="float" office:value="0.000138998031616211">
                <text:p>0.000138998031616211</text:p>
              </table:table-cell>
              <table:table-cell office:value-type="float" office:value="0.000188350677490234">
                <text:p>0.00018835067749023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0116348266601563">
                <text:p>0.000116348266601563</text:p>
              </table:table-cell>
              <table:table-cell office:value-type="float" office:value="0.000138521194458008">
                <text:p>0.000138521194458008</text:p>
              </table:table-cell>
              <table:table-cell office:value-type="float" office:value="0.000188827514648438">
                <text:p>0.000188827514648438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000116586685180664">
                <text:p>0.000116586685180664</text:p>
              </table:table-cell>
              <table:table-cell office:value-type="float" office:value="0.000138759613037109">
                <text:p>0.000138759613037109</text:p>
              </table:table-cell>
              <table:table-cell office:value-type="float" office:value="0.000194787979125977">
                <text:p>0.000194787979125977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000117063522338867">
                <text:p>0.000117063522338867</text:p>
              </table:table-cell>
              <table:table-cell office:value-type="float" office:value="0.000140190124511719">
                <text:p>0.000140190124511719</text:p>
              </table:table-cell>
              <table:table-cell office:value-type="float" office:value="0.000189304351806641">
                <text:p>0.000189304351806641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000117063522338867">
                <text:p>0.000117063522338867</text:p>
              </table:table-cell>
              <table:table-cell office:value-type="float" office:value="0.000162839889526367">
                <text:p>0.000162839889526367</text:p>
              </table:table-cell>
              <table:table-cell office:value-type="float" office:value="0.000189304351806641">
                <text:p>0.000189304351806641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000117301940917969">
                <text:p>0.000117301940917969</text:p>
              </table:table-cell>
              <table:table-cell office:value-type="float" office:value="0.000140190124511719">
                <text:p>0.000140190124511719</text:p>
              </table:table-cell>
              <table:table-cell office:value-type="float" office:value="0.000194072723388672">
                <text:p>0.000194072723388672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00011754035949707">
                <text:p>0.00011754035949707</text:p>
              </table:table-cell>
              <table:table-cell office:value-type="float" office:value="0.00014042854309082">
                <text:p>0.00014042854309082</text:p>
              </table:table-cell>
              <table:table-cell office:value-type="float" office:value="0.00019073486328125">
                <text:p>0.00019073486328125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00011754035949707">
                <text:p>0.00011754035949707</text:p>
              </table:table-cell>
              <table:table-cell office:value-type="float" office:value="0.000140905380249023">
                <text:p>0.000140905380249023</text:p>
              </table:table-cell>
              <table:table-cell office:value-type="float" office:value="0.000190496444702148">
                <text:p>0.000190496444702148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000117778778076172">
                <text:p>0.000117778778076172</text:p>
              </table:table-cell>
              <table:table-cell office:value-type="float" office:value="0.000140666961669922">
                <text:p>0.000140666961669922</text:p>
              </table:table-cell>
              <table:table-cell office:value-type="float" office:value="0.000195026397705078">
                <text:p>0.000195026397705078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000118017196655273">
                <text:p>0.000118017196655273</text:p>
              </table:table-cell>
              <table:table-cell office:value-type="float" office:value="0.000141382217407227">
                <text:p>0.000141382217407227</text:p>
              </table:table-cell>
              <table:table-cell office:value-type="float" office:value="0.000214338302612305">
                <text:p>0.000214338302612305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000137567520141602">
                <text:p>0.000137567520141602</text:p>
              </table:table-cell>
              <table:table-cell office:value-type="float" office:value="0.000141382217407227">
                <text:p>0.000141382217407227</text:p>
              </table:table-cell>
              <table:table-cell office:value-type="float" office:value="0.000191450119018555">
                <text:p>0.00019145011901855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000120162963867188">
                <text:p>0.000120162963867188</text:p>
              </table:table-cell>
              <table:table-cell office:value-type="float" office:value="0.00014185905456543">
                <text:p>0.00014185905456543</text:p>
              </table:table-cell>
              <table:table-cell office:value-type="float" office:value="0.000196218490600586">
                <text:p>0.000196218490600586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000118255615234375">
                <text:p>0.000118255615234375</text:p>
              </table:table-cell>
              <table:table-cell office:value-type="float" office:value="0.000141620635986328">
                <text:p>0.000141620635986328</text:p>
              </table:table-cell>
              <table:table-cell office:value-type="float" office:value="0.000192642211914063">
                <text:p>0.000192642211914063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000118732452392578">
                <text:p>0.000118732452392578</text:p>
              </table:table-cell>
              <table:table-cell office:value-type="float" office:value="0.000142097473144531">
                <text:p>0.000142097473144531</text:p>
              </table:table-cell>
              <table:table-cell office:value-type="float" office:value="0.000193357467651367">
                <text:p>0.000193357467651367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000118732452392578">
                <text:p>0.000118732452392578</text:p>
              </table:table-cell>
              <table:table-cell office:value-type="float" office:value="0.000142812728881836">
                <text:p>0.000142812728881836</text:p>
              </table:table-cell>
              <table:table-cell office:value-type="float" office:value="0.000197649002075195">
                <text:p>0.000197649002075195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000119209289550781">
                <text:p>0.000119209289550781</text:p>
              </table:table-cell>
              <table:table-cell office:value-type="float" office:value="0.000142574310302734">
                <text:p>0.000142574310302734</text:p>
              </table:table-cell>
              <table:table-cell office:value-type="float" office:value="0.000193357467651367">
                <text:p>0.000193357467651367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00011897087097168">
                <text:p>0.00011897087097168</text:p>
              </table:table-cell>
              <table:table-cell office:value-type="float" office:value="0.000143051147460938">
                <text:p>0.000143051147460938</text:p>
              </table:table-cell>
              <table:table-cell office:value-type="float" office:value="0.000194072723388672">
                <text:p>0.000194072723388672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000119447708129883">
                <text:p>0.000119447708129883</text:p>
              </table:table-cell>
              <table:table-cell office:value-type="float" office:value="0.000143051147460938">
                <text:p>0.000143051147460938</text:p>
              </table:table-cell>
              <table:table-cell office:value-type="float" office:value="0.0001983642578125">
                <text:p>0.0001983642578125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000119924545288086">
                <text:p>0.000119924545288086</text:p>
              </table:table-cell>
              <table:table-cell office:value-type="float" office:value="0.000143527984619141">
                <text:p>0.000143527984619141</text:p>
              </table:table-cell>
              <table:table-cell office:value-type="float" office:value="0.000194787979125977">
                <text:p>0.000194787979125977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000119686126708984">
                <text:p>0.000119686126708984</text:p>
              </table:table-cell>
              <table:table-cell office:value-type="float" office:value="0.000143527984619141">
                <text:p>0.000143527984619141</text:p>
              </table:table-cell>
              <table:table-cell office:value-type="float" office:value="0.000197649002075195">
                <text:p>0.000197649002075195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000120162963867188">
                <text:p>0.000120162963867188</text:p>
              </table:table-cell>
              <table:table-cell office:value-type="float" office:value="0.000144004821777344">
                <text:p>0.000144004821777344</text:p>
              </table:table-cell>
              <table:table-cell office:value-type="float" office:value="0.000199794769287109">
                <text:p>0.000199794769287109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000120162963867188">
                <text:p>0.000120162963867188</text:p>
              </table:table-cell>
              <table:table-cell office:value-type="float" office:value="0.000144243240356445">
                <text:p>0.000144243240356445</text:p>
              </table:table-cell>
              <table:table-cell office:value-type="float" office:value="0.000195741653442383">
                <text:p>0.000195741653442383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000120162963867188">
                <text:p>0.000120162963867188</text:p>
              </table:table-cell>
              <table:table-cell office:value-type="float" office:value="0.000144243240356445">
                <text:p>0.000144243240356445</text:p>
              </table:table-cell>
              <table:table-cell office:value-type="float" office:value="0.000195741653442383">
                <text:p>0.000195741653442383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000120639801025391">
                <text:p>0.000120639801025391</text:p>
              </table:table-cell>
              <table:table-cell office:value-type="float" office:value="0.000144720077514648">
                <text:p>0.000144720077514648</text:p>
              </table:table-cell>
              <table:table-cell office:value-type="float" office:value="0.000200986862182617">
                <text:p>0.000200986862182617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000120639801025391">
                <text:p>0.000120639801025391</text:p>
              </table:table-cell>
              <table:table-cell office:value-type="float" office:value="0.000145435333251953">
                <text:p>0.000145435333251953</text:p>
              </table:table-cell>
              <table:table-cell office:value-type="float" office:value="0.000196933746337891">
                <text:p>0.000196933746337891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000121116638183594">
                <text:p>0.000121116638183594</text:p>
              </table:table-cell>
              <table:table-cell office:value-type="float" office:value="0.00014495849609375">
                <text:p>0.00014495849609375</text:p>
              </table:table-cell>
              <table:table-cell office:value-type="float" office:value="0.000196695327758789">
                <text:p>0.000196695327758789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000129938125610352">
                <text:p>0.000129938125610352</text:p>
              </table:table-cell>
              <table:table-cell office:value-type="float" office:value="0.000145435333251953">
                <text:p>0.000145435333251953</text:p>
              </table:table-cell>
              <table:table-cell office:value-type="float" office:value="0.000202655792236328">
                <text:p>0.000202655792236328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000121355056762695">
                <text:p>0.000121355056762695</text:p>
              </table:table-cell>
              <table:table-cell office:value-type="float" office:value="0.000145912170410156">
                <text:p>0.000145912170410156</text:p>
              </table:table-cell>
              <table:table-cell office:value-type="float" office:value="0.00021672248840332">
                <text:p>0.00021672248840332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000132560729980469">
                <text:p>0.000132560729980469</text:p>
              </table:table-cell>
              <table:table-cell office:value-type="float" office:value="0.000146150588989258">
                <text:p>0.000146150588989258</text:p>
              </table:table-cell>
              <table:table-cell office:value-type="float" office:value="0.000197649002075195">
                <text:p>0.000197649002075195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000121831893920898">
                <text:p>0.000121831893920898</text:p>
              </table:table-cell>
              <table:table-cell office:value-type="float" office:value="0.000145673751831055">
                <text:p>0.000145673751831055</text:p>
              </table:table-cell>
              <table:table-cell office:value-type="float" office:value="0.000203609466552734">
                <text:p>0.000203609466552734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0001220703125">
                <text:p>0.0001220703125</text:p>
              </table:table-cell>
              <table:table-cell office:value-type="float" office:value="0.000146865844726563">
                <text:p>0.000146865844726563</text:p>
              </table:table-cell>
              <table:table-cell office:value-type="float" office:value="0.000198841094970703">
                <text:p>0.000198841094970703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000122308731079102">
                <text:p>0.000122308731079102</text:p>
              </table:table-cell>
              <table:table-cell office:value-type="float" office:value="0.000146389007568359">
                <text:p>0.000146389007568359</text:p>
              </table:table-cell>
              <table:table-cell office:value-type="float" office:value="0.000198841094970703">
                <text:p>0.000198841094970703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000122547149658203">
                <text:p>0.000122547149658203</text:p>
              </table:table-cell>
              <table:table-cell office:value-type="float" office:value="0.000146865844726563">
                <text:p>0.000146865844726563</text:p>
              </table:table-cell>
              <table:table-cell office:value-type="float" office:value="0.000204086303710937">
                <text:p>0.000204086303710937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000122547149658203">
                <text:p>0.000122547149658203</text:p>
              </table:table-cell>
              <table:table-cell office:value-type="float" office:value="0.000147342681884766">
                <text:p>0.000147342681884766</text:p>
              </table:table-cell>
              <table:table-cell office:value-type="float" office:value="0.000200033187866211">
                <text:p>0.000200033187866211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000132560729980469">
                <text:p>0.000132560729980469</text:p>
              </table:table-cell>
              <table:table-cell office:value-type="float" office:value="0.000156641006469727">
                <text:p>0.000156641006469727</text:p>
              </table:table-cell>
              <table:table-cell office:value-type="float" office:value="0.000200271606445312">
                <text:p>0.000200271606445312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000122785568237305">
                <text:p>0.000122785568237305</text:p>
              </table:table-cell>
              <table:table-cell office:value-type="float" office:value="0.00014805793762207">
                <text:p>0.00014805793762207</text:p>
              </table:table-cell>
              <table:table-cell office:value-type="float" office:value="0.00020599365234375">
                <text:p>0.00020599365234375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000123500823974609">
                <text:p>0.000123500823974609</text:p>
              </table:table-cell>
              <table:table-cell office:value-type="float" office:value="0.000150203704833984">
                <text:p>0.000150203704833984</text:p>
              </table:table-cell>
              <table:table-cell office:value-type="float" office:value="0.000200986862182617">
                <text:p>0.000200986862182617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000123023986816406">
                <text:p>0.000123023986816406</text:p>
              </table:table-cell>
              <table:table-cell office:value-type="float" office:value="0.000148773193359375">
                <text:p>0.000148773193359375</text:p>
              </table:table-cell>
              <table:table-cell office:value-type="float" office:value="0.000201225280761719">
                <text:p>0.000201225280761719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000123500823974609">
                <text:p>0.000123500823974609</text:p>
              </table:table-cell>
              <table:table-cell office:value-type="float" office:value="0.000148773193359375">
                <text:p>0.000148773193359375</text:p>
              </table:table-cell>
              <table:table-cell office:value-type="float" office:value="0.000207424163818359">
                <text:p>0.000207424163818359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000123739242553711">
                <text:p>0.000123739242553711</text:p>
              </table:table-cell>
              <table:table-cell office:value-type="float" office:value="0.000149011611938477">
                <text:p>0.000149011611938477</text:p>
              </table:table-cell>
              <table:table-cell office:value-type="float" office:value="0.000201940536499023">
                <text:p>0.000201940536499023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000123739242553711">
                <text:p>0.000123739242553711</text:p>
              </table:table-cell>
              <table:table-cell office:value-type="float" office:value="0.000149250030517578">
                <text:p>0.000149250030517578</text:p>
              </table:table-cell>
              <table:table-cell office:value-type="float" office:value="0.000201940536499023">
                <text:p>0.00020194053649902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123977661132813">
                <text:p>0.000123977661132813</text:p>
              </table:table-cell>
              <table:table-cell office:value-type="float" office:value="0.000149011611938477">
                <text:p>0.000149011611938477</text:p>
              </table:table-cell>
              <table:table-cell office:value-type="float" office:value="0.000208616256713867">
                <text:p>0.000208616256713867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000124216079711914">
                <text:p>0.000124216079711914</text:p>
              </table:table-cell>
              <table:table-cell office:value-type="float" office:value="0.000149726867675781">
                <text:p>0.000149726867675781</text:p>
              </table:table-cell>
              <table:table-cell office:value-type="float" office:value="0.00020289421081543">
                <text:p>0.00020289421081543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000124454498291016">
                <text:p>0.000124454498291016</text:p>
              </table:table-cell>
              <table:table-cell office:value-type="float" office:value="0.000149726867675781">
                <text:p>0.000149726867675781</text:p>
              </table:table-cell>
              <table:table-cell office:value-type="float" office:value="0.000203132629394531">
                <text:p>0.000203132629394531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000124692916870117">
                <text:p>0.000124692916870117</text:p>
              </table:table-cell>
              <table:table-cell office:value-type="float" office:value="0.00014948844909668">
                <text:p>0.00014948844909668</text:p>
              </table:table-cell>
              <table:table-cell office:value-type="float" office:value="0.000211238861083984">
                <text:p>0.000211238861083984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000124931335449219">
                <text:p>0.000124931335449219</text:p>
              </table:table-cell>
              <table:table-cell office:value-type="float" office:value="0.000151157379150391">
                <text:p>0.000151157379150391</text:p>
              </table:table-cell>
              <table:table-cell office:value-type="float" office:value="0.000204086303710937">
                <text:p>0.000204086303710937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000124931335449219">
                <text:p>0.000124931335449219</text:p>
              </table:table-cell>
              <table:table-cell office:value-type="float" office:value="0.000206708908081055">
                <text:p>0.000206708908081055</text:p>
              </table:table-cell>
              <table:table-cell office:value-type="float" office:value="0.000204086303710937">
                <text:p>0.000204086303710937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000124931335449219">
                <text:p>0.000124931335449219</text:p>
              </table:table-cell>
              <table:table-cell office:value-type="float" office:value="0.000151157379150391">
                <text:p>0.000151157379150391</text:p>
              </table:table-cell>
              <table:table-cell office:value-type="float" office:value="0.00021052360534668">
                <text:p>0.00021052360534668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000125408172607422">
                <text:p>0.000125408172607422</text:p>
              </table:table-cell>
              <table:table-cell office:value-type="float" office:value="0.000151634216308594">
                <text:p>0.000151634216308594</text:p>
              </table:table-cell>
              <table:table-cell office:value-type="float" office:value="0.000205039978027344">
                <text:p>0.000205039978027344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000125646591186523">
                <text:p>0.000125646591186523</text:p>
              </table:table-cell>
              <table:table-cell office:value-type="float" office:value="0.000151395797729492">
                <text:p>0.000151395797729492</text:p>
              </table:table-cell>
              <table:table-cell office:value-type="float" office:value="0.000204801559448242">
                <text:p>0.000204801559448242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000127315521240234">
                <text:p>0.000127315521240234</text:p>
              </table:table-cell>
              <table:table-cell office:value-type="float" office:value="0.000157356262207031">
                <text:p>0.000157356262207031</text:p>
              </table:table-cell>
              <table:table-cell office:value-type="float" office:value="0.000211477279663086">
                <text:p>0.00021147727966308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0127553939819336">
                <text:p>0.000127553939819336</text:p>
              </table:table-cell>
              <table:table-cell office:value-type="float" office:value="0.000157594680786133">
                <text:p>0.000157594680786133</text:p>
              </table:table-cell>
              <table:table-cell office:value-type="float" office:value="0.000206232070922852">
                <text:p>0.000206232070922852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000127315521240234">
                <text:p>0.000127315521240234</text:p>
              </table:table-cell>
              <table:table-cell office:value-type="float" office:value="0.000157833099365234">
                <text:p>0.000157833099365234</text:p>
              </table:table-cell>
              <table:table-cell office:value-type="float" office:value="0.000214099884033203">
                <text:p>0.000214099884033203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000127792358398438">
                <text:p>0.000127792358398438</text:p>
              </table:table-cell>
              <table:table-cell office:value-type="float" office:value="0.000157356262207031">
                <text:p>0.000157356262207031</text:p>
              </table:table-cell>
              <table:table-cell office:value-type="float" office:value="0.000206470489501953">
                <text:p>0.000206470489501953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000127553939819336">
                <text:p>0.000127553939819336</text:p>
              </table:table-cell>
              <table:table-cell office:value-type="float" office:value="0.000157833099365234">
                <text:p>0.000157833099365234</text:p>
              </table:table-cell>
              <table:table-cell office:value-type="float" office:value="0.000212192535400391">
                <text:p>0.000212192535400391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000128030776977539">
                <text:p>0.000128030776977539</text:p>
              </table:table-cell>
              <table:table-cell office:value-type="float" office:value="0.000158309936523438">
                <text:p>0.000158309936523438</text:p>
              </table:table-cell>
              <table:table-cell office:value-type="float" office:value="0.000207662582397461">
                <text:p>0.000207662582397461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000128030776977539">
                <text:p>0.000128030776977539</text:p>
              </table:table-cell>
              <table:table-cell office:value-type="float" office:value="0.000158309936523438">
                <text:p>0.000158309936523438</text:p>
              </table:table-cell>
              <table:table-cell office:value-type="float" office:value="0.000212430953979492">
                <text:p>0.000212430953979492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000128507614135742">
                <text:p>0.000128507614135742</text:p>
              </table:table-cell>
              <table:table-cell office:value-type="float" office:value="0.000158548355102539">
                <text:p>0.000158548355102539</text:p>
              </table:table-cell>
              <table:table-cell office:value-type="float" office:value="0.000208377838134766">
                <text:p>0.000208377838134766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000128746032714844">
                <text:p>0.000128746032714844</text:p>
              </table:table-cell>
              <table:table-cell office:value-type="float" office:value="0.000158786773681641">
                <text:p>0.000158786773681641</text:p>
              </table:table-cell>
              <table:table-cell office:value-type="float" office:value="0.000213623046875">
                <text:p>0.000213623046875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000128984451293945">
                <text:p>0.000128984451293945</text:p>
              </table:table-cell>
              <table:table-cell office:value-type="float" office:value="0.000158548355102539">
                <text:p>0.000158548355102539</text:p>
              </table:table-cell>
              <table:table-cell office:value-type="float" office:value="0.000208854675292969">
                <text:p>0.000208854675292969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000129222869873047">
                <text:p>0.000129222869873047</text:p>
              </table:table-cell>
              <table:table-cell office:value-type="float" office:value="0.000180959701538086">
                <text:p>0.000180959701538086</text:p>
              </table:table-cell>
              <table:table-cell office:value-type="float" office:value="0.000233650207519531">
                <text:p>0.000233650207519531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00129222869873047">
                <text:p>0.000129222869873047</text:p>
              </table:table-cell>
              <table:table-cell office:value-type="float" office:value="0.000159263610839844">
                <text:p>0.000159263610839844</text:p>
              </table:table-cell>
              <table:table-cell office:value-type="float" office:value="0.000210285186767578">
                <text:p>0.000210285186767578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000129222869873047">
                <text:p>0.000129222869873047</text:p>
              </table:table-cell>
              <table:table-cell office:value-type="float" office:value="0.000159740447998047">
                <text:p>0.000159740447998047</text:p>
              </table:table-cell>
              <table:table-cell office:value-type="float" office:value="0.000214576721191406">
                <text:p>0.000214576721191406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00012969970703125">
                <text:p>0.00012969970703125</text:p>
              </table:table-cell>
              <table:table-cell office:value-type="float" office:value="0.000159740447998047">
                <text:p>0.000159740447998047</text:p>
              </table:table-cell>
              <table:table-cell office:value-type="float" office:value="0.000210762023925781">
                <text:p>0.00021076202392578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00012969970703125">
                <text:p>0.00012969970703125</text:p>
              </table:table-cell>
              <table:table-cell office:value-type="float" office:value="0.00016021728515625">
                <text:p>0.00016021728515625</text:p>
              </table:table-cell>
              <table:table-cell office:value-type="float" office:value="0.000215768814086914">
                <text:p>0.000215768814086914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000129938125610352">
                <text:p>0.000129938125610352</text:p>
              </table:table-cell>
              <table:table-cell office:value-type="float" office:value="0.000159740447998047">
                <text:p>0.000159740447998047</text:p>
              </table:table-cell>
              <table:table-cell office:value-type="float" office:value="0.000211238861083984">
                <text:p>0.000211238861083984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000129938125610352">
                <text:p>0.000129938125610352</text:p>
              </table:table-cell>
              <table:table-cell office:value-type="float" office:value="0.000156164169311523">
                <text:p>0.000156164169311523</text:p>
              </table:table-cell>
              <table:table-cell office:value-type="float" office:value="0.000211954116821289">
                <text:p>0.000211954116821289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000130414962768555">
                <text:p>0.000130414962768555</text:p>
              </table:table-cell>
              <table:table-cell office:value-type="float" office:value="0.000156402587890625">
                <text:p>0.000156402587890625</text:p>
              </table:table-cell>
              <table:table-cell office:value-type="float" office:value="0.000211715698242187">
                <text:p>0.000211715698242187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000133037567138672">
                <text:p>0.000133037567138672</text:p>
              </table:table-cell>
              <table:table-cell office:value-type="float" office:value="0.000156164169311523">
                <text:p>0.000156164169311523</text:p>
              </table:table-cell>
              <table:table-cell office:value-type="float" office:value="0.000218391418457031">
                <text:p>0.000218391418457031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000131130218505859">
                <text:p>0.000131130218505859</text:p>
              </table:table-cell>
              <table:table-cell office:value-type="float" office:value="0.000156641006469727">
                <text:p>0.000156641006469727</text:p>
              </table:table-cell>
              <table:table-cell office:value-type="float" office:value="0.000212907791137695">
                <text:p>0.000212907791137695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000130891799926758">
                <text:p>0.000130891799926758</text:p>
              </table:table-cell>
              <table:table-cell office:value-type="float" office:value="0.000156402587890625">
                <text:p>0.000156402587890625</text:p>
              </table:table-cell>
              <table:table-cell office:value-type="float" office:value="0.000212907791137695">
                <text:p>0.000212907791137695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000131130218505859">
                <text:p>0.000131130218505859</text:p>
              </table:table-cell>
              <table:table-cell office:value-type="float" office:value="0.000156879425048828">
                <text:p>0.000156879425048828</text:p>
              </table:table-cell>
              <table:table-cell office:value-type="float" office:value="0.000214576721191406">
                <text:p>0.000214576721191406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000131130218505859">
                <text:p>0.000131130218505859</text:p>
              </table:table-cell>
              <table:table-cell office:value-type="float" office:value="0.000156879425048828">
                <text:p>0.000156879425048828</text:p>
              </table:table-cell>
              <table:table-cell office:value-type="float" office:value="0.000218868255615234">
                <text:p>0.000218868255615234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000131845474243164">
                <text:p>0.000131845474243164</text:p>
              </table:table-cell>
              <table:table-cell office:value-type="float" office:value="0.000156641006469727">
                <text:p>0.000156641006469727</text:p>
              </table:table-cell>
              <table:table-cell office:value-type="float" office:value="0.000213623046875">
                <text:p>0.000213623046875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000131368637084961">
                <text:p>0.000131368637084961</text:p>
              </table:table-cell>
              <table:table-cell office:value-type="float" office:value="0.00015711784362793">
                <text:p>0.00015711784362793</text:p>
              </table:table-cell>
              <table:table-cell office:value-type="float" office:value="0.000215530395507812">
                <text:p>0.000215530395507812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000132083892822266">
                <text:p>0.000132083892822266</text:p>
              </table:table-cell>
              <table:table-cell office:value-type="float" office:value="0.000157594680786133">
                <text:p>0.000157594680786133</text:p>
              </table:table-cell>
              <table:table-cell office:value-type="float" office:value="0.000220060348510742">
                <text:p>0.000220060348510742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000172853469848633">
                <text:p>0.000172853469848633</text:p>
              </table:table-cell>
              <table:table-cell office:value-type="float" office:value="0.000158309936523438">
                <text:p>0.000158309936523438</text:p>
              </table:table-cell>
              <table:table-cell office:value-type="float" office:value="0.000216007232666016">
                <text:p>0.000216007232666016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000132560729980469">
                <text:p>0.000132560729980469</text:p>
              </table:table-cell>
              <table:table-cell office:value-type="float" office:value="0.000158309936523438">
                <text:p>0.000158309936523438</text:p>
              </table:table-cell>
              <table:table-cell office:value-type="float" office:value="0.000221729278564453">
                <text:p>0.000221729278564453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000132560729980469">
                <text:p>0.000132560729980469</text:p>
              </table:table-cell>
              <table:table-cell office:value-type="float" office:value="0.000158548355102539">
                <text:p>0.000158548355102539</text:p>
              </table:table-cell>
              <table:table-cell office:value-type="float" office:value="0.000215530395507812">
                <text:p>0.000215530395507812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00013279914855957">
                <text:p>0.00013279914855957</text:p>
              </table:table-cell>
              <table:table-cell office:value-type="float" office:value="0.000159025192260742">
                <text:p>0.000159025192260742</text:p>
              </table:table-cell>
              <table:table-cell office:value-type="float" office:value="0.000216960906982422">
                <text:p>0.000216960906982422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00013279914855957">
                <text:p>0.00013279914855957</text:p>
              </table:table-cell>
              <table:table-cell office:value-type="float" office:value="0.000159502029418945">
                <text:p>0.000159502029418945</text:p>
              </table:table-cell>
              <table:table-cell office:value-type="float" office:value="0.000222444534301758">
                <text:p>0.000222444534301758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0013279914855957">
                <text:p>0.00013279914855957</text:p>
              </table:table-cell>
              <table:table-cell office:value-type="float" office:value="0.000159740447998047">
                <text:p>0.000159740447998047</text:p>
              </table:table-cell>
              <table:table-cell office:value-type="float" office:value="0.000216245651245117">
                <text:p>0.000216245651245117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000133275985717773">
                <text:p>0.000133275985717773</text:p>
              </table:table-cell>
              <table:table-cell office:value-type="float" office:value="0.000159740447998047">
                <text:p>0.000159740447998047</text:p>
              </table:table-cell>
              <table:table-cell office:value-type="float" office:value="0.000217199325561523">
                <text:p>0.000217199325561523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000133752822875977">
                <text:p>0.000133752822875977</text:p>
              </table:table-cell>
              <table:table-cell office:value-type="float" office:value="0.000159740447998047">
                <text:p>0.000159740447998047</text:p>
              </table:table-cell>
              <table:table-cell office:value-type="float" office:value="0.000220775604248047">
                <text:p>0.000220775604248047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000133991241455078">
                <text:p>0.000133991241455078</text:p>
              </table:table-cell>
              <table:table-cell office:value-type="float" office:value="0.000160455703735352">
                <text:p>0.000160455703735352</text:p>
              </table:table-cell>
              <table:table-cell office:value-type="float" office:value="0.000223875045776367">
                <text:p>0.000223875045776367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00013422966003418">
                <text:p>0.00013422966003418</text:p>
              </table:table-cell>
              <table:table-cell office:value-type="float" office:value="0.000160455703735352">
                <text:p>0.000160455703735352</text:p>
              </table:table-cell>
              <table:table-cell office:value-type="float" office:value="0.000236749649047852">
                <text:p>0.000236749649047852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000133991241455078">
                <text:p>0.000133991241455078</text:p>
              </table:table-cell>
              <table:table-cell office:value-type="float" office:value="0.000160694122314453">
                <text:p>0.000160694122314453</text:p>
              </table:table-cell>
              <table:table-cell office:value-type="float" office:value="0.000219821929931641">
                <text:p>0.000219821929931641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000153303146362305">
                <text:p>0.000153303146362305</text:p>
              </table:table-cell>
              <table:table-cell office:value-type="float" office:value="0.000160932540893555">
                <text:p>0.000160932540893555</text:p>
              </table:table-cell>
              <table:table-cell office:value-type="float" office:value="0.000224590301513672">
                <text:p>0.000224590301513672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000134706497192383">
                <text:p>0.000134706497192383</text:p>
              </table:table-cell>
              <table:table-cell office:value-type="float" office:value="0.000161170959472656">
                <text:p>0.000161170959472656</text:p>
              </table:table-cell>
              <table:table-cell office:value-type="float" office:value="0.000218868255615234">
                <text:p>0.000218868255615234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000134706497192383">
                <text:p>0.000134706497192383</text:p>
              </table:table-cell>
              <table:table-cell office:value-type="float" office:value="0.000161409378051758">
                <text:p>0.000161409378051758</text:p>
              </table:table-cell>
              <table:table-cell office:value-type="float" office:value="0.000220775604248047">
                <text:p>0.000220775604248047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000134468078613281">
                <text:p>0.000134468078613281</text:p>
              </table:table-cell>
              <table:table-cell office:value-type="float" office:value="0.00018310546875">
                <text:p>0.00018310546875</text:p>
              </table:table-cell>
              <table:table-cell office:value-type="float" office:value="0.000220298767089844">
                <text:p>0.00022029876708984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00137090682983398">
                <text:p>0.000137090682983398</text:p>
              </table:table-cell>
              <table:table-cell office:value-type="float" office:value="0.000200986862182617">
                <text:p>0.000200986862182617</text:p>
              </table:table-cell>
              <table:table-cell office:value-type="float" office:value="0.000220775604248047">
                <text:p>0.000220775604248047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00013422966003418">
                <text:p>0.00013422966003418</text:p>
              </table:table-cell>
              <table:table-cell office:value-type="float" office:value="0.000162839889526367">
                <text:p>0.000162839889526367</text:p>
              </table:table-cell>
              <table:table-cell office:value-type="float" office:value="0.000228166580200195">
                <text:p>0.000228166580200195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00013422966003418">
                <text:p>0.00013422966003418</text:p>
              </table:table-cell>
              <table:table-cell office:value-type="float" office:value="0.000163555145263672">
                <text:p>0.000163555145263672</text:p>
              </table:table-cell>
              <table:table-cell office:value-type="float" office:value="0.00022125244140625">
                <text:p>0.00022125244140625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000143527984619141">
                <text:p>0.000143527984619141</text:p>
              </table:table-cell>
              <table:table-cell office:value-type="float" office:value="0.000163078308105469">
                <text:p>0.000163078308105469</text:p>
              </table:table-cell>
              <table:table-cell office:value-type="float" office:value="0.000222206115722656">
                <text:p>0.000222206115722656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000134706497192383">
                <text:p>0.000134706497192383</text:p>
              </table:table-cell>
              <table:table-cell office:value-type="float" office:value="0.000163555145263672">
                <text:p>0.000163555145263672</text:p>
              </table:table-cell>
              <table:table-cell office:value-type="float" office:value="0.000229358673095703">
                <text:p>0.000229358673095703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000135421752929688">
                <text:p>0.000135421752929688</text:p>
              </table:table-cell>
              <table:table-cell office:value-type="float" office:value="0.000164031982421875">
                <text:p>0.000164031982421875</text:p>
              </table:table-cell>
              <table:table-cell office:value-type="float" office:value="0.000222444534301758">
                <text:p>0.000222444534301758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000135183334350586">
                <text:p>0.000135183334350586</text:p>
              </table:table-cell>
              <table:table-cell office:value-type="float" office:value="0.000164270401000977">
                <text:p>0.000164270401000977</text:p>
              </table:table-cell>
              <table:table-cell office:value-type="float" office:value="0.000223159790039062">
                <text:p>0.000223159790039062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000135421752929688">
                <text:p>0.000135421752929688</text:p>
              </table:table-cell>
              <table:table-cell office:value-type="float" office:value="0.000166416168212891">
                <text:p>0.000166416168212891</text:p>
              </table:table-cell>
              <table:table-cell office:value-type="float" office:value="0.000229358673095703">
                <text:p>0.000229358673095703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000135421752929688">
                <text:p>0.000135421752929688</text:p>
              </table:table-cell>
              <table:table-cell office:value-type="float" office:value="0.000164985656738281">
                <text:p>0.000164985656738281</text:p>
              </table:table-cell>
              <table:table-cell office:value-type="float" office:value="0.000223159790039062">
                <text:p>0.000223159790039062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000135660171508789">
                <text:p>0.000135660171508789</text:p>
              </table:table-cell>
              <table:table-cell office:value-type="float" office:value="0.00016474723815918">
                <text:p>0.00016474723815918</text:p>
              </table:table-cell>
              <table:table-cell office:value-type="float" office:value="0.000223875045776367">
                <text:p>0.00022387504577636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136137008666992">
                <text:p>0.000136137008666992</text:p>
              </table:table-cell>
              <table:table-cell office:value-type="float" office:value="0.000164985656738281">
                <text:p>0.000164985656738281</text:p>
              </table:table-cell>
              <table:table-cell office:value-type="float" office:value="0.000231742858886719">
                <text:p>0.000231742858886719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000136375427246094">
                <text:p>0.000136375427246094</text:p>
              </table:table-cell>
              <table:table-cell office:value-type="float" office:value="0.000165462493896484">
                <text:p>0.000165462493896484</text:p>
              </table:table-cell>
              <table:table-cell office:value-type="float" office:value="0.00022435188293457">
                <text:p>0.00022435188293457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000136137008666992">
                <text:p>0.000136137008666992</text:p>
              </table:table-cell>
              <table:table-cell office:value-type="float" office:value="0.000165939331054688">
                <text:p>0.000165939331054688</text:p>
              </table:table-cell>
              <table:table-cell office:value-type="float" office:value="0.000225067138671875">
                <text:p>0.000225067138671875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000136375427246094">
                <text:p>0.000136375427246094</text:p>
              </table:table-cell>
              <table:table-cell office:value-type="float" office:value="0.000165939331054688">
                <text:p>0.000165939331054688</text:p>
              </table:table-cell>
              <table:table-cell office:value-type="float" office:value="0.000232458114624023">
                <text:p>0.000232458114624023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136852264404297">
                <text:p>0.000136852264404297</text:p>
              </table:table-cell>
              <table:table-cell office:value-type="float" office:value="0.000166654586791992">
                <text:p>0.000166654586791992</text:p>
              </table:table-cell>
              <table:table-cell office:value-type="float" office:value="0.000227451324462891">
                <text:p>0.000227451324462891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000136852264404297">
                <text:p>0.000136852264404297</text:p>
              </table:table-cell>
              <table:table-cell office:value-type="float" office:value="0.000166416168212891">
                <text:p>0.000166416168212891</text:p>
              </table:table-cell>
              <table:table-cell office:value-type="float" office:value="0.000226259231567383">
                <text:p>0.000226259231567383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000137090682983398">
                <text:p>0.000137090682983398</text:p>
              </table:table-cell>
              <table:table-cell office:value-type="float" office:value="0.000166416168212891">
                <text:p>0.000166416168212891</text:p>
              </table:table-cell>
              <table:table-cell office:value-type="float" office:value="0.000234127044677734">
                <text:p>0.000234127044677734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0001373291015625">
                <text:p>0.0001373291015625</text:p>
              </table:table-cell>
              <table:table-cell office:value-type="float" office:value="0.000166654586791992">
                <text:p>0.000166654586791992</text:p>
              </table:table-cell>
              <table:table-cell office:value-type="float" office:value="0.000226497650146484">
                <text:p>0.000226497650146484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000137805938720703">
                <text:p>0.000137805938720703</text:p>
              </table:table-cell>
              <table:table-cell office:value-type="float" office:value="0.000166654586791992">
                <text:p>0.000166654586791992</text:p>
              </table:table-cell>
              <table:table-cell office:value-type="float" office:value="0.000227451324462891">
                <text:p>0.000227451324462891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000137567520141602">
                <text:p>0.000137567520141602</text:p>
              </table:table-cell>
              <table:table-cell office:value-type="float" office:value="0.000167131423950195">
                <text:p>0.000167131423950195</text:p>
              </table:table-cell>
              <table:table-cell office:value-type="float" office:value="0.000233888626098633">
                <text:p>0.000233888626098633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00138044357299805">
                <text:p>0.000138044357299805</text:p>
              </table:table-cell>
              <table:table-cell office:value-type="float" office:value="0.0001678466796875">
                <text:p>0.0001678466796875</text:p>
              </table:table-cell>
              <table:table-cell office:value-type="float" office:value="0.000227689743041992">
                <text:p>0.000227689743041992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000138282775878906">
                <text:p>0.000138282775878906</text:p>
              </table:table-cell>
              <table:table-cell office:value-type="float" office:value="0.000167608261108398">
                <text:p>0.000167608261108398</text:p>
              </table:table-cell>
              <table:table-cell office:value-type="float" office:value="0.000228404998779297">
                <text:p>0.000228404998779297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000138282775878906">
                <text:p>0.000138282775878906</text:p>
              </table:table-cell>
              <table:table-cell office:value-type="float" office:value="0.000170469284057617">
                <text:p>0.000170469284057617</text:p>
              </table:table-cell>
              <table:table-cell office:value-type="float" office:value="0.000235319137573242">
                <text:p>0.000235319137573242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000138759613037109">
                <text:p>0.000138759613037109</text:p>
              </table:table-cell>
              <table:table-cell office:value-type="float" office:value="0.000168800354003906">
                <text:p>0.000168800354003906</text:p>
              </table:table-cell>
              <table:table-cell office:value-type="float" office:value="0.000228643417358398">
                <text:p>0.000228643417358398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000138521194458008">
                <text:p>0.000138521194458008</text:p>
              </table:table-cell>
              <table:table-cell office:value-type="float" office:value="0.000168323516845703">
                <text:p>0.000168323516845703</text:p>
              </table:table-cell>
              <table:table-cell office:value-type="float" office:value="0.000229597091674805">
                <text:p>0.000229597091674805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000138998031616211">
                <text:p>0.000138998031616211</text:p>
              </table:table-cell>
              <table:table-cell office:value-type="float" office:value="0.000206708908081055">
                <text:p>0.000206708908081055</text:p>
              </table:table-cell>
              <table:table-cell office:value-type="float" office:value="0.000237703323364258">
                <text:p>0.000237703323364258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000139236450195313">
                <text:p>0.000139236450195313</text:p>
              </table:table-cell>
              <table:table-cell office:value-type="float" office:value="0.000169515609741211">
                <text:p>0.000169515609741211</text:p>
              </table:table-cell>
              <table:table-cell office:value-type="float" office:value="0.000229597091674805">
                <text:p>0.000229597091674805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000139236450195313">
                <text:p>0.000139236450195313</text:p>
              </table:table-cell>
              <table:table-cell office:value-type="float" office:value="0.000169515609741211">
                <text:p>0.000169515609741211</text:p>
              </table:table-cell>
              <table:table-cell office:value-type="float" office:value="0.000231027603149414">
                <text:p>0.000231027603149414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000139713287353516">
                <text:p>0.000139713287353516</text:p>
              </table:table-cell>
              <table:table-cell office:value-type="float" office:value="0.000169515609741211">
                <text:p>0.000169515609741211</text:p>
              </table:table-cell>
              <table:table-cell office:value-type="float" office:value="0.000237703323364258">
                <text:p>0.000237703323364258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000139713287353516">
                <text:p>0.000139713287353516</text:p>
              </table:table-cell>
              <table:table-cell office:value-type="float" office:value="0.000171661376953125">
                <text:p>0.000171661376953125</text:p>
              </table:table-cell>
              <table:table-cell office:value-type="float" office:value="0.000230073928833008">
                <text:p>0.00023007392883300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00159025192260742">
                <text:p>0.000159025192260742</text:p>
              </table:table-cell>
              <table:table-cell office:value-type="float" office:value="0.000170469284057617">
                <text:p>0.000170469284057617</text:p>
              </table:table-cell>
              <table:table-cell office:value-type="float" office:value="0.000232219696044922">
                <text:p>0.000232219696044922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000140190124511719">
                <text:p>0.000140190124511719</text:p>
              </table:table-cell>
              <table:table-cell office:value-type="float" office:value="0.000170707702636719">
                <text:p>0.000170707702636719</text:p>
              </table:table-cell>
              <table:table-cell office:value-type="float" office:value="0.000260353088378906">
                <text:p>0.000260353088378906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000144720077514648">
                <text:p>0.000144720077514648</text:p>
              </table:table-cell>
              <table:table-cell office:value-type="float" office:value="0.000182867050170898">
                <text:p>0.000182867050170898</text:p>
              </table:table-cell>
              <table:table-cell office:value-type="float" office:value="0.000250577926635742">
                <text:p>0.000250577926635742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000140190124511719">
                <text:p>0.000140190124511719</text:p>
              </table:table-cell>
              <table:table-cell office:value-type="float" office:value="0.000171184539794922">
                <text:p>0.000171184539794922</text:p>
              </table:table-cell>
              <table:table-cell office:value-type="float" office:value="0.000253677368164062">
                <text:p>0.000253677368164062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000140666961669922">
                <text:p>0.000140666961669922</text:p>
              </table:table-cell>
              <table:table-cell office:value-type="float" office:value="0.000171661376953125">
                <text:p>0.000171661376953125</text:p>
              </table:table-cell>
              <table:table-cell office:value-type="float" office:value="0.000259876251220703">
                <text:p>0.000259876251220703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000141143798828125">
                <text:p>0.000141143798828125</text:p>
              </table:table-cell>
              <table:table-cell office:value-type="float" office:value="0.000171661376953125">
                <text:p>0.000171661376953125</text:p>
              </table:table-cell>
              <table:table-cell office:value-type="float" office:value="0.000232696533203125">
                <text:p>0.000232696533203125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000141143798828125">
                <text:p>0.000141143798828125</text:p>
              </table:table-cell>
              <table:table-cell office:value-type="float" office:value="0.000205039978027344">
                <text:p>0.000205039978027344</text:p>
              </table:table-cell>
              <table:table-cell office:value-type="float" office:value="0.000264883041381836">
                <text:p>0.000264883041381836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000141382217407227">
                <text:p>0.000141382217407227</text:p>
              </table:table-cell>
              <table:table-cell office:value-type="float" office:value="0.000172853469848633">
                <text:p>0.000172853469848633</text:p>
              </table:table-cell>
              <table:table-cell office:value-type="float" office:value="0.000240564346313477">
                <text:p>0.000240564346313477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00016021728515625">
                <text:p>0.00016021728515625</text:p>
              </table:table-cell>
              <table:table-cell office:value-type="float" office:value="0.000172853469848633">
                <text:p>0.000172853469848633</text:p>
              </table:table-cell>
              <table:table-cell office:value-type="float" office:value="0.000233888626098633">
                <text:p>0.000233888626098633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000161170959472656">
                <text:p>0.000161170959472656</text:p>
              </table:table-cell>
              <table:table-cell office:value-type="float" office:value="0.000172853469848633">
                <text:p>0.000172853469848633</text:p>
              </table:table-cell>
              <table:table-cell office:value-type="float" office:value="0.000307798385620117">
                <text:p>0.000307798385620117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00157356262207031">
                <text:p>0.000157356262207031</text:p>
              </table:table-cell>
              <table:table-cell office:value-type="float" office:value="0.000197887420654297">
                <text:p>0.000197887420654297</text:p>
              </table:table-cell>
              <table:table-cell office:value-type="float" office:value="0.0002593994140625">
                <text:p>0.0002593994140625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000158309936523438">
                <text:p>0.000158309936523438</text:p>
              </table:table-cell>
              <table:table-cell office:value-type="float" office:value="0.000188112258911133">
                <text:p>0.000188112258911133</text:p>
              </table:table-cell>
              <table:table-cell office:value-type="float" office:value="0.000252723693847656">
                <text:p>0.000252723693847656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00015711784362793">
                <text:p>0.00015711784362793</text:p>
              </table:table-cell>
              <table:table-cell office:value-type="float" office:value="0.000178813934326172">
                <text:p>0.000178813934326172</text:p>
              </table:table-cell>
              <table:table-cell office:value-type="float" office:value="0.00025486946105957">
                <text:p>0.00025486946105957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000160694122314453">
                <text:p>0.000160694122314453</text:p>
              </table:table-cell>
              <table:table-cell office:value-type="float" office:value="0.000190258026123047">
                <text:p>0.000190258026123047</text:p>
              </table:table-cell>
              <table:table-cell office:value-type="float" office:value="0.000300884246826172">
                <text:p>0.000300884246826172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000159740447998047">
                <text:p>0.000159740447998047</text:p>
              </table:table-cell>
              <table:table-cell office:value-type="float" office:value="0.000188589096069336">
                <text:p>0.000188589096069336</text:p>
              </table:table-cell>
              <table:table-cell office:value-type="float" office:value="0.000295877456665039">
                <text:p>0.000295877456665039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000149250030517578">
                <text:p>0.000149250030517578</text:p>
              </table:table-cell>
              <table:table-cell office:value-type="float" office:value="0.00020146369934082">
                <text:p>0.00020146369934082</text:p>
              </table:table-cell>
              <table:table-cell office:value-type="float" office:value="0.000260353088378906">
                <text:p>0.000260353088378906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000153779983520508">
                <text:p>0.000153779983520508</text:p>
              </table:table-cell>
              <table:table-cell office:value-type="float" office:value="0.000188112258911133">
                <text:p>0.000188112258911133</text:p>
              </table:table-cell>
              <table:table-cell office:value-type="float" office:value="0.000273227691650391">
                <text:p>0.000273227691650391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000160694122314453">
                <text:p>0.000160694122314453</text:p>
              </table:table-cell>
              <table:table-cell office:value-type="float" office:value="0.000178098678588867">
                <text:p>0.000178098678588867</text:p>
              </table:table-cell>
              <table:table-cell office:value-type="float" office:value="0.000268697738647461">
                <text:p>0.000268697738647461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000151634216308594">
                <text:p>0.000151634216308594</text:p>
              </table:table-cell>
              <table:table-cell office:value-type="float" office:value="0.000177860260009766">
                <text:p>0.000177860260009766</text:p>
              </table:table-cell>
              <table:table-cell office:value-type="float" office:value="0.000279903411865234">
                <text:p>0.000279903411865234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000222921371459961">
                <text:p>0.000222921371459961</text:p>
              </table:table-cell>
              <table:table-cell office:value-type="float" office:value="0.00019073486328125">
                <text:p>0.00019073486328125</text:p>
              </table:table-cell>
              <table:table-cell office:value-type="float" office:value="0.000293731689453125">
                <text:p>0.000293731689453125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00182390213012695">
                <text:p>0.000182390213012695</text:p>
              </table:table-cell>
              <table:table-cell office:value-type="float" office:value="0.000229597091674805">
                <text:p>0.000229597091674805</text:p>
              </table:table-cell>
              <table:table-cell office:value-type="float" office:value="0.000259876251220703">
                <text:p>0.000259876251220703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000159978866577148">
                <text:p>0.000159978866577148</text:p>
              </table:table-cell>
              <table:table-cell office:value-type="float" office:value="0.000287055969238281">
                <text:p>0.000287055969238281</text:p>
              </table:table-cell>
              <table:table-cell office:value-type="float" office:value="0.000241756439208984">
                <text:p>0.000241756439208984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000144243240356445">
                <text:p>0.000144243240356445</text:p>
              </table:table-cell>
              <table:table-cell office:value-type="float" office:value="0.000176429748535156">
                <text:p>0.000176429748535156</text:p>
              </table:table-cell>
              <table:table-cell office:value-type="float" office:value="0.000247001647949219">
                <text:p>0.000247001647949219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000144481658935547">
                <text:p>0.000144481658935547</text:p>
              </table:table-cell>
              <table:table-cell office:value-type="float" office:value="0.000177145004272461">
                <text:p>0.000177145004272461</text:p>
              </table:table-cell>
              <table:table-cell office:value-type="float" office:value="0.000239133834838867">
                <text:p>0.000239133834838867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000144481658935547">
                <text:p>0.000144481658935547</text:p>
              </table:table-cell>
              <table:table-cell office:value-type="float" office:value="0.000176906585693359">
                <text:p>0.000176906585693359</text:p>
              </table:table-cell>
              <table:table-cell office:value-type="float" office:value="0.000241994857788086">
                <text:p>0.000241994857788086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000144481658935547">
                <text:p>0.000144481658935547</text:p>
              </table:table-cell>
              <table:table-cell office:value-type="float" office:value="0.000180721282958984">
                <text:p>0.000180721282958984</text:p>
              </table:table-cell>
              <table:table-cell office:value-type="float" office:value="0.00024867057800293">
                <text:p>0.00024867057800293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00014495849609375">
                <text:p>0.00014495849609375</text:p>
              </table:table-cell>
              <table:table-cell office:value-type="float" office:value="0.000177383422851563">
                <text:p>0.000177383422851563</text:p>
              </table:table-cell>
              <table:table-cell office:value-type="float" office:value="0.000239372253417969">
                <text:p>0.000239372253417969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00014495849609375">
                <text:p>0.00014495849609375</text:p>
              </table:table-cell>
              <table:table-cell office:value-type="float" office:value="0.000177860260009766">
                <text:p>0.000177860260009766</text:p>
              </table:table-cell>
              <table:table-cell office:value-type="float" office:value="0.000242471694946289">
                <text:p>0.000242471694946289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000145435333251953">
                <text:p>0.000145435333251953</text:p>
              </table:table-cell>
              <table:table-cell office:value-type="float" office:value="0.00017857551574707">
                <text:p>0.00017857551574707</text:p>
              </table:table-cell>
              <table:table-cell office:value-type="float" office:value="0.000249385833740234">
                <text:p>0.000249385833740234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000145673751831055">
                <text:p>0.000145673751831055</text:p>
              </table:table-cell>
              <table:table-cell office:value-type="float" office:value="0.00017857551574707">
                <text:p>0.00017857551574707</text:p>
              </table:table-cell>
              <table:table-cell office:value-type="float" office:value="0.00024104118347168">
                <text:p>0.0002410411834716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00145673751831055">
                <text:p>0.000145673751831055</text:p>
              </table:table-cell>
              <table:table-cell office:value-type="float" office:value="0.00017857551574707">
                <text:p>0.00017857551574707</text:p>
              </table:table-cell>
              <table:table-cell office:value-type="float" office:value="0.000243902206420898">
                <text:p>0.000243902206420898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000146150588989258">
                <text:p>0.000146150588989258</text:p>
              </table:table-cell>
              <table:table-cell office:value-type="float" office:value="0.000179052352905273">
                <text:p>0.000179052352905273</text:p>
              </table:table-cell>
              <table:table-cell office:value-type="float" office:value="0.000249862670898437">
                <text:p>0.000249862670898437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000146150588989258">
                <text:p>0.000146150588989258</text:p>
              </table:table-cell>
              <table:table-cell office:value-type="float" office:value="0.000181436538696289">
                <text:p>0.000181436538696289</text:p>
              </table:table-cell>
              <table:table-cell office:value-type="float" office:value="0.000242710113525391">
                <text:p>0.000242710113525391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000194787979125977">
                <text:p>0.000194787979125977</text:p>
              </table:table-cell>
              <table:table-cell office:value-type="float" office:value="0.000187873840332031">
                <text:p>0.000187873840332031</text:p>
              </table:table-cell>
              <table:table-cell office:value-type="float" office:value="0.000327587127685547">
                <text:p>0.000327587127685547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000151157379150391">
                <text:p>0.000151157379150391</text:p>
              </table:table-cell>
              <table:table-cell office:value-type="float" office:value="0.000185012817382813">
                <text:p>0.000185012817382813</text:p>
              </table:table-cell>
              <table:table-cell office:value-type="float" office:value="0.000259637832641602">
                <text:p>0.000259637832641602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00015568733215332">
                <text:p>0.00015568733215332</text:p>
              </table:table-cell>
              <table:table-cell office:value-type="float" office:value="0.00018000602722168">
                <text:p>0.00018000602722168</text:p>
              </table:table-cell>
              <table:table-cell office:value-type="float" office:value="0.000242948532104492">
                <text:p>0.000242948532104492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000146865844726563">
                <text:p>0.000146865844726563</text:p>
              </table:table-cell>
              <table:table-cell office:value-type="float" office:value="0.00018000602722168">
                <text:p>0.00018000602722168</text:p>
              </table:table-cell>
              <table:table-cell office:value-type="float" office:value="0.000245094299316406">
                <text:p>0.000245094299316406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000147104263305664">
                <text:p>0.000147104263305664</text:p>
              </table:table-cell>
              <table:table-cell office:value-type="float" office:value="0.000180244445800781">
                <text:p>0.000180244445800781</text:p>
              </table:table-cell>
              <table:table-cell office:value-type="float" office:value="0.000253438949584961">
                <text:p>0.000253438949584961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000147342681884766">
                <text:p>0.000147342681884766</text:p>
              </table:table-cell>
              <table:table-cell office:value-type="float" office:value="0.000180721282958984">
                <text:p>0.000180721282958984</text:p>
              </table:table-cell>
              <table:table-cell office:value-type="float" office:value="0.000246286392211914">
                <text:p>0.000246286392211914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000147342681884766">
                <text:p>0.000147342681884766</text:p>
              </table:table-cell>
              <table:table-cell office:value-type="float" office:value="0.000180721282958984">
                <text:p>0.000180721282958984</text:p>
              </table:table-cell>
              <table:table-cell office:value-type="float" office:value="0.000246524810791016">
                <text:p>0.00024652481079101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00014805793762207">
                <text:p>0.00014805793762207</text:p>
              </table:table-cell>
              <table:table-cell office:value-type="float" office:value="0.000181198120117188">
                <text:p>0.000181198120117188</text:p>
              </table:table-cell>
              <table:table-cell office:value-type="float" office:value="0.000253200531005859">
                <text:p>0.000253200531005859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000147819519042969">
                <text:p>0.000147819519042969</text:p>
              </table:table-cell>
              <table:table-cell office:value-type="float" office:value="0.000182151794433594">
                <text:p>0.000182151794433594</text:p>
              </table:table-cell>
              <table:table-cell office:value-type="float" office:value="0.000245094299316406">
                <text:p>0.000245094299316406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00014948844909668">
                <text:p>0.00014948844909668</text:p>
              </table:table-cell>
              <table:table-cell office:value-type="float" office:value="0.00021052360534668">
                <text:p>0.00021052360534668</text:p>
              </table:table-cell>
              <table:table-cell office:value-type="float" office:value="0.000254631042480469">
                <text:p>0.000254631042480469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000150203704833984">
                <text:p>0.000150203704833984</text:p>
              </table:table-cell>
              <table:table-cell office:value-type="float" office:value="0.000190019607543945">
                <text:p>0.000190019607543945</text:p>
              </table:table-cell>
              <table:table-cell office:value-type="float" office:value="0.000248432159423828">
                <text:p>0.000248432159423828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000150203704833984">
                <text:p>0.000150203704833984</text:p>
              </table:table-cell>
              <table:table-cell office:value-type="float" office:value="0.000190258026123047">
                <text:p>0.000190258026123047</text:p>
              </table:table-cell>
              <table:table-cell office:value-type="float" office:value="0.000254154205322266">
                <text:p>0.000254154205322266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000150203704833984">
                <text:p>0.000150203704833984</text:p>
              </table:table-cell>
              <table:table-cell office:value-type="float" office:value="0.000190496444702148">
                <text:p>0.000190496444702148</text:p>
              </table:table-cell>
              <table:table-cell office:value-type="float" office:value="0.000251531600952148">
                <text:p>0.000251531600952148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000150203704833984">
                <text:p>0.000150203704833984</text:p>
              </table:table-cell>
              <table:table-cell office:value-type="float" office:value="0.00019073486328125">
                <text:p>0.00019073486328125</text:p>
              </table:table-cell>
              <table:table-cell office:value-type="float" office:value="0.000255107879638672">
                <text:p>0.000255107879638672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000150918960571289">
                <text:p>0.000150918960571289</text:p>
              </table:table-cell>
              <table:table-cell office:value-type="float" office:value="0.00019073486328125">
                <text:p>0.00019073486328125</text:p>
              </table:table-cell>
              <table:table-cell office:value-type="float" office:value="0.000249624252319336">
                <text:p>0.000249624252319336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150680541992188">
                <text:p>0.000150680541992188</text:p>
              </table:table-cell>
              <table:table-cell office:value-type="float" office:value="0.000190496444702148">
                <text:p>0.000190496444702148</text:p>
              </table:table-cell>
              <table:table-cell office:value-type="float" office:value="0.000255346298217773">
                <text:p>0.000255346298217773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000150918960571289">
                <text:p>0.000150918960571289</text:p>
              </table:table-cell>
              <table:table-cell office:value-type="float" office:value="0.000190496444702148">
                <text:p>0.000190496444702148</text:p>
              </table:table-cell>
              <table:table-cell office:value-type="float" office:value="0.000249385833740234">
                <text:p>0.000249385833740234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00150918960571289">
                <text:p>0.000150918960571289</text:p>
              </table:table-cell>
              <table:table-cell office:value-type="float" office:value="0.000191450119018555">
                <text:p>0.000191450119018555</text:p>
              </table:table-cell>
              <table:table-cell office:value-type="float" office:value="0.00025629997253418">
                <text:p>0.00025629997253418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000151634216308594">
                <text:p>0.000151634216308594</text:p>
              </table:table-cell>
              <table:table-cell office:value-type="float" office:value="0.000191688537597656">
                <text:p>0.000191688537597656</text:p>
              </table:table-cell>
              <table:table-cell office:value-type="float" office:value="0.000250816345214844">
                <text:p>0.000250816345214844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000151395797729492">
                <text:p>0.000151395797729492</text:p>
              </table:table-cell>
              <table:table-cell office:value-type="float" office:value="0.000224113464355469">
                <text:p>0.000224113464355469</text:p>
              </table:table-cell>
              <table:table-cell office:value-type="float" office:value="0.000305652618408203">
                <text:p>0.000305652618408203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000151872634887695">
                <text:p>0.000151872634887695</text:p>
              </table:table-cell>
              <table:table-cell office:value-type="float" office:value="0.000192165374755859">
                <text:p>0.000192165374755859</text:p>
              </table:table-cell>
              <table:table-cell office:value-type="float" office:value="0.000280618667602539">
                <text:p>0.000280618667602539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000169754028320313">
                <text:p>0.000169754028320313</text:p>
              </table:table-cell>
              <table:table-cell office:value-type="float" office:value="0.00019383430480957">
                <text:p>0.00019383430480957</text:p>
              </table:table-cell>
              <table:table-cell office:value-type="float" office:value="0.000258445739746094">
                <text:p>0.000258445739746094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000154972076416016">
                <text:p>0.000154972076416016</text:p>
              </table:table-cell>
              <table:table-cell office:value-type="float" office:value="0.000199079513549805">
                <text:p>0.000199079513549805</text:p>
              </table:table-cell>
              <table:table-cell office:value-type="float" office:value="0.000289678573608398">
                <text:p>0.000289678573608398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000172615051269531">
                <text:p>0.000172615051269531</text:p>
              </table:table-cell>
              <table:table-cell office:value-type="float" office:value="0.000231504440307617">
                <text:p>0.000231504440307617</text:p>
              </table:table-cell>
              <table:table-cell office:value-type="float" office:value="0.000334978103637695">
                <text:p>0.000334978103637695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000154495239257813">
                <text:p>0.000154495239257813</text:p>
              </table:table-cell>
              <table:table-cell office:value-type="float" office:value="0.000197410583496094">
                <text:p>0.000197410583496094</text:p>
              </table:table-cell>
              <table:table-cell office:value-type="float" office:value="0.00030064582824707">
                <text:p>0.00030064582824707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000156641006469727">
                <text:p>0.000156641006469727</text:p>
              </table:table-cell>
              <table:table-cell office:value-type="float" office:value="0.000195026397705078">
                <text:p>0.000195026397705078</text:p>
              </table:table-cell>
              <table:table-cell office:value-type="float" office:value="0.0002593994140625">
                <text:p>0.0002593994140625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000152826309204102">
                <text:p>0.000152826309204102</text:p>
              </table:table-cell>
              <table:table-cell office:value-type="float" office:value="0.000194072723388672">
                <text:p>0.000194072723388672</text:p>
              </table:table-cell>
              <table:table-cell office:value-type="float" office:value="0.000254392623901367">
                <text:p>0.00025439262390136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00171899795532227">
                <text:p>0.000171899795532227</text:p>
              </table:table-cell>
              <table:table-cell office:value-type="float" office:value="0.000195026397705078">
                <text:p>0.000195026397705078</text:p>
              </table:table-cell>
              <table:table-cell office:value-type="float" office:value="0.00031280517578125">
                <text:p>0.00031280517578125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000153779983520508">
                <text:p>0.000153779983520508</text:p>
              </table:table-cell>
              <table:table-cell office:value-type="float" office:value="0.000195026397705078">
                <text:p>0.000195026397705078</text:p>
              </table:table-cell>
              <table:table-cell office:value-type="float" office:value="0.000254154205322266">
                <text:p>0.000254154205322266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000153303146362305">
                <text:p>0.000153303146362305</text:p>
              </table:table-cell>
              <table:table-cell office:value-type="float" office:value="0.000195980072021484">
                <text:p>0.000195980072021484</text:p>
              </table:table-cell>
              <table:table-cell office:value-type="float" office:value="0.000261545181274414">
                <text:p>0.000261545181274414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000153779983520508">
                <text:p>0.000153779983520508</text:p>
              </table:table-cell>
              <table:table-cell office:value-type="float" office:value="0.000195026397705078">
                <text:p>0.000195026397705078</text:p>
              </table:table-cell>
              <table:table-cell office:value-type="float" office:value="0.000255346298217773">
                <text:p>0.000255346298217773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000153779983520508">
                <text:p>0.000153779983520508</text:p>
              </table:table-cell>
              <table:table-cell office:value-type="float" office:value="0.000195741653442383">
                <text:p>0.000195741653442383</text:p>
              </table:table-cell>
              <table:table-cell office:value-type="float" office:value="0.000283956527709961">
                <text:p>0.000283956527709961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000154256820678711">
                <text:p>0.000154256820678711</text:p>
              </table:table-cell>
              <table:table-cell office:value-type="float" office:value="0.000195980072021484">
                <text:p>0.000195980072021484</text:p>
              </table:table-cell>
              <table:table-cell office:value-type="float" office:value="0.000255823135375977">
                <text:p>0.000255823135375977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000154256820678711">
                <text:p>0.000154256820678711</text:p>
              </table:table-cell>
              <table:table-cell office:value-type="float" office:value="0.000196218490600586">
                <text:p>0.000196218490600586</text:p>
              </table:table-cell>
              <table:table-cell office:value-type="float" office:value="0.000262975692749023">
                <text:p>0.000262975692749023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000154256820678711">
                <text:p>0.000154256820678711</text:p>
              </table:table-cell>
              <table:table-cell office:value-type="float" office:value="0.000195980072021484">
                <text:p>0.000195980072021484</text:p>
              </table:table-cell>
              <table:table-cell office:value-type="float" office:value="0.000261783599853516">
                <text:p>0.000261783599853516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000154733657836914">
                <text:p>0.000154733657836914</text:p>
              </table:table-cell>
              <table:table-cell office:value-type="float" office:value="0.000195980072021484">
                <text:p>0.000195980072021484</text:p>
              </table:table-cell>
              <table:table-cell office:value-type="float" office:value="0.000264883041381836">
                <text:p>0.000264883041381836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000159025192260742">
                <text:p>0.000159025192260742</text:p>
              </table:table-cell>
              <table:table-cell office:value-type="float" office:value="0.000201940536499023">
                <text:p>0.000201940536499023</text:p>
              </table:table-cell>
              <table:table-cell office:value-type="float" office:value="0.000269889831542969">
                <text:p>0.000269889831542969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00159502029418945">
                <text:p>0.000159502029418945</text:p>
              </table:table-cell>
              <table:table-cell office:value-type="float" office:value="0.000202178955078125">
                <text:p>0.000202178955078125</text:p>
              </table:table-cell>
              <table:table-cell office:value-type="float" office:value="0.00026702880859375">
                <text:p>0.00026702880859375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000159502029418945">
                <text:p>0.000159502029418945</text:p>
              </table:table-cell>
              <table:table-cell office:value-type="float" office:value="0.000202417373657227">
                <text:p>0.000202417373657227</text:p>
              </table:table-cell>
              <table:table-cell office:value-type="float" office:value="0.000270843505859375">
                <text:p>0.000270843505859375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000167131423950195">
                <text:p>0.000167131423950195</text:p>
              </table:table-cell>
              <table:table-cell office:value-type="float" office:value="0.000197410583496094">
                <text:p>0.000197410583496094</text:p>
              </table:table-cell>
              <table:table-cell office:value-type="float" office:value="0.000266313552856445">
                <text:p>0.000266313552856445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000155925750732422">
                <text:p>0.000155925750732422</text:p>
              </table:table-cell>
              <table:table-cell office:value-type="float" office:value="0.000198125839233398">
                <text:p>0.000198125839233398</text:p>
              </table:table-cell>
              <table:table-cell office:value-type="float" office:value="0.000278949737548828">
                <text:p>0.000278949737548828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00016021728515625">
                <text:p>0.00016021728515625</text:p>
              </table:table-cell>
              <table:table-cell office:value-type="float" office:value="0.000203847885131836">
                <text:p>0.000203847885131836</text:p>
              </table:table-cell>
              <table:table-cell office:value-type="float" office:value="0.000266075134277344">
                <text:p>0.000266075134277344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000167608261108398">
                <text:p>0.000167608261108398</text:p>
              </table:table-cell>
              <table:table-cell office:value-type="float" office:value="0.000198602676391602">
                <text:p>0.000198602676391602</text:p>
              </table:table-cell>
              <table:table-cell office:value-type="float" office:value="0.000265836715698242">
                <text:p>0.000265836715698242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000156402587890625">
                <text:p>0.000156402587890625</text:p>
              </table:table-cell>
              <table:table-cell office:value-type="float" office:value="0.000192880630493164">
                <text:p>0.000192880630493164</text:p>
              </table:table-cell>
              <table:table-cell office:value-type="float" office:value="0.000261783599853516">
                <text:p>0.000261783599853516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000159502029418945">
                <text:p>0.000159502029418945</text:p>
              </table:table-cell>
              <table:table-cell office:value-type="float" office:value="0.000193595886230469">
                <text:p>0.000193595886230469</text:p>
              </table:table-cell>
              <table:table-cell office:value-type="float" office:value="0.000262022018432617">
                <text:p>0.000262022018432617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000200033187866211">
                <text:p>0.000200033187866211</text:p>
              </table:table-cell>
              <table:table-cell office:value-type="float" office:value="0.000194549560546875">
                <text:p>0.000194549560546875</text:p>
              </table:table-cell>
              <table:table-cell office:value-type="float" office:value="0.000268459320068359">
                <text:p>0.000268459320068359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000157356262207031">
                <text:p>0.000157356262207031</text:p>
              </table:table-cell>
              <table:table-cell office:value-type="float" office:value="0.000194549560546875">
                <text:p>0.000194549560546875</text:p>
              </table:table-cell>
              <table:table-cell office:value-type="float" office:value="0.00026249885559082">
                <text:p>0.0002624988555908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157594680786133">
                <text:p>0.000157594680786133</text:p>
              </table:table-cell>
              <table:table-cell office:value-type="float" office:value="0.000194311141967773">
                <text:p>0.000194311141967773</text:p>
              </table:table-cell>
              <table:table-cell office:value-type="float" office:value="0.000262975692749023">
                <text:p>0.000262975692749023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000177383422851563">
                <text:p>0.000177383422851563</text:p>
              </table:table-cell>
              <table:table-cell office:value-type="float" office:value="0.000213146209716797">
                <text:p>0.000213146209716797</text:p>
              </table:table-cell>
              <table:table-cell office:value-type="float" office:value="0.00030827522277832">
                <text:p>0.00030827522277832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000204563140869141">
                <text:p>0.000204563140869141</text:p>
              </table:table-cell>
              <table:table-cell office:value-type="float" office:value="0.000196695327758789">
                <text:p>0.000196695327758789</text:p>
              </table:table-cell>
              <table:table-cell office:value-type="float" office:value="0.000268220901489258">
                <text:p>0.000268220901489258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000184059143066406">
                <text:p>0.000184059143066406</text:p>
              </table:table-cell>
              <table:table-cell office:value-type="float" office:value="0.00019526481628418">
                <text:p>0.00019526481628418</text:p>
              </table:table-cell>
              <table:table-cell office:value-type="float" office:value="0.000260829925537109">
                <text:p>0.000260829925537109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000156641006469727">
                <text:p>0.000156641006469727</text:p>
              </table:table-cell>
              <table:table-cell office:value-type="float" office:value="0.000194072723388672">
                <text:p>0.000194072723388672</text:p>
              </table:table-cell>
              <table:table-cell office:value-type="float" office:value="0.000264883041381836">
                <text:p>0.000264883041381836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00015711784362793">
                <text:p>0.00015711784362793</text:p>
              </table:table-cell>
              <table:table-cell office:value-type="float" office:value="0.000194787979125977">
                <text:p>0.000194787979125977</text:p>
              </table:table-cell>
              <table:table-cell office:value-type="float" office:value="0.000272274017333984">
                <text:p>0.000272274017333984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000156879425048828">
                <text:p>0.000156879425048828</text:p>
              </table:table-cell>
              <table:table-cell office:value-type="float" office:value="0.000195503234863281">
                <text:p>0.000195503234863281</text:p>
              </table:table-cell>
              <table:table-cell office:value-type="float" office:value="0.000314950942993164">
                <text:p>0.000314950942993164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000157356262207031">
                <text:p>0.000157356262207031</text:p>
              </table:table-cell>
              <table:table-cell office:value-type="float" office:value="0.000195503234863281">
                <text:p>0.000195503234863281</text:p>
              </table:table-cell>
              <table:table-cell office:value-type="float" office:value="0.000321865081787109">
                <text:p>0.000321865081787109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000166893005371094">
                <text:p>0.000166893005371094</text:p>
              </table:table-cell>
              <table:table-cell office:value-type="float" office:value="0.000196218490600586">
                <text:p>0.000196218490600586</text:p>
              </table:table-cell>
              <table:table-cell office:value-type="float" office:value="0.000333547592163086">
                <text:p>0.000333547592163086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000164985656738281">
                <text:p>0.000164985656738281</text:p>
              </table:table-cell>
              <table:table-cell office:value-type="float" office:value="0.000195741653442383">
                <text:p>0.000195741653442383</text:p>
              </table:table-cell>
              <table:table-cell office:value-type="float" office:value="0.000264406204223633">
                <text:p>0.000264406204223633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00164270401000977">
                <text:p>0.000164270401000977</text:p>
              </table:table-cell>
              <table:table-cell office:value-type="float" office:value="0.000194787979125977">
                <text:p>0.000194787979125977</text:p>
              </table:table-cell>
              <table:table-cell office:value-type="float" office:value="0.000266790390014648">
                <text:p>0.000266790390014648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000157833099365234">
                <text:p>0.000157833099365234</text:p>
              </table:table-cell>
              <table:table-cell office:value-type="float" office:value="0.000195741653442383">
                <text:p>0.000195741653442383</text:p>
              </table:table-cell>
              <table:table-cell office:value-type="float" office:value="0.000272989273071289">
                <text:p>0.000272989273071289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000158309936523438">
                <text:p>0.000158309936523438</text:p>
              </table:table-cell>
              <table:table-cell office:value-type="float" office:value="0.000195741653442383">
                <text:p>0.000195741653442383</text:p>
              </table:table-cell>
              <table:table-cell office:value-type="float" office:value="0.000264406204223633">
                <text:p>0.000264406204223633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000157833099365234">
                <text:p>0.000157833099365234</text:p>
              </table:table-cell>
              <table:table-cell office:value-type="float" office:value="0.000195980072021484">
                <text:p>0.000195980072021484</text:p>
              </table:table-cell>
              <table:table-cell office:value-type="float" office:value="0.000267505645751953">
                <text:p>0.000267505645751953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000158548355102539">
                <text:p>0.000158548355102539</text:p>
              </table:table-cell>
              <table:table-cell office:value-type="float" office:value="0.000197887420654297">
                <text:p>0.000197887420654297</text:p>
              </table:table-cell>
              <table:table-cell office:value-type="float" office:value="0.000274896621704102">
                <text:p>0.000274896621704102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000158309936523438">
                <text:p>0.000158309936523438</text:p>
              </table:table-cell>
              <table:table-cell office:value-type="float" office:value="0.000243186950683594">
                <text:p>0.000243186950683594</text:p>
              </table:table-cell>
              <table:table-cell office:value-type="float" office:value="0.000264883041381836">
                <text:p>0.000264883041381836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000159025192260742">
                <text:p>0.000159025192260742</text:p>
              </table:table-cell>
              <table:table-cell office:value-type="float" office:value="0.000197887420654297">
                <text:p>0.000197887420654297</text:p>
              </table:table-cell>
              <table:table-cell office:value-type="float" office:value="0.000288248062133789">
                <text:p>0.000288248062133789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000180244445800781">
                <text:p>0.000180244445800781</text:p>
              </table:table-cell>
              <table:table-cell office:value-type="float" office:value="0.000198602676391602">
                <text:p>0.000198602676391602</text:p>
              </table:table-cell>
              <table:table-cell office:value-type="float" office:value="0.000294923782348633">
                <text:p>0.000294923782348633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000159263610839844">
                <text:p>0.000159263610839844</text:p>
              </table:table-cell>
              <table:table-cell office:value-type="float" office:value="0.0001983642578125">
                <text:p>0.0001983642578125</text:p>
              </table:table-cell>
              <table:table-cell office:value-type="float" office:value="0.000266790390014648">
                <text:p>0.000266790390014648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000159502029418945">
                <text:p>0.000159502029418945</text:p>
              </table:table-cell>
              <table:table-cell office:value-type="float" office:value="0.000197649002075195">
                <text:p>0.000197649002075195</text:p>
              </table:table-cell>
              <table:table-cell office:value-type="float" office:value="0.000269651412963867">
                <text:p>0.000269651412963867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00159502029418945">
                <text:p>0.000159502029418945</text:p>
              </table:table-cell>
              <table:table-cell office:value-type="float" office:value="0.000197649002075195">
                <text:p>0.000197649002075195</text:p>
              </table:table-cell>
              <table:table-cell office:value-type="float" office:value="0.000276088714599609">
                <text:p>0.000276088714599609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000159978866577148">
                <text:p>0.000159978866577148</text:p>
              </table:table-cell>
              <table:table-cell office:value-type="float" office:value="0.000199556350708008">
                <text:p>0.000199556350708008</text:p>
              </table:table-cell>
              <table:table-cell office:value-type="float" office:value="0.000267505645751953">
                <text:p>0.000267505645751953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00016021728515625">
                <text:p>0.00016021728515625</text:p>
              </table:table-cell>
              <table:table-cell office:value-type="float" office:value="0.000198125839233398">
                <text:p>0.000198125839233398</text:p>
              </table:table-cell>
              <table:table-cell office:value-type="float" office:value="0.000270843505859375">
                <text:p>0.000270843505859375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000160455703735352">
                <text:p>0.000160455703735352</text:p>
              </table:table-cell>
              <table:table-cell office:value-type="float" office:value="0.000198602676391602">
                <text:p>0.000198602676391602</text:p>
              </table:table-cell>
              <table:table-cell office:value-type="float" office:value="0.000277519226074219">
                <text:p>0.000277519226074219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000160455703735352">
                <text:p>0.000160455703735352</text:p>
              </table:table-cell>
              <table:table-cell office:value-type="float" office:value="0.000198841094970703">
                <text:p>0.000198841094970703</text:p>
              </table:table-cell>
              <table:table-cell office:value-type="float" office:value="0.000268936157226562">
                <text:p>0.000268936157226562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000198841094970703">
                <text:p>0.000198841094970703</text:p>
              </table:table-cell>
              <table:table-cell office:value-type="float" office:value="0.000219583511352539">
                <text:p>0.000219583511352539</text:p>
              </table:table-cell>
              <table:table-cell office:value-type="float" office:value="0.000319957733154297">
                <text:p>0.000319957733154297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000213623046875">
                <text:p>0.000213623046875</text:p>
              </table:table-cell>
              <table:table-cell office:value-type="float" office:value="0.000258207321166992">
                <text:p>0.000258207321166992</text:p>
              </table:table-cell>
              <table:table-cell office:value-type="float" office:value="0.000282049179077148">
                <text:p>0.000282049179077148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000188827514648438">
                <text:p>0.000188827514648438</text:p>
              </table:table-cell>
              <table:table-cell office:value-type="float" office:value="0.000220537185668945">
                <text:p>0.000220537185668945</text:p>
              </table:table-cell>
              <table:table-cell office:value-type="float" office:value="0.000277280807495117">
                <text:p>0.000277280807495117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00020599365234375">
                <text:p>0.00020599365234375</text:p>
              </table:table-cell>
              <table:table-cell office:value-type="float" office:value="0.000201702117919922">
                <text:p>0.000201702117919922</text:p>
              </table:table-cell>
              <table:table-cell office:value-type="float" office:value="0.000273466110229492">
                <text:p>0.000273466110229492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000161409378051758">
                <text:p>0.000161409378051758</text:p>
              </table:table-cell>
              <table:table-cell office:value-type="float" office:value="0.000200986862182617">
                <text:p>0.000200986862182617</text:p>
              </table:table-cell>
              <table:table-cell office:value-type="float" office:value="0.000280857086181641">
                <text:p>0.000280857086181641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00161886215209961">
                <text:p>0.000161886215209961</text:p>
              </table:table-cell>
              <table:table-cell office:value-type="float" office:value="0.000200986862182617">
                <text:p>0.000200986862182617</text:p>
              </table:table-cell>
              <table:table-cell office:value-type="float" office:value="0.000270605087280273">
                <text:p>0.000270605087280273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000161886215209961">
                <text:p>0.000161886215209961</text:p>
              </table:table-cell>
              <table:table-cell office:value-type="float" office:value="0.00020146369934082">
                <text:p>0.00020146369934082</text:p>
              </table:table-cell>
              <table:table-cell office:value-type="float" office:value="0.000326871871948242">
                <text:p>0.000326871871948242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162363052368164">
                <text:p>0.000162363052368164</text:p>
              </table:table-cell>
              <table:table-cell office:value-type="float" office:value="0.000219821929931641">
                <text:p>0.000219821929931641</text:p>
              </table:table-cell>
              <table:table-cell office:value-type="float" office:value="0.000281810760498047">
                <text:p>0.000281810760498047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000162363052368164">
                <text:p>0.000162363052368164</text:p>
              </table:table-cell>
              <table:table-cell office:value-type="float" office:value="0.000204324722290039">
                <text:p>0.000204324722290039</text:p>
              </table:table-cell>
              <table:table-cell office:value-type="float" office:value="0.000271797180175781">
                <text:p>0.000271797180175781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.000162363052368164">
                <text:p>0.000162363052368164</text:p>
              </table:table-cell>
              <table:table-cell office:value-type="float" office:value="0.000201225280761719">
                <text:p>0.000201225280761719</text:p>
              </table:table-cell>
              <table:table-cell office:value-type="float" office:value="0.000274896621704102">
                <text:p>0.000274896621704102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.000162601470947266">
                <text:p>0.000162601470947266</text:p>
              </table:table-cell>
              <table:table-cell office:value-type="float" office:value="0.00020289421081543">
                <text:p>0.00020289421081543</text:p>
              </table:table-cell>
              <table:table-cell office:value-type="float" office:value="0.000283479690551758">
                <text:p>0.000283479690551758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.000162363052368164">
                <text:p>0.000162363052368164</text:p>
              </table:table-cell>
              <table:table-cell office:value-type="float" office:value="0.000203609466552734">
                <text:p>0.000203609466552734</text:p>
              </table:table-cell>
              <table:table-cell office:value-type="float" office:value="0.000272750854492187">
                <text:p>0.000272750854492187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.000162839889526367">
                <text:p>0.000162839889526367</text:p>
              </table:table-cell>
              <table:table-cell office:value-type="float" office:value="0.000203609466552734">
                <text:p>0.000203609466552734</text:p>
              </table:table-cell>
              <table:table-cell office:value-type="float" office:value="0.000277280807495117">
                <text:p>0.000277280807495117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.00016331672668457">
                <text:p>0.00016331672668457</text:p>
              </table:table-cell>
              <table:table-cell office:value-type="float" office:value="0.000204086303710937">
                <text:p>0.000204086303710937</text:p>
              </table:table-cell>
              <table:table-cell office:value-type="float" office:value="0.000284433364868164">
                <text:p>0.000284433364868164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.000163793563842773">
                <text:p>0.000163793563842773</text:p>
              </table:table-cell>
              <table:table-cell office:value-type="float" office:value="0.000206470489501953">
                <text:p>0.000206470489501953</text:p>
              </table:table-cell>
              <table:table-cell office:value-type="float" office:value="0.000273942947387695">
                <text:p>0.000273942947387695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00163555145263672">
                <text:p>0.000163555145263672</text:p>
              </table:table-cell>
              <table:table-cell office:value-type="float" office:value="0.000204324722290039">
                <text:p>0.000204324722290039</text:p>
              </table:table-cell>
              <table:table-cell office:value-type="float" office:value="0.000277519226074219">
                <text:p>0.000277519226074219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.000163793563842773">
                <text:p>0.000163793563842773</text:p>
              </table:table-cell>
              <table:table-cell office:value-type="float" office:value="0.000203609466552734">
                <text:p>0.000203609466552734</text:p>
              </table:table-cell>
              <table:table-cell office:value-type="float" office:value="0.000322341918945312">
                <text:p>0.000322341918945312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.000177145004272461">
                <text:p>0.000177145004272461</text:p>
              </table:table-cell>
              <table:table-cell office:value-type="float" office:value="0.000213623046875">
                <text:p>0.000213623046875</text:p>
              </table:table-cell>
              <table:table-cell office:value-type="float" office:value="0.000305414199829102">
                <text:p>0.000305414199829102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.000196218490600586">
                <text:p>0.000196218490600586</text:p>
              </table:table-cell>
              <table:table-cell office:value-type="float" office:value="0.000204801559448242">
                <text:p>0.000204801559448242</text:p>
              </table:table-cell>
              <table:table-cell office:value-type="float" office:value="0.000280380249023437">
                <text:p>0.000280380249023437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.00017094612121582">
                <text:p>0.00017094612121582</text:p>
              </table:table-cell>
              <table:table-cell office:value-type="float" office:value="0.000205039978027344">
                <text:p>0.000205039978027344</text:p>
              </table:table-cell>
              <table:table-cell office:value-type="float" office:value="0.000284910202026367">
                <text:p>0.000284910202026367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000164508819580078">
                <text:p>0.000164508819580078</text:p>
              </table:table-cell>
              <table:table-cell office:value-type="float" office:value="0.000207662582397461">
                <text:p>0.000207662582397461</text:p>
              </table:table-cell>
              <table:table-cell office:value-type="float" office:value="0.000276088714599609">
                <text:p>0.000276088714599609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.00016474723815918">
                <text:p>0.00016474723815918</text:p>
              </table:table-cell>
              <table:table-cell office:value-type="float" office:value="0.000206470489501953">
                <text:p>0.000206470489501953</text:p>
              </table:table-cell>
              <table:table-cell office:value-type="float" office:value="0.00027918815612793">
                <text:p>0.00027918815612793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00016474723815918">
                <text:p>0.00016474723815918</text:p>
              </table:table-cell>
              <table:table-cell office:value-type="float" office:value="0.000206470489501953">
                <text:p>0.000206470489501953</text:p>
              </table:table-cell>
              <table:table-cell office:value-type="float" office:value="0.000286579132080078">
                <text:p>0.000286579132080078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.000175237655639648">
                <text:p>0.000175237655639648</text:p>
              </table:table-cell>
              <table:table-cell office:value-type="float" office:value="0.000216245651245117">
                <text:p>0.000216245651245117</text:p>
              </table:table-cell>
              <table:table-cell office:value-type="float" office:value="0.000277280807495117">
                <text:p>0.000277280807495117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.000165462493896484">
                <text:p>0.000165462493896484</text:p>
              </table:table-cell>
              <table:table-cell office:value-type="float" office:value="0.000225067138671875">
                <text:p>0.000225067138671875</text:p>
              </table:table-cell>
              <table:table-cell office:value-type="float" office:value="0.000281810760498047">
                <text:p>0.000281810760498047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00165700912475586">
                <text:p>0.000165700912475586</text:p>
              </table:table-cell>
              <table:table-cell office:value-type="float" office:value="0.000207424163818359">
                <text:p>0.000207424163818359</text:p>
              </table:table-cell>
              <table:table-cell office:value-type="float" office:value="0.000336408615112305">
                <text:p>0.000336408615112305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.000206947326660156">
                <text:p>0.000206947326660156</text:p>
              </table:table-cell>
              <table:table-cell office:value-type="float" office:value="0.000252008438110352">
                <text:p>0.000252008438110352</text:p>
              </table:table-cell>
              <table:table-cell office:value-type="float" office:value="0.000316858291625977">
                <text:p>0.000316858291625977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.000168800354003906">
                <text:p>0.000168800354003906</text:p>
              </table:table-cell>
              <table:table-cell office:value-type="float" office:value="0.000251293182373047">
                <text:p>0.000251293182373047</text:p>
              </table:table-cell>
              <table:table-cell office:value-type="float" office:value="0.000282049179077148">
                <text:p>0.000282049179077148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0.000165939331054688">
                <text:p>0.000165939331054688</text:p>
              </table:table-cell>
              <table:table-cell office:value-type="float" office:value="0.000207185745239258">
                <text:p>0.000207185745239258</text:p>
              </table:table-cell>
              <table:table-cell office:value-type="float" office:value="0.000288486480712891">
                <text:p>0.000288486480712891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0.000165939331054688">
                <text:p>0.000165939331054688</text:p>
              </table:table-cell>
              <table:table-cell office:value-type="float" office:value="0.000207185745239258">
                <text:p>0.000207185745239258</text:p>
              </table:table-cell>
              <table:table-cell office:value-type="float" office:value="0.000278949737548828">
                <text:p>0.000278949737548828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0.000166416168212891">
                <text:p>0.000166416168212891</text:p>
              </table:table-cell>
              <table:table-cell office:value-type="float" office:value="0.000207185745239258">
                <text:p>0.000207185745239258</text:p>
              </table:table-cell>
              <table:table-cell office:value-type="float" office:value="0.000283241271972656">
                <text:p>0.000283241271972656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0.000166893005371094">
                <text:p>0.000166893005371094</text:p>
              </table:table-cell>
              <table:table-cell office:value-type="float" office:value="0.000261783599853516">
                <text:p>0.000261783599853516</text:p>
              </table:table-cell>
              <table:table-cell office:value-type="float" office:value="0.000292778015136719">
                <text:p>0.000292778015136719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0.000167131423950195">
                <text:p>0.000167131423950195</text:p>
              </table:table-cell>
              <table:table-cell office:value-type="float" office:value="0.00020909309387207">
                <text:p>0.00020909309387207</text:p>
              </table:table-cell>
              <table:table-cell office:value-type="float" office:value="0.000279903411865234">
                <text:p>0.000279903411865234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0.000196456909179688">
                <text:p>0.000196456909179688</text:p>
              </table:table-cell>
              <table:table-cell office:value-type="float" office:value="0.000237941741943359">
                <text:p>0.000237941741943359</text:p>
              </table:table-cell>
              <table:table-cell office:value-type="float" office:value="0.000285148620605469">
                <text:p>0.000285148620605469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0.000187397003173828">
                <text:p>0.000187397003173828</text:p>
              </table:table-cell>
              <table:table-cell office:value-type="float" office:value="0.000275373458862305">
                <text:p>0.000275373458862305</text:p>
              </table:table-cell>
              <table:table-cell office:value-type="float" office:value="0.00029301643371582">
                <text:p>0.0002930164337158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0001678466796875">
                <text:p>0.0001678466796875</text:p>
              </table:table-cell>
              <table:table-cell office:value-type="float" office:value="0.000218868255615234">
                <text:p>0.000218868255615234</text:p>
              </table:table-cell>
              <table:table-cell office:value-type="float" office:value="0.000292539596557617">
                <text:p>0.000292539596557617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0.000171899795532227">
                <text:p>0.000171899795532227</text:p>
              </table:table-cell>
              <table:table-cell office:value-type="float" office:value="0.000216484069824219">
                <text:p>0.000216484069824219</text:p>
              </table:table-cell>
              <table:table-cell office:value-type="float" office:value="0.000293731689453125">
                <text:p>0.000293731689453125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0.000172853469848633">
                <text:p>0.000172853469848633</text:p>
              </table:table-cell>
              <table:table-cell office:value-type="float" office:value="0.000240564346313477">
                <text:p>0.000240564346313477</text:p>
              </table:table-cell>
              <table:table-cell office:value-type="float" office:value="0.000292062759399414">
                <text:p>0.000292062759399414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0.000168323516845703">
                <text:p>0.000168323516845703</text:p>
              </table:table-cell>
              <table:table-cell office:value-type="float" office:value="0.000210046768188477">
                <text:p>0.000210046768188477</text:p>
              </table:table-cell>
              <table:table-cell office:value-type="float" office:value="0.000296115875244141">
                <text:p>0.000296115875244141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.000173330307006836">
                <text:p>0.000173330307006836</text:p>
              </table:table-cell>
              <table:table-cell office:value-type="float" office:value="0.000216245651245117">
                <text:p>0.000216245651245117</text:p>
              </table:table-cell>
              <table:table-cell office:value-type="float" office:value="0.000294208526611328">
                <text:p>0.000294208526611328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0.000179290771484375">
                <text:p>0.000179290771484375</text:p>
              </table:table-cell>
              <table:table-cell office:value-type="float" office:value="0.0002288818359375">
                <text:p>0.0002288818359375</text:p>
              </table:table-cell>
              <table:table-cell office:value-type="float" office:value="0.000293731689453125">
                <text:p>0.000293731689453125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0.000169038772583008">
                <text:p>0.000169038772583008</text:p>
              </table:table-cell>
              <table:table-cell office:value-type="float" office:value="0.00021052360534668">
                <text:p>0.00021052360534668</text:p>
              </table:table-cell>
              <table:table-cell office:value-type="float" office:value="0.000283956527709961">
                <text:p>0.000283956527709961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.000168800354003906">
                <text:p>0.000168800354003906</text:p>
              </table:table-cell>
              <table:table-cell office:value-type="float" office:value="0.000211715698242187">
                <text:p>0.000211715698242187</text:p>
              </table:table-cell>
              <table:table-cell office:value-type="float" office:value="0.000287294387817383">
                <text:p>0.000287294387817383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0.000169038772583008">
                <text:p>0.000169038772583008</text:p>
              </table:table-cell>
              <table:table-cell office:value-type="float" office:value="0.000214815139770508">
                <text:p>0.000214815139770508</text:p>
              </table:table-cell>
              <table:table-cell office:value-type="float" office:value="0.00029444694519043">
                <text:p>0.00029444694519043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0.000169277191162109">
                <text:p>0.000169277191162109</text:p>
              </table:table-cell>
              <table:table-cell office:value-type="float" office:value="0.000212669372558594">
                <text:p>0.000212669372558594</text:p>
              </table:table-cell>
              <table:table-cell office:value-type="float" office:value="0.000284433364868164">
                <text:p>0.000284433364868164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00169515609741211">
                <text:p>0.000169515609741211</text:p>
              </table:table-cell>
              <table:table-cell office:value-type="float" office:value="0.000213146209716797">
                <text:p>0.000213146209716797</text:p>
              </table:table-cell>
              <table:table-cell office:value-type="float" office:value="0.0002899169921875">
                <text:p>0.0002899169921875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0.000169515609741211">
                <text:p>0.000169515609741211</text:p>
              </table:table-cell>
              <table:table-cell office:value-type="float" office:value="0.000213384628295898">
                <text:p>0.000213384628295898</text:p>
              </table:table-cell>
              <table:table-cell office:value-type="float" office:value="0.00029754638671875">
                <text:p>0.00029754638671875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0.000169754028320313">
                <text:p>0.000169754028320313</text:p>
              </table:table-cell>
              <table:table-cell office:value-type="float" office:value="0.000213384628295898">
                <text:p>0.000213384628295898</text:p>
              </table:table-cell>
              <table:table-cell office:value-type="float" office:value="0.00028538703918457">
                <text:p>0.00028538703918457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0.000169754028320313">
                <text:p>0.000169754028320313</text:p>
              </table:table-cell>
              <table:table-cell office:value-type="float" office:value="0.000212669372558594">
                <text:p>0.000212669372558594</text:p>
              </table:table-cell>
              <table:table-cell office:value-type="float" office:value="0.000290393829345703">
                <text:p>0.000290393829345703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000210046768188477">
                <text:p>0.000210046768188477</text:p>
              </table:table-cell>
              <table:table-cell office:value-type="float" office:value="0.00025629997253418">
                <text:p>0.00025629997253418</text:p>
              </table:table-cell>
              <table:table-cell office:value-type="float" office:value="0.000392675399780273">
                <text:p>0.000392675399780273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.000195741653442383">
                <text:p>0.000195741653442383</text:p>
              </table:table-cell>
              <table:table-cell office:value-type="float" office:value="0.00024867057800293">
                <text:p>0.00024867057800293</text:p>
              </table:table-cell>
              <table:table-cell office:value-type="float" office:value="0.000382661819458008">
                <text:p>0.000382661819458008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0.000199556350708008">
                <text:p>0.000199556350708008</text:p>
              </table:table-cell>
              <table:table-cell office:value-type="float" office:value="0.000225067138671875">
                <text:p>0.000225067138671875</text:p>
              </table:table-cell>
              <table:table-cell office:value-type="float" office:value="0.000299453735351562">
                <text:p>0.000299453735351562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0.000173091888427734">
                <text:p>0.000173091888427734</text:p>
              </table:table-cell>
              <table:table-cell office:value-type="float" office:value="0.000224113464355469">
                <text:p>0.000224113464355469</text:p>
              </table:table-cell>
              <table:table-cell office:value-type="float" office:value="0.000314950942993164">
                <text:p>0.000314950942993164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0.000179052352905273">
                <text:p>0.000179052352905273</text:p>
              </table:table-cell>
              <table:table-cell office:value-type="float" office:value="0.000231266021728516">
                <text:p>0.000231266021728516</text:p>
              </table:table-cell>
              <table:table-cell office:value-type="float" office:value="0.000309228897094727">
                <text:p>0.000309228897094727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0.000206708908081055">
                <text:p>0.000206708908081055</text:p>
              </table:table-cell>
              <table:table-cell office:value-type="float" office:value="0.000304460525512695">
                <text:p>0.000304460525512695</text:p>
              </table:table-cell>
              <table:table-cell office:value-type="float" office:value="0.000302791595458984">
                <text:p>0.000302791595458984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000173330307006836">
                <text:p>0.000173330307006836</text:p>
              </table:table-cell>
              <table:table-cell office:value-type="float" office:value="0.000243663787841797">
                <text:p>0.000243663787841797</text:p>
              </table:table-cell>
              <table:table-cell office:value-type="float" office:value="0.000358819961547852">
                <text:p>0.000358819961547852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0.000184535980224609">
                <text:p>0.000184535980224609</text:p>
              </table:table-cell>
              <table:table-cell office:value-type="float" office:value="0.000272750854492187">
                <text:p>0.000272750854492187</text:p>
              </table:table-cell>
              <table:table-cell office:value-type="float" office:value="0.000293493270874023">
                <text:p>0.000293493270874023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0.000173568725585938">
                <text:p>0.000173568725585938</text:p>
              </table:table-cell>
              <table:table-cell office:value-type="float" office:value="0.000225305557250977">
                <text:p>0.000225305557250977</text:p>
              </table:table-cell>
              <table:table-cell office:value-type="float" office:value="0.00030064582824707">
                <text:p>0.00030064582824707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0.000215291976928711">
                <text:p>0.000215291976928711</text:p>
              </table:table-cell>
              <table:table-cell office:value-type="float" office:value="0.000284194946289062">
                <text:p>0.000284194946289062</text:p>
              </table:table-cell>
              <table:table-cell office:value-type="float" office:value="0.000313282012939453">
                <text:p>0.000313282012939453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0.000174283981323242">
                <text:p>0.000174283981323242</text:p>
              </table:table-cell>
              <table:table-cell office:value-type="float" office:value="0.000227928161621094">
                <text:p>0.000227928161621094</text:p>
              </table:table-cell>
              <table:table-cell office:value-type="float" office:value="0.000299453735351562">
                <text:p>0.000299453735351562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0.000174522399902344">
                <text:p>0.000174522399902344</text:p>
              </table:table-cell>
              <table:table-cell office:value-type="float" office:value="0.000248193740844727">
                <text:p>0.000248193740844727</text:p>
              </table:table-cell>
              <table:table-cell office:value-type="float" office:value="0.000345945358276367">
                <text:p>0.000345945358276367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0.000193595886230469">
                <text:p>0.000193595886230469</text:p>
              </table:table-cell>
              <table:table-cell office:value-type="float" office:value="0.000246524810791016">
                <text:p>0.000246524810791016</text:p>
              </table:table-cell>
              <table:table-cell office:value-type="float" office:value="0.000318765640258789">
                <text:p>0.000318765640258789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0.000174999237060547">
                <text:p>0.000174999237060547</text:p>
              </table:table-cell>
              <table:table-cell office:value-type="float" office:value="0.000264644622802734">
                <text:p>0.000264644622802734</text:p>
              </table:table-cell>
              <table:table-cell office:value-type="float" office:value="0.000338315963745117">
                <text:p>0.000338315963745117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.000195026397705078">
                <text:p>0.000195026397705078</text:p>
              </table:table-cell>
              <table:table-cell office:value-type="float" office:value="0.000226020812988281">
                <text:p>0.000226020812988281</text:p>
              </table:table-cell>
              <table:table-cell office:value-type="float" office:value="0.000374317169189453">
                <text:p>0.000374317169189453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0.000197410583496094">
                <text:p>0.000197410583496094</text:p>
              </table:table-cell>
              <table:table-cell office:value-type="float" office:value="0.000272512435913086">
                <text:p>0.000272512435913086</text:p>
              </table:table-cell>
              <table:table-cell office:value-type="float" office:value="0.00033879280090332">
                <text:p>0.00033879280090332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00021052360534668">
                <text:p>0.00021052360534668</text:p>
              </table:table-cell>
              <table:table-cell office:value-type="float" office:value="0.000238656997680664">
                <text:p>0.000238656997680664</text:p>
              </table:table-cell>
              <table:table-cell office:value-type="float" office:value="0.000304222106933594">
                <text:p>0.000304222106933594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0.000175237655639648">
                <text:p>0.000175237655639648</text:p>
              </table:table-cell>
              <table:table-cell office:value-type="float" office:value="0.000226974487304687">
                <text:p>0.000226974487304687</text:p>
              </table:table-cell>
              <table:table-cell office:value-type="float" office:value="0.00031590461730957">
                <text:p>0.00031590461730957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0.000175952911376953">
                <text:p>0.000175952911376953</text:p>
              </table:table-cell>
              <table:table-cell office:value-type="float" office:value="0.000227451324462891">
                <text:p>0.000227451324462891</text:p>
              </table:table-cell>
              <table:table-cell office:value-type="float" office:value="0.000302553176879883">
                <text:p>0.000302553176879883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0.000175714492797852">
                <text:p>0.000175714492797852</text:p>
              </table:table-cell>
              <table:table-cell office:value-type="float" office:value="0.000226497650146484">
                <text:p>0.000226497650146484</text:p>
              </table:table-cell>
              <table:table-cell office:value-type="float" office:value="0.000295400619506836">
                <text:p>0.000295400619506836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0.000175952911376953">
                <text:p>0.000175952911376953</text:p>
              </table:table-cell>
              <table:table-cell office:value-type="float" office:value="0.000227212905883789">
                <text:p>0.000227212905883789</text:p>
              </table:table-cell>
              <table:table-cell office:value-type="float" office:value="0.000298976898193359">
                <text:p>0.000298976898193359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0.000176191329956055">
                <text:p>0.000176191329956055</text:p>
              </table:table-cell>
              <table:table-cell office:value-type="float" office:value="0.000227451324462891">
                <text:p>0.000227451324462891</text:p>
              </table:table-cell>
              <table:table-cell office:value-type="float" office:value="0.000362157821655273">
                <text:p>0.000362157821655273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217437744140625">
                <text:p>0.000217437744140625</text:p>
              </table:table-cell>
              <table:table-cell office:value-type="float" office:value="0.000229358673095703">
                <text:p>0.000229358673095703</text:p>
              </table:table-cell>
              <table:table-cell office:value-type="float" office:value="0.000415325164794922">
                <text:p>0.000415325164794922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0.000179052352905273">
                <text:p>0.000179052352905273</text:p>
              </table:table-cell>
              <table:table-cell office:value-type="float" office:value="0.000296592712402344">
                <text:p>0.000296592712402344</text:p>
              </table:table-cell>
              <table:table-cell office:value-type="float" office:value="0.000303745269775391">
                <text:p>0.000303745269775391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0.000176668167114258">
                <text:p>0.000176668167114258</text:p>
              </table:table-cell>
              <table:table-cell office:value-type="float" office:value="0.000227928161621094">
                <text:p>0.000227928161621094</text:p>
              </table:table-cell>
              <table:table-cell office:value-type="float" office:value="0.00029754638671875">
                <text:p>0.00029754638671875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.000177145004272461">
                <text:p>0.000177145004272461</text:p>
              </table:table-cell>
              <table:table-cell office:value-type="float" office:value="0.000229120254516602">
                <text:p>0.000229120254516602</text:p>
              </table:table-cell>
              <table:table-cell office:value-type="float" office:value="0.000299215316772461">
                <text:p>0.00029921531677246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00180482864379883">
                <text:p>0.000180482864379883</text:p>
              </table:table-cell>
              <table:table-cell office:value-type="float" office:value="0.000229835510253906">
                <text:p>0.000229835510253906</text:p>
              </table:table-cell>
              <table:table-cell office:value-type="float" office:value="0.000305414199829102">
                <text:p>0.000305414199829102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000177383422851563">
                <text:p>0.000177383422851563</text:p>
              </table:table-cell>
              <table:table-cell office:value-type="float" office:value="0.00028228759765625">
                <text:p>0.00028228759765625</text:p>
              </table:table-cell>
              <table:table-cell office:value-type="float" office:value="0.000339031219482422">
                <text:p>0.000339031219482422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.000177621841430664">
                <text:p>0.000177621841430664</text:p>
              </table:table-cell>
              <table:table-cell office:value-type="float" office:value="0.000250101089477539">
                <text:p>0.000250101089477539</text:p>
              </table:table-cell>
              <table:table-cell office:value-type="float" office:value="0.000306129455566406">
                <text:p>0.000306129455566406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0.000177621841430664">
                <text:p>0.000177621841430664</text:p>
              </table:table-cell>
              <table:table-cell office:value-type="float" office:value="0.000229835510253906">
                <text:p>0.000229835510253906</text:p>
              </table:table-cell>
              <table:table-cell office:value-type="float" office:value="0.000299930572509766">
                <text:p>0.000299930572509766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.00020146369934082">
                <text:p>0.00020146369934082</text:p>
              </table:table-cell>
              <table:table-cell office:value-type="float" office:value="0.000230789184570312">
                <text:p>0.000230789184570312</text:p>
              </table:table-cell>
              <table:table-cell office:value-type="float" office:value="0.000306844711303711">
                <text:p>0.000306844711303711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.000178098678588867">
                <text:p>0.000178098678588867</text:p>
              </table:table-cell>
              <table:table-cell office:value-type="float" office:value="0.000245332717895508">
                <text:p>0.000245332717895508</text:p>
              </table:table-cell>
              <table:table-cell office:value-type="float" office:value="0.00031590461730957">
                <text:p>0.00031590461730957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0.00018310546875">
                <text:p>0.00018310546875</text:p>
              </table:table-cell>
              <table:table-cell office:value-type="float" office:value="0.000235795974731445">
                <text:p>0.000235795974731445</text:p>
              </table:table-cell>
              <table:table-cell office:value-type="float" office:value="0.000311374664306641">
                <text:p>0.000311374664306641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0.00017857551574707">
                <text:p>0.00017857551574707</text:p>
              </table:table-cell>
              <table:table-cell office:value-type="float" office:value="0.000230312347412109">
                <text:p>0.000230312347412109</text:p>
              </table:table-cell>
              <table:table-cell office:value-type="float" office:value="0.000330209732055664">
                <text:p>0.000330209732055664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.000178813934326172">
                <text:p>0.000178813934326172</text:p>
              </table:table-cell>
              <table:table-cell office:value-type="float" office:value="0.000229835510253906">
                <text:p>0.000229835510253906</text:p>
              </table:table-cell>
              <table:table-cell office:value-type="float" office:value="0.00030207633972168">
                <text:p>0.00030207633972168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0.000178813934326172">
                <text:p>0.000178813934326172</text:p>
              </table:table-cell>
              <table:table-cell office:value-type="float" office:value="0.000230312347412109">
                <text:p>0.000230312347412109</text:p>
              </table:table-cell>
              <table:table-cell office:value-type="float" office:value="0.00030827522277832">
                <text:p>0.00030827522277832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000179529190063477">
                <text:p>0.000179529190063477</text:p>
              </table:table-cell>
              <table:table-cell office:value-type="float" office:value="0.00022578239440918">
                <text:p>0.00022578239440918</text:p>
              </table:table-cell>
              <table:table-cell office:value-type="float" office:value="0.000312328338623047">
                <text:p>0.000312328338623047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0.000179767608642578">
                <text:p>0.000179767608642578</text:p>
              </table:table-cell>
              <table:table-cell office:value-type="float" office:value="0.000226736068725586">
                <text:p>0.000226736068725586</text:p>
              </table:table-cell>
              <table:table-cell office:value-type="float" office:value="0.000304222106933594">
                <text:p>0.000304222106933594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0.000179529190063477">
                <text:p>0.000179529190063477</text:p>
              </table:table-cell>
              <table:table-cell office:value-type="float" office:value="0.000226736068725586">
                <text:p>0.000226736068725586</text:p>
              </table:table-cell>
              <table:table-cell office:value-type="float" office:value="0.000306844711303711">
                <text:p>0.000306844711303711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.00018000602722168">
                <text:p>0.00018000602722168</text:p>
              </table:table-cell>
              <table:table-cell office:value-type="float" office:value="0.000226259231567383">
                <text:p>0.000226259231567383</text:p>
              </table:table-cell>
              <table:table-cell office:value-type="float" office:value="0.000311136245727539">
                <text:p>0.000311136245727539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0.000180721282958984">
                <text:p>0.000180721282958984</text:p>
              </table:table-cell>
              <table:table-cell office:value-type="float" office:value="0.000226736068725586">
                <text:p>0.000226736068725586</text:p>
              </table:table-cell>
              <table:table-cell office:value-type="float" office:value="0.000305652618408203">
                <text:p>0.000305652618408203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0.000180721282958984">
                <text:p>0.000180721282958984</text:p>
              </table:table-cell>
              <table:table-cell office:value-type="float" office:value="0.000227451324462891">
                <text:p>0.000227451324462891</text:p>
              </table:table-cell>
              <table:table-cell office:value-type="float" office:value="0.000307083129882812">
                <text:p>0.000307083129882812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.000180721282958984">
                <text:p>0.000180721282958984</text:p>
              </table:table-cell>
              <table:table-cell office:value-type="float" office:value="0.000230073928833008">
                <text:p>0.000230073928833008</text:p>
              </table:table-cell>
              <table:table-cell office:value-type="float" office:value="0.000336885452270508">
                <text:p>0.000336885452270508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0.000211238861083984">
                <text:p>0.000211238861083984</text:p>
              </table:table-cell>
              <table:table-cell office:value-type="float" office:value="0.000225305557250977">
                <text:p>0.000225305557250977</text:p>
              </table:table-cell>
              <table:table-cell office:value-type="float" office:value="0.000313282012939453">
                <text:p>0.000313282012939453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0.00018763542175293">
                <text:p>0.00018763542175293</text:p>
              </table:table-cell>
              <table:table-cell office:value-type="float" office:value="0.000225067138671875">
                <text:p>0.000225067138671875</text:p>
              </table:table-cell>
              <table:table-cell office:value-type="float" office:value="0.000306606292724609">
                <text:p>0.000306606292724609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.000179529190063477">
                <text:p>0.000179529190063477</text:p>
              </table:table-cell>
              <table:table-cell office:value-type="float" office:value="0.000224590301513672">
                <text:p>0.000224590301513672</text:p>
              </table:table-cell>
              <table:table-cell office:value-type="float" office:value="0.000339031219482422">
                <text:p>0.00033903121948242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000179290771484375">
                <text:p>0.000179290771484375</text:p>
              </table:table-cell>
              <table:table-cell office:value-type="float" office:value="0.000225543975830078">
                <text:p>0.000225543975830078</text:p>
              </table:table-cell>
              <table:table-cell office:value-type="float" office:value="0.000303506851196289">
                <text:p>0.000303506851196289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0.000179529190063477">
                <text:p>0.000179529190063477</text:p>
              </table:table-cell>
              <table:table-cell office:value-type="float" office:value="0.000227689743041992">
                <text:p>0.000227689743041992</text:p>
              </table:table-cell>
              <table:table-cell office:value-type="float" office:value="0.000310897827148437">
                <text:p>0.000310897827148437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0.00018000602722168">
                <text:p>0.00018000602722168</text:p>
              </table:table-cell>
              <table:table-cell office:value-type="float" office:value="0.000227212905883789">
                <text:p>0.000227212905883789</text:p>
              </table:table-cell>
              <table:table-cell office:value-type="float" office:value="0.000324726104736328">
                <text:p>0.000324726104736328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.00018000602722168">
                <text:p>0.00018000602722168</text:p>
              </table:table-cell>
              <table:table-cell office:value-type="float" office:value="0.000227689743041992">
                <text:p>0.000227689743041992</text:p>
              </table:table-cell>
              <table:table-cell office:value-type="float" office:value="0.000312089920043945">
                <text:p>0.000312089920043945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0.000241518020629883">
                <text:p>0.000241518020629883</text:p>
              </table:table-cell>
              <table:table-cell office:value-type="float" office:value="0.000228643417358398">
                <text:p>0.000228643417358398</text:p>
              </table:table-cell>
              <table:table-cell office:value-type="float" office:value="0.000309467315673828">
                <text:p>0.000309467315673828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.000180482864379883">
                <text:p>0.000180482864379883</text:p>
              </table:table-cell>
              <table:table-cell office:value-type="float" office:value="0.000227928161621094">
                <text:p>0.000227928161621094</text:p>
              </table:table-cell>
              <table:table-cell office:value-type="float" office:value="0.000324010848999023">
                <text:p>0.000324010848999023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.000180721282958984">
                <text:p>0.000180721282958984</text:p>
              </table:table-cell>
              <table:table-cell office:value-type="float" office:value="0.000226974487304687">
                <text:p>0.000226974487304687</text:p>
              </table:table-cell>
              <table:table-cell office:value-type="float" office:value="0.000306606292724609">
                <text:p>0.000306606292724609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000183343887329102">
                <text:p>0.000183343887329102</text:p>
              </table:table-cell>
              <table:table-cell office:value-type="float" office:value="0.000227212905883789">
                <text:p>0.000227212905883789</text:p>
              </table:table-cell>
              <table:table-cell office:value-type="float" office:value="0.00030970573425293">
                <text:p>0.00030970573425293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0.000180959701538086">
                <text:p>0.000180959701538086</text:p>
              </table:table-cell>
              <table:table-cell office:value-type="float" office:value="0.000227451324462891">
                <text:p>0.000227451324462891</text:p>
              </table:table-cell>
              <table:table-cell office:value-type="float" office:value="0.00032353401184082">
                <text:p>0.00032353401184082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0.000181436538696289">
                <text:p>0.000181436538696289</text:p>
              </table:table-cell>
              <table:table-cell office:value-type="float" office:value="0.000227928161621094">
                <text:p>0.000227928161621094</text:p>
              </table:table-cell>
              <table:table-cell office:value-type="float" office:value="0.000307559967041016">
                <text:p>0.000307559967041016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000181674957275391">
                <text:p>0.000181674957275391</text:p>
              </table:table-cell>
              <table:table-cell office:value-type="float" office:value="0.000227928161621094">
                <text:p>0.000227928161621094</text:p>
              </table:table-cell>
              <table:table-cell office:value-type="float" office:value="0.000311136245727539">
                <text:p>0.000311136245727539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0.000181674957275391">
                <text:p>0.000181674957275391</text:p>
              </table:table-cell>
              <table:table-cell office:value-type="float" office:value="0.000229597091674805">
                <text:p>0.000229597091674805</text:p>
              </table:table-cell>
              <table:table-cell office:value-type="float" office:value="0.000322818756103516">
                <text:p>0.000322818756103516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0.000182151794433594">
                <text:p>0.000182151794433594</text:p>
              </table:table-cell>
              <table:table-cell office:value-type="float" office:value="0.000232219696044922">
                <text:p>0.000232219696044922</text:p>
              </table:table-cell>
              <table:table-cell office:value-type="float" office:value="0.000308513641357422">
                <text:p>0.000308513641357422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0.000181913375854492">
                <text:p>0.000181913375854492</text:p>
              </table:table-cell>
              <table:table-cell office:value-type="float" office:value="0.000229835510253906">
                <text:p>0.000229835510253906</text:p>
              </table:table-cell>
              <table:table-cell office:value-type="float" office:value="0.000314235687255859">
                <text:p>0.000314235687255859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0.000182151794433594">
                <text:p>0.000182151794433594</text:p>
              </table:table-cell>
              <table:table-cell office:value-type="float" office:value="0.000230789184570312">
                <text:p>0.000230789184570312</text:p>
              </table:table-cell>
              <table:table-cell office:value-type="float" office:value="0.000324487686157227">
                <text:p>0.000324487686157227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0.000182390213012695">
                <text:p>0.000182390213012695</text:p>
              </table:table-cell>
              <table:table-cell office:value-type="float" office:value="0.000231027603149414">
                <text:p>0.000231027603149414</text:p>
              </table:table-cell>
              <table:table-cell office:value-type="float" office:value="0.000309467315673828">
                <text:p>0.000309467315673828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0.000182628631591797">
                <text:p>0.000182628631591797</text:p>
              </table:table-cell>
              <table:table-cell office:value-type="float" office:value="0.000231027603149414">
                <text:p>0.000231027603149414</text:p>
              </table:table-cell>
              <table:table-cell office:value-type="float" office:value="0.00031590461730957">
                <text:p>0.00031590461730957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0.000182151794433594">
                <text:p>0.000182151794433594</text:p>
              </table:table-cell>
              <table:table-cell office:value-type="float" office:value="0.000229597091674805">
                <text:p>0.000229597091674805</text:p>
              </table:table-cell>
              <table:table-cell office:value-type="float" office:value="0.000326156616210937">
                <text:p>0.000326156616210937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0.00018310546875">
                <text:p>0.00018310546875</text:p>
              </table:table-cell>
              <table:table-cell office:value-type="float" office:value="0.000230312347412109">
                <text:p>0.000230312347412109</text:p>
              </table:table-cell>
              <table:table-cell office:value-type="float" office:value="0.000310659408569336">
                <text:p>0.000310659408569336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.000182867050170898">
                <text:p>0.000182867050170898</text:p>
              </table:table-cell>
              <table:table-cell office:value-type="float" office:value="0.000229835510253906">
                <text:p>0.000229835510253906</text:p>
              </table:table-cell>
              <table:table-cell office:value-type="float" office:value="0.000314950942993164">
                <text:p>0.000314950942993164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000183343887329102">
                <text:p>0.000183343887329102</text:p>
              </table:table-cell>
              <table:table-cell office:value-type="float" office:value="0.000230073928833008">
                <text:p>0.000230073928833008</text:p>
              </table:table-cell>
              <table:table-cell office:value-type="float" office:value="0.000323295593261719">
                <text:p>0.000323295593261719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0.000183343887329102">
                <text:p>0.000183343887329102</text:p>
              </table:table-cell>
              <table:table-cell office:value-type="float" office:value="0.000231027603149414">
                <text:p>0.000231027603149414</text:p>
              </table:table-cell>
              <table:table-cell office:value-type="float" office:value="0.000312089920043945">
                <text:p>0.000312089920043945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0.000183582305908203">
                <text:p>0.000183582305908203</text:p>
              </table:table-cell>
              <table:table-cell office:value-type="float" office:value="0.000232934951782227">
                <text:p>0.000232934951782227</text:p>
              </table:table-cell>
              <table:table-cell office:value-type="float" office:value="0.000317573547363281">
                <text:p>0.000317573547363281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.000183820724487305">
                <text:p>0.000183820724487305</text:p>
              </table:table-cell>
              <table:table-cell office:value-type="float" office:value="0.000236034393310547">
                <text:p>0.000236034393310547</text:p>
              </table:table-cell>
              <table:table-cell office:value-type="float" office:value="0.000322580337524414">
                <text:p>0.000322580337524414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.000184297561645508">
                <text:p>0.000184297561645508</text:p>
              </table:table-cell>
              <table:table-cell office:value-type="float" office:value="0.000233173370361328">
                <text:p>0.000233173370361328</text:p>
              </table:table-cell>
              <table:table-cell office:value-type="float" office:value="0.00031280517578125">
                <text:p>0.00031280517578125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.000184297561645508">
                <text:p>0.000184297561645508</text:p>
              </table:table-cell>
              <table:table-cell office:value-type="float" office:value="0.000233650207519531">
                <text:p>0.000233650207519531</text:p>
              </table:table-cell>
              <table:table-cell office:value-type="float" office:value="0.000337600708007812">
                <text:p>0.000337600708007812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.000204086303710937">
                <text:p>0.000204086303710937</text:p>
              </table:table-cell>
              <table:table-cell office:value-type="float" office:value="0.000234127044677734">
                <text:p>0.000234127044677734</text:p>
              </table:table-cell>
              <table:table-cell office:value-type="float" office:value="0.000325679779052734">
                <text:p>0.000325679779052734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0.000184774398803711">
                <text:p>0.000184774398803711</text:p>
              </table:table-cell>
              <table:table-cell office:value-type="float" office:value="0.00023198127746582">
                <text:p>0.00023198127746582</text:p>
              </table:table-cell>
              <table:table-cell office:value-type="float" office:value="0.000313520431518555">
                <text:p>0.000313520431518555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.000184774398803711">
                <text:p>0.000184774398803711</text:p>
              </table:table-cell>
              <table:table-cell office:value-type="float" office:value="0.000231742858886719">
                <text:p>0.000231742858886719</text:p>
              </table:table-cell>
              <table:table-cell office:value-type="float" office:value="0.0003204345703125">
                <text:p>0.0003204345703125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.000185251235961914">
                <text:p>0.000185251235961914</text:p>
              </table:table-cell>
              <table:table-cell office:value-type="float" office:value="0.000232219696044922">
                <text:p>0.000232219696044922</text:p>
              </table:table-cell>
              <table:table-cell office:value-type="float" office:value="0.00032496452331543">
                <text:p>0.0003249645233154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000185012817382813">
                <text:p>0.000185012817382813</text:p>
              </table:table-cell>
              <table:table-cell office:value-type="float" office:value="0.000233650207519531">
                <text:p>0.000233650207519531</text:p>
              </table:table-cell>
              <table:table-cell office:value-type="float" office:value="0.000314950942993164">
                <text:p>0.000314950942993164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.000185489654541016">
                <text:p>0.000185489654541016</text:p>
              </table:table-cell>
              <table:table-cell office:value-type="float" office:value="0.00023341178894043">
                <text:p>0.00023341178894043</text:p>
              </table:table-cell>
              <table:table-cell office:value-type="float" office:value="0.000318765640258789">
                <text:p>0.000318765640258789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.000185251235961914">
                <text:p>0.000185251235961914</text:p>
              </table:table-cell>
              <table:table-cell office:value-type="float" office:value="0.00023341178894043">
                <text:p>0.00023341178894043</text:p>
              </table:table-cell>
              <table:table-cell office:value-type="float" office:value="0.000326395034790039">
                <text:p>0.000326395034790039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0.000185966491699219">
                <text:p>0.000185966491699219</text:p>
              </table:table-cell>
              <table:table-cell office:value-type="float" office:value="0.000235319137573242">
                <text:p>0.000235319137573242</text:p>
              </table:table-cell>
              <table:table-cell office:value-type="float" office:value="0.000318050384521484">
                <text:p>0.000318050384521484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.000185966491699219">
                <text:p>0.000185966491699219</text:p>
              </table:table-cell>
              <table:table-cell office:value-type="float" office:value="0.00023651123046875">
                <text:p>0.00023651123046875</text:p>
              </table:table-cell>
              <table:table-cell office:value-type="float" office:value="0.000322580337524414">
                <text:p>0.000322580337524414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.000186443328857422">
                <text:p>0.000186443328857422</text:p>
              </table:table-cell>
              <table:table-cell office:value-type="float" office:value="0.000274181365966797">
                <text:p>0.000274181365966797</text:p>
              </table:table-cell>
              <table:table-cell office:value-type="float" office:value="0.000328779220581055">
                <text:p>0.000328779220581055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0.000186443328857422">
                <text:p>0.000186443328857422</text:p>
              </table:table-cell>
              <table:table-cell office:value-type="float" office:value="0.000237226486206055">
                <text:p>0.000237226486206055</text:p>
              </table:table-cell>
              <table:table-cell office:value-type="float" office:value="0.00031733512878418">
                <text:p>0.00031733512878418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.000186443328857422">
                <text:p>0.000186443328857422</text:p>
              </table:table-cell>
              <table:table-cell office:value-type="float" office:value="0.000236749649047852">
                <text:p>0.000236749649047852</text:p>
              </table:table-cell>
              <table:table-cell office:value-type="float" office:value="0.000323295593261719">
                <text:p>0.000323295593261719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.000186920166015625">
                <text:p>0.000186920166015625</text:p>
              </table:table-cell>
              <table:table-cell office:value-type="float" office:value="0.000235795974731445">
                <text:p>0.000235795974731445</text:p>
              </table:table-cell>
              <table:table-cell office:value-type="float" office:value="0.00032806396484375">
                <text:p>0.00032806396484375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0.000189542770385742">
                <text:p>0.000189542770385742</text:p>
              </table:table-cell>
              <table:table-cell office:value-type="float" office:value="0.000236034393310547">
                <text:p>0.000236034393310547</text:p>
              </table:table-cell>
              <table:table-cell office:value-type="float" office:value="0.000318527221679687">
                <text:p>0.00031852722167968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187158584594727">
                <text:p>0.000187158584594727</text:p>
              </table:table-cell>
              <table:table-cell office:value-type="float" office:value="0.000235795974731445">
                <text:p>0.000235795974731445</text:p>
              </table:table-cell>
              <table:table-cell office:value-type="float" office:value="0.00032496452331543">
                <text:p>0.00032496452331543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.000187397003173828">
                <text:p>0.000187397003173828</text:p>
              </table:table-cell>
              <table:table-cell office:value-type="float" office:value="0.000236272811889648">
                <text:p>0.000236272811889648</text:p>
              </table:table-cell>
              <table:table-cell office:value-type="float" office:value="0.000329017639160156">
                <text:p>0.000329017639160156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.00018763542175293">
                <text:p>0.00018763542175293</text:p>
              </table:table-cell>
              <table:table-cell office:value-type="float" office:value="0.000236034393310547">
                <text:p>0.000236034393310547</text:p>
              </table:table-cell>
              <table:table-cell office:value-type="float" office:value="0.000319719314575195">
                <text:p>0.000319719314575195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.00018763542175293">
                <text:p>0.00018763542175293</text:p>
              </table:table-cell>
              <table:table-cell office:value-type="float" office:value="0.000238656997680664">
                <text:p>0.000238656997680664</text:p>
              </table:table-cell>
              <table:table-cell office:value-type="float" office:value="0.000325202941894531">
                <text:p>0.000325202941894531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.000188350677490234">
                <text:p>0.000188350677490234</text:p>
              </table:table-cell>
              <table:table-cell office:value-type="float" office:value="0.000240802764892578">
                <text:p>0.000240802764892578</text:p>
              </table:table-cell>
              <table:table-cell office:value-type="float" office:value="0.000330448150634766">
                <text:p>0.000330448150634766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.000188589096069336">
                <text:p>0.000188589096069336</text:p>
              </table:table-cell>
              <table:table-cell office:value-type="float" office:value="0.000240087509155273">
                <text:p>0.000240087509155273</text:p>
              </table:table-cell>
              <table:table-cell office:value-type="float" office:value="0.000319719314575195">
                <text:p>0.000319719314575195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.000188350677490234">
                <text:p>0.000188350677490234</text:p>
              </table:table-cell>
              <table:table-cell office:value-type="float" office:value="0.000239849090576172">
                <text:p>0.000239849090576172</text:p>
              </table:table-cell>
              <table:table-cell office:value-type="float" office:value="0.000325679779052734">
                <text:p>0.000325679779052734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.000198841094970703">
                <text:p>0.000198841094970703</text:p>
              </table:table-cell>
              <table:table-cell office:value-type="float" office:value="0.000278711318969727">
                <text:p>0.000278711318969727</text:p>
              </table:table-cell>
              <table:table-cell office:value-type="float" office:value="0.000333309173583984">
                <text:p>0.000333309173583984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.000188827514648438">
                <text:p>0.000188827514648438</text:p>
              </table:table-cell>
              <table:table-cell office:value-type="float" office:value="0.000240325927734375">
                <text:p>0.000240325927734375</text:p>
              </table:table-cell>
              <table:table-cell office:value-type="float" office:value="0.000322103500366211">
                <text:p>0.000322103500366211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.000189304351806641">
                <text:p>0.000189304351806641</text:p>
              </table:table-cell>
              <table:table-cell office:value-type="float" office:value="0.000238418579101562">
                <text:p>0.000238418579101562</text:p>
              </table:table-cell>
              <table:table-cell office:value-type="float" office:value="0.000329971313476562">
                <text:p>0.000329971313476562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000188827514648438">
                <text:p>0.000188827514648438</text:p>
              </table:table-cell>
              <table:table-cell office:value-type="float" office:value="0.000238656997680664">
                <text:p>0.000238656997680664</text:p>
              </table:table-cell>
              <table:table-cell office:value-type="float" office:value="0.000331401824951172">
                <text:p>0.000331401824951172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.000189542770385742">
                <text:p>0.000189542770385742</text:p>
              </table:table-cell>
              <table:table-cell office:value-type="float" office:value="0.000257968902587891">
                <text:p>0.000257968902587891</text:p>
              </table:table-cell>
              <table:table-cell office:value-type="float" office:value="0.000323057174682617">
                <text:p>0.000323057174682617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.000189781188964844">
                <text:p>0.000189781188964844</text:p>
              </table:table-cell>
              <table:table-cell office:value-type="float" office:value="0.000239133834838867">
                <text:p>0.000239133834838867</text:p>
              </table:table-cell>
              <table:table-cell office:value-type="float" office:value="0.00032806396484375">
                <text:p>0.00032806396484375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.000190019607543945">
                <text:p>0.000190019607543945</text:p>
              </table:table-cell>
              <table:table-cell office:value-type="float" office:value="0.000239849090576172">
                <text:p>0.000239849090576172</text:p>
              </table:table-cell>
              <table:table-cell office:value-type="float" office:value="0.000333547592163086">
                <text:p>0.000333547592163086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.000190258026123047">
                <text:p>0.000190258026123047</text:p>
              </table:table-cell>
              <table:table-cell office:value-type="float" office:value="0.000242233276367187">
                <text:p>0.000242233276367187</text:p>
              </table:table-cell>
              <table:table-cell office:value-type="float" office:value="0.000326156616210937">
                <text:p>0.000326156616210937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.000190258026123047">
                <text:p>0.000190258026123047</text:p>
              </table:table-cell>
              <table:table-cell office:value-type="float" office:value="0.000242233276367187">
                <text:p>0.000242233276367187</text:p>
              </table:table-cell>
              <table:table-cell office:value-type="float" office:value="0.00033116340637207">
                <text:p>0.00033116340637207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0.000190496444702148">
                <text:p>0.000190496444702148</text:p>
              </table:table-cell>
              <table:table-cell office:value-type="float" office:value="0.000242471694946289">
                <text:p>0.000242471694946289</text:p>
              </table:table-cell>
              <table:table-cell office:value-type="float" office:value="0.000336408615112305">
                <text:p>0.000336408615112305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.000190496444702148">
                <text:p>0.000190496444702148</text:p>
              </table:table-cell>
              <table:table-cell office:value-type="float" office:value="0.000242471694946289">
                <text:p>0.000242471694946289</text:p>
              </table:table-cell>
              <table:table-cell office:value-type="float" office:value="0.000325202941894531">
                <text:p>0.000325202941894531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.000190973281860352">
                <text:p>0.000190973281860352</text:p>
              </table:table-cell>
              <table:table-cell office:value-type="float" office:value="0.000242710113525391">
                <text:p>0.000242710113525391</text:p>
              </table:table-cell>
              <table:table-cell office:value-type="float" office:value="0.000331878662109375">
                <text:p>0.000331878662109375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.00019073486328125">
                <text:p>0.00019073486328125</text:p>
              </table:table-cell>
              <table:table-cell office:value-type="float" office:value="0.00024104118347168">
                <text:p>0.00024104118347168</text:p>
              </table:table-cell>
              <table:table-cell office:value-type="float" office:value="0.000357627868652344">
                <text:p>0.000357627868652344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000191688537597656">
                <text:p>0.000191688537597656</text:p>
              </table:table-cell>
              <table:table-cell office:value-type="float" office:value="0.000241756439208984">
                <text:p>0.000241756439208984</text:p>
              </table:table-cell>
              <table:table-cell office:value-type="float" office:value="0.000326395034790039">
                <text:p>0.000326395034790039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.000191450119018555">
                <text:p>0.000191450119018555</text:p>
              </table:table-cell>
              <table:table-cell office:value-type="float" office:value="0.000241518020629883">
                <text:p>0.000241518020629883</text:p>
              </table:table-cell>
              <table:table-cell office:value-type="float" office:value="0.000331640243530273">
                <text:p>0.000331640243530273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.000191450119018555">
                <text:p>0.000191450119018555</text:p>
              </table:table-cell>
              <table:table-cell office:value-type="float" office:value="0.000241994857788086">
                <text:p>0.000241994857788086</text:p>
              </table:table-cell>
              <table:table-cell office:value-type="float" office:value="0.000337600708007812">
                <text:p>0.000337600708007812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.000191688537597656">
                <text:p>0.000191688537597656</text:p>
              </table:table-cell>
              <table:table-cell office:value-type="float" office:value="0.000242233276367187">
                <text:p>0.000242233276367187</text:p>
              </table:table-cell>
              <table:table-cell office:value-type="float" office:value="0.000326633453369141">
                <text:p>0.000326633453369141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.000191688537597656">
                <text:p>0.000191688537597656</text:p>
              </table:table-cell>
              <table:table-cell office:value-type="float" office:value="0.000242471694946289">
                <text:p>0.000242471694946289</text:p>
              </table:table-cell>
              <table:table-cell office:value-type="float" office:value="0.000333070755004883">
                <text:p>0.000333070755004883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.00019383430480957">
                <text:p>0.00019383430480957</text:p>
              </table:table-cell>
              <table:table-cell office:value-type="float" office:value="0.000245094299316406">
                <text:p>0.000245094299316406</text:p>
              </table:table-cell>
              <table:table-cell office:value-type="float" office:value="0.00034022331237793">
                <text:p>0.00034022331237793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.000192403793334961">
                <text:p>0.000192403793334961</text:p>
              </table:table-cell>
              <table:table-cell office:value-type="float" office:value="0.000245332717895508">
                <text:p>0.000245332717895508</text:p>
              </table:table-cell>
              <table:table-cell office:value-type="float" office:value="0.000328540802001953">
                <text:p>0.000328540802001953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.000192403793334961">
                <text:p>0.000192403793334961</text:p>
              </table:table-cell>
              <table:table-cell office:value-type="float" office:value="0.000245332717895508">
                <text:p>0.000245332717895508</text:p>
              </table:table-cell>
              <table:table-cell office:value-type="float" office:value="0.000336170196533203">
                <text:p>0.000336170196533203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.000250577926635742">
                <text:p>0.000250577926635742</text:p>
              </table:table-cell>
              <table:table-cell office:value-type="float" office:value="0.000246047973632812">
                <text:p>0.000246047973632812</text:p>
              </table:table-cell>
              <table:table-cell office:value-type="float" office:value="0.000341176986694336">
                <text:p>0.000341176986694336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.000192880630493164">
                <text:p>0.000192880630493164</text:p>
              </table:table-cell>
              <table:table-cell office:value-type="float" office:value="0.000245809555053711">
                <text:p>0.000245809555053711</text:p>
              </table:table-cell>
              <table:table-cell office:value-type="float" office:value="0.000329732894897461">
                <text:p>0.000329732894897461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000197410583496094">
                <text:p>0.000197410583496094</text:p>
              </table:table-cell>
              <table:table-cell office:value-type="float" office:value="0.000255346298217773">
                <text:p>0.000255346298217773</text:p>
              </table:table-cell>
              <table:table-cell office:value-type="float" office:value="0.000339984893798828">
                <text:p>0.000339984893798828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.00019526481628418">
                <text:p>0.00019526481628418</text:p>
              </table:table-cell>
              <table:table-cell office:value-type="float" office:value="0.00025486946105957">
                <text:p>0.00025486946105957</text:p>
              </table:table-cell>
              <table:table-cell office:value-type="float" office:value="0.000335931777954102">
                <text:p>0.000335931777954102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.000195741653442383">
                <text:p>0.000195741653442383</text:p>
              </table:table-cell>
              <table:table-cell office:value-type="float" office:value="0.000255584716796875">
                <text:p>0.000255584716796875</text:p>
              </table:table-cell>
              <table:table-cell office:value-type="float" office:value="0.000340461730957031">
                <text:p>0.000340461730957031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.000195980072021484">
                <text:p>0.000195980072021484</text:p>
              </table:table-cell>
              <table:table-cell office:value-type="float" office:value="0.000254154205322266">
                <text:p>0.000254154205322266</text:p>
              </table:table-cell>
              <table:table-cell office:value-type="float" office:value="0.000336885452270508">
                <text:p>0.000336885452270508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.000195980072021484">
                <text:p>0.000195980072021484</text:p>
              </table:table-cell>
              <table:table-cell office:value-type="float" office:value="0.00025486946105957">
                <text:p>0.00025486946105957</text:p>
              </table:table-cell>
              <table:table-cell office:value-type="float" office:value="0.000340938568115234">
                <text:p>0.000340938568115234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.000198125839233398">
                <text:p>0.000198125839233398</text:p>
              </table:table-cell>
              <table:table-cell office:value-type="float" office:value="0.000257015228271484">
                <text:p>0.000257015228271484</text:p>
              </table:table-cell>
              <table:table-cell office:value-type="float" office:value="0.000337362289428711">
                <text:p>0.000337362289428711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.000196456909179688">
                <text:p>0.000196456909179688</text:p>
              </table:table-cell>
              <table:table-cell office:value-type="float" office:value="0.000257015228271484">
                <text:p>0.000257015228271484</text:p>
              </table:table-cell>
              <table:table-cell office:value-type="float" office:value="0.000341653823852539">
                <text:p>0.000341653823852539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.000196695327758789">
                <text:p>0.000196695327758789</text:p>
              </table:table-cell>
              <table:table-cell office:value-type="float" office:value="0.000256776809692383">
                <text:p>0.000256776809692383</text:p>
              </table:table-cell>
              <table:table-cell office:value-type="float" office:value="0.000338315963745117">
                <text:p>0.000338315963745117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.000196933746337891">
                <text:p>0.000196933746337891</text:p>
              </table:table-cell>
              <table:table-cell office:value-type="float" office:value="0.000257968902587891">
                <text:p>0.000257968902587891</text:p>
              </table:table-cell>
              <table:table-cell office:value-type="float" office:value="0.000342369079589844">
                <text:p>0.000342369079589844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000196933746337891">
                <text:p>0.000196933746337891</text:p>
              </table:table-cell>
              <table:table-cell office:value-type="float" office:value="0.000257968902587891">
                <text:p>0.000257968902587891</text:p>
              </table:table-cell>
              <table:table-cell office:value-type="float" office:value="0.00033879280090332">
                <text:p>0.0003387928009033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199317932128906">
                <text:p>0.000199317932128906</text:p>
              </table:table-cell>
              <table:table-cell office:value-type="float" office:value="0.000258684158325195">
                <text:p>0.000258684158325195</text:p>
              </table:table-cell>
              <table:table-cell office:value-type="float" office:value="0.000342607498168945">
                <text:p>0.000342607498168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